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Angle of incidence, deg.</text:p>
          </table:table-cell>
          <table:table-cell table:style-name="ce1" office:value-type="string" calcext:value-type="string">
            <text:p>S-polarized</text:p>
          </table:table-cell>
          <table:table-cell table:style-name="ce1" office:value-type="string" calcext:value-type="string">
            <text:p>P-polarized</text:p>
          </table:table-cell>
          <table:table-cell table:style-name="ce1" office:value-type="string" calcext:value-type="string">
            <text:p>non-polariz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0.913198124249824" calcext:value-type="float">
            <text:p>0,91319812424982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913198253122964" calcext:value-type="float">
            <text:p>0,913198253122964</text:p>
          </table:table-cell>
          <table:table-cell office:value-type="float" office:value="0.913197995376519" calcext:value-type="float">
            <text:p>0,913197995376519</text:p>
          </table:table-cell>
          <table:table-cell office:value-type="float" office:value="0.913198124249741" calcext:value-type="float">
            <text:p>0,91319812424974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913198639742026" calcext:value-type="float">
            <text:p>0,913198639742026</text:p>
          </table:table-cell>
          <table:table-cell office:value-type="float" office:value="0.913197608754965" calcext:value-type="float">
            <text:p>0,913197608754965</text:p>
          </table:table-cell>
          <table:table-cell office:value-type="float" office:value="0.913198124248495" calcext:value-type="float">
            <text:p>0,91319812424849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913199284105945" calcext:value-type="float">
            <text:p>0,913199284105945</text:p>
          </table:table-cell>
          <table:table-cell office:value-type="float" office:value="0.913196964380251" calcext:value-type="float">
            <text:p>0,913196964380251</text:p>
          </table:table-cell>
          <table:table-cell office:value-type="float" office:value="0.913198124243098" calcext:value-type="float">
            <text:p>0,913198124243098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913200186212942" calcext:value-type="float">
            <text:p>0,913200186212942</text:p>
          </table:table-cell>
          <table:table-cell office:value-type="float" office:value="0.913196062244188" calcext:value-type="float">
            <text:p>0,913196062244188</text:p>
          </table:table-cell>
          <table:table-cell office:value-type="float" office:value="0.913198124228565" calcext:value-type="float">
            <text:p>0,91319812422856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91320134606053" calcext:value-type="float">
            <text:p>0,91320134606053</text:p>
          </table:table-cell>
          <table:table-cell office:value-type="float" office:value="0.913194902335312" calcext:value-type="float">
            <text:p>0,913194902335312</text:p>
          </table:table-cell>
          <table:table-cell office:value-type="float" office:value="0.913198124197921" calcext:value-type="float">
            <text:p>0,91319812419792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913202763645509" calcext:value-type="float">
            <text:p>0,913202763645509</text:p>
          </table:table-cell>
          <table:table-cell office:value-type="float" office:value="0.913193484638885" calcext:value-type="float">
            <text:p>0,913193484638885</text:p>
          </table:table-cell>
          <table:table-cell office:value-type="float" office:value="0.913198124142197" calcext:value-type="float">
            <text:p>0,913198124142197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913204438963968" calcext:value-type="float">
            <text:p>0,913204438963968</text:p>
          </table:table-cell>
          <table:table-cell office:value-type="float" office:value="0.91319180913689" calcext:value-type="float">
            <text:p>0,91319180913689</text:p>
          </table:table-cell>
          <table:table-cell office:value-type="float" office:value="0.913198124050429" calcext:value-type="float">
            <text:p>0,913198124050429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913206372011285" calcext:value-type="float">
            <text:p>0,913206372011285</text:p>
          </table:table-cell>
          <table:table-cell office:value-type="float" office:value="0.913189875808035" calcext:value-type="float">
            <text:p>0,913189875808035</text:p>
          </table:table-cell>
          <table:table-cell office:value-type="float" office:value="0.91319812390966" calcext:value-type="float">
            <text:p>0,91319812390966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91320856278213" calcext:value-type="float">
            <text:p>0,91320856278213</text:p>
          </table:table-cell>
          <table:table-cell office:value-type="float" office:value="0.913187684627749" calcext:value-type="float">
            <text:p>0,913187684627749</text:p>
          </table:table-cell>
          <table:table-cell office:value-type="float" office:value="0.913198123704939" calcext:value-type="float">
            <text:p>0,9131981237049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3211011270456" calcext:value-type="float">
            <text:p>0,913211011270456</text:p>
          </table:table-cell>
          <table:table-cell office:value-type="float" office:value="0.913185235568185" calcext:value-type="float">
            <text:p>0,913185235568185</text:p>
          </table:table-cell>
          <table:table-cell office:value-type="float" office:value="0.91319812341932" calcext:value-type="float">
            <text:p>0,91319812341932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913213717469511" calcext:value-type="float">
            <text:p>0,913213717469511</text:p>
          </table:table-cell>
          <table:table-cell office:value-type="float" office:value="0.913182528598214" calcext:value-type="float">
            <text:p>0,913182528598214</text:p>
          </table:table-cell>
          <table:table-cell office:value-type="float" office:value="0.913198123033862" calcext:value-type="float">
            <text:p>0,913198123033862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913216681371829" calcext:value-type="float">
            <text:p>0,913216681371829</text:p>
          </table:table-cell>
          <table:table-cell office:value-type="float" office:value="0.913179563683427" calcext:value-type="float">
            <text:p>0,913179563683427</text:p>
          </table:table-cell>
          <table:table-cell office:value-type="float" office:value="0.913198122527628" calcext:value-type="float">
            <text:p>0,913198122527628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913219902969235" calcext:value-type="float">
            <text:p>0,913219902969235</text:p>
          </table:table-cell>
          <table:table-cell office:value-type="float" office:value="0.913176340786138" calcext:value-type="float">
            <text:p>0,913176340786138</text:p>
          </table:table-cell>
          <table:table-cell office:value-type="float" office:value="0.913198121877687" calcext:value-type="float">
            <text:p>0,913198121877687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913223382252842" calcext:value-type="float">
            <text:p>0,913223382252842</text:p>
          </table:table-cell>
          <table:table-cell office:value-type="float" office:value="0.913172859865372" calcext:value-type="float">
            <text:p>0,913172859865372</text:p>
          </table:table-cell>
          <table:table-cell office:value-type="float" office:value="0.913198121059107" calcext:value-type="float">
            <text:p>0,91319812105910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913227119213052" calcext:value-type="float">
            <text:p>0,913227119213052</text:p>
          </table:table-cell>
          <table:table-cell office:value-type="float" office:value="0.913169120876877" calcext:value-type="float">
            <text:p>0,913169120876877</text:p>
          </table:table-cell>
          <table:table-cell office:value-type="float" office:value="0.913198120044964" calcext:value-type="float">
            <text:p>0,913198120044964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913231113839556" calcext:value-type="float">
            <text:p>0,913231113839556</text:p>
          </table:table-cell>
          <table:table-cell office:value-type="float" office:value="0.91316512377311" calcext:value-type="float">
            <text:p>0,91316512377311</text:p>
          </table:table-cell>
          <table:table-cell office:value-type="float" office:value="0.913198118806333" calcext:value-type="float">
            <text:p>0,913198118806333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913235366121338" calcext:value-type="float">
            <text:p>0,913235366121338</text:p>
          </table:table-cell>
          <table:table-cell office:value-type="float" office:value="0.913160868503244" calcext:value-type="float">
            <text:p>0,913160868503244</text:p>
          </table:table-cell>
          <table:table-cell office:value-type="float" office:value="0.913198117312291" calcext:value-type="float">
            <text:p>0,913198117312291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913239876046666" calcext:value-type="float">
            <text:p>0,913239876046666</text:p>
          </table:table-cell>
          <table:table-cell office:value-type="float" office:value="0.913156355013166" calcext:value-type="float">
            <text:p>0,913156355013166</text:p>
          </table:table-cell>
          <table:table-cell office:value-type="float" office:value="0.913198115529916" calcext:value-type="float">
            <text:p>0,913198115529916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9132446436031" calcext:value-type="float">
            <text:p>0,9132446436031</text:p>
          </table:table-cell>
          <table:table-cell office:value-type="float" office:value="0.913151583245471" calcext:value-type="float">
            <text:p>0,913151583245471</text:p>
          </table:table-cell>
          <table:table-cell office:value-type="float" office:value="0.913198113424286" calcext:value-type="float">
            <text:p>0,913198113424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13249668777491" calcext:value-type="float">
            <text:p>0,913249668777491</text:p>
          </table:table-cell>
          <table:table-cell office:value-type="float" office:value="0.91314655313946" calcext:value-type="float">
            <text:p>0,91314655313946</text:p>
          </table:table-cell>
          <table:table-cell office:value-type="float" office:value="0.913198110958476" calcext:value-type="float">
            <text:p>0,913198110958476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913254951555978" calcext:value-type="float">
            <text:p>0,913254951555978</text:p>
          </table:table-cell>
          <table:table-cell office:value-type="float" office:value="0.913141264631147" calcext:value-type="float">
            <text:p>0,913141264631147</text:p>
          </table:table-cell>
          <table:table-cell office:value-type="float" office:value="0.913198108093562" calcext:value-type="float">
            <text:p>0,913198108093562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913260491923988" calcext:value-type="float">
            <text:p>0,913260491923988</text:p>
          </table:table-cell>
          <table:table-cell office:value-type="float" office:value="0.913135717653243" calcext:value-type="float">
            <text:p>0,913135717653243</text:p>
          </table:table-cell>
          <table:table-cell office:value-type="float" office:value="0.913198104788616" calcext:value-type="float">
            <text:p>0,913198104788616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913266289866242" calcext:value-type="float">
            <text:p>0,913266289866242</text:p>
          </table:table-cell>
          <table:table-cell office:value-type="float" office:value="0.913129912135167" calcext:value-type="float">
            <text:p>0,913129912135167</text:p>
          </table:table-cell>
          <table:table-cell office:value-type="float" office:value="0.913198101000704" calcext:value-type="float">
            <text:p>0,913198101000704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913272345366746" calcext:value-type="float">
            <text:p>0,913272345366746</text:p>
          </table:table-cell>
          <table:table-cell office:value-type="float" office:value="0.913123848003036" calcext:value-type="float">
            <text:p>0,913123848003036</text:p>
          </table:table-cell>
          <table:table-cell office:value-type="float" office:value="0.913198096684891" calcext:value-type="float">
            <text:p>0,913198096684891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913278658408799" calcext:value-type="float">
            <text:p>0,913278658408799</text:p>
          </table:table-cell>
          <table:table-cell office:value-type="float" office:value="0.913117525179665" calcext:value-type="float">
            <text:p>0,913117525179665</text:p>
          </table:table-cell>
          <table:table-cell office:value-type="float" office:value="0.913198091794232" calcext:value-type="float">
            <text:p>0,913198091794232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91328522897499" calcext:value-type="float">
            <text:p>0,91328522897499</text:p>
          </table:table-cell>
          <table:table-cell office:value-type="float" office:value="0.913110943584566" calcext:value-type="float">
            <text:p>0,913110943584566</text:p>
          </table:table-cell>
          <table:table-cell office:value-type="float" office:value="0.913198086279778" calcext:value-type="float">
            <text:p>0,913198086279778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0.913292057047196" calcext:value-type="float">
            <text:p>0,913292057047196</text:p>
          </table:table-cell>
          <table:table-cell office:value-type="float" office:value="0.91310410313394" calcext:value-type="float">
            <text:p>0,91310410313394</text:p>
          </table:table-cell>
          <table:table-cell office:value-type="float" office:value="0.913198080090568" calcext:value-type="float">
            <text:p>0,913198080090568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0.913299142606586" calcext:value-type="float">
            <text:p>0,913299142606586</text:p>
          </table:table-cell>
          <table:table-cell office:value-type="float" office:value="0.913097003740684" calcext:value-type="float">
            <text:p>0,913097003740684</text:p>
          </table:table-cell>
          <table:table-cell office:value-type="float" office:value="0.913198073173635" calcext:value-type="float">
            <text:p>0,913198073173635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0.913306485633617" calcext:value-type="float">
            <text:p>0,913306485633617</text:p>
          </table:table-cell>
          <table:table-cell office:value-type="float" office:value="0.913089645314379" calcext:value-type="float">
            <text:p>0,913089645314379</text:p>
          </table:table-cell>
          <table:table-cell office:value-type="float" office:value="0.913198065473998" calcext:value-type="float">
            <text:p>0,9131980654739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1331408610804" calcext:value-type="float">
            <text:p>0,91331408610804</text:p>
          </table:table-cell>
          <table:table-cell office:value-type="float" office:value="0.913082027761293" calcext:value-type="float">
            <text:p>0,913082027761293</text:p>
          </table:table-cell>
          <table:table-cell office:value-type="float" office:value="0.913198056934666" calcext:value-type="float">
            <text:p>0,913198056934666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0.913321944008891" calcext:value-type="float">
            <text:p>0,913321944008891</text:p>
          </table:table-cell>
          <table:table-cell office:value-type="float" office:value="0.913074150984373" calcext:value-type="float">
            <text:p>0,913074150984373</text:p>
          </table:table-cell>
          <table:table-cell office:value-type="float" office:value="0.913198047496632" calcext:value-type="float">
            <text:p>0,913198047496632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0.913330059314503" calcext:value-type="float">
            <text:p>0,913330059314503</text:p>
          </table:table-cell>
          <table:table-cell office:value-type="float" office:value="0.913066014883248" calcext:value-type="float">
            <text:p>0,913066014883248</text:p>
          </table:table-cell>
          <table:table-cell office:value-type="float" office:value="0.913198037098875" calcext:value-type="float">
            <text:p>0,913198037098875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0.913338432002493" calcext:value-type="float">
            <text:p>0,913338432002493</text:p>
          </table:table-cell>
          <table:table-cell office:value-type="float" office:value="0.91305761935422" calcext:value-type="float">
            <text:p>0,91305761935422</text:p>
          </table:table-cell>
          <table:table-cell office:value-type="float" office:value="0.913198025678357" calcext:value-type="float">
            <text:p>0,913198025678357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0.913347062049775" calcext:value-type="float">
            <text:p>0,913347062049775</text:p>
          </table:table-cell>
          <table:table-cell office:value-type="float" office:value="0.913048964290268" calcext:value-type="float">
            <text:p>0,913048964290268</text:p>
          </table:table-cell>
          <table:table-cell office:value-type="float" office:value="0.913198013170021" calcext:value-type="float">
            <text:p>0,913198013170021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0.913355949432548" calcext:value-type="float">
            <text:p>0,913355949432548</text:p>
          </table:table-cell>
          <table:table-cell office:value-type="float" office:value="0.913040049581034" calcext:value-type="float">
            <text:p>0,913040049581034</text:p>
          </table:table-cell>
          <table:table-cell office:value-type="float" office:value="0.913197999506791" calcext:value-type="float">
            <text:p>0,913197999506791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0.913365094126307" calcext:value-type="float">
            <text:p>0,913365094126307</text:p>
          </table:table-cell>
          <table:table-cell office:value-type="float" office:value="0.913030875112831" calcext:value-type="float">
            <text:p>0,913030875112831</text:p>
          </table:table-cell>
          <table:table-cell office:value-type="float" office:value="0.913197984619569" calcext:value-type="float">
            <text:p>0,913197984619569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0.913374496105833" calcext:value-type="float">
            <text:p>0,913374496105833</text:p>
          </table:table-cell>
          <table:table-cell office:value-type="float" office:value="0.913021440768634" calcext:value-type="float">
            <text:p>0,913021440768634</text:p>
          </table:table-cell>
          <table:table-cell office:value-type="float" office:value="0.913197968437233" calcext:value-type="float">
            <text:p>0,913197968437233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0.913384155345203" calcext:value-type="float">
            <text:p>0,913384155345203</text:p>
          </table:table-cell>
          <table:table-cell office:value-type="float" office:value="0.913011746428072" calcext:value-type="float">
            <text:p>0,913011746428072</text:p>
          </table:table-cell>
          <table:table-cell office:value-type="float" office:value="0.913197950886638" calcext:value-type="float">
            <text:p>0,913197950886638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0.913394071817782" calcext:value-type="float">
            <text:p>0,913394071817782</text:p>
          </table:table-cell>
          <table:table-cell office:value-type="float" office:value="0.913001791967434" calcext:value-type="float">
            <text:p>0,913001791967434</text:p>
          </table:table-cell>
          <table:table-cell office:value-type="float" office:value="0.913197931892608" calcext:value-type="float">
            <text:p>0,9131979318926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13404245496228" calcext:value-type="float">
            <text:p>0,913404245496228</text:p>
          </table:table-cell>
          <table:table-cell office:value-type="float" office:value="0.912991577259657" calcext:value-type="float">
            <text:p>0,912991577259657</text:p>
          </table:table-cell>
          <table:table-cell office:value-type="float" office:value="0.913197911377942" calcext:value-type="float">
            <text:p>0,913197911377942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0.913414676352488" calcext:value-type="float">
            <text:p>0,913414676352488</text:p>
          </table:table-cell>
          <table:table-cell office:value-type="float" office:value="0.912981102174326" calcext:value-type="float">
            <text:p>0,912981102174326</text:p>
          </table:table-cell>
          <table:table-cell office:value-type="float" office:value="0.913197889263407" calcext:value-type="float">
            <text:p>0,913197889263407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0.913425364357806" calcext:value-type="float">
            <text:p>0,913425364357806</text:p>
          </table:table-cell>
          <table:table-cell office:value-type="float" office:value="0.912970366577669" calcext:value-type="float">
            <text:p>0,912970366577669</text:p>
          </table:table-cell>
          <table:table-cell office:value-type="float" office:value="0.913197865467737" calcext:value-type="float">
            <text:p>0,913197865467737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0.913436309482711" calcext:value-type="float">
            <text:p>0,913436309482711</text:p>
          </table:table-cell>
          <table:table-cell office:value-type="float" office:value="0.912959370332552" calcext:value-type="float">
            <text:p>0,912959370332552</text:p>
          </table:table-cell>
          <table:table-cell office:value-type="float" office:value="0.913197839907632" calcext:value-type="float">
            <text:p>0,913197839907632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0.91344751169703" calcext:value-type="float">
            <text:p>0,91344751169703</text:p>
          </table:table-cell>
          <table:table-cell office:value-type="float" office:value="0.912948113298478" calcext:value-type="float">
            <text:p>0,912948113298478</text:p>
          </table:table-cell>
          <table:table-cell office:value-type="float" office:value="0.913197812497754" calcext:value-type="float">
            <text:p>0,91319781249775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.913458970969879" calcext:value-type="float">
            <text:p>0,913458970969879</text:p>
          </table:table-cell>
          <table:table-cell office:value-type="float" office:value="0.912936595331575" calcext:value-type="float">
            <text:p>0,912936595331575</text:p>
          </table:table-cell>
          <table:table-cell office:value-type="float" office:value="0.913197783150727" calcext:value-type="float">
            <text:p>0,913197783150727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913470687269666" calcext:value-type="float">
            <text:p>0,913470687269666</text:p>
          </table:table-cell>
          <table:table-cell office:value-type="float" office:value="0.912924816284602" calcext:value-type="float">
            <text:p>0,912924816284602</text:p>
          </table:table-cell>
          <table:table-cell office:value-type="float" office:value="0.913197751777134" calcext:value-type="float">
            <text:p>0,913197751777134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0.913482660564092" calcext:value-type="float">
            <text:p>0,913482660564092</text:p>
          </table:table-cell>
          <table:table-cell office:value-type="float" office:value="0.912912776006936" calcext:value-type="float">
            <text:p>0,912912776006936</text:p>
          </table:table-cell>
          <table:table-cell office:value-type="float" office:value="0.913197718285514" calcext:value-type="float">
            <text:p>0,913197718285514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0.91349489082015" calcext:value-type="float">
            <text:p>0,91349489082015</text:p>
          </table:table-cell>
          <table:table-cell office:value-type="float" office:value="0.912900474344571" calcext:value-type="float">
            <text:p>0,912900474344571</text:p>
          </table:table-cell>
          <table:table-cell office:value-type="float" office:value="0.913197682582361" calcext:value-type="float">
            <text:p>0,913197682582361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0.913507378004129" calcext:value-type="float">
            <text:p>0,913507378004129</text:p>
          </table:table-cell>
          <table:table-cell office:value-type="float" office:value="0.912887911140112" calcext:value-type="float">
            <text:p>0,912887911140112</text:p>
          </table:table-cell>
          <table:table-cell office:value-type="float" office:value="0.91319764457212" calcext:value-type="float">
            <text:p>0,91319764457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13520122081605" calcext:value-type="float">
            <text:p>0,913520122081605</text:p>
          </table:table-cell>
          <table:table-cell office:value-type="float" office:value="0.91287508623277" calcext:value-type="float">
            <text:p>0,91287508623277</text:p>
          </table:table-cell>
          <table:table-cell office:value-type="float" office:value="0.913197604157188" calcext:value-type="float">
            <text:p>0,913197604157188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0.913533123017451" calcext:value-type="float">
            <text:p>0,913533123017451</text:p>
          </table:table-cell>
          <table:table-cell office:value-type="float" office:value="0.912861999458361" calcext:value-type="float">
            <text:p>0,912861999458361</text:p>
          </table:table-cell>
          <table:table-cell office:value-type="float" office:value="0.913197561237906" calcext:value-type="float">
            <text:p>0,913197561237906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913546380775834" calcext:value-type="float">
            <text:p>0,913546380775834</text:p>
          </table:table-cell>
          <table:table-cell office:value-type="float" office:value="0.912848650649291" calcext:value-type="float">
            <text:p>0,912848650649291</text:p>
          </table:table-cell>
          <table:table-cell office:value-type="float" office:value="0.913197515712562" calcext:value-type="float">
            <text:p>0,913197515712562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.91355989532021" calcext:value-type="float">
            <text:p>0,91355989532021</text:p>
          </table:table-cell>
          <table:table-cell office:value-type="float" office:value="0.912835039634562" calcext:value-type="float">
            <text:p>0,912835039634562</text:p>
          </table:table-cell>
          <table:table-cell office:value-type="float" office:value="0.913197467477386" calcext:value-type="float">
            <text:p>0,913197467477386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0.913573666613332" calcext:value-type="float">
            <text:p>0,913573666613332</text:p>
          </table:table-cell>
          <table:table-cell office:value-type="float" office:value="0.912821166239762" calcext:value-type="float">
            <text:p>0,912821166239762</text:p>
          </table:table-cell>
          <table:table-cell office:value-type="float" office:value="0.913197416426547" calcext:value-type="float">
            <text:p>0,913197416426547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913587694617247" calcext:value-type="float">
            <text:p>0,913587694617247</text:p>
          </table:table-cell>
          <table:table-cell office:value-type="float" office:value="0.912807030287054" calcext:value-type="float">
            <text:p>0,912807030287054</text:p>
          </table:table-cell>
          <table:table-cell office:value-type="float" office:value="0.913197362452151" calcext:value-type="float">
            <text:p>0,913197362452151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913601979293293" calcext:value-type="float">
            <text:p>0,913601979293293</text:p>
          </table:table-cell>
          <table:table-cell office:value-type="float" office:value="0.912792631595182" calcext:value-type="float">
            <text:p>0,912792631595182</text:p>
          </table:table-cell>
          <table:table-cell office:value-type="float" office:value="0.913197305444238" calcext:value-type="float">
            <text:p>0,913197305444238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0.913616520602106" calcext:value-type="float">
            <text:p>0,913616520602106</text:p>
          </table:table-cell>
          <table:table-cell office:value-type="float" office:value="0.912777969979455" calcext:value-type="float">
            <text:p>0,912777969979455</text:p>
          </table:table-cell>
          <table:table-cell office:value-type="float" office:value="0.91319724529078" calcext:value-type="float">
            <text:p>0,91319724529078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0.913631318503611" calcext:value-type="float">
            <text:p>0,913631318503611</text:p>
          </table:table-cell>
          <table:table-cell office:value-type="float" office:value="0.912763045251746" calcext:value-type="float">
            <text:p>0,912763045251746</text:p>
          </table:table-cell>
          <table:table-cell office:value-type="float" office:value="0.913197181877679" calcext:value-type="float">
            <text:p>0,913197181877679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913646372957032" calcext:value-type="float">
            <text:p>0,913646372957032</text:p>
          </table:table-cell>
          <table:table-cell office:value-type="float" office:value="0.912747857220486" calcext:value-type="float">
            <text:p>0,912747857220486</text:p>
          </table:table-cell>
          <table:table-cell office:value-type="float" office:value="0.913197115088759" calcext:value-type="float">
            <text:p>0,9131971150887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13661683920886" calcext:value-type="float">
            <text:p>0,913661683920886</text:p>
          </table:table-cell>
          <table:table-cell office:value-type="float" office:value="0.912732405690656" calcext:value-type="float">
            <text:p>0,912732405690656</text:p>
          </table:table-cell>
          <table:table-cell office:value-type="float" office:value="0.913197044805771" calcext:value-type="float">
            <text:p>0,913197044805771</text:p>
          </table:table-cell>
        </table:table-row>
        <table:table-row table:style-name="ro1">
          <table:table-cell office:value-type="float" office:value="6.09999999999999" calcext:value-type="float">
            <text:p>6,09999999999999</text:p>
          </table:table-cell>
          <table:table-cell office:value-type="float" office:value="0.913677251352984" calcext:value-type="float">
            <text:p>0,913677251352984</text:p>
          </table:table-cell>
          <table:table-cell office:value-type="float" office:value="0.912716690463782" calcext:value-type="float">
            <text:p>0,912716690463782</text:p>
          </table:table-cell>
          <table:table-cell office:value-type="float" office:value="0.913196970908383" calcext:value-type="float">
            <text:p>0,913196970908383</text:p>
          </table:table-cell>
        </table:table-row>
        <table:table-row table:style-name="ro1">
          <table:table-cell office:value-type="float" office:value="6.19999999999999" calcext:value-type="float">
            <text:p>6,19999999999999</text:p>
          </table:table-cell>
          <table:table-cell office:value-type="float" office:value="0.913693075210433" calcext:value-type="float">
            <text:p>0,913693075210433</text:p>
          </table:table-cell>
          <table:table-cell office:value-type="float" office:value="0.91270071133793" calcext:value-type="float">
            <text:p>0,91270071133793</text:p>
          </table:table-cell>
          <table:table-cell office:value-type="float" office:value="0.913196893274182" calcext:value-type="float">
            <text:p>0,913196893274182</text:p>
          </table:table-cell>
        </table:table-row>
        <table:table-row table:style-name="ro1">
          <table:table-cell office:value-type="float" office:value="6.29999999999999" calcext:value-type="float">
            <text:p>6,29999999999999</text:p>
          </table:table-cell>
          <table:table-cell office:value-type="float" office:value="0.913709155449635" calcext:value-type="float">
            <text:p>0,913709155449635</text:p>
          </table:table-cell>
          <table:table-cell office:value-type="float" office:value="0.912684468107698" calcext:value-type="float">
            <text:p>0,912684468107698</text:p>
          </table:table-cell>
          <table:table-cell office:value-type="float" office:value="0.913196811778667" calcext:value-type="float">
            <text:p>0,913196811778667</text:p>
          </table:table-cell>
        </table:table-row>
        <table:table-row table:style-name="ro1">
          <table:table-cell office:value-type="float" office:value="6.39999999999999" calcext:value-type="float">
            <text:p>6,39999999999999</text:p>
          </table:table-cell>
          <table:table-cell office:value-type="float" office:value="0.913725492026288" calcext:value-type="float">
            <text:p>0,913725492026288</text:p>
          </table:table-cell>
          <table:table-cell office:value-type="float" office:value="0.91266796056421" calcext:value-type="float">
            <text:p>0,91266796056421</text:p>
          </table:table-cell>
          <table:table-cell office:value-type="float" office:value="0.913196726295249" calcext:value-type="float">
            <text:p>0,913196726295249</text:p>
          </table:table-cell>
        </table:table-row>
        <table:table-row table:style-name="ro1">
          <table:table-cell office:value-type="float" office:value="6.49999999999999" calcext:value-type="float">
            <text:p>6,49999999999999</text:p>
          </table:table-cell>
          <table:table-cell office:value-type="float" office:value="0.913742084895385" calcext:value-type="float">
            <text:p>0,913742084895385</text:p>
          </table:table-cell>
          <table:table-cell office:value-type="float" office:value="0.912651188495108" calcext:value-type="float">
            <text:p>0,912651188495108</text:p>
          </table:table-cell>
          <table:table-cell office:value-type="float" office:value="0.913196636695246" calcext:value-type="float">
            <text:p>0,913196636695246</text:p>
          </table:table-cell>
        </table:table-row>
        <table:table-row table:style-name="ro1">
          <table:table-cell office:value-type="float" office:value="6.59999999999999" calcext:value-type="float">
            <text:p>6,59999999999999</text:p>
          </table:table-cell>
          <table:table-cell office:value-type="float" office:value="0.913758934011213" calcext:value-type="float">
            <text:p>0,913758934011213</text:p>
          </table:table-cell>
          <table:table-cell office:value-type="float" office:value="0.912634151684549" calcext:value-type="float">
            <text:p>0,912634151684549</text:p>
          </table:table-cell>
          <table:table-cell office:value-type="float" office:value="0.913196542847881" calcext:value-type="float">
            <text:p>0,913196542847881</text:p>
          </table:table-cell>
        </table:table-row>
        <table:table-row table:style-name="ro1">
          <table:table-cell office:value-type="float" office:value="6.69999999999999" calcext:value-type="float">
            <text:p>6,69999999999999</text:p>
          </table:table-cell>
          <table:table-cell office:value-type="float" office:value="0.913776039327358" calcext:value-type="float">
            <text:p>0,913776039327358</text:p>
          </table:table-cell>
          <table:table-cell office:value-type="float" office:value="0.912616849913196" calcext:value-type="float">
            <text:p>0,912616849913196</text:p>
          </table:table-cell>
          <table:table-cell office:value-type="float" office:value="0.913196444620277" calcext:value-type="float">
            <text:p>0,913196444620277</text:p>
          </table:table-cell>
        </table:table-row>
        <table:table-row table:style-name="ro1">
          <table:table-cell office:value-type="float" office:value="6.79999999999999" calcext:value-type="float">
            <text:p>6,79999999999999</text:p>
          </table:table-cell>
          <table:table-cell office:value-type="float" office:value="0.913793400796702" calcext:value-type="float">
            <text:p>0,913793400796702</text:p>
          </table:table-cell>
          <table:table-cell office:value-type="float" office:value="0.912599282958206" calcext:value-type="float">
            <text:p>0,912599282958206</text:p>
          </table:table-cell>
          <table:table-cell office:value-type="float" office:value="0.913196341877454" calcext:value-type="float">
            <text:p>0,913196341877454</text:p>
          </table:table-cell>
        </table:table-row>
        <table:table-row table:style-name="ro1">
          <table:table-cell office:value-type="float" office:value="6.89999999999999" calcext:value-type="float">
            <text:p>6,89999999999999</text:p>
          </table:table-cell>
          <table:table-cell office:value-type="float" office:value="0.913811018371422" calcext:value-type="float">
            <text:p>0,913811018371422</text:p>
          </table:table-cell>
          <table:table-cell office:value-type="float" office:value="0.912581450593235" calcext:value-type="float">
            <text:p>0,912581450593235</text:p>
          </table:table-cell>
          <table:table-cell office:value-type="float" office:value="0.913196234482328" calcext:value-type="float">
            <text:p>0,913196234482328</text:p>
          </table:table-cell>
        </table:table-row>
        <table:table-row table:style-name="ro1">
          <table:table-cell office:value-type="float" office:value="6.99999999999999" calcext:value-type="float">
            <text:p>6,99999999999999</text:p>
          </table:table-cell>
          <table:table-cell office:value-type="float" office:value="0.913828892002991" calcext:value-type="float">
            <text:p>0,913828892002991</text:p>
          </table:table-cell>
          <table:table-cell office:value-type="float" office:value="0.912563352588419" calcext:value-type="float">
            <text:p>0,912563352588419</text:p>
          </table:table-cell>
          <table:table-cell office:value-type="float" office:value="0.913196122295705" calcext:value-type="float">
            <text:p>0,913196122295705</text:p>
          </table:table-cell>
        </table:table-row>
        <table:table-row table:style-name="ro1">
          <table:table-cell office:value-type="float" office:value="7.09999999999999" calcext:value-type="float">
            <text:p>7,09999999999999</text:p>
          </table:table-cell>
          <table:table-cell office:value-type="float" office:value="0.913847021642182" calcext:value-type="float">
            <text:p>0,913847021642182</text:p>
          </table:table-cell>
          <table:table-cell office:value-type="float" office:value="0.912544988710372" calcext:value-type="float">
            <text:p>0,912544988710372</text:p>
          </table:table-cell>
          <table:table-cell office:value-type="float" office:value="0.913196005176277" calcext:value-type="float">
            <text:p>0,913196005176277</text:p>
          </table:table-cell>
        </table:table-row>
        <table:table-row table:style-name="ro1">
          <table:table-cell office:value-type="float" office:value="7.19999999999999" calcext:value-type="float">
            <text:p>7,19999999999999</text:p>
          </table:table-cell>
          <table:table-cell office:value-type="float" office:value="0.913865407239062" calcext:value-type="float">
            <text:p>0,913865407239062</text:p>
          </table:table-cell>
          <table:table-cell office:value-type="float" office:value="0.912526358722181" calcext:value-type="float">
            <text:p>0,912526358722181</text:p>
          </table:table-cell>
          <table:table-cell office:value-type="float" office:value="0.913195882980622" calcext:value-type="float">
            <text:p>0,913195882980622</text:p>
          </table:table-cell>
        </table:table-row>
        <table:table-row table:style-name="ro1">
          <table:table-cell office:value-type="float" office:value="7.29999999999999" calcext:value-type="float">
            <text:p>7,29999999999999</text:p>
          </table:table-cell>
          <table:table-cell office:value-type="float" office:value="0.913884048742997" calcext:value-type="float">
            <text:p>0,913884048742997</text:p>
          </table:table-cell>
          <table:table-cell office:value-type="float" office:value="0.912507462383394" calcext:value-type="float">
            <text:p>0,912507462383394</text:p>
          </table:table-cell>
          <table:table-cell office:value-type="float" office:value="0.913195755563195" calcext:value-type="float">
            <text:p>0,913195755563195</text:p>
          </table:table-cell>
        </table:table-row>
        <table:table-row table:style-name="ro1">
          <table:table-cell office:value-type="float" office:value="7.39999999999999" calcext:value-type="float">
            <text:p>7,39999999999999</text:p>
          </table:table-cell>
          <table:table-cell office:value-type="float" office:value="0.91390294610265" calcext:value-type="float">
            <text:p>0,91390294610265</text:p>
          </table:table-cell>
          <table:table-cell office:value-type="float" office:value="0.912488299450011" calcext:value-type="float">
            <text:p>0,912488299450011</text:p>
          </table:table-cell>
          <table:table-cell office:value-type="float" office:value="0.913195622776331" calcext:value-type="float">
            <text:p>0,913195622776331</text:p>
          </table:table-cell>
        </table:table-row>
        <table:table-row table:style-name="ro1">
          <table:table-cell office:value-type="float" office:value="7.49999999999999" calcext:value-type="float">
            <text:p>7,49999999999999</text:p>
          </table:table-cell>
          <table:table-cell office:value-type="float" office:value="0.913922099265984" calcext:value-type="float">
            <text:p>0,913922099265984</text:p>
          </table:table-cell>
          <table:table-cell office:value-type="float" office:value="0.912468869674485" calcext:value-type="float">
            <text:p>0,912468869674485</text:p>
          </table:table-cell>
          <table:table-cell office:value-type="float" office:value="0.913195484470234" calcext:value-type="float">
            <text:p>0,913195484470234</text:p>
          </table:table-cell>
        </table:table-row>
        <table:table-row table:style-name="ro1">
          <table:table-cell office:value-type="float" office:value="7.59999999999999" calcext:value-type="float">
            <text:p>7,59999999999999</text:p>
          </table:table-cell>
          <table:table-cell office:value-type="float" office:value="0.913941508180256" calcext:value-type="float">
            <text:p>0,913941508180256</text:p>
          </table:table-cell>
          <table:table-cell office:value-type="float" office:value="0.912449172805703" calcext:value-type="float">
            <text:p>0,912449172805703</text:p>
          </table:table-cell>
          <table:table-cell office:value-type="float" office:value="0.91319534049298" calcext:value-type="float">
            <text:p>0,91319534049298</text:p>
          </table:table-cell>
        </table:table-row>
        <table:table-row table:style-name="ro1">
          <table:table-cell office:value-type="float" office:value="7.69999999999999" calcext:value-type="float">
            <text:p>7,69999999999999</text:p>
          </table:table-cell>
          <table:table-cell office:value-type="float" office:value="0.913961172792026" calcext:value-type="float">
            <text:p>0,913961172792026</text:p>
          </table:table-cell>
          <table:table-cell office:value-type="float" office:value="0.912429208588987" calcext:value-type="float">
            <text:p>0,912429208588987</text:p>
          </table:table-cell>
          <table:table-cell office:value-type="float" office:value="0.913195190690506" calcext:value-type="float">
            <text:p>0,913195190690506</text:p>
          </table:table-cell>
        </table:table-row>
        <table:table-row table:style-name="ro1">
          <table:table-cell office:value-type="float" office:value="7.79999999999999" calcext:value-type="float">
            <text:p>7,79999999999999</text:p>
          </table:table-cell>
          <table:table-cell office:value-type="float" office:value="0.913981093047148" calcext:value-type="float">
            <text:p>0,913981093047148</text:p>
          </table:table-cell>
          <table:table-cell office:value-type="float" office:value="0.912408976766081" calcext:value-type="float">
            <text:p>0,912408976766081</text:p>
          </table:table-cell>
          <table:table-cell office:value-type="float" office:value="0.913195034906615" calcext:value-type="float">
            <text:p>0,913195034906615</text:p>
          </table:table-cell>
        </table:table-row>
        <table:table-row table:style-name="ro1">
          <table:table-cell office:value-type="float" office:value="7.89999999999999" calcext:value-type="float">
            <text:p>7,89999999999999</text:p>
          </table:table-cell>
          <table:table-cell office:value-type="float" office:value="0.914001268890778" calcext:value-type="float">
            <text:p>0,914001268890778</text:p>
          </table:table-cell>
          <table:table-cell office:value-type="float" office:value="0.912388477075144" calcext:value-type="float">
            <text:p>0,912388477075144</text:p>
          </table:table-cell>
          <table:table-cell office:value-type="float" office:value="0.913194872982961" calcext:value-type="float">
            <text:p>0,913194872982961</text:p>
          </table:table-cell>
        </table:table-row>
        <table:table-row table:style-name="ro1">
          <table:table-cell office:value-type="float" office:value="7.99999999999999" calcext:value-type="float">
            <text:p>7,99999999999999</text:p>
          </table:table-cell>
          <table:table-cell office:value-type="float" office:value="0.914021700267371" calcext:value-type="float">
            <text:p>0,914021700267371</text:p>
          </table:table-cell>
          <table:table-cell office:value-type="float" office:value="0.912367709250744" calcext:value-type="float">
            <text:p>0,912367709250744</text:p>
          </table:table-cell>
          <table:table-cell office:value-type="float" office:value="0.913194704759058" calcext:value-type="float">
            <text:p>0,913194704759058</text:p>
          </table:table-cell>
        </table:table-row>
        <table:table-row table:style-name="ro1">
          <table:table-cell office:value-type="float" office:value="8.09999999999999" calcext:value-type="float">
            <text:p>8,09999999999999</text:p>
          </table:table-cell>
          <table:table-cell office:value-type="float" office:value="0.91404238712068" calcext:value-type="float">
            <text:p>0,91404238712068</text:p>
          </table:table-cell>
          <table:table-cell office:value-type="float" office:value="0.912346673023845" calcext:value-type="float">
            <text:p>0,912346673023845</text:p>
          </table:table-cell>
          <table:table-cell office:value-type="float" office:value="0.913194530072262" calcext:value-type="float">
            <text:p>0,913194530072262</text:p>
          </table:table-cell>
        </table:table-row>
        <table:table-row table:style-name="ro1">
          <table:table-cell office:value-type="float" office:value="8.19999999999999" calcext:value-type="float">
            <text:p>8,19999999999999</text:p>
          </table:table-cell>
          <table:table-cell office:value-type="float" office:value="0.914063329393758" calcext:value-type="float">
            <text:p>0,914063329393758</text:p>
          </table:table-cell>
          <table:table-cell office:value-type="float" office:value="0.912325368121801" calcext:value-type="float">
            <text:p>0,912325368121801</text:p>
          </table:table-cell>
          <table:table-cell office:value-type="float" office:value="0.91319434875778" calcext:value-type="float">
            <text:p>0,91319434875778</text:p>
          </table:table-cell>
        </table:table-row>
        <table:table-row table:style-name="ro1">
          <table:table-cell office:value-type="float" office:value="8.29999999999999" calcext:value-type="float">
            <text:p>8,29999999999999</text:p>
          </table:table-cell>
          <table:table-cell office:value-type="float" office:value="0.914084527028958" calcext:value-type="float">
            <text:p>0,914084527028958</text:p>
          </table:table-cell>
          <table:table-cell office:value-type="float" office:value="0.912303794268349" calcext:value-type="float">
            <text:p>0,912303794268349</text:p>
          </table:table-cell>
          <table:table-cell office:value-type="float" office:value="0.913194160648654" calcext:value-type="float">
            <text:p>0,913194160648654</text:p>
          </table:table-cell>
        </table:table-row>
        <table:table-row table:style-name="ro1">
          <table:table-cell office:value-type="float" office:value="8.39999999999999" calcext:value-type="float">
            <text:p>8,39999999999999</text:p>
          </table:table-cell>
          <table:table-cell office:value-type="float" office:value="0.914105979967934" calcext:value-type="float">
            <text:p>0,914105979967934</text:p>
          </table:table-cell>
          <table:table-cell office:value-type="float" office:value="0.912281951183597" calcext:value-type="float">
            <text:p>0,912281951183597</text:p>
          </table:table-cell>
          <table:table-cell office:value-type="float" office:value="0.913193965575765" calcext:value-type="float">
            <text:p>0,913193965575765</text:p>
          </table:table-cell>
        </table:table-row>
        <table:table-row table:style-name="ro1">
          <table:table-cell office:value-type="float" office:value="8.49999999999999" calcext:value-type="float">
            <text:p>8,49999999999999</text:p>
          </table:table-cell>
          <table:table-cell office:value-type="float" office:value="0.914127688151639" calcext:value-type="float">
            <text:p>0,914127688151639</text:p>
          </table:table-cell>
          <table:table-cell office:value-type="float" office:value="0.912259838584016" calcext:value-type="float">
            <text:p>0,912259838584016</text:p>
          </table:table-cell>
          <table:table-cell office:value-type="float" office:value="0.913193763367827" calcext:value-type="float">
            <text:p>0,913193763367827</text:p>
          </table:table-cell>
        </table:table-row>
        <table:table-row table:style-name="ro1">
          <table:table-cell office:value-type="float" office:value="8.59999999999999" calcext:value-type="float">
            <text:p>8,59999999999999</text:p>
          </table:table-cell>
          <table:table-cell office:value-type="float" office:value="0.914149651520328" calcext:value-type="float">
            <text:p>0,914149651520328</text:p>
          </table:table-cell>
          <table:table-cell office:value-type="float" office:value="0.912237456182434" calcext:value-type="float">
            <text:p>0,912237456182434</text:p>
          </table:table-cell>
          <table:table-cell office:value-type="float" office:value="0.91319355385138" calcext:value-type="float">
            <text:p>0,91319355385138</text:p>
          </table:table-cell>
        </table:table-row>
        <table:table-row table:style-name="ro1">
          <table:table-cell office:value-type="float" office:value="8.69999999999999" calcext:value-type="float">
            <text:p>8,69999999999999</text:p>
          </table:table-cell>
          <table:table-cell office:value-type="float" office:value="0.914171870013555" calcext:value-type="float">
            <text:p>0,914171870013555</text:p>
          </table:table-cell>
          <table:table-cell office:value-type="float" office:value="0.912214803688021" calcext:value-type="float">
            <text:p>0,912214803688021</text:p>
          </table:table-cell>
          <table:table-cell office:value-type="float" office:value="0.913193336850788" calcext:value-type="float">
            <text:p>0,913193336850788</text:p>
          </table:table-cell>
        </table:table-row>
        <table:table-row table:style-name="ro1">
          <table:table-cell office:value-type="float" office:value="8.79999999999999" calcext:value-type="float">
            <text:p>8,79999999999999</text:p>
          </table:table-cell>
          <table:table-cell office:value-type="float" office:value="0.914194343570179" calcext:value-type="float">
            <text:p>0,914194343570179</text:p>
          </table:table-cell>
          <table:table-cell office:value-type="float" office:value="0.912191880806286" calcext:value-type="float">
            <text:p>0,912191880806286</text:p>
          </table:table-cell>
          <table:table-cell office:value-type="float" office:value="0.913193112188232" calcext:value-type="float">
            <text:p>0,913193112188232</text:p>
          </table:table-cell>
        </table:table-row>
        <table:table-row table:style-name="ro1">
          <table:table-cell office:value-type="float" office:value="8.89999999999998" calcext:value-type="float">
            <text:p>8,89999999999998</text:p>
          </table:table-cell>
          <table:table-cell office:value-type="float" office:value="0.914217072128357" calcext:value-type="float">
            <text:p>0,914217072128357</text:p>
          </table:table-cell>
          <table:table-cell office:value-type="float" office:value="0.912168687239062" calcext:value-type="float">
            <text:p>0,912168687239062</text:p>
          </table:table-cell>
          <table:table-cell office:value-type="float" office:value="0.913192879683709" calcext:value-type="float">
            <text:p>0,913192879683709</text:p>
          </table:table-cell>
        </table:table-row>
        <table:table-row table:style-name="ro1">
          <table:table-cell office:value-type="float" office:value="8.99999999999998" calcext:value-type="float">
            <text:p>8,99999999999998</text:p>
          </table:table-cell>
          <table:table-cell office:value-type="float" office:value="0.914240055625549" calcext:value-type="float">
            <text:p>0,914240055625549</text:p>
          </table:table-cell>
          <table:table-cell office:value-type="float" office:value="0.912145222684503" calcext:value-type="float">
            <text:p>0,912145222684503</text:p>
          </table:table-cell>
          <table:table-cell office:value-type="float" office:value="0.913192639155026" calcext:value-type="float">
            <text:p>0,913192639155026</text:p>
          </table:table-cell>
        </table:table-row>
        <table:table-row table:style-name="ro1">
          <table:table-cell office:value-type="float" office:value="9.09999999999998" calcext:value-type="float">
            <text:p>9,09999999999998</text:p>
          </table:table-cell>
          <table:table-cell office:value-type="float" office:value="0.914263293998517" calcext:value-type="float">
            <text:p>0,914263293998517</text:p>
          </table:table-cell>
          <table:table-cell office:value-type="float" office:value="0.912121486837065" calcext:value-type="float">
            <text:p>0,912121486837065</text:p>
          </table:table-cell>
          <table:table-cell office:value-type="float" office:value="0.913192390417791" calcext:value-type="float">
            <text:p>0,913192390417791</text:p>
          </table:table-cell>
        </table:table-row>
        <table:table-row table:style-name="ro1">
          <table:table-cell office:value-type="float" office:value="9.19999999999998" calcext:value-type="float">
            <text:p>9,19999999999998</text:p>
          </table:table-cell>
          <table:table-cell office:value-type="float" office:value="0.914286787183326" calcext:value-type="float">
            <text:p>0,914286787183326</text:p>
          </table:table-cell>
          <table:table-cell office:value-type="float" office:value="0.912097479387506" calcext:value-type="float">
            <text:p>0,912097479387506</text:p>
          </table:table-cell>
          <table:table-cell office:value-type="float" office:value="0.913192133285416" calcext:value-type="float">
            <text:p>0,913192133285416</text:p>
          </table:table-cell>
        </table:table-row>
        <table:table-row table:style-name="ro1">
          <table:table-cell office:value-type="float" office:value="9.29999999999998" calcext:value-type="float">
            <text:p>9,29999999999998</text:p>
          </table:table-cell>
          <table:table-cell office:value-type="float" office:value="0.914310535115342" calcext:value-type="float">
            <text:p>0,914310535115342</text:p>
          </table:table-cell>
          <table:table-cell office:value-type="float" office:value="0.91207320002287" calcext:value-type="float">
            <text:p>0,91207320002287</text:p>
          </table:table-cell>
          <table:table-cell office:value-type="float" office:value="0.913191867569106" calcext:value-type="float">
            <text:p>0,913191867569106</text:p>
          </table:table-cell>
        </table:table-row>
        <table:table-row table:style-name="ro1">
          <table:table-cell office:value-type="float" office:value="9.39999999999998" calcext:value-type="float">
            <text:p>9,39999999999998</text:p>
          </table:table-cell>
          <table:table-cell office:value-type="float" office:value="0.914334537729238" calcext:value-type="float">
            <text:p>0,914334537729238</text:p>
          </table:table-cell>
          <table:table-cell office:value-type="float" office:value="0.912048648426479" calcext:value-type="float">
            <text:p>0,912048648426479</text:p>
          </table:table-cell>
          <table:table-cell office:value-type="float" office:value="0.913191593077858" calcext:value-type="float">
            <text:p>0,913191593077858</text:p>
          </table:table-cell>
        </table:table-row>
        <table:table-row table:style-name="ro1">
          <table:table-cell office:value-type="float" office:value="9.49999999999998" calcext:value-type="float">
            <text:p>9,49999999999998</text:p>
          </table:table-cell>
          <table:table-cell office:value-type="float" office:value="0.914358794958985" calcext:value-type="float">
            <text:p>0,914358794958985</text:p>
          </table:table-cell>
          <table:table-cell office:value-type="float" office:value="0.912023824277923" calcext:value-type="float">
            <text:p>0,912023824277923</text:p>
          </table:table-cell>
          <table:table-cell office:value-type="float" office:value="0.913191309618454" calcext:value-type="float">
            <text:p>0,913191309618454</text:p>
          </table:table-cell>
        </table:table-row>
        <table:table-row table:style-name="ro1">
          <table:table-cell office:value-type="float" office:value="9.59999999999998" calcext:value-type="float">
            <text:p>9,59999999999998</text:p>
          </table:table-cell>
          <table:table-cell office:value-type="float" office:value="0.914383306737862" calcext:value-type="float">
            <text:p>0,914383306737862</text:p>
          </table:table-cell>
          <table:table-cell office:value-type="float" office:value="0.91199872725305" calcext:value-type="float">
            <text:p>0,91199872725305</text:p>
          </table:table-cell>
          <table:table-cell office:value-type="float" office:value="0.913191016995456" calcext:value-type="float">
            <text:p>0,913191016995456</text:p>
          </table:table-cell>
        </table:table-row>
        <table:table-row table:style-name="ro1">
          <table:table-cell office:value-type="float" office:value="9.69999999999998" calcext:value-type="float">
            <text:p>9,69999999999998</text:p>
          </table:table-cell>
          <table:table-cell office:value-type="float" office:value="0.914408072998448" calcext:value-type="float">
            <text:p>0,914408072998448</text:p>
          </table:table-cell>
          <table:table-cell office:value-type="float" office:value="0.911973357023952" calcext:value-type="float">
            <text:p>0,911973357023952</text:p>
          </table:table-cell>
          <table:table-cell office:value-type="float" office:value="0.9131907150112" calcext:value-type="float">
            <text:p>0,9131907150112</text:p>
          </table:table-cell>
        </table:table-row>
        <table:table-row table:style-name="ro1">
          <table:table-cell office:value-type="float" office:value="9.79999999999998" calcext:value-type="float">
            <text:p>9,79999999999998</text:p>
          </table:table-cell>
          <table:table-cell office:value-type="float" office:value="0.914433093672631" calcext:value-type="float">
            <text:p>0,914433093672631</text:p>
          </table:table-cell>
          <table:table-cell office:value-type="float" office:value="0.911947713258961" calcext:value-type="float">
            <text:p>0,911947713258961</text:p>
          </table:table-cell>
          <table:table-cell office:value-type="float" office:value="0.913190403465796" calcext:value-type="float">
            <text:p>0,913190403465796</text:p>
          </table:table-cell>
        </table:table-row>
        <table:table-row table:style-name="ro1">
          <table:table-cell office:value-type="float" office:value="9.89999999999998" calcext:value-type="float">
            <text:p>9,89999999999998</text:p>
          </table:table-cell>
          <table:table-cell office:value-type="float" office:value="0.914458368691599" calcext:value-type="float">
            <text:p>0,914458368691599</text:p>
          </table:table-cell>
          <table:table-cell office:value-type="float" office:value="0.911921795622632" calcext:value-type="float">
            <text:p>0,911921795622632</text:p>
          </table:table-cell>
          <table:table-cell office:value-type="float" office:value="0.913190082157116" calcext:value-type="float">
            <text:p>0,913190082157116</text:p>
          </table:table-cell>
        </table:table-row>
        <table:table-row table:style-name="ro1">
          <table:table-cell office:value-type="float" office:value="9.99999999999998" calcext:value-type="float">
            <text:p>9,99999999999998</text:p>
          </table:table-cell>
          <table:table-cell office:value-type="float" office:value="0.914483897985848" calcext:value-type="float">
            <text:p>0,914483897985848</text:p>
          </table:table-cell>
          <table:table-cell office:value-type="float" office:value="0.911895603775736" calcext:value-type="float">
            <text:p>0,911895603775736</text:p>
          </table:table-cell>
          <table:table-cell office:value-type="float" office:value="0.913189750880792" calcext:value-type="float">
            <text:p>0,913189750880792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0.914509681485177" calcext:value-type="float">
            <text:p>0,914509681485177</text:p>
          </table:table-cell>
          <table:table-cell office:value-type="float" office:value="0.911869137375249" calcext:value-type="float">
            <text:p>0,911869137375249</text:p>
          </table:table-cell>
          <table:table-cell office:value-type="float" office:value="0.913189409430213" calcext:value-type="float">
            <text:p>0,913189409430213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914535719118692" calcext:value-type="float">
            <text:p>0,914535719118692</text:p>
          </table:table-cell>
          <table:table-cell office:value-type="float" office:value="0.911842396074339" calcext:value-type="float">
            <text:p>0,911842396074339</text:p>
          </table:table-cell>
          <table:table-cell office:value-type="float" office:value="0.913189057596515" calcext:value-type="float">
            <text:p>0,913189057596515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.914562010814804" calcext:value-type="float">
            <text:p>0,914562010814804</text:p>
          </table:table-cell>
          <table:table-cell office:value-type="float" office:value="0.911815379522354" calcext:value-type="float">
            <text:p>0,911815379522354</text:p>
          </table:table-cell>
          <table:table-cell office:value-type="float" office:value="0.913188695168579" calcext:value-type="float">
            <text:p>0,913188695168579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914588556501231" calcext:value-type="float">
            <text:p>0,914588556501231</text:p>
          </table:table-cell>
          <table:table-cell office:value-type="float" office:value="0.911788087364817" calcext:value-type="float">
            <text:p>0,911788087364817</text:p>
          </table:table-cell>
          <table:table-cell office:value-type="float" office:value="0.913188321933024" calcext:value-type="float">
            <text:p>0,913188321933024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914615356104996" calcext:value-type="float">
            <text:p>0,914615356104996</text:p>
          </table:table-cell>
          <table:table-cell office:value-type="float" office:value="0.911760519243405" calcext:value-type="float">
            <text:p>0,911760519243405</text:p>
          </table:table-cell>
          <table:table-cell office:value-type="float" office:value="0.9131879376742" calcext:value-type="float">
            <text:p>0,9131879376742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914642409552431" calcext:value-type="float">
            <text:p>0,914642409552431</text:p>
          </table:table-cell>
          <table:table-cell office:value-type="float" office:value="0.911732674795945" calcext:value-type="float">
            <text:p>0,911732674795945</text:p>
          </table:table-cell>
          <table:table-cell office:value-type="float" office:value="0.913187542174188" calcext:value-type="float">
            <text:p>0,913187542174188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0.914669716769173" calcext:value-type="float">
            <text:p>0,914669716769173</text:p>
          </table:table-cell>
          <table:table-cell office:value-type="float" office:value="0.911704553656401" calcext:value-type="float">
            <text:p>0,911704553656401</text:p>
          </table:table-cell>
          <table:table-cell office:value-type="float" office:value="0.913187135212787" calcext:value-type="float">
            <text:p>0,913187135212787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.914697277680168" calcext:value-type="float">
            <text:p>0,914697277680168</text:p>
          </table:table-cell>
          <table:table-cell office:value-type="float" office:value="0.911676155454857" calcext:value-type="float">
            <text:p>0,911676155454857</text:p>
          </table:table-cell>
          <table:table-cell office:value-type="float" office:value="0.913186716567513" calcext:value-type="float">
            <text:p>0,913186716567513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0.91472509220967" calcext:value-type="float">
            <text:p>0,91472509220967</text:p>
          </table:table-cell>
          <table:table-cell office:value-type="float" office:value="0.911647479817515" calcext:value-type="float">
            <text:p>0,911647479817515</text:p>
          </table:table-cell>
          <table:table-cell office:value-type="float" office:value="0.913186286013592" calcext:value-type="float">
            <text:p>0,9131862860135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14753160281239" calcext:value-type="float">
            <text:p>0,914753160281239</text:p>
          </table:table-cell>
          <table:table-cell office:value-type="float" office:value="0.91161852636667" calcext:value-type="float">
            <text:p>0,91161852636667</text:p>
          </table:table-cell>
          <table:table-cell office:value-type="float" office:value="0.913185843323954" calcext:value-type="float">
            <text:p>0,913185843323954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0.914781481817745" calcext:value-type="float">
            <text:p>0,914781481817745</text:p>
          </table:table-cell>
          <table:table-cell office:value-type="float" office:value="0.911589294720709" calcext:value-type="float">
            <text:p>0,911589294720709</text:p>
          </table:table-cell>
          <table:table-cell office:value-type="float" office:value="0.913185388269227" calcext:value-type="float">
            <text:p>0,913185388269227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0.914810056741369" calcext:value-type="float">
            <text:p>0,914810056741369</text:p>
          </table:table-cell>
          <table:table-cell office:value-type="float" office:value="0.911559784494092" calcext:value-type="float">
            <text:p>0,911559784494092</text:p>
          </table:table-cell>
          <table:table-cell office:value-type="float" office:value="0.91318492061773" calcext:value-type="float">
            <text:p>0,91318492061773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0.914838884973596" calcext:value-type="float">
            <text:p>0,914838884973596</text:p>
          </table:table-cell>
          <table:table-cell office:value-type="float" office:value="0.911529995297345" calcext:value-type="float">
            <text:p>0,911529995297345</text:p>
          </table:table-cell>
          <table:table-cell office:value-type="float" office:value="0.913184440135471" calcext:value-type="float">
            <text:p>0,913184440135471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0.914867966435227" calcext:value-type="float">
            <text:p>0,914867966435227</text:p>
          </table:table-cell>
          <table:table-cell office:value-type="float" office:value="0.911499926737039" calcext:value-type="float">
            <text:p>0,911499926737039</text:p>
          </table:table-cell>
          <table:table-cell office:value-type="float" office:value="0.913183946586133" calcext:value-type="float">
            <text:p>0,913183946586133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.914897301046368" calcext:value-type="float">
            <text:p>0,914897301046368</text:p>
          </table:table-cell>
          <table:table-cell office:value-type="float" office:value="0.911469578415786" calcext:value-type="float">
            <text:p>0,911469578415786</text:p>
          </table:table-cell>
          <table:table-cell office:value-type="float" office:value="0.913183439731077" calcext:value-type="float">
            <text:p>0,913183439731077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0.914926888726438" calcext:value-type="float">
            <text:p>0,914926888726438</text:p>
          </table:table-cell>
          <table:table-cell office:value-type="float" office:value="0.911438949932222" calcext:value-type="float">
            <text:p>0,911438949932222</text:p>
          </table:table-cell>
          <table:table-cell office:value-type="float" office:value="0.91318291932933" calcext:value-type="float">
            <text:p>0,91318291932933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0.914956729394164" calcext:value-type="float">
            <text:p>0,914956729394164</text:p>
          </table:table-cell>
          <table:table-cell office:value-type="float" office:value="0.911408040880992" calcext:value-type="float">
            <text:p>0,911408040880992</text:p>
          </table:table-cell>
          <table:table-cell office:value-type="float" office:value="0.913182385137578" calcext:value-type="float">
            <text:p>0,913182385137578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0.914986822967588" calcext:value-type="float">
            <text:p>0,914986822967588</text:p>
          </table:table-cell>
          <table:table-cell office:value-type="float" office:value="0.911376850852741" calcext:value-type="float">
            <text:p>0,911376850852741</text:p>
          </table:table-cell>
          <table:table-cell office:value-type="float" office:value="0.913181836910164" calcext:value-type="float">
            <text:p>0,913181836910164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0.91501716936406" calcext:value-type="float">
            <text:p>0,91501716936406</text:p>
          </table:table-cell>
          <table:table-cell office:value-type="float" office:value="0.911345379434097" calcext:value-type="float">
            <text:p>0,911345379434097</text:p>
          </table:table-cell>
          <table:table-cell office:value-type="float" office:value="0.913181274399079" calcext:value-type="float">
            <text:p>0,9131812743990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15047768500245" calcext:value-type="float">
            <text:p>0,915047768500245</text:p>
          </table:table-cell>
          <table:table-cell office:value-type="float" office:value="0.911313626207661" calcext:value-type="float">
            <text:p>0,911313626207661</text:p>
          </table:table-cell>
          <table:table-cell office:value-type="float" office:value="0.913180697353953" calcext:value-type="float">
            <text:p>0,913180697353953</text:p>
          </table:table-cell>
        </table:table-row>
        <table:table-row table:style-name="ro1">
          <table:table-cell office:value-type="float" office:value="12.1" calcext:value-type="float">
            <text:p>12,1</text:p>
          </table:table-cell>
          <table:table-cell office:value-type="float" office:value="0.915078620292116" calcext:value-type="float">
            <text:p>0,915078620292116</text:p>
          </table:table-cell>
          <table:table-cell office:value-type="float" office:value="0.91128159075199" calcext:value-type="float">
            <text:p>0,91128159075199</text:p>
          </table:table-cell>
          <table:table-cell office:value-type="float" office:value="0.913180105522053" calcext:value-type="float">
            <text:p>0,913180105522053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0.915109724654962" calcext:value-type="float">
            <text:p>0,915109724654962</text:p>
          </table:table-cell>
          <table:table-cell office:value-type="float" office:value="0.911249272641586" calcext:value-type="float">
            <text:p>0,911249272641586</text:p>
          </table:table-cell>
          <table:table-cell office:value-type="float" office:value="0.913179498648274" calcext:value-type="float">
            <text:p>0,913179498648274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0.915141081503383" calcext:value-type="float">
            <text:p>0,915141081503383</text:p>
          </table:table-cell>
          <table:table-cell office:value-type="float" office:value="0.911216671446879" calcext:value-type="float">
            <text:p>0,911216671446879</text:p>
          </table:table-cell>
          <table:table-cell office:value-type="float" office:value="0.913178876475131" calcext:value-type="float">
            <text:p>0,913178876475131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0.915172690751295" calcext:value-type="float">
            <text:p>0,915172690751295</text:p>
          </table:table-cell>
          <table:table-cell office:value-type="float" office:value="0.911183786734217" calcext:value-type="float">
            <text:p>0,911183786734217</text:p>
          </table:table-cell>
          <table:table-cell office:value-type="float" office:value="0.913178238742756" calcext:value-type="float">
            <text:p>0,913178238742756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0.915204552311924" calcext:value-type="float">
            <text:p>0,915204552311924</text:p>
          </table:table-cell>
          <table:table-cell office:value-type="float" office:value="0.911150618065846" calcext:value-type="float">
            <text:p>0,911150618065846</text:p>
          </table:table-cell>
          <table:table-cell office:value-type="float" office:value="0.913177585188885" calcext:value-type="float">
            <text:p>0,913177585188885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0.915236666097814" calcext:value-type="float">
            <text:p>0,915236666097814</text:p>
          </table:table-cell>
          <table:table-cell office:value-type="float" office:value="0.911117164999904" calcext:value-type="float">
            <text:p>0,911117164999904</text:p>
          </table:table-cell>
          <table:table-cell office:value-type="float" office:value="0.913176915548859" calcext:value-type="float">
            <text:p>0,913176915548859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0.91526903202082" calcext:value-type="float">
            <text:p>0,91526903202082</text:p>
          </table:table-cell>
          <table:table-cell office:value-type="float" office:value="0.911083427090396" calcext:value-type="float">
            <text:p>0,911083427090396</text:p>
          </table:table-cell>
          <table:table-cell office:value-type="float" office:value="0.913176229555608" calcext:value-type="float">
            <text:p>0,913176229555608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0.915301649992114" calcext:value-type="float">
            <text:p>0,915301649992114</text:p>
          </table:table-cell>
          <table:table-cell office:value-type="float" office:value="0.91104940388719" calcext:value-type="float">
            <text:p>0,91104940388719</text:p>
          </table:table-cell>
          <table:table-cell office:value-type="float" office:value="0.913175526939652" calcext:value-type="float">
            <text:p>0,913175526939652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0.915334519922183" calcext:value-type="float">
            <text:p>0,915334519922183</text:p>
          </table:table-cell>
          <table:table-cell office:value-type="float" office:value="0.911015094935992" calcext:value-type="float">
            <text:p>0,911015094935992</text:p>
          </table:table-cell>
          <table:table-cell office:value-type="float" office:value="0.913174807429088" calcext:value-type="float">
            <text:p>0,9131748074290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1536764172083" calcext:value-type="float">
            <text:p>0,91536764172083</text:p>
          </table:table-cell>
          <table:table-cell office:value-type="float" office:value="0.910980499778342" calcext:value-type="float">
            <text:p>0,910980499778342</text:p>
          </table:table-cell>
          <table:table-cell office:value-type="float" office:value="0.913174070749586" calcext:value-type="float">
            <text:p>0,913174070749586</text:p>
          </table:table-cell>
        </table:table-row>
        <table:table-row table:style-name="ro1">
          <table:table-cell office:value-type="float" office:value="13.1" calcext:value-type="float">
            <text:p>13,1</text:p>
          </table:table-cell>
          <table:table-cell office:value-type="float" office:value="0.915401015297173" calcext:value-type="float">
            <text:p>0,915401015297173</text:p>
          </table:table-cell>
          <table:table-cell office:value-type="float" office:value="0.910945617951587" calcext:value-type="float">
            <text:p>0,910945617951587</text:p>
          </table:table-cell>
          <table:table-cell office:value-type="float" office:value="0.91317331662438" calcext:value-type="float">
            <text:p>0,91317331662438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0.915434640559648" calcext:value-type="float">
            <text:p>0,915434640559648</text:p>
          </table:table-cell>
          <table:table-cell office:value-type="float" office:value="0.910910448988876" calcext:value-type="float">
            <text:p>0,910910448988876</text:p>
          </table:table-cell>
          <table:table-cell office:value-type="float" office:value="0.913172544774262" calcext:value-type="float">
            <text:p>0,913172544774262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0.915468517416007" calcext:value-type="float">
            <text:p>0,915468517416007</text:p>
          </table:table-cell>
          <table:table-cell office:value-type="float" office:value="0.91087499241914" calcext:value-type="float">
            <text:p>0,91087499241914</text:p>
          </table:table-cell>
          <table:table-cell office:value-type="float" office:value="0.913171754917573" calcext:value-type="float">
            <text:p>0,913171754917573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0.915502645773318" calcext:value-type="float">
            <text:p>0,915502645773318</text:p>
          </table:table-cell>
          <table:table-cell office:value-type="float" office:value="0.910839247767073" calcext:value-type="float">
            <text:p>0,910839247767073</text:p>
          </table:table-cell>
          <table:table-cell office:value-type="float" office:value="0.913170946770196" calcext:value-type="float">
            <text:p>0,913170946770196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0.915537025537971" calcext:value-type="float">
            <text:p>0,915537025537971</text:p>
          </table:table-cell>
          <table:table-cell office:value-type="float" office:value="0.910803214553125" calcext:value-type="float">
            <text:p>0,910803214553125</text:p>
          </table:table-cell>
          <table:table-cell office:value-type="float" office:value="0.913170120045548" calcext:value-type="float">
            <text:p>0,913170120045548</text:p>
          </table:table-cell>
        </table:table-row>
        <table:table-row table:style-name="ro1">
          <table:table-cell office:value-type="float" office:value="13.6" calcext:value-type="float">
            <text:p>13,6</text:p>
          </table:table-cell>
          <table:table-cell office:value-type="float" office:value="0.91557165661567" calcext:value-type="float">
            <text:p>0,91557165661567</text:p>
          </table:table-cell>
          <table:table-cell office:value-type="float" office:value="0.910766892293477" calcext:value-type="float">
            <text:p>0,910766892293477</text:p>
          </table:table-cell>
          <table:table-cell office:value-type="float" office:value="0.913169274454573" calcext:value-type="float">
            <text:p>0,913169274454573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0.915606538911438" calcext:value-type="float">
            <text:p>0,915606538911438</text:p>
          </table:table-cell>
          <table:table-cell office:value-type="float" office:value="0.910730280500032" calcext:value-type="float">
            <text:p>0,910730280500032</text:p>
          </table:table-cell>
          <table:table-cell office:value-type="float" office:value="0.913168409705735" calcext:value-type="float">
            <text:p>0,913168409705735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0.915641672329622" calcext:value-type="float">
            <text:p>0,915641672329622</text:p>
          </table:table-cell>
          <table:table-cell office:value-type="float" office:value="0.910693378680394" calcext:value-type="float">
            <text:p>0,910693378680394</text:p>
          </table:table-cell>
          <table:table-cell office:value-type="float" office:value="0.913167525505008" calcext:value-type="float">
            <text:p>0,913167525505008</text:p>
          </table:table-cell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0.91567705677388" calcext:value-type="float">
            <text:p>0,91567705677388</text:p>
          </table:table-cell>
          <table:table-cell office:value-type="float" office:value="0.910656186337853" calcext:value-type="float">
            <text:p>0,910656186337853</text:p>
          </table:table-cell>
          <table:table-cell office:value-type="float" office:value="0.913166621555867" calcext:value-type="float">
            <text:p>0,9131666215558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15712692147199" calcext:value-type="float">
            <text:p>0,915712692147199</text:p>
          </table:table-cell>
          <table:table-cell office:value-type="float" office:value="0.910618702971373" calcext:value-type="float">
            <text:p>0,910618702971373</text:p>
          </table:table-cell>
          <table:table-cell office:value-type="float" office:value="0.913165697559286" calcext:value-type="float">
            <text:p>0,913165697559286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0.915748578351879" calcext:value-type="float">
            <text:p>0,915748578351879</text:p>
          </table:table-cell>
          <table:table-cell office:value-type="float" office:value="0.910580928075566" calcext:value-type="float">
            <text:p>0,910580928075566</text:p>
          </table:table-cell>
          <table:table-cell office:value-type="float" office:value="0.913164753213723" calcext:value-type="float">
            <text:p>0,913164753213723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0.915784715289545" calcext:value-type="float">
            <text:p>0,915784715289545</text:p>
          </table:table-cell>
          <table:table-cell office:value-type="float" office:value="0.910542861140685" calcext:value-type="float">
            <text:p>0,910542861140685</text:p>
          </table:table-cell>
          <table:table-cell office:value-type="float" office:value="0.913163788215115" calcext:value-type="float">
            <text:p>0,913163788215115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0.915821102861142" calcext:value-type="float">
            <text:p>0,915821102861142</text:p>
          </table:table-cell>
          <table:table-cell office:value-type="float" office:value="0.910504501652598" calcext:value-type="float">
            <text:p>0,910504501652598</text:p>
          </table:table-cell>
          <table:table-cell office:value-type="float" office:value="0.91316280225687" calcext:value-type="float">
            <text:p>0,91316280225687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0.915857740966936" calcext:value-type="float">
            <text:p>0,915857740966936</text:p>
          </table:table-cell>
          <table:table-cell office:value-type="float" office:value="0.91046584909278" calcext:value-type="float">
            <text:p>0,91046584909278</text:p>
          </table:table-cell>
          <table:table-cell office:value-type="float" office:value="0.913161795029858" calcext:value-type="float">
            <text:p>0,913161795029858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0.915894629506516" calcext:value-type="float">
            <text:p>0,915894629506516</text:p>
          </table:table-cell>
          <table:table-cell office:value-type="float" office:value="0.910426902938288" calcext:value-type="float">
            <text:p>0,910426902938288</text:p>
          </table:table-cell>
          <table:table-cell office:value-type="float" office:value="0.913160766222402" calcext:value-type="float">
            <text:p>0,913160766222402</text:p>
          </table:table-cell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0.915931768378793" calcext:value-type="float">
            <text:p>0,915931768378793</text:p>
          </table:table-cell>
          <table:table-cell office:value-type="float" office:value="0.910387662661746" calcext:value-type="float">
            <text:p>0,910387662661746</text:p>
          </table:table-cell>
          <table:table-cell office:value-type="float" office:value="0.913159715520269" calcext:value-type="float">
            <text:p>0,913159715520269</text:p>
          </table:table-cell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0.915969157482002" calcext:value-type="float">
            <text:p>0,915969157482002</text:p>
          </table:table-cell>
          <table:table-cell office:value-type="float" office:value="0.91034812773133" calcext:value-type="float">
            <text:p>0,91034812773133</text:p>
          </table:table-cell>
          <table:table-cell office:value-type="float" office:value="0.913158642606666" calcext:value-type="float">
            <text:p>0,913158642606666</text:p>
          </table:table-cell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0.9160067967137" calcext:value-type="float">
            <text:p>0,9160067967137</text:p>
          </table:table-cell>
          <table:table-cell office:value-type="float" office:value="0.910308297610749" calcext:value-type="float">
            <text:p>0,910308297610749</text:p>
          </table:table-cell>
          <table:table-cell office:value-type="float" office:value="0.913157547162224" calcext:value-type="float">
            <text:p>0,913157547162224</text:p>
          </table:table-cell>
        </table:table-row>
        <table:table-row table:style-name="ro1">
          <table:table-cell office:value-type="float" office:value="14.9" calcext:value-type="float">
            <text:p>14,9</text:p>
          </table:table-cell>
          <table:table-cell office:value-type="float" office:value="0.916044685970769" calcext:value-type="float">
            <text:p>0,916044685970769</text:p>
          </table:table-cell>
          <table:table-cell office:value-type="float" office:value="0.910268171759221" calcext:value-type="float">
            <text:p>0,910268171759221</text:p>
          </table:table-cell>
          <table:table-cell office:value-type="float" office:value="0.913156428864995" calcext:value-type="float">
            <text:p>0,9131564288649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16082825149415" calcext:value-type="float">
            <text:p>0,916082825149415</text:p>
          </table:table-cell>
          <table:table-cell office:value-type="float" office:value="0.910227749631465" calcext:value-type="float">
            <text:p>0,910227749631465</text:p>
          </table:table-cell>
          <table:table-cell office:value-type="float" office:value="0.91315528739044" calcext:value-type="float">
            <text:p>0,91315528739044</text:p>
          </table:table-cell>
        </table:table-row>
        <table:table-row table:style-name="ro1">
          <table:table-cell office:value-type="float" office:value="15.1" calcext:value-type="float">
            <text:p>15,1</text:p>
          </table:table-cell>
          <table:table-cell office:value-type="float" office:value="0.916121214145169" calcext:value-type="float">
            <text:p>0,916121214145169</text:p>
          </table:table-cell>
          <table:table-cell office:value-type="float" office:value="0.910187030677675" calcext:value-type="float">
            <text:p>0,910187030677675</text:p>
          </table:table-cell>
          <table:table-cell office:value-type="float" office:value="0.913154122411422" calcext:value-type="float">
            <text:p>0,913154122411422</text:p>
          </table:table-cell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0.916159852852886" calcext:value-type="float">
            <text:p>0,916159852852886</text:p>
          </table:table-cell>
          <table:table-cell office:value-type="float" office:value="0.910146014343504" calcext:value-type="float">
            <text:p>0,910146014343504</text:p>
          </table:table-cell>
          <table:table-cell office:value-type="float" office:value="0.913152933598195" calcext:value-type="float">
            <text:p>0,913152933598195</text:p>
          </table:table-cell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0.916198741166749" calcext:value-type="float">
            <text:p>0,916198741166749</text:p>
          </table:table-cell>
          <table:table-cell office:value-type="float" office:value="0.910104700070046" calcext:value-type="float">
            <text:p>0,910104700070046</text:p>
          </table:table-cell>
          <table:table-cell office:value-type="float" office:value="0.913151720618398" calcext:value-type="float">
            <text:p>0,913151720618398</text:p>
          </table:table-cell>
        </table:table-row>
        <table:table-row table:style-name="ro1">
          <table:table-cell office:value-type="float" office:value="15.4" calcext:value-type="float">
            <text:p>15,4</text:p>
          </table:table-cell>
          <table:table-cell office:value-type="float" office:value="0.916237878980265" calcext:value-type="float">
            <text:p>0,916237878980265</text:p>
          </table:table-cell>
          <table:table-cell office:value-type="float" office:value="0.910063087293818" calcext:value-type="float">
            <text:p>0,910063087293818</text:p>
          </table:table-cell>
          <table:table-cell office:value-type="float" office:value="0.913150483137042" calcext:value-type="float">
            <text:p>0,913150483137042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0.91627726618627" calcext:value-type="float">
            <text:p>0,91627726618627</text:p>
          </table:table-cell>
          <table:table-cell office:value-type="float" office:value="0.910021175446737" calcext:value-type="float">
            <text:p>0,910021175446737</text:p>
          </table:table-cell>
          <table:table-cell office:value-type="float" office:value="0.913149220816503" calcext:value-type="float">
            <text:p>0,913149220816503</text:p>
          </table:table-cell>
        </table:table-row>
        <table:table-row table:style-name="ro1">
          <table:table-cell office:value-type="float" office:value="15.6" calcext:value-type="float">
            <text:p>15,6</text:p>
          </table:table-cell>
          <table:table-cell office:value-type="float" office:value="0.916316902676924" calcext:value-type="float">
            <text:p>0,916316902676924</text:p>
          </table:table-cell>
          <table:table-cell office:value-type="float" office:value="0.909978963956103" calcext:value-type="float">
            <text:p>0,909978963956103</text:p>
          </table:table-cell>
          <table:table-cell office:value-type="float" office:value="0.913147933316514" calcext:value-type="float">
            <text:p>0,913147933316514</text:p>
          </table:table-cell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0.916356788343718" calcext:value-type="float">
            <text:p>0,916356788343718</text:p>
          </table:table-cell>
          <table:table-cell office:value-type="float" office:value="0.909936452244583" calcext:value-type="float">
            <text:p>0,909936452244583</text:p>
          </table:table-cell>
          <table:table-cell office:value-type="float" office:value="0.913146620294151" calcext:value-type="float">
            <text:p>0,913146620294151</text:p>
          </table:table-cell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0.91639692307747" calcext:value-type="float">
            <text:p>0,91639692307747</text:p>
          </table:table-cell>
          <table:table-cell office:value-type="float" office:value="0.909893639730186" calcext:value-type="float">
            <text:p>0,909893639730186</text:p>
          </table:table-cell>
          <table:table-cell office:value-type="float" office:value="0.913145281403828" calcext:value-type="float">
            <text:p>0,913145281403828</text:p>
          </table:table-cell>
        </table:table-row>
        <table:table-row table:style-name="ro1">
          <table:table-cell office:value-type="float" office:value="15.9" calcext:value-type="float">
            <text:p>15,9</text:p>
          </table:table-cell>
          <table:table-cell office:value-type="float" office:value="0.916437306768324" calcext:value-type="float">
            <text:p>0,916437306768324</text:p>
          </table:table-cell>
          <table:table-cell office:value-type="float" office:value="0.909850525826246" calcext:value-type="float">
            <text:p>0,909850525826246</text:p>
          </table:table-cell>
          <table:table-cell office:value-type="float" office:value="0.913143916297285" calcext:value-type="float">
            <text:p>0,9131439162972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16477939305758" calcext:value-type="float">
            <text:p>0,916477939305758</text:p>
          </table:table-cell>
          <table:table-cell office:value-type="float" office:value="0.909807109941401" calcext:value-type="float">
            <text:p>0,909807109941401</text:p>
          </table:table-cell>
          <table:table-cell office:value-type="float" office:value="0.913142524623579" calcext:value-type="float">
            <text:p>0,913142524623579</text:p>
          </table:table-cell>
        </table:table-row>
        <table:table-row table:style-name="ro1">
          <table:table-cell office:value-type="float" office:value="16.1" calcext:value-type="float">
            <text:p>16,1</text:p>
          </table:table-cell>
          <table:table-cell office:value-type="float" office:value="0.916518820578574" calcext:value-type="float">
            <text:p>0,916518820578574</text:p>
          </table:table-cell>
          <table:table-cell office:value-type="float" office:value="0.909763391479575" calcext:value-type="float">
            <text:p>0,909763391479575</text:p>
          </table:table-cell>
          <table:table-cell office:value-type="float" office:value="0.913141106029074" calcext:value-type="float">
            <text:p>0,913141106029074</text:p>
          </table:table-cell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0.916559950474909" calcext:value-type="float">
            <text:p>0,916559950474909</text:p>
          </table:table-cell>
          <table:table-cell office:value-type="float" office:value="0.909719369839957" calcext:value-type="float">
            <text:p>0,909719369839957</text:p>
          </table:table-cell>
          <table:table-cell office:value-type="float" office:value="0.913139660157433" calcext:value-type="float">
            <text:p>0,913139660157433</text:p>
          </table:table-cell>
        </table:table-row>
        <table:table-row table:style-name="ro1">
          <table:table-cell office:value-type="float" office:value="16.3" calcext:value-type="float">
            <text:p>16,3</text:p>
          </table:table-cell>
          <table:table-cell office:value-type="float" office:value="0.916601328882227" calcext:value-type="float">
            <text:p>0,916601328882227</text:p>
          </table:table-cell>
          <table:table-cell office:value-type="float" office:value="0.909675044416978" calcext:value-type="float">
            <text:p>0,909675044416978</text:p>
          </table:table-cell>
          <table:table-cell office:value-type="float" office:value="0.913138186649602" calcext:value-type="float">
            <text:p>0,913138186649602</text:p>
          </table:table-cell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0.916642955687324" calcext:value-type="float">
            <text:p>0,916642955687324</text:p>
          </table:table-cell>
          <table:table-cell office:value-type="float" office:value="0.909630414600293" calcext:value-type="float">
            <text:p>0,909630414600293</text:p>
          </table:table-cell>
          <table:table-cell office:value-type="float" office:value="0.913136685143809" calcext:value-type="float">
            <text:p>0,913136685143809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0.91668483077633" calcext:value-type="float">
            <text:p>0,91668483077633</text:p>
          </table:table-cell>
          <table:table-cell office:value-type="float" office:value="0.90958547977476" calcext:value-type="float">
            <text:p>0,90958547977476</text:p>
          </table:table-cell>
          <table:table-cell office:value-type="float" office:value="0.913135155275545" calcext:value-type="float">
            <text:p>0,913135155275545</text:p>
          </table:table-cell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0.916726954034703" calcext:value-type="float">
            <text:p>0,916726954034703</text:p>
          </table:table-cell>
          <table:table-cell office:value-type="float" office:value="0.909540239320416" calcext:value-type="float">
            <text:p>0,909540239320416</text:p>
          </table:table-cell>
          <table:table-cell office:value-type="float" office:value="0.913133596677559" calcext:value-type="float">
            <text:p>0,913133596677559</text:p>
          </table:table-cell>
        </table:table-row>
        <table:table-row table:style-name="ro1">
          <table:table-cell office:value-type="float" office:value="16.7" calcext:value-type="float">
            <text:p>16,7</text:p>
          </table:table-cell>
          <table:table-cell office:value-type="float" office:value="0.916769325347235" calcext:value-type="float">
            <text:p>0,916769325347235</text:p>
          </table:table-cell>
          <table:table-cell office:value-type="float" office:value="0.909494692612463" calcext:value-type="float">
            <text:p>0,909494692612463</text:p>
          </table:table-cell>
          <table:table-cell office:value-type="float" office:value="0.913132008979849" calcext:value-type="float">
            <text:p>0,913132008979849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0.916811944598053" calcext:value-type="float">
            <text:p>0,916811944598053</text:p>
          </table:table-cell>
          <table:table-cell office:value-type="float" office:value="0.909448839021238" calcext:value-type="float">
            <text:p>0,909448839021238</text:p>
          </table:table-cell>
          <table:table-cell office:value-type="float" office:value="0.913130391809646" calcext:value-type="float">
            <text:p>0,913130391809646</text:p>
          </table:table-cell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0.916854811670615" calcext:value-type="float">
            <text:p>0,916854811670615</text:p>
          </table:table-cell>
          <table:table-cell office:value-type="float" office:value="0.909402677912195" calcext:value-type="float">
            <text:p>0,909402677912195</text:p>
          </table:table-cell>
          <table:table-cell office:value-type="float" office:value="0.913128744791405" calcext:value-type="float">
            <text:p>0,9131287447914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16897926447713" calcext:value-type="float">
            <text:p>0,916897926447713</text:p>
          </table:table-cell>
          <table:table-cell office:value-type="float" office:value="0.909356208645886" calcext:value-type="float">
            <text:p>0,909356208645886</text:p>
          </table:table-cell>
          <table:table-cell office:value-type="float" office:value="0.9131270675468" calcext:value-type="float">
            <text:p>0,9131270675468</text:p>
          </table:table-cell>
        </table:table-row>
        <table:table-row table:style-name="ro1">
          <table:table-cell office:value-type="float" office:value="17.1" calcext:value-type="float">
            <text:p>17,1</text:p>
          </table:table-cell>
          <table:table-cell office:value-type="float" office:value="0.916941288811476" calcext:value-type="float">
            <text:p>0,916941288811476</text:p>
          </table:table-cell>
          <table:table-cell office:value-type="float" office:value="0.909309430577935" calcext:value-type="float">
            <text:p>0,909309430577935</text:p>
          </table:table-cell>
          <table:table-cell office:value-type="float" office:value="0.913125359694705" calcext:value-type="float">
            <text:p>0,913125359694705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0.916984898643366" calcext:value-type="float">
            <text:p>0,916984898643366</text:p>
          </table:table-cell>
          <table:table-cell office:value-type="float" office:value="0.909262343059018" calcext:value-type="float">
            <text:p>0,909262343059018</text:p>
          </table:table-cell>
          <table:table-cell office:value-type="float" office:value="0.913123620851192" calcext:value-type="float">
            <text:p>0,913123620851192</text:p>
          </table:table-cell>
        </table:table-row>
        <table:table-row table:style-name="ro1">
          <table:table-cell office:value-type="float" office:value="17.3" calcext:value-type="float">
            <text:p>17,3</text:p>
          </table:table-cell>
          <table:table-cell office:value-type="float" office:value="0.917028755824179" calcext:value-type="float">
            <text:p>0,917028755824179</text:p>
          </table:table-cell>
          <table:table-cell office:value-type="float" office:value="0.909214945434839" calcext:value-type="float">
            <text:p>0,909214945434839</text:p>
          </table:table-cell>
          <table:table-cell office:value-type="float" office:value="0.913121850629509" calcext:value-type="float">
            <text:p>0,913121850629509</text:p>
          </table:table-cell>
        </table:table-row>
        <table:table-row table:style-name="ro1">
          <table:table-cell office:value-type="float" office:value="17.4" calcext:value-type="float">
            <text:p>17,4</text:p>
          </table:table-cell>
          <table:table-cell office:value-type="float" office:value="0.917072860234052" calcext:value-type="float">
            <text:p>0,917072860234052</text:p>
          </table:table-cell>
          <table:table-cell office:value-type="float" office:value="0.909167237046109" calcext:value-type="float">
            <text:p>0,909167237046109</text:p>
          </table:table-cell>
          <table:table-cell office:value-type="float" office:value="0.913120048640081" calcext:value-type="float">
            <text:p>0,913120048640081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0.917117211752454" calcext:value-type="float">
            <text:p>0,917117211752454</text:p>
          </table:table-cell>
          <table:table-cell office:value-type="float" office:value="0.909119217228522" calcext:value-type="float">
            <text:p>0,909119217228522</text:p>
          </table:table-cell>
          <table:table-cell office:value-type="float" office:value="0.913118214490488" calcext:value-type="float">
            <text:p>0,913118214490488</text:p>
          </table:table-cell>
        </table:table-row>
        <table:table-row table:style-name="ro1">
          <table:table-cell office:value-type="float" office:value="17.6" calcext:value-type="float">
            <text:p>17,6</text:p>
          </table:table-cell>
          <table:table-cell office:value-type="float" office:value="0.917161810258193" calcext:value-type="float">
            <text:p>0,917161810258193</text:p>
          </table:table-cell>
          <table:table-cell office:value-type="float" office:value="0.909070885312735" calcext:value-type="float">
            <text:p>0,909070885312735</text:p>
          </table:table-cell>
          <table:table-cell office:value-type="float" office:value="0.913116347785464" calcext:value-type="float">
            <text:p>0,913116347785464</text:p>
          </table:table-cell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0.917206655629415" calcext:value-type="float">
            <text:p>0,917206655629415</text:p>
          </table:table-cell>
          <table:table-cell office:value-type="float" office:value="0.90902224062434" calcext:value-type="float">
            <text:p>0,90902224062434</text:p>
          </table:table-cell>
          <table:table-cell office:value-type="float" office:value="0.913114448126877" calcext:value-type="float">
            <text:p>0,913114448126877</text:p>
          </table:table-cell>
        </table:table-row>
        <table:table-row table:style-name="ro1">
          <table:table-cell office:value-type="float" office:value="17.8" calcext:value-type="float">
            <text:p>17,8</text:p>
          </table:table-cell>
          <table:table-cell office:value-type="float" office:value="0.917251747743602" calcext:value-type="float">
            <text:p>0,917251747743602</text:p>
          </table:table-cell>
          <table:table-cell office:value-type="float" office:value="0.908973282483845" calcext:value-type="float">
            <text:p>0,908973282483845</text:p>
          </table:table-cell>
          <table:table-cell office:value-type="float" office:value="0.913112515113723" calcext:value-type="float">
            <text:p>0,913112515113723</text:p>
          </table:table-cell>
        </table:table-row>
        <table:table-row table:style-name="ro1">
          <table:table-cell office:value-type="float" office:value="17.9" calcext:value-type="float">
            <text:p>17,9</text:p>
          </table:table-cell>
          <table:table-cell office:value-type="float" office:value="0.917297086477577" calcext:value-type="float">
            <text:p>0,917297086477577</text:p>
          </table:table-cell>
          <table:table-cell office:value-type="float" office:value="0.908924010206647" calcext:value-type="float">
            <text:p>0,908924010206647</text:p>
          </table:table-cell>
          <table:table-cell office:value-type="float" office:value="0.913110548342112" calcext:value-type="float">
            <text:p>0,9131105483421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17342671707501" calcext:value-type="float">
            <text:p>0,917342671707501</text:p>
          </table:table-cell>
          <table:table-cell office:value-type="float" office:value="0.908874423103011" calcext:value-type="float">
            <text:p>0,908874423103011</text:p>
          </table:table-cell>
          <table:table-cell office:value-type="float" office:value="0.913108547405256" calcext:value-type="float">
            <text:p>0,913108547405256</text:p>
          </table:table-cell>
        </table:table-row>
        <table:table-row table:style-name="ro1">
          <table:table-cell office:value-type="float" office:value="18.1" calcext:value-type="float">
            <text:p>18,1</text:p>
          </table:table-cell>
          <table:table-cell office:value-type="float" office:value="0.917388503308875" calcext:value-type="float">
            <text:p>0,917388503308875</text:p>
          </table:table-cell>
          <table:table-cell office:value-type="float" office:value="0.908824520478044" calcext:value-type="float">
            <text:p>0,908824520478044</text:p>
          </table:table-cell>
          <table:table-cell office:value-type="float" office:value="0.91310651189346" calcext:value-type="float">
            <text:p>0,91310651189346</text:p>
          </table:table-cell>
        </table:table-row>
        <table:table-row table:style-name="ro1">
          <table:table-cell office:value-type="float" office:value="18.2" calcext:value-type="float">
            <text:p>18,2</text:p>
          </table:table-cell>
          <table:table-cell office:value-type="float" office:value="0.917434581156542" calcext:value-type="float">
            <text:p>0,917434581156542</text:p>
          </table:table-cell>
          <table:table-cell office:value-type="float" office:value="0.908774301631674" calcext:value-type="float">
            <text:p>0,908774301631674</text:p>
          </table:table-cell>
          <table:table-cell office:value-type="float" office:value="0.913104441394108" calcext:value-type="float">
            <text:p>0,913104441394108</text:p>
          </table:table-cell>
        </table:table-row>
        <table:table-row table:style-name="ro1">
          <table:table-cell office:value-type="float" office:value="18.3" calcext:value-type="float">
            <text:p>18,3</text:p>
          </table:table-cell>
          <table:table-cell office:value-type="float" office:value="0.917480905124681" calcext:value-type="float">
            <text:p>0,917480905124681</text:p>
          </table:table-cell>
          <table:table-cell office:value-type="float" office:value="0.908723765858621" calcext:value-type="float">
            <text:p>0,908723765858621</text:p>
          </table:table-cell>
          <table:table-cell office:value-type="float" office:value="0.913102335491651" calcext:value-type="float">
            <text:p>0,913102335491651</text:p>
          </table:table-cell>
        </table:table-row>
        <table:table-row table:style-name="ro1">
          <table:table-cell office:value-type="float" office:value="18.4" calcext:value-type="float">
            <text:p>18,4</text:p>
          </table:table-cell>
          <table:table-cell office:value-type="float" office:value="0.917527475086818" calcext:value-type="float">
            <text:p>0,917527475086818</text:p>
          </table:table-cell>
          <table:table-cell office:value-type="float" office:value="0.908672912448376" calcext:value-type="float">
            <text:p>0,908672912448376</text:p>
          </table:table-cell>
          <table:table-cell office:value-type="float" office:value="0.913100193767597" calcext:value-type="float">
            <text:p>0,913100193767597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0.917574290915817" calcext:value-type="float">
            <text:p>0,917574290915817</text:p>
          </table:table-cell>
          <table:table-cell office:value-type="float" office:value="0.908621740685173" calcext:value-type="float">
            <text:p>0,908621740685173</text:p>
          </table:table-cell>
          <table:table-cell office:value-type="float" office:value="0.913098015800495" calcext:value-type="float">
            <text:p>0,913098015800495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office:value-type="float" office:value="0.917621352483886" calcext:value-type="float">
            <text:p>0,917621352483886</text:p>
          </table:table-cell>
          <table:table-cell office:value-type="float" office:value="0.908570249847969" calcext:value-type="float">
            <text:p>0,908570249847969</text:p>
          </table:table-cell>
          <table:table-cell office:value-type="float" office:value="0.913095801165928" calcext:value-type="float">
            <text:p>0,913095801165928</text:p>
          </table:table-cell>
        </table:table-row>
        <table:table-row table:style-name="ro1">
          <table:table-cell office:value-type="float" office:value="18.7" calcext:value-type="float">
            <text:p>18,7</text:p>
          </table:table-cell>
          <table:table-cell office:value-type="float" office:value="0.917668659662576" calcext:value-type="float">
            <text:p>0,917668659662576</text:p>
          </table:table-cell>
          <table:table-cell office:value-type="float" office:value="0.908518439210413" calcext:value-type="float">
            <text:p>0,908518439210413</text:p>
          </table:table-cell>
          <table:table-cell office:value-type="float" office:value="0.913093549436494" calcext:value-type="float">
            <text:p>0,913093549436494</text:p>
          </table:table-cell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0.917716212322781" calcext:value-type="float">
            <text:p>0,917716212322781</text:p>
          </table:table-cell>
          <table:table-cell office:value-type="float" office:value="0.908466308040824" calcext:value-type="float">
            <text:p>0,908466308040824</text:p>
          </table:table-cell>
          <table:table-cell office:value-type="float" office:value="0.913091260181802" calcext:value-type="float">
            <text:p>0,913091260181802</text:p>
          </table:table-cell>
        </table:table-row>
        <table:table-row table:style-name="ro1">
          <table:table-cell office:value-type="float" office:value="18.9" calcext:value-type="float">
            <text:p>18,9</text:p>
          </table:table-cell>
          <table:table-cell office:value-type="float" office:value="0.917764010334739" calcext:value-type="float">
            <text:p>0,917764010334739</text:p>
          </table:table-cell>
          <table:table-cell office:value-type="float" office:value="0.908413855602165" calcext:value-type="float">
            <text:p>0,908413855602165</text:p>
          </table:table-cell>
          <table:table-cell office:value-type="float" office:value="0.913088932968452" calcext:value-type="float">
            <text:p>0,9130889329684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17812053568033" calcext:value-type="float">
            <text:p>0,917812053568033</text:p>
          </table:table-cell>
          <table:table-cell office:value-type="float" office:value="0.908361081152017" calcext:value-type="float">
            <text:p>0,908361081152017</text:p>
          </table:table-cell>
          <table:table-cell office:value-type="float" office:value="0.913086567360025" calcext:value-type="float">
            <text:p>0,913086567360025</text:p>
          </table:table-cell>
        </table:table-row>
        <table:table-row table:style-name="ro1">
          <table:table-cell office:value-type="float" office:value="19.1" calcext:value-type="float">
            <text:p>19,1</text:p>
          </table:table-cell>
          <table:table-cell office:value-type="float" office:value="0.917860341891591" calcext:value-type="float">
            <text:p>0,917860341891591</text:p>
          </table:table-cell>
          <table:table-cell office:value-type="float" office:value="0.908307983942552" calcext:value-type="float">
            <text:p>0,908307983942552</text:p>
          </table:table-cell>
          <table:table-cell office:value-type="float" office:value="0.913084162917071" calcext:value-type="float">
            <text:p>0,913084162917071</text:p>
          </table:table-cell>
        </table:table-row>
        <table:table-row table:style-name="ro1">
          <table:table-cell office:value-type="float" office:value="19.2" calcext:value-type="float">
            <text:p>19,2</text:p>
          </table:table-cell>
          <table:table-cell office:value-type="float" office:value="0.917908875173688" calcext:value-type="float">
            <text:p>0,917908875173688</text:p>
          </table:table-cell>
          <table:table-cell office:value-type="float" office:value="0.908254563220505" calcext:value-type="float">
            <text:p>0,908254563220505</text:p>
          </table:table-cell>
          <table:table-cell office:value-type="float" office:value="0.913081719197096" calcext:value-type="float">
            <text:p>0,913081719197096</text:p>
          </table:table-cell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0.917957653281941" calcext:value-type="float">
            <text:p>0,917957653281941</text:p>
          </table:table-cell>
          <table:table-cell office:value-type="float" office:value="0.908200818227153" calcext:value-type="float">
            <text:p>0,908200818227153</text:p>
          </table:table-cell>
          <table:table-cell office:value-type="float" office:value="0.913079235754547" calcext:value-type="float">
            <text:p>0,913079235754547</text:p>
          </table:table-cell>
        </table:table-row>
        <table:table-row table:style-name="ro1">
          <table:table-cell office:value-type="float" office:value="19.4" calcext:value-type="float">
            <text:p>19,4</text:p>
          </table:table-cell>
          <table:table-cell office:value-type="float" office:value="0.91800667608332" calcext:value-type="float">
            <text:p>0,91800667608332</text:p>
          </table:table-cell>
          <table:table-cell office:value-type="float" office:value="0.908146748198283" calcext:value-type="float">
            <text:p>0,908146748198283</text:p>
          </table:table-cell>
          <table:table-cell office:value-type="float" office:value="0.913076712140801" calcext:value-type="float">
            <text:p>0,913076712140801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0.918055943444137" calcext:value-type="float">
            <text:p>0,918055943444137</text:p>
          </table:table-cell>
          <table:table-cell office:value-type="float" office:value="0.908092352364168" calcext:value-type="float">
            <text:p>0,908092352364168</text:p>
          </table:table-cell>
          <table:table-cell office:value-type="float" office:value="0.913074147904152" calcext:value-type="float">
            <text:p>0,913074147904152</text:p>
          </table:table-cell>
        </table:table-row>
        <table:table-row table:style-name="ro1">
          <table:table-cell office:value-type="float" office:value="19.6" calcext:value-type="float">
            <text:p>19,6</text:p>
          </table:table-cell>
          <table:table-cell office:value-type="float" office:value="0.918105455230055" calcext:value-type="float">
            <text:p>0,918105455230055</text:p>
          </table:table-cell>
          <table:table-cell office:value-type="float" office:value="0.908037629949536" calcext:value-type="float">
            <text:p>0,908037629949536</text:p>
          </table:table-cell>
          <table:table-cell office:value-type="float" office:value="0.913071542589795" calcext:value-type="float">
            <text:p>0,913071542589795</text:p>
          </table:table-cell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0.918155211306084" calcext:value-type="float">
            <text:p>0,918155211306084</text:p>
          </table:table-cell>
          <table:table-cell office:value-type="float" office:value="0.907982580173547" calcext:value-type="float">
            <text:p>0,907982580173547</text:p>
          </table:table-cell>
          <table:table-cell office:value-type="float" office:value="0.913068895739815" calcext:value-type="float">
            <text:p>0,913068895739815</text:p>
          </table:table-cell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0.918205211536584" calcext:value-type="float">
            <text:p>0,918205211536584</text:p>
          </table:table-cell>
          <table:table-cell office:value-type="float" office:value="0.907927202249764" calcext:value-type="float">
            <text:p>0,907927202249764</text:p>
          </table:table-cell>
          <table:table-cell office:value-type="float" office:value="0.913066206893174" calcext:value-type="float">
            <text:p>0,913066206893174</text:p>
          </table:table-cell>
        </table:table-row>
        <table:table-row table:style-name="ro1">
          <table:table-cell office:value-type="float" office:value="19.9" calcext:value-type="float">
            <text:p>19,9</text:p>
          </table:table-cell>
          <table:table-cell office:value-type="float" office:value="0.918255455785265" calcext:value-type="float">
            <text:p>0,918255455785265</text:p>
          </table:table-cell>
          <table:table-cell office:value-type="float" office:value="0.907871495386123" calcext:value-type="float">
            <text:p>0,907871495386123</text:p>
          </table:table-cell>
          <table:table-cell office:value-type="float" office:value="0.913063475585694" calcext:value-type="float">
            <text:p>0,9130634755856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18305943915187" calcext:value-type="float">
            <text:p>0,918305943915187</text:p>
          </table:table-cell>
          <table:table-cell office:value-type="float" office:value="0.907815458784905" calcext:value-type="float">
            <text:p>0,907815458784905</text:p>
          </table:table-cell>
          <table:table-cell office:value-type="float" office:value="0.913060701350046" calcext:value-type="float">
            <text:p>0,913060701350046</text:p>
          </table:table-cell>
        </table:table-row>
        <table:table-row table:style-name="ro1">
          <table:table-cell office:value-type="float" office:value="20.1" calcext:value-type="float">
            <text:p>20,1</text:p>
          </table:table-cell>
          <table:table-cell office:value-type="float" office:value="0.918356675788759" calcext:value-type="float">
            <text:p>0,918356675788759</text:p>
          </table:table-cell>
          <table:table-cell office:value-type="float" office:value="0.907759091642712" calcext:value-type="float">
            <text:p>0,907759091642712</text:p>
          </table:table-cell>
          <table:table-cell office:value-type="float" office:value="0.913057883715736" calcext:value-type="float">
            <text:p>0,913057883715736</text:p>
          </table:table-cell>
        </table:table-row>
        <table:table-row table:style-name="ro1">
          <table:table-cell office:value-type="float" office:value="20.2" calcext:value-type="float">
            <text:p>20,2</text:p>
          </table:table-cell>
          <table:table-cell office:value-type="float" office:value="0.918407651267744" calcext:value-type="float">
            <text:p>0,918407651267744</text:p>
          </table:table-cell>
          <table:table-cell office:value-type="float" office:value="0.907702393150433" calcext:value-type="float">
            <text:p>0,907702393150433</text:p>
          </table:table-cell>
          <table:table-cell office:value-type="float" office:value="0.913055022209088" calcext:value-type="float">
            <text:p>0,913055022209088</text:p>
          </table:table-cell>
        </table:table-row>
        <table:table-row table:style-name="ro1">
          <table:table-cell office:value-type="float" office:value="20.3" calcext:value-type="float">
            <text:p>20,3</text:p>
          </table:table-cell>
          <table:table-cell office:value-type="float" office:value="0.918458870213254" calcext:value-type="float">
            <text:p>0,918458870213254</text:p>
          </table:table-cell>
          <table:table-cell office:value-type="float" office:value="0.907645362493217" calcext:value-type="float">
            <text:p>0,907645362493217</text:p>
          </table:table-cell>
          <table:table-cell office:value-type="float" office:value="0.913052116353236" calcext:value-type="float">
            <text:p>0,913052116353236</text:p>
          </table:table-cell>
        </table:table-row>
        <table:table-row table:style-name="ro1">
          <table:table-cell office:value-type="float" office:value="20.4" calcext:value-type="float">
            <text:p>20,4</text:p>
          </table:table-cell>
          <table:table-cell office:value-type="float" office:value="0.918510332485756" calcext:value-type="float">
            <text:p>0,918510332485756</text:p>
          </table:table-cell>
          <table:table-cell office:value-type="float" office:value="0.907587998850444" calcext:value-type="float">
            <text:p>0,907587998850444</text:p>
          </table:table-cell>
          <table:table-cell office:value-type="float" office:value="0.9130491656681" calcext:value-type="float">
            <text:p>0,9130491656681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0.918562037945071" calcext:value-type="float">
            <text:p>0,918562037945071</text:p>
          </table:table-cell>
          <table:table-cell office:value-type="float" office:value="0.907530301395697" calcext:value-type="float">
            <text:p>0,907530301395697</text:p>
          </table:table-cell>
          <table:table-cell office:value-type="float" office:value="0.913046169670384" calcext:value-type="float">
            <text:p>0,913046169670384</text:p>
          </table:table-cell>
        </table:table-row>
        <table:table-row table:style-name="ro1">
          <table:table-cell office:value-type="float" office:value="20.6" calcext:value-type="float">
            <text:p>20,6</text:p>
          </table:table-cell>
          <table:table-cell office:value-type="float" office:value="0.91861398645037" calcext:value-type="float">
            <text:p>0,91861398645037</text:p>
          </table:table-cell>
          <table:table-cell office:value-type="float" office:value="0.90747226929673" calcext:value-type="float">
            <text:p>0,90747226929673</text:p>
          </table:table-cell>
          <table:table-cell office:value-type="float" office:value="0.91304312787355" calcext:value-type="float">
            <text:p>0,91304312787355</text:p>
          </table:table-cell>
        </table:table-row>
        <table:table-row table:style-name="ro1">
          <table:table-cell office:value-type="float" office:value="20.7" calcext:value-type="float">
            <text:p>20,7</text:p>
          </table:table-cell>
          <table:table-cell office:value-type="float" office:value="0.91866617786018" calcext:value-type="float">
            <text:p>0,91866617786018</text:p>
          </table:table-cell>
          <table:table-cell office:value-type="float" office:value="0.907413901715439" calcext:value-type="float">
            <text:p>0,907413901715439</text:p>
          </table:table-cell>
          <table:table-cell office:value-type="float" office:value="0.91304003978781" calcext:value-type="float">
            <text:p>0,91304003978781</text:p>
          </table:table-cell>
        </table:table-row>
        <table:table-row table:style-name="ro1">
          <table:table-cell office:value-type="float" office:value="20.8" calcext:value-type="float">
            <text:p>20,8</text:p>
          </table:table-cell>
          <table:table-cell office:value-type="float" office:value="0.918718612032385" calcext:value-type="float">
            <text:p>0,918718612032385</text:p>
          </table:table-cell>
          <table:table-cell office:value-type="float" office:value="0.907355197807831" calcext:value-type="float">
            <text:p>0,907355197807831</text:p>
          </table:table-cell>
          <table:table-cell office:value-type="float" office:value="0.913036904920109" calcext:value-type="float">
            <text:p>0,913036904920109</text:p>
          </table:table-cell>
        </table:table-row>
        <table:table-row table:style-name="ro1">
          <table:table-cell office:value-type="float" office:value="20.9" calcext:value-type="float">
            <text:p>20,9</text:p>
          </table:table-cell>
          <table:table-cell office:value-type="float" office:value="0.918771288824222" calcext:value-type="float">
            <text:p>0,918771288824222</text:p>
          </table:table-cell>
          <table:table-cell office:value-type="float" office:value="0.907296156723998" calcext:value-type="float">
            <text:p>0,907296156723998</text:p>
          </table:table-cell>
          <table:table-cell office:value-type="float" office:value="0.91303372277411" calcext:value-type="float">
            <text:p>0,913033722774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18824208092284" calcext:value-type="float">
            <text:p>0,918824208092284</text:p>
          </table:table-cell>
          <table:table-cell office:value-type="float" office:value="0.90723677760808" calcext:value-type="float">
            <text:p>0,90723677760808</text:p>
          </table:table-cell>
          <table:table-cell office:value-type="float" office:value="0.913030492850182" calcext:value-type="float">
            <text:p>0,913030492850182</text:p>
          </table:table-cell>
        </table:table-row>
        <table:table-row table:style-name="ro1">
          <table:table-cell office:value-type="float" office:value="21.1" calcext:value-type="float">
            <text:p>21,1</text:p>
          </table:table-cell>
          <table:table-cell office:value-type="float" office:value="0.918877369692522" calcext:value-type="float">
            <text:p>0,918877369692522</text:p>
          </table:table-cell>
          <table:table-cell office:value-type="float" office:value="0.907177059598236" calcext:value-type="float">
            <text:p>0,907177059598236</text:p>
          </table:table-cell>
          <table:table-cell office:value-type="float" office:value="0.913027214645379" calcext:value-type="float">
            <text:p>0,913027214645379</text:p>
          </table:table-cell>
        </table:table-row>
        <table:table-row table:style-name="ro1">
          <table:table-cell office:value-type="float" office:value="21.2" calcext:value-type="float">
            <text:p>21,2</text:p>
          </table:table-cell>
          <table:table-cell office:value-type="float" office:value="0.918930773480242" calcext:value-type="float">
            <text:p>0,918930773480242</text:p>
          </table:table-cell>
          <table:table-cell office:value-type="float" office:value="0.907117001826616" calcext:value-type="float">
            <text:p>0,907117001826616</text:p>
          </table:table-cell>
          <table:table-cell office:value-type="float" office:value="0.913023887653429" calcext:value-type="float">
            <text:p>0,913023887653429</text:p>
          </table:table-cell>
        </table:table-row>
        <table:table-row table:style-name="ro1">
          <table:table-cell office:value-type="float" office:value="21.3" calcext:value-type="float">
            <text:p>21,3</text:p>
          </table:table-cell>
          <table:table-cell office:value-type="float" office:value="0.918984419310111" calcext:value-type="float">
            <text:p>0,918984419310111</text:p>
          </table:table-cell>
          <table:table-cell office:value-type="float" office:value="0.90705660341933" calcext:value-type="float">
            <text:p>0,90705660341933</text:p>
          </table:table-cell>
          <table:table-cell office:value-type="float" office:value="0.91302051136472" calcext:value-type="float">
            <text:p>0,91302051136472</text:p>
          </table:table-cell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0.919038307036153" calcext:value-type="float">
            <text:p>0,919038307036153</text:p>
          </table:table-cell>
          <table:table-cell office:value-type="float" office:value="0.906995863496406" calcext:value-type="float">
            <text:p>0,906995863496406</text:p>
          </table:table-cell>
          <table:table-cell office:value-type="float" office:value="0.913017085266279" calcext:value-type="float">
            <text:p>0,913017085266279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0.919092436511748" calcext:value-type="float">
            <text:p>0,919092436511748</text:p>
          </table:table-cell>
          <table:table-cell office:value-type="float" office:value="0.906934781171774" calcext:value-type="float">
            <text:p>0,906934781171774</text:p>
          </table:table-cell>
          <table:table-cell office:value-type="float" office:value="0.913013608841761" calcext:value-type="float">
            <text:p>0,913013608841761</text:p>
          </table:table-cell>
        </table:table-row>
        <table:table-row table:style-name="ro1">
          <table:table-cell office:value-type="float" office:value="21.6" calcext:value-type="float">
            <text:p>21,6</text:p>
          </table:table-cell>
          <table:table-cell office:value-type="float" office:value="0.919146807589641" calcext:value-type="float">
            <text:p>0,919146807589641</text:p>
          </table:table-cell>
          <table:table-cell office:value-type="float" office:value="0.906873355553221" calcext:value-type="float">
            <text:p>0,906873355553221</text:p>
          </table:table-cell>
          <table:table-cell office:value-type="float" office:value="0.913010081571431" calcext:value-type="float">
            <text:p>0,913010081571431</text:p>
          </table:table-cell>
        </table:table-row>
        <table:table-row table:style-name="ro1">
          <table:table-cell office:value-type="float" office:value="21.7" calcext:value-type="float">
            <text:p>21,7</text:p>
          </table:table-cell>
          <table:table-cell office:value-type="float" office:value="0.919201420121934" calcext:value-type="float">
            <text:p>0,919201420121934</text:p>
          </table:table-cell>
          <table:table-cell office:value-type="float" office:value="0.906811585742364" calcext:value-type="float">
            <text:p>0,906811585742364</text:p>
          </table:table-cell>
          <table:table-cell office:value-type="float" office:value="0.913006502932149" calcext:value-type="float">
            <text:p>0,913006502932149</text:p>
          </table:table-cell>
        </table:table-row>
        <table:table-row table:style-name="ro1">
          <table:table-cell office:value-type="float" office:value="21.8" calcext:value-type="float">
            <text:p>21,8</text:p>
          </table:table-cell>
          <table:table-cell office:value-type="float" office:value="0.919256273960089" calcext:value-type="float">
            <text:p>0,919256273960089</text:p>
          </table:table-cell>
          <table:table-cell office:value-type="float" office:value="0.906749470834617" calcext:value-type="float">
            <text:p>0,906749470834617</text:p>
          </table:table-cell>
          <table:table-cell office:value-type="float" office:value="0.913002872397353" calcext:value-type="float">
            <text:p>0,913002872397353</text:p>
          </table:table-cell>
        </table:table-row>
        <table:table-row table:style-name="ro1">
          <table:table-cell office:value-type="float" office:value="21.9" calcext:value-type="float">
            <text:p>21,9</text:p>
          </table:table-cell>
          <table:table-cell office:value-type="float" office:value="0.919311368954933" calcext:value-type="float">
            <text:p>0,919311368954933</text:p>
          </table:table-cell>
          <table:table-cell office:value-type="float" office:value="0.906687009919156" calcext:value-type="float">
            <text:p>0,906687009919156</text:p>
          </table:table-cell>
          <table:table-cell office:value-type="float" office:value="0.912999189437044" calcext:value-type="float">
            <text:p>0,9129991894370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19366704956651" calcext:value-type="float">
            <text:p>0,919366704956651</text:p>
          </table:table-cell>
          <table:table-cell office:value-type="float" office:value="0.90662420207889" calcext:value-type="float">
            <text:p>0,90662420207889</text:p>
          </table:table-cell>
          <table:table-cell office:value-type="float" office:value="0.91299545351777" calcext:value-type="float">
            <text:p>0,91299545351777</text:p>
          </table:table-cell>
        </table:table-row>
        <table:table-row table:style-name="ro1">
          <table:table-cell office:value-type="float" office:value="22.1" calcext:value-type="float">
            <text:p>22,1</text:p>
          </table:table-cell>
          <table:table-cell office:value-type="float" office:value="0.919422281814794" calcext:value-type="float">
            <text:p>0,919422281814794</text:p>
          </table:table-cell>
          <table:table-cell office:value-type="float" office:value="0.906561046390421" calcext:value-type="float">
            <text:p>0,906561046390421</text:p>
          </table:table-cell>
          <table:table-cell office:value-type="float" office:value="0.912991664102607" calcext:value-type="float">
            <text:p>0,912991664102607</text:p>
          </table:table-cell>
        </table:table-row>
        <table:table-row table:style-name="ro1">
          <table:table-cell office:value-type="float" office:value="22.2" calcext:value-type="float">
            <text:p>22,2</text:p>
          </table:table-cell>
          <table:table-cell office:value-type="float" office:value="0.919478099378273" calcext:value-type="float">
            <text:p>0,919478099378273</text:p>
          </table:table-cell>
          <table:table-cell office:value-type="float" office:value="0.906497541924015" calcext:value-type="float">
            <text:p>0,906497541924015</text:p>
          </table:table-cell>
          <table:table-cell office:value-type="float" office:value="0.912987820651144" calcext:value-type="float">
            <text:p>0,912987820651144</text:p>
          </table:table-cell>
        </table:table-row>
        <table:table-row table:style-name="ro1">
          <table:table-cell office:value-type="float" office:value="22.3" calcext:value-type="float">
            <text:p>22,3</text:p>
          </table:table-cell>
          <table:table-cell office:value-type="float" office:value="0.919534157495367" calcext:value-type="float">
            <text:p>0,919534157495367</text:p>
          </table:table-cell>
          <table:table-cell office:value-type="float" office:value="0.906433687743568" calcext:value-type="float">
            <text:p>0,906433687743568</text:p>
          </table:table-cell>
          <table:table-cell office:value-type="float" office:value="0.912983922619467" calcext:value-type="float">
            <text:p>0,912983922619467</text:p>
          </table:table-cell>
        </table:table-row>
        <table:table-row table:style-name="ro1">
          <table:table-cell office:value-type="float" office:value="22.4" calcext:value-type="float">
            <text:p>22,4</text:p>
          </table:table-cell>
          <table:table-cell office:value-type="float" office:value="0.919590456013715" calcext:value-type="float">
            <text:p>0,919590456013715</text:p>
          </table:table-cell>
          <table:table-cell office:value-type="float" office:value="0.906369482906568" calcext:value-type="float">
            <text:p>0,906369482906568</text:p>
          </table:table-cell>
          <table:table-cell office:value-type="float" office:value="0.912979969460142" calcext:value-type="float">
            <text:p>0,912979969460142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0.919646994780324" calcext:value-type="float">
            <text:p>0,919646994780324</text:p>
          </table:table-cell>
          <table:table-cell office:value-type="float" office:value="0.906304926464064" calcext:value-type="float">
            <text:p>0,906304926464064</text:p>
          </table:table-cell>
          <table:table-cell office:value-type="float" office:value="0.912975960622194" calcext:value-type="float">
            <text:p>0,912975960622194</text:p>
          </table:table-cell>
        </table:table-row>
        <table:table-row table:style-name="ro1">
          <table:table-cell office:value-type="float" office:value="22.6000000000001" calcext:value-type="float">
            <text:p>22,6000000000001</text:p>
          </table:table-cell>
          <table:table-cell office:value-type="float" office:value="0.919703773641567" calcext:value-type="float">
            <text:p>0,919703773641567</text:p>
          </table:table-cell>
          <table:table-cell office:value-type="float" office:value="0.906240017460627" calcext:value-type="float">
            <text:p>0,906240017460627</text:p>
          </table:table-cell>
          <table:table-cell office:value-type="float" office:value="0.912971895551097" calcext:value-type="float">
            <text:p>0,912971895551097</text:p>
          </table:table-cell>
        </table:table-row>
        <table:table-row table:style-name="ro1">
          <table:table-cell office:value-type="float" office:value="22.7000000000001" calcext:value-type="float">
            <text:p>22,7000000000001</text:p>
          </table:table-cell>
          <table:table-cell office:value-type="float" office:value="0.91976079244318" calcext:value-type="float">
            <text:p>0,91976079244318</text:p>
          </table:table-cell>
          <table:table-cell office:value-type="float" office:value="0.906174754934321" calcext:value-type="float">
            <text:p>0,906174754934321</text:p>
          </table:table-cell>
          <table:table-cell office:value-type="float" office:value="0.912967773688751" calcext:value-type="float">
            <text:p>0,912967773688751</text:p>
          </table:table-cell>
        </table:table-row>
        <table:table-row table:style-name="ro1">
          <table:table-cell office:value-type="float" office:value="22.8000000000001" calcext:value-type="float">
            <text:p>22,8000000000001</text:p>
          </table:table-cell>
          <table:table-cell office:value-type="float" office:value="0.91981805103027" calcext:value-type="float">
            <text:p>0,91981805103027</text:p>
          </table:table-cell>
          <table:table-cell office:value-type="float" office:value="0.906109137916661" calcext:value-type="float">
            <text:p>0,906109137916661</text:p>
          </table:table-cell>
          <table:table-cell office:value-type="float" office:value="0.912963594473466" calcext:value-type="float">
            <text:p>0,912963594473466</text:p>
          </table:table-cell>
        </table:table-row>
        <table:table-row table:style-name="ro1">
          <table:table-cell office:value-type="float" office:value="22.9000000000001" calcext:value-type="float">
            <text:p>22,9000000000001</text:p>
          </table:table-cell>
          <table:table-cell office:value-type="float" office:value="0.91987554924731" calcext:value-type="float">
            <text:p>0,91987554924731</text:p>
          </table:table-cell>
          <table:table-cell office:value-type="float" office:value="0.90604316543258" calcext:value-type="float">
            <text:p>0,90604316543258</text:p>
          </table:table-cell>
          <table:table-cell office:value-type="float" office:value="0.912959357339945" calcext:value-type="float">
            <text:p>0,912959357339945</text:p>
          </table:table-cell>
        </table:table-row>
        <table:table-row table:style-name="ro1">
          <table:table-cell office:value-type="float" office:value="23.0000000000001" calcext:value-type="float">
            <text:p>23,0000000000001</text:p>
          </table:table-cell>
          <table:table-cell office:value-type="float" office:value="0.91993328693814" calcext:value-type="float">
            <text:p>0,91993328693814</text:p>
          </table:table-cell>
          <table:table-cell office:value-type="float" office:value="0.905976836500393" calcext:value-type="float">
            <text:p>0,905976836500393</text:p>
          </table:table-cell>
          <table:table-cell office:value-type="float" office:value="0.912955061719266" calcext:value-type="float">
            <text:p>0,912955061719266</text:p>
          </table:table-cell>
        </table:table-row>
        <table:table-row table:style-name="ro1">
          <table:table-cell office:value-type="float" office:value="23.1000000000001" calcext:value-type="float">
            <text:p>23,1000000000001</text:p>
          </table:table-cell>
          <table:table-cell office:value-type="float" office:value="0.91999126394597" calcext:value-type="float">
            <text:p>0,91999126394597</text:p>
          </table:table-cell>
          <table:table-cell office:value-type="float" office:value="0.90591015013176" calcext:value-type="float">
            <text:p>0,90591015013176</text:p>
          </table:table-cell>
          <table:table-cell office:value-type="float" office:value="0.912950707038865" calcext:value-type="float">
            <text:p>0,912950707038865</text:p>
          </table:table-cell>
        </table:table-row>
        <table:table-row table:style-name="ro1">
          <table:table-cell office:value-type="float" office:value="23.2000000000001" calcext:value-type="float">
            <text:p>23,2000000000001</text:p>
          </table:table-cell>
          <table:table-cell office:value-type="float" office:value="0.92004948011338" calcext:value-type="float">
            <text:p>0,92004948011338</text:p>
          </table:table-cell>
          <table:table-cell office:value-type="float" office:value="0.905843105331651" calcext:value-type="float">
            <text:p>0,905843105331651</text:p>
          </table:table-cell>
          <table:table-cell office:value-type="float" office:value="0.912946292722515" calcext:value-type="float">
            <text:p>0,912946292722515</text:p>
          </table:table-cell>
        </table:table-row>
        <table:table-row table:style-name="ro1">
          <table:table-cell office:value-type="float" office:value="23.3000000000001" calcext:value-type="float">
            <text:p>23,3000000000001</text:p>
          </table:table-cell>
          <table:table-cell office:value-type="float" office:value="0.920107935282319" calcext:value-type="float">
            <text:p>0,920107935282319</text:p>
          </table:table-cell>
          <table:table-cell office:value-type="float" office:value="0.905775701098303" calcext:value-type="float">
            <text:p>0,905775701098303</text:p>
          </table:table-cell>
          <table:table-cell office:value-type="float" office:value="0.912941818190311" calcext:value-type="float">
            <text:p>0,912941818190311</text:p>
          </table:table-cell>
        </table:table-row>
        <table:table-row table:style-name="ro1">
          <table:table-cell office:value-type="float" office:value="23.4000000000001" calcext:value-type="float">
            <text:p>23,4000000000001</text:p>
          </table:table-cell>
          <table:table-cell office:value-type="float" office:value="0.920166629294108" calcext:value-type="float">
            <text:p>0,920166629294108</text:p>
          </table:table-cell>
          <table:table-cell office:value-type="float" office:value="0.905707936423194" calcext:value-type="float">
            <text:p>0,905707936423194</text:p>
          </table:table-cell>
          <table:table-cell office:value-type="float" office:value="0.912937282858651" calcext:value-type="float">
            <text:p>0,912937282858651</text:p>
          </table:table-cell>
        </table:table-row>
        <table:table-row table:style-name="ro1">
          <table:table-cell office:value-type="float" office:value="23.5000000000001" calcext:value-type="float">
            <text:p>23,5000000000001</text:p>
          </table:table-cell>
          <table:table-cell office:value-type="float" office:value="0.920225561989438" calcext:value-type="float">
            <text:p>0,920225561989438</text:p>
          </table:table-cell>
          <table:table-cell office:value-type="float" office:value="0.905639810290993" calcext:value-type="float">
            <text:p>0,905639810290993</text:p>
          </table:table-cell>
          <table:table-cell office:value-type="float" office:value="0.912932686140215" calcext:value-type="float">
            <text:p>0,912932686140215</text:p>
          </table:table-cell>
        </table:table-row>
        <table:table-row table:style-name="ro1">
          <table:table-cell office:value-type="float" office:value="23.6000000000001" calcext:value-type="float">
            <text:p>23,6000000000001</text:p>
          </table:table-cell>
          <table:table-cell office:value-type="float" office:value="0.920284733208372" calcext:value-type="float">
            <text:p>0,920284733208372</text:p>
          </table:table-cell>
          <table:table-cell office:value-type="float" office:value="0.905571321679528" calcext:value-type="float">
            <text:p>0,905571321679528</text:p>
          </table:table-cell>
          <table:table-cell office:value-type="float" office:value="0.91292802744395" calcext:value-type="float">
            <text:p>0,91292802744395</text:p>
          </table:table-cell>
        </table:table-row>
        <table:table-row table:style-name="ro1">
          <table:table-cell office:value-type="float" office:value="23.7000000000001" calcext:value-type="float">
            <text:p>23,7000000000001</text:p>
          </table:table-cell>
          <table:table-cell office:value-type="float" office:value="0.920344142790347" calcext:value-type="float">
            <text:p>0,920344142790347</text:p>
          </table:table-cell>
          <table:table-cell office:value-type="float" office:value="0.905502469559749" calcext:value-type="float">
            <text:p>0,905502469559749</text:p>
          </table:table-cell>
          <table:table-cell office:value-type="float" office:value="0.912923306175048" calcext:value-type="float">
            <text:p>0,912923306175048</text:p>
          </table:table-cell>
        </table:table-row>
        <table:table-row table:style-name="ro1">
          <table:table-cell office:value-type="float" office:value="23.8000000000001" calcext:value-type="float">
            <text:p>23,8000000000001</text:p>
          </table:table-cell>
          <table:table-cell office:value-type="float" office:value="0.920403790574172" calcext:value-type="float">
            <text:p>0,920403790574172</text:p>
          </table:table-cell>
          <table:table-cell office:value-type="float" office:value="0.905433252895688" calcext:value-type="float">
            <text:p>0,905433252895688</text:p>
          </table:table-cell>
          <table:table-cell office:value-type="float" office:value="0.91291852173493" calcext:value-type="float">
            <text:p>0,91291852173493</text:p>
          </table:table-cell>
        </table:table-row>
        <table:table-row table:style-name="ro1">
          <table:table-cell office:value-type="float" office:value="23.9000000000001" calcext:value-type="float">
            <text:p>23,9000000000001</text:p>
          </table:table-cell>
          <table:table-cell office:value-type="float" office:value="0.920463676398031" calcext:value-type="float">
            <text:p>0,920463676398031</text:p>
          </table:table-cell>
          <table:table-cell office:value-type="float" office:value="0.905363670644417" calcext:value-type="float">
            <text:p>0,905363670644417</text:p>
          </table:table-cell>
          <table:table-cell office:value-type="float" office:value="0.912913673521224" calcext:value-type="float">
            <text:p>0,912913673521224</text:p>
          </table:table-cell>
        </table:table-row>
        <table:table-row table:style-name="ro1">
          <table:table-cell office:value-type="float" office:value="24.0000000000001" calcext:value-type="float">
            <text:p>24,0000000000001</text:p>
          </table:table-cell>
          <table:table-cell office:value-type="float" office:value="0.920523800099481" calcext:value-type="float">
            <text:p>0,920523800099481</text:p>
          </table:table-cell>
          <table:table-cell office:value-type="float" office:value="0.905293721756015" calcext:value-type="float">
            <text:p>0,905293721756015</text:p>
          </table:table-cell>
          <table:table-cell office:value-type="float" office:value="0.912908760927748" calcext:value-type="float">
            <text:p>0,912908760927748</text:p>
          </table:table-cell>
        </table:table-row>
        <table:table-row table:style-name="ro1">
          <table:table-cell office:value-type="float" office:value="24.1000000000001" calcext:value-type="float">
            <text:p>24,1000000000001</text:p>
          </table:table-cell>
          <table:table-cell office:value-type="float" office:value="0.920584161515456" calcext:value-type="float">
            <text:p>0,920584161515456</text:p>
          </table:table-cell>
          <table:table-cell office:value-type="float" office:value="0.90522340517352" calcext:value-type="float">
            <text:p>0,90522340517352</text:p>
          </table:table-cell>
          <table:table-cell office:value-type="float" office:value="0.912903783344488" calcext:value-type="float">
            <text:p>0,912903783344488</text:p>
          </table:table-cell>
        </table:table-row>
        <table:table-row table:style-name="ro1">
          <table:table-cell office:value-type="float" office:value="24.2000000000001" calcext:value-type="float">
            <text:p>24,2000000000001</text:p>
          </table:table-cell>
          <table:table-cell office:value-type="float" office:value="0.920644760482265" calcext:value-type="float">
            <text:p>0,920644760482265</text:p>
          </table:table-cell>
          <table:table-cell office:value-type="float" office:value="0.9051527198329" calcext:value-type="float">
            <text:p>0,9051527198329</text:p>
          </table:table-cell>
          <table:table-cell office:value-type="float" office:value="0.912898740157582" calcext:value-type="float">
            <text:p>0,912898740157582</text:p>
          </table:table-cell>
        </table:table-row>
        <table:table-row table:style-name="ro1">
          <table:table-cell office:value-type="float" office:value="24.3000000000001" calcext:value-type="float">
            <text:p>24,3000000000001</text:p>
          </table:table-cell>
          <table:table-cell office:value-type="float" office:value="0.920705596835591" calcext:value-type="float">
            <text:p>0,920705596835591</text:p>
          </table:table-cell>
          <table:table-cell office:value-type="float" office:value="0.905081664663002" calcext:value-type="float">
            <text:p>0,905081664663002</text:p>
          </table:table-cell>
          <table:table-cell office:value-type="float" office:value="0.912893630749297" calcext:value-type="float">
            <text:p>0,912893630749297</text:p>
          </table:table-cell>
        </table:table-row>
        <table:table-row table:style-name="ro1">
          <table:table-cell office:value-type="float" office:value="24.4000000000001" calcext:value-type="float">
            <text:p>24,4000000000001</text:p>
          </table:table-cell>
          <table:table-cell office:value-type="float" office:value="0.9207666704105" calcext:value-type="float">
            <text:p>0,9207666704105</text:p>
          </table:table-cell>
          <table:table-cell office:value-type="float" office:value="0.905010238585521" calcext:value-type="float">
            <text:p>0,905010238585521</text:p>
          </table:table-cell>
          <table:table-cell office:value-type="float" office:value="0.912888454498011" calcext:value-type="float">
            <text:p>0,912888454498011</text:p>
          </table:table-cell>
        </table:table-row>
        <table:table-row table:style-name="ro1">
          <table:table-cell office:value-type="float" office:value="24.5000000000001" calcext:value-type="float">
            <text:p>24,5000000000001</text:p>
          </table:table-cell>
          <table:table-cell office:value-type="float" office:value="0.920827981041431" calcext:value-type="float">
            <text:p>0,920827981041431</text:p>
          </table:table-cell>
          <table:table-cell office:value-type="float" office:value="0.904938440514949" calcext:value-type="float">
            <text:p>0,904938440514949</text:p>
          </table:table-cell>
          <table:table-cell office:value-type="float" office:value="0.91288321077819" calcext:value-type="float">
            <text:p>0,91288321077819</text:p>
          </table:table-cell>
        </table:table-row>
        <table:table-row table:style-name="ro1">
          <table:table-cell office:value-type="float" office:value="24.6000000000001" calcext:value-type="float">
            <text:p>24,6000000000001</text:p>
          </table:table-cell>
          <table:table-cell office:value-type="float" office:value="0.920889528562202" calcext:value-type="float">
            <text:p>0,920889528562202</text:p>
          </table:table-cell>
          <table:table-cell office:value-type="float" office:value="0.904866269358544" calcext:value-type="float">
            <text:p>0,904866269358544</text:p>
          </table:table-cell>
          <table:table-cell office:value-type="float" office:value="0.912877898960373" calcext:value-type="float">
            <text:p>0,912877898960373</text:p>
          </table:table-cell>
        </table:table-row>
        <table:table-row table:style-name="ro1">
          <table:table-cell office:value-type="float" office:value="24.7000000000001" calcext:value-type="float">
            <text:p>24,7000000000001</text:p>
          </table:table-cell>
          <table:table-cell office:value-type="float" office:value="0.920951312806012" calcext:value-type="float">
            <text:p>0,920951312806012</text:p>
          </table:table-cell>
          <table:table-cell office:value-type="float" office:value="0.904793724016282" calcext:value-type="float">
            <text:p>0,904793724016282</text:p>
          </table:table-cell>
          <table:table-cell office:value-type="float" office:value="0.912872518411147" calcext:value-type="float">
            <text:p>0,912872518411147</text:p>
          </table:table-cell>
        </table:table-row>
        <table:table-row table:style-name="ro1">
          <table:table-cell office:value-type="float" office:value="24.8000000000001" calcext:value-type="float">
            <text:p>24,8000000000001</text:p>
          </table:table-cell>
          <table:table-cell office:value-type="float" office:value="0.921013333605436" calcext:value-type="float">
            <text:p>0,921013333605436</text:p>
          </table:table-cell>
          <table:table-cell office:value-type="float" office:value="0.904720803380816" calcext:value-type="float">
            <text:p>0,904720803380816</text:p>
          </table:table-cell>
          <table:table-cell office:value-type="float" office:value="0.912867068493126" calcext:value-type="float">
            <text:p>0,912867068493126</text:p>
          </table:table-cell>
        </table:table-row>
        <table:table-row table:style-name="ro1">
          <table:table-cell office:value-type="float" office:value="24.9000000000001" calcext:value-type="float">
            <text:p>24,9000000000001</text:p>
          </table:table-cell>
          <table:table-cell office:value-type="float" office:value="0.921075590792436" calcext:value-type="float">
            <text:p>0,921075590792436</text:p>
          </table:table-cell>
          <table:table-cell office:value-type="float" office:value="0.904647506337438" calcext:value-type="float">
            <text:p>0,904647506337438</text:p>
          </table:table-cell>
          <table:table-cell office:value-type="float" office:value="0.912861548564937" calcext:value-type="float">
            <text:p>0,912861548564937</text:p>
          </table:table-cell>
        </table:table-row>
        <table:table-row table:style-name="ro1">
          <table:table-cell office:value-type="float" office:value="25.0000000000001" calcext:value-type="float">
            <text:p>25,0000000000001</text:p>
          </table:table-cell>
          <table:table-cell office:value-type="float" office:value="0.921138084198348" calcext:value-type="float">
            <text:p>0,921138084198348</text:p>
          </table:table-cell>
          <table:table-cell office:value-type="float" office:value="0.904573831764029" calcext:value-type="float">
            <text:p>0,904573831764029</text:p>
          </table:table-cell>
          <table:table-cell office:value-type="float" office:value="0.912855957981189" calcext:value-type="float">
            <text:p>0,912855957981189</text:p>
          </table:table-cell>
        </table:table-row>
        <table:table-row table:style-name="ro1">
          <table:table-cell office:value-type="float" office:value="25.1000000000001" calcext:value-type="float">
            <text:p>25,1000000000001</text:p>
          </table:table-cell>
          <table:table-cell office:value-type="float" office:value="0.921200813653892" calcext:value-type="float">
            <text:p>0,921200813653892</text:p>
          </table:table-cell>
          <table:table-cell office:value-type="float" office:value="0.904499778531024" calcext:value-type="float">
            <text:p>0,904499778531024</text:p>
          </table:table-cell>
          <table:table-cell office:value-type="float" office:value="0.912850296092458" calcext:value-type="float">
            <text:p>0,912850296092458</text:p>
          </table:table-cell>
        </table:table-row>
        <table:table-row table:style-name="ro1">
          <table:table-cell office:value-type="float" office:value="25.2000000000001" calcext:value-type="float">
            <text:p>25,2000000000001</text:p>
          </table:table-cell>
          <table:table-cell office:value-type="float" office:value="0.921263778989174" calcext:value-type="float">
            <text:p>0,921263778989174</text:p>
          </table:table-cell>
          <table:table-cell office:value-type="float" office:value="0.904425345501364" calcext:value-type="float">
            <text:p>0,904425345501364</text:p>
          </table:table-cell>
          <table:table-cell office:value-type="float" office:value="0.912844562245269" calcext:value-type="float">
            <text:p>0,912844562245269</text:p>
          </table:table-cell>
        </table:table-row>
        <table:table-row table:style-name="ro1">
          <table:table-cell office:value-type="float" office:value="25.3000000000001" calcext:value-type="float">
            <text:p>25,3000000000001</text:p>
          </table:table-cell>
          <table:table-cell office:value-type="float" office:value="0.921326980033678" calcext:value-type="float">
            <text:p>0,921326980033678</text:p>
          </table:table-cell>
          <table:table-cell office:value-type="float" office:value="0.904350531530451" calcext:value-type="float">
            <text:p>0,904350531530451</text:p>
          </table:table-cell>
          <table:table-cell office:value-type="float" office:value="0.912838755782064" calcext:value-type="float">
            <text:p>0,912838755782064</text:p>
          </table:table-cell>
        </table:table-row>
        <table:table-row table:style-name="ro1">
          <table:table-cell office:value-type="float" office:value="25.4000000000001" calcext:value-type="float">
            <text:p>25,4000000000001</text:p>
          </table:table-cell>
          <table:table-cell office:value-type="float" office:value="0.921390416616273" calcext:value-type="float">
            <text:p>0,921390416616273</text:p>
          </table:table-cell>
          <table:table-cell office:value-type="float" office:value="0.90427533546611" calcext:value-type="float">
            <text:p>0,90427533546611</text:p>
          </table:table-cell>
          <table:table-cell office:value-type="float" office:value="0.912832876041191" calcext:value-type="float">
            <text:p>0,912832876041191</text:p>
          </table:table-cell>
        </table:table-row>
        <table:table-row table:style-name="ro1">
          <table:table-cell office:value-type="float" office:value="25.5000000000001" calcext:value-type="float">
            <text:p>25,5000000000001</text:p>
          </table:table-cell>
          <table:table-cell office:value-type="float" office:value="0.921454088565214" calcext:value-type="float">
            <text:p>0,921454088565214</text:p>
          </table:table-cell>
          <table:table-cell office:value-type="float" office:value="0.904199756148541" calcext:value-type="float">
            <text:p>0,904199756148541</text:p>
          </table:table-cell>
          <table:table-cell office:value-type="float" office:value="0.912826922356878" calcext:value-type="float">
            <text:p>0,912826922356878</text:p>
          </table:table-cell>
        </table:table-row>
        <table:table-row table:style-name="ro1">
          <table:table-cell office:value-type="float" office:value="25.6000000000001" calcext:value-type="float">
            <text:p>25,6000000000001</text:p>
          </table:table-cell>
          <table:table-cell office:value-type="float" office:value="0.92151799570814" calcext:value-type="float">
            <text:p>0,92151799570814</text:p>
          </table:table-cell>
          <table:table-cell office:value-type="float" office:value="0.904123792410272" calcext:value-type="float">
            <text:p>0,904123792410272</text:p>
          </table:table-cell>
          <table:table-cell office:value-type="float" office:value="0.912820894059206" calcext:value-type="float">
            <text:p>0,912820894059206</text:p>
          </table:table-cell>
        </table:table-row>
        <table:table-row table:style-name="ro1">
          <table:table-cell office:value-type="float" office:value="25.7000000000001" calcext:value-type="float">
            <text:p>25,7000000000001</text:p>
          </table:table-cell>
          <table:table-cell office:value-type="float" office:value="0.921582137872075" calcext:value-type="float">
            <text:p>0,921582137872075</text:p>
          </table:table-cell>
          <table:table-cell office:value-type="float" office:value="0.90404744307612" calcext:value-type="float">
            <text:p>0,90404744307612</text:p>
          </table:table-cell>
          <table:table-cell office:value-type="float" office:value="0.912814790474097" calcext:value-type="float">
            <text:p>0,912814790474097</text:p>
          </table:table-cell>
        </table:table-row>
        <table:table-row table:style-name="ro1">
          <table:table-cell office:value-type="float" office:value="25.8000000000001" calcext:value-type="float">
            <text:p>25,8000000000001</text:p>
          </table:table-cell>
          <table:table-cell office:value-type="float" office:value="0.921646514883431" calcext:value-type="float">
            <text:p>0,921646514883431</text:p>
          </table:table-cell>
          <table:table-cell office:value-type="float" office:value="0.903970706963139" calcext:value-type="float">
            <text:p>0,903970706963139</text:p>
          </table:table-cell>
          <table:table-cell office:value-type="float" office:value="0.912808610923285" calcext:value-type="float">
            <text:p>0,912808610923285</text:p>
          </table:table-cell>
        </table:table-row>
        <table:table-row table:style-name="ro1">
          <table:table-cell office:value-type="float" office:value="25.9000000000001" calcext:value-type="float">
            <text:p>25,9000000000001</text:p>
          </table:table-cell>
          <table:table-cell office:value-type="float" office:value="0.921711126568004" calcext:value-type="float">
            <text:p>0,921711126568004</text:p>
          </table:table-cell>
          <table:table-cell office:value-type="float" office:value="0.903893582880579" calcext:value-type="float">
            <text:p>0,903893582880579</text:p>
          </table:table-cell>
          <table:table-cell office:value-type="float" office:value="0.912802354724292" calcext:value-type="float">
            <text:p>0,912802354724292</text:p>
          </table:table-cell>
        </table:table-row>
        <table:table-row table:style-name="ro1">
          <table:table-cell office:value-type="float" office:value="26.0000000000001" calcext:value-type="float">
            <text:p>26,0000000000001</text:p>
          </table:table-cell>
          <table:table-cell office:value-type="float" office:value="0.921775972750981" calcext:value-type="float">
            <text:p>0,921775972750981</text:p>
          </table:table-cell>
          <table:table-cell office:value-type="float" office:value="0.90381606962984" calcext:value-type="float">
            <text:p>0,90381606962984</text:p>
          </table:table-cell>
          <table:table-cell office:value-type="float" office:value="0.912796021190411" calcext:value-type="float">
            <text:p>0,912796021190411</text:p>
          </table:table-cell>
        </table:table-row>
        <table:table-row table:style-name="ro1">
          <table:table-cell office:value-type="float" office:value="26.1000000000001" calcext:value-type="float">
            <text:p>26,1000000000001</text:p>
          </table:table-cell>
          <table:table-cell office:value-type="float" office:value="0.921841053256936" calcext:value-type="float">
            <text:p>0,921841053256936</text:p>
          </table:table-cell>
          <table:table-cell office:value-type="float" office:value="0.90373816600442" calcext:value-type="float">
            <text:p>0,90373816600442</text:p>
          </table:table-cell>
          <table:table-cell office:value-type="float" office:value="0.912789609630678" calcext:value-type="float">
            <text:p>0,912789609630678</text:p>
          </table:table-cell>
        </table:table-row>
        <table:table-row table:style-name="ro1">
          <table:table-cell office:value-type="float" office:value="26.2000000000001" calcext:value-type="float">
            <text:p>26,2000000000001</text:p>
          </table:table-cell>
          <table:table-cell office:value-type="float" office:value="0.921906367909831" calcext:value-type="float">
            <text:p>0,921906367909831</text:p>
          </table:table-cell>
          <table:table-cell office:value-type="float" office:value="0.903659870789875" calcext:value-type="float">
            <text:p>0,903659870789875</text:p>
          </table:table-cell>
          <table:table-cell office:value-type="float" office:value="0.912783119349853" calcext:value-type="float">
            <text:p>0,912783119349853</text:p>
          </table:table-cell>
        </table:table-row>
        <table:table-row table:style-name="ro1">
          <table:table-cell office:value-type="float" office:value="26.3000000000001" calcext:value-type="float">
            <text:p>26,3000000000001</text:p>
          </table:table-cell>
          <table:table-cell office:value-type="float" office:value="0.921971916533018" calcext:value-type="float">
            <text:p>0,921971916533018</text:p>
          </table:table-cell>
          <table:table-cell office:value-type="float" office:value="0.903581182763767" calcext:value-type="float">
            <text:p>0,903581182763767</text:p>
          </table:table-cell>
          <table:table-cell office:value-type="float" office:value="0.912776549648393" calcext:value-type="float">
            <text:p>0,912776549648393</text:p>
          </table:table-cell>
        </table:table-row>
        <table:table-row table:style-name="ro1">
          <table:table-cell office:value-type="float" office:value="26.4000000000001" calcext:value-type="float">
            <text:p>26,4000000000001</text:p>
          </table:table-cell>
          <table:table-cell office:value-type="float" office:value="0.922037698949242" calcext:value-type="float">
            <text:p>0,922037698949242</text:p>
          </table:table-cell>
          <table:table-cell office:value-type="float" office:value="0.90350210069562" calcext:value-type="float">
            <text:p>0,90350210069562</text:p>
          </table:table-cell>
          <table:table-cell office:value-type="float" office:value="0.912769899822431" calcext:value-type="float">
            <text:p>0,912769899822431</text:p>
          </table:table-cell>
        </table:table-row>
        <table:table-row table:style-name="ro1">
          <table:table-cell office:value-type="float" office:value="26.5000000000001" calcext:value-type="float">
            <text:p>26,5000000000001</text:p>
          </table:table-cell>
          <table:table-cell office:value-type="float" office:value="0.922103714980634" calcext:value-type="float">
            <text:p>0,922103714980634</text:p>
          </table:table-cell>
          <table:table-cell office:value-type="float" office:value="0.903422623346867" calcext:value-type="float">
            <text:p>0,903422623346867</text:p>
          </table:table-cell>
          <table:table-cell office:value-type="float" office:value="0.91276316916375" calcext:value-type="float">
            <text:p>0,91276316916375</text:p>
          </table:table-cell>
        </table:table-row>
        <table:table-row table:style-name="ro1">
          <table:table-cell office:value-type="float" office:value="26.6000000000001" calcext:value-type="float">
            <text:p>26,6000000000001</text:p>
          </table:table-cell>
          <table:table-cell office:value-type="float" office:value="0.922169964448721" calcext:value-type="float">
            <text:p>0,922169964448721</text:p>
          </table:table-cell>
          <table:table-cell office:value-type="float" office:value="0.903342749470807" calcext:value-type="float">
            <text:p>0,903342749470807</text:p>
          </table:table-cell>
          <table:table-cell office:value-type="float" office:value="0.912756356959764" calcext:value-type="float">
            <text:p>0,912756356959764</text:p>
          </table:table-cell>
        </table:table-row>
        <table:table-row table:style-name="ro1">
          <table:table-cell office:value-type="float" office:value="26.7000000000001" calcext:value-type="float">
            <text:p>26,7000000000001</text:p>
          </table:table-cell>
          <table:table-cell office:value-type="float" office:value="0.92223644717442" calcext:value-type="float">
            <text:p>0,92223644717442</text:p>
          </table:table-cell>
          <table:table-cell office:value-type="float" office:value="0.903262477812552" calcext:value-type="float">
            <text:p>0,903262477812552</text:p>
          </table:table-cell>
          <table:table-cell office:value-type="float" office:value="0.912749462493486" calcext:value-type="float">
            <text:p>0,912749462493486</text:p>
          </table:table-cell>
        </table:table-row>
        <table:table-row table:style-name="ro1">
          <table:table-cell office:value-type="float" office:value="26.8000000000001" calcext:value-type="float">
            <text:p>26,8000000000001</text:p>
          </table:table-cell>
          <table:table-cell office:value-type="float" office:value="0.922303162978043" calcext:value-type="float">
            <text:p>0,922303162978043</text:p>
          </table:table-cell>
          <table:table-cell office:value-type="float" office:value="0.903181807108983" calcext:value-type="float">
            <text:p>0,903181807108983</text:p>
          </table:table-cell>
          <table:table-cell office:value-type="float" office:value="0.912742485043513" calcext:value-type="float">
            <text:p>0,912742485043513</text:p>
          </table:table-cell>
        </table:table-row>
        <table:table-row table:style-name="ro1">
          <table:table-cell office:value-type="float" office:value="26.9000000000001" calcext:value-type="float">
            <text:p>26,9000000000001</text:p>
          </table:table-cell>
          <table:table-cell office:value-type="float" office:value="0.922370111679294" calcext:value-type="float">
            <text:p>0,922370111679294</text:p>
          </table:table-cell>
          <table:table-cell office:value-type="float" office:value="0.903100736088691" calcext:value-type="float">
            <text:p>0,903100736088691</text:p>
          </table:table-cell>
          <table:table-cell office:value-type="float" office:value="0.912735423883992" calcext:value-type="float">
            <text:p>0,912735423883992</text:p>
          </table:table-cell>
        </table:table-row>
        <table:table-row table:style-name="ro1">
          <table:table-cell office:value-type="float" office:value="27.0000000000001" calcext:value-type="float">
            <text:p>27,0000000000001</text:p>
          </table:table-cell>
          <table:table-cell office:value-type="float" office:value="0.922437293097271" calcext:value-type="float">
            <text:p>0,922437293097271</text:p>
          </table:table-cell>
          <table:table-cell office:value-type="float" office:value="0.903019263471938" calcext:value-type="float">
            <text:p>0,903019263471938</text:p>
          </table:table-cell>
          <table:table-cell office:value-type="float" office:value="0.912728278284605" calcext:value-type="float">
            <text:p>0,912728278284605</text:p>
          </table:table-cell>
        </table:table-row>
        <table:table-row table:style-name="ro1">
          <table:table-cell office:value-type="float" office:value="27.1000000000001" calcext:value-type="float">
            <text:p>27,1000000000001</text:p>
          </table:table-cell>
          <table:table-cell office:value-type="float" office:value="0.92250470705047" calcext:value-type="float">
            <text:p>0,92250470705047</text:p>
          </table:table-cell>
          <table:table-cell office:value-type="float" office:value="0.9029373879706" calcext:value-type="float">
            <text:p>0,9029373879706</text:p>
          </table:table-cell>
          <table:table-cell office:value-type="float" office:value="0.912721047510535" calcext:value-type="float">
            <text:p>0,912721047510535</text:p>
          </table:table-cell>
        </table:table-row>
        <table:table-row table:style-name="ro1">
          <table:table-cell office:value-type="float" office:value="27.2000000000001" calcext:value-type="float">
            <text:p>27,2000000000001</text:p>
          </table:table-cell>
          <table:table-cell office:value-type="float" office:value="0.922572353356779" calcext:value-type="float">
            <text:p>0,922572353356779</text:p>
          </table:table-cell>
          <table:table-cell office:value-type="float" office:value="0.902855108288116" calcext:value-type="float">
            <text:p>0,902855108288116</text:p>
          </table:table-cell>
          <table:table-cell office:value-type="float" office:value="0.912713730822447" calcext:value-type="float">
            <text:p>0,912713730822447</text:p>
          </table:table-cell>
        </table:table-row>
        <table:table-row table:style-name="ro1">
          <table:table-cell office:value-type="float" office:value="27.3000000000001" calcext:value-type="float">
            <text:p>27,3000000000001</text:p>
          </table:table-cell>
          <table:table-cell office:value-type="float" office:value="0.922640231833484" calcext:value-type="float">
            <text:p>0,922640231833484</text:p>
          </table:table-cell>
          <table:table-cell office:value-type="float" office:value="0.90277242311944" calcext:value-type="float">
            <text:p>0,90277242311944</text:p>
          </table:table-cell>
          <table:table-cell office:value-type="float" office:value="0.912706327476462" calcext:value-type="float">
            <text:p>0,912706327476462</text:p>
          </table:table-cell>
        </table:table-row>
        <table:table-row table:style-name="ro1">
          <table:table-cell office:value-type="float" office:value="27.4000000000001" calcext:value-type="float">
            <text:p>27,4000000000001</text:p>
          </table:table-cell>
          <table:table-cell office:value-type="float" office:value="0.922708342297269" calcext:value-type="float">
            <text:p>0,922708342297269</text:p>
          </table:table-cell>
          <table:table-cell office:value-type="float" office:value="0.902689331150988" calcext:value-type="float">
            <text:p>0,902689331150988</text:p>
          </table:table-cell>
          <table:table-cell office:value-type="float" office:value="0.912698836724128" calcext:value-type="float">
            <text:p>0,912698836724128</text:p>
          </table:table-cell>
        </table:table-row>
        <table:table-row table:style-name="ro1">
          <table:table-cell office:value-type="float" office:value="27.5000000000001" calcext:value-type="float">
            <text:p>27,5000000000001</text:p>
          </table:table-cell>
          <table:table-cell office:value-type="float" office:value="0.922776684564216" calcext:value-type="float">
            <text:p>0,922776684564216</text:p>
          </table:table-cell>
          <table:table-cell office:value-type="float" office:value="0.902605831060583" calcext:value-type="float">
            <text:p>0,902605831060583</text:p>
          </table:table-cell>
          <table:table-cell office:value-type="float" office:value="0.9126912578124" calcext:value-type="float">
            <text:p>0,9126912578124</text:p>
          </table:table-cell>
        </table:table-row>
        <table:table-row table:style-name="ro1">
          <table:table-cell office:value-type="float" office:value="27.6000000000001" calcext:value-type="float">
            <text:p>27,6000000000001</text:p>
          </table:table-cell>
          <table:table-cell office:value-type="float" office:value="0.922845258449802" calcext:value-type="float">
            <text:p>0,922845258449802</text:p>
          </table:table-cell>
          <table:table-cell office:value-type="float" office:value="0.90252192151741" calcext:value-type="float">
            <text:p>0,90252192151741</text:p>
          </table:table-cell>
          <table:table-cell office:value-type="float" office:value="0.912683589983606" calcext:value-type="float">
            <text:p>0,912683589983606</text:p>
          </table:table-cell>
        </table:table-row>
        <table:table-row table:style-name="ro1">
          <table:table-cell office:value-type="float" office:value="27.7000000000001" calcext:value-type="float">
            <text:p>27,7000000000001</text:p>
          </table:table-cell>
          <table:table-cell office:value-type="float" office:value="0.922914063768908" calcext:value-type="float">
            <text:p>0,922914063768908</text:p>
          </table:table-cell>
          <table:table-cell office:value-type="float" office:value="0.902437601181954" calcext:value-type="float">
            <text:p>0,902437601181954</text:p>
          </table:table-cell>
          <table:table-cell office:value-type="float" office:value="0.912675832475431" calcext:value-type="float">
            <text:p>0,912675832475431</text:p>
          </table:table-cell>
        </table:table-row>
        <table:table-row table:style-name="ro1">
          <table:table-cell office:value-type="float" office:value="27.8000000000001" calcext:value-type="float">
            <text:p>27,8000000000001</text:p>
          </table:table-cell>
          <table:table-cell office:value-type="float" office:value="0.922983100335811" calcext:value-type="float">
            <text:p>0,922983100335811</text:p>
          </table:table-cell>
          <table:table-cell office:value-type="float" office:value="0.902352868705951" calcext:value-type="float">
            <text:p>0,902352868705951</text:p>
          </table:table-cell>
          <table:table-cell office:value-type="float" office:value="0.912667984520881" calcext:value-type="float">
            <text:p>0,912667984520881</text:p>
          </table:table-cell>
        </table:table-row>
        <table:table-row table:style-name="ro1">
          <table:table-cell office:value-type="float" office:value="27.9000000000001" calcext:value-type="float">
            <text:p>27,9000000000001</text:p>
          </table:table-cell>
          <table:table-cell office:value-type="float" office:value="0.923052367964191" calcext:value-type="float">
            <text:p>0,923052367964191</text:p>
          </table:table-cell>
          <table:table-cell office:value-type="float" office:value="0.902267722732337" calcext:value-type="float">
            <text:p>0,902267722732337</text:p>
          </table:table-cell>
          <table:table-cell office:value-type="float" office:value="0.912660045348264" calcext:value-type="float">
            <text:p>0,912660045348264</text:p>
          </table:table-cell>
        </table:table-row>
        <table:table-row table:style-name="ro1">
          <table:table-cell office:value-type="float" office:value="28.0000000000001" calcext:value-type="float">
            <text:p>28,0000000000001</text:p>
          </table:table-cell>
          <table:table-cell office:value-type="float" office:value="0.923121866467128" calcext:value-type="float">
            <text:p>0,923121866467128</text:p>
          </table:table-cell>
          <table:table-cell office:value-type="float" office:value="0.902182161895189" calcext:value-type="float">
            <text:p>0,902182161895189</text:p>
          </table:table-cell>
          <table:table-cell office:value-type="float" office:value="0.912652014181158" calcext:value-type="float">
            <text:p>0,912652014181158</text:p>
          </table:table-cell>
        </table:table-row>
        <table:table-row table:style-name="ro1">
          <table:table-cell office:value-type="float" office:value="28.1000000000001" calcext:value-type="float">
            <text:p>28,1000000000001</text:p>
          </table:table-cell>
          <table:table-cell office:value-type="float" office:value="0.923191595657104" calcext:value-type="float">
            <text:p>0,923191595657104</text:p>
          </table:table-cell>
          <table:table-cell office:value-type="float" office:value="0.90209618481967" calcext:value-type="float">
            <text:p>0,90209618481967</text:p>
          </table:table-cell>
          <table:table-cell office:value-type="float" office:value="0.912643890238387" calcext:value-type="float">
            <text:p>0,912643890238387</text:p>
          </table:table-cell>
        </table:table-row>
        <table:table-row table:style-name="ro1">
          <table:table-cell office:value-type="float" office:value="28.2000000000001" calcext:value-type="float">
            <text:p>28,2000000000001</text:p>
          </table:table-cell>
          <table:table-cell office:value-type="float" office:value="0.923261555346003" calcext:value-type="float">
            <text:p>0,923261555346003</text:p>
          </table:table-cell>
          <table:table-cell office:value-type="float" office:value="0.902009790121982" calcext:value-type="float">
            <text:p>0,902009790121982</text:p>
          </table:table-cell>
          <table:table-cell office:value-type="float" office:value="0.912635672733992" calcext:value-type="float">
            <text:p>0,912635672733992</text:p>
          </table:table-cell>
        </table:table-row>
        <table:table-row table:style-name="ro1">
          <table:table-cell office:value-type="float" office:value="28.3000000000001" calcext:value-type="float">
            <text:p>28,3000000000001</text:p>
          </table:table-cell>
          <table:table-cell office:value-type="float" office:value="0.923331745345114" calcext:value-type="float">
            <text:p>0,923331745345114</text:p>
          </table:table-cell>
          <table:table-cell office:value-type="float" office:value="0.901922976409298" calcext:value-type="float">
            <text:p>0,901922976409298</text:p>
          </table:table-cell>
          <table:table-cell office:value-type="float" office:value="0.912627360877206" calcext:value-type="float">
            <text:p>0,912627360877206</text:p>
          </table:table-cell>
        </table:table-row>
        <table:table-row table:style-name="ro1">
          <table:table-cell office:value-type="float" office:value="28.4000000000001" calcext:value-type="float">
            <text:p>28,4000000000001</text:p>
          </table:table-cell>
          <table:table-cell office:value-type="float" office:value="0.92340216546513" calcext:value-type="float">
            <text:p>0,92340216546513</text:p>
          </table:table-cell>
          <table:table-cell office:value-type="float" office:value="0.901835742279716" calcext:value-type="float">
            <text:p>0,901835742279716</text:p>
          </table:table-cell>
          <table:table-cell office:value-type="float" office:value="0.912618953872423" calcext:value-type="float">
            <text:p>0,912618953872423</text:p>
          </table:table-cell>
        </table:table-row>
        <table:table-row table:style-name="ro1">
          <table:table-cell office:value-type="float" office:value="28.5000000000001" calcext:value-type="float">
            <text:p>28,5000000000001</text:p>
          </table:table-cell>
          <table:table-cell office:value-type="float" office:value="0.923472815516146" calcext:value-type="float">
            <text:p>0,923472815516146</text:p>
          </table:table-cell>
          <table:table-cell office:value-type="float" office:value="0.901748086322198" calcext:value-type="float">
            <text:p>0,901748086322198</text:p>
          </table:table-cell>
          <table:table-cell office:value-type="float" office:value="0.912610450919172" calcext:value-type="float">
            <text:p>0,912610450919172</text:p>
          </table:table-cell>
        </table:table-row>
        <table:table-row table:style-name="ro1">
          <table:table-cell office:value-type="float" office:value="28.6000000000001" calcext:value-type="float">
            <text:p>28,6000000000001</text:p>
          </table:table-cell>
          <table:table-cell office:value-type="float" office:value="0.923543695307664" calcext:value-type="float">
            <text:p>0,923543695307664</text:p>
          </table:table-cell>
          <table:table-cell office:value-type="float" office:value="0.901660007116516" calcext:value-type="float">
            <text:p>0,901660007116516</text:p>
          </table:table-cell>
          <table:table-cell office:value-type="float" office:value="0.91260185121209" calcext:value-type="float">
            <text:p>0,91260185121209</text:p>
          </table:table-cell>
        </table:table-row>
        <table:table-row table:style-name="ro1">
          <table:table-cell office:value-type="float" office:value="28.7000000000001" calcext:value-type="float">
            <text:p>28,7000000000001</text:p>
          </table:table-cell>
          <table:table-cell office:value-type="float" office:value="0.923614804648593" calcext:value-type="float">
            <text:p>0,923614804648593</text:p>
          </table:table-cell>
          <table:table-cell office:value-type="float" office:value="0.90157150323319" calcext:value-type="float">
            <text:p>0,90157150323319</text:p>
          </table:table-cell>
          <table:table-cell office:value-type="float" office:value="0.912593153940892" calcext:value-type="float">
            <text:p>0,912593153940892</text:p>
          </table:table-cell>
        </table:table-row>
        <table:table-row table:style-name="ro1">
          <table:table-cell office:value-type="float" office:value="28.8000000000001" calcext:value-type="float">
            <text:p>28,8000000000001</text:p>
          </table:table-cell>
          <table:table-cell office:value-type="float" office:value="0.923686143347249" calcext:value-type="float">
            <text:p>0,923686143347249</text:p>
          </table:table-cell>
          <table:table-cell office:value-type="float" office:value="0.901482573233435" calcext:value-type="float">
            <text:p>0,901482573233435</text:p>
          </table:table-cell>
          <table:table-cell office:value-type="float" office:value="0.912584358290342" calcext:value-type="float">
            <text:p>0,912584358290342</text:p>
          </table:table-cell>
        </table:table-row>
        <table:table-row table:style-name="ro1">
          <table:table-cell office:value-type="float" office:value="28.9000000000001" calcext:value-type="float">
            <text:p>28,9000000000001</text:p>
          </table:table-cell>
          <table:table-cell office:value-type="float" office:value="0.923757711211351" calcext:value-type="float">
            <text:p>0,923757711211351</text:p>
          </table:table-cell>
          <table:table-cell office:value-type="float" office:value="0.901393215669099" calcext:value-type="float">
            <text:p>0,901393215669099</text:p>
          </table:table-cell>
          <table:table-cell office:value-type="float" office:value="0.912575463440225" calcext:value-type="float">
            <text:p>0,912575463440225</text:p>
          </table:table-cell>
        </table:table-row>
        <table:table-row table:style-name="ro1">
          <table:table-cell office:value-type="float" office:value="29.0000000000001" calcext:value-type="float">
            <text:p>29,0000000000001</text:p>
          </table:table-cell>
          <table:table-cell office:value-type="float" office:value="0.923829508048033" calcext:value-type="float">
            <text:p>0,923829508048033</text:p>
          </table:table-cell>
          <table:table-cell office:value-type="float" office:value="0.901303429082608" calcext:value-type="float">
            <text:p>0,901303429082608</text:p>
          </table:table-cell>
          <table:table-cell office:value-type="float" office:value="0.91256646856532" calcext:value-type="float">
            <text:p>0,91256646856532</text:p>
          </table:table-cell>
        </table:table-row>
        <table:table-row table:style-name="ro1">
          <table:table-cell office:value-type="float" office:value="29.1000000000001" calcext:value-type="float">
            <text:p>29,1000000000001</text:p>
          </table:table-cell>
          <table:table-cell office:value-type="float" office:value="0.923901533663833" calcext:value-type="float">
            <text:p>0,923901533663833</text:p>
          </table:table-cell>
          <table:table-cell office:value-type="float" office:value="0.901213212006901" calcext:value-type="float">
            <text:p>0,901213212006901</text:p>
          </table:table-cell>
          <table:table-cell office:value-type="float" office:value="0.912557372835367" calcext:value-type="float">
            <text:p>0,912557372835367</text:p>
          </table:table-cell>
        </table:table-row>
        <table:table-row table:style-name="ro1">
          <table:table-cell office:value-type="float" office:value="29.2000000000001" calcext:value-type="float">
            <text:p>29,2000000000001</text:p>
          </table:table-cell>
          <table:table-cell office:value-type="float" office:value="0.9239737878647" calcext:value-type="float">
            <text:p>0,9239737878647</text:p>
          </table:table-cell>
          <table:table-cell office:value-type="float" office:value="0.90112256296538" calcext:value-type="float">
            <text:p>0,90112256296538</text:p>
          </table:table-cell>
          <table:table-cell office:value-type="float" office:value="0.91254817541504" calcext:value-type="float">
            <text:p>0,91254817541504</text:p>
          </table:table-cell>
        </table:table-row>
        <table:table-row table:style-name="ro1">
          <table:table-cell office:value-type="float" office:value="29.3000000000001" calcext:value-type="float">
            <text:p>29,3000000000001</text:p>
          </table:table-cell>
          <table:table-cell office:value-type="float" office:value="0.924046270455993" calcext:value-type="float">
            <text:p>0,924046270455993</text:p>
          </table:table-cell>
          <table:table-cell office:value-type="float" office:value="0.901031480471836" calcext:value-type="float">
            <text:p>0,901031480471836</text:p>
          </table:table-cell>
          <table:table-cell office:value-type="float" office:value="0.912538875463914" calcext:value-type="float">
            <text:p>0,912538875463914</text:p>
          </table:table-cell>
        </table:table-row>
        <table:table-row table:style-name="ro1">
          <table:table-cell office:value-type="float" office:value="29.4000000000001" calcext:value-type="float">
            <text:p>29,4000000000001</text:p>
          </table:table-cell>
          <table:table-cell office:value-type="float" office:value="0.924118981242482" calcext:value-type="float">
            <text:p>0,924118981242482</text:p>
          </table:table-cell>
          <table:table-cell office:value-type="float" office:value="0.900939963030401" calcext:value-type="float">
            <text:p>0,900939963030401</text:p>
          </table:table-cell>
          <table:table-cell office:value-type="float" office:value="0.912529472136441" calcext:value-type="float">
            <text:p>0,912529472136441</text:p>
          </table:table-cell>
        </table:table-row>
        <table:table-row table:style-name="ro1">
          <table:table-cell office:value-type="float" office:value="29.5000000000001" calcext:value-type="float">
            <text:p>29,5000000000001</text:p>
          </table:table-cell>
          <table:table-cell office:value-type="float" office:value="0.924191920028349" calcext:value-type="float">
            <text:p>0,924191920028349</text:p>
          </table:table-cell>
          <table:table-cell office:value-type="float" office:value="0.900848009135481" calcext:value-type="float">
            <text:p>0,900848009135481</text:p>
          </table:table-cell>
          <table:table-cell office:value-type="float" office:value="0.912519964581914" calcext:value-type="float">
            <text:p>0,912519964581914</text:p>
          </table:table-cell>
        </table:table-row>
        <table:table-row table:style-name="ro1">
          <table:table-cell office:value-type="float" office:value="29.6000000000002" calcext:value-type="float">
            <text:p>29,6000000000002</text:p>
          </table:table-cell>
          <table:table-cell office:value-type="float" office:value="0.924265086617188" calcext:value-type="float">
            <text:p>0,924265086617188</text:p>
          </table:table-cell>
          <table:table-cell office:value-type="float" office:value="0.900755617271693" calcext:value-type="float">
            <text:p>0,900755617271693</text:p>
          </table:table-cell>
          <table:table-cell office:value-type="float" office:value="0.91251035194444" calcext:value-type="float">
            <text:p>0,91251035194444</text:p>
          </table:table-cell>
        </table:table-row>
        <table:table-row table:style-name="ro1">
          <table:table-cell office:value-type="float" office:value="29.7000000000002" calcext:value-type="float">
            <text:p>29,7000000000002</text:p>
          </table:table-cell>
          <table:table-cell office:value-type="float" office:value="0.924338480812006" calcext:value-type="float">
            <text:p>0,924338480812006</text:p>
          </table:table-cell>
          <table:table-cell office:value-type="float" office:value="0.900662785913808" calcext:value-type="float">
            <text:p>0,900662785913808</text:p>
          </table:table-cell>
          <table:table-cell office:value-type="float" office:value="0.912500633362907" calcext:value-type="float">
            <text:p>0,912500633362907</text:p>
          </table:table-cell>
        </table:table-row>
        <table:table-row table:style-name="ro1">
          <table:table-cell office:value-type="float" office:value="29.8000000000002" calcext:value-type="float">
            <text:p>29,8000000000002</text:p>
          </table:table-cell>
          <table:table-cell office:value-type="float" office:value="0.924412102415225" calcext:value-type="float">
            <text:p>0,924412102415225</text:p>
          </table:table-cell>
          <table:table-cell office:value-type="float" office:value="0.900569513526681" calcext:value-type="float">
            <text:p>0,900569513526681</text:p>
          </table:table-cell>
          <table:table-cell office:value-type="float" office:value="0.912490807970953" calcext:value-type="float">
            <text:p>0,912490807970953</text:p>
          </table:table-cell>
        </table:table-row>
        <table:table-row table:style-name="ro1">
          <table:table-cell office:value-type="float" office:value="29.9000000000002" calcext:value-type="float">
            <text:p>29,9000000000002</text:p>
          </table:table-cell>
          <table:table-cell office:value-type="float" office:value="0.92448595122868" calcext:value-type="float">
            <text:p>0,92448595122868</text:p>
          </table:table-cell>
          <table:table-cell office:value-type="float" office:value="0.900475798565197" calcext:value-type="float">
            <text:p>0,900475798565197</text:p>
          </table:table-cell>
          <table:table-cell office:value-type="float" office:value="0.912480874896939" calcext:value-type="float">
            <text:p>0,912480874896939</text:p>
          </table:table-cell>
        </table:table-row>
        <table:table-row table:style-name="ro1">
          <table:table-cell office:value-type="float" office:value="30.0000000000002" calcext:value-type="float">
            <text:p>30,0000000000002</text:p>
          </table:table-cell>
          <table:table-cell office:value-type="float" office:value="0.924560027053621" calcext:value-type="float">
            <text:p>0,924560027053621</text:p>
          </table:table-cell>
          <table:table-cell office:value-type="float" office:value="0.900381639474198" calcext:value-type="float">
            <text:p>0,900381639474198</text:p>
          </table:table-cell>
          <table:table-cell office:value-type="float" office:value="0.91247083326391" calcext:value-type="float">
            <text:p>0,91247083326391</text:p>
          </table:table-cell>
        </table:table-row>
        <table:table-row table:style-name="ro1">
          <table:table-cell office:value-type="float" office:value="30.1000000000002" calcext:value-type="float">
            <text:p>30,1000000000002</text:p>
          </table:table-cell>
          <table:table-cell office:value-type="float" office:value="0.924634329690714" calcext:value-type="float">
            <text:p>0,924634329690714</text:p>
          </table:table-cell>
          <table:table-cell office:value-type="float" office:value="0.900287034688425" calcext:value-type="float">
            <text:p>0,900287034688425</text:p>
          </table:table-cell>
          <table:table-cell office:value-type="float" office:value="0.912460682189569" calcext:value-type="float">
            <text:p>0,912460682189569</text:p>
          </table:table-cell>
        </table:table-row>
        <table:table-row table:style-name="ro1">
          <table:table-cell office:value-type="float" office:value="30.2000000000002" calcext:value-type="float">
            <text:p>30,2000000000002</text:p>
          </table:table-cell>
          <table:table-cell office:value-type="float" office:value="0.924708858940043" calcext:value-type="float">
            <text:p>0,924708858940043</text:p>
          </table:table-cell>
          <table:table-cell office:value-type="float" office:value="0.90019198263245" calcext:value-type="float">
            <text:p>0,90019198263245</text:p>
          </table:table-cell>
          <table:table-cell office:value-type="float" office:value="0.912450420786246" calcext:value-type="float">
            <text:p>0,912450420786246</text:p>
          </table:table-cell>
        </table:table-row>
        <table:table-row table:style-name="ro1">
          <table:table-cell office:value-type="float" office:value="30.3000000000002" calcext:value-type="float">
            <text:p>30,3000000000002</text:p>
          </table:table-cell>
          <table:table-cell office:value-type="float" office:value="0.924783614601108" calcext:value-type="float">
            <text:p>0,924783614601108</text:p>
          </table:table-cell>
          <table:table-cell office:value-type="float" office:value="0.900096481720613" calcext:value-type="float">
            <text:p>0,900096481720613</text:p>
          </table:table-cell>
          <table:table-cell office:value-type="float" office:value="0.912440048160861" calcext:value-type="float">
            <text:p>0,912440048160861</text:p>
          </table:table-cell>
        </table:table-row>
        <table:table-row table:style-name="ro1">
          <table:table-cell office:value-type="float" office:value="30.4000000000002" calcext:value-type="float">
            <text:p>30,4000000000002</text:p>
          </table:table-cell>
          <table:table-cell office:value-type="float" office:value="0.924858596472827" calcext:value-type="float">
            <text:p>0,924858596472827</text:p>
          </table:table-cell>
          <table:table-cell office:value-type="float" office:value="0.900000530356955" calcext:value-type="float">
            <text:p>0,900000530356955</text:p>
          </table:table-cell>
          <table:table-cell office:value-type="float" office:value="0.912429563414891" calcext:value-type="float">
            <text:p>0,912429563414891</text:p>
          </table:table-cell>
        </table:table-row>
        <table:table-row table:style-name="ro1">
          <table:table-cell office:value-type="float" office:value="30.5000000000002" calcext:value-type="float">
            <text:p>30,5000000000002</text:p>
          </table:table-cell>
          <table:table-cell office:value-type="float" office:value="0.924933804353538" calcext:value-type="float">
            <text:p>0,924933804353538</text:p>
          </table:table-cell>
          <table:table-cell office:value-type="float" office:value="0.899904126935152" calcext:value-type="float">
            <text:p>0,899904126935152</text:p>
          </table:table-cell>
          <table:table-cell office:value-type="float" office:value="0.912418965644345" calcext:value-type="float">
            <text:p>0,912418965644345</text:p>
          </table:table-cell>
        </table:table-row>
        <table:table-row table:style-name="ro1">
          <table:table-cell office:value-type="float" office:value="30.6000000000002" calcext:value-type="float">
            <text:p>30,6000000000002</text:p>
          </table:table-cell>
          <table:table-cell office:value-type="float" office:value="0.925009238040997" calcext:value-type="float">
            <text:p>0,925009238040997</text:p>
          </table:table-cell>
          <table:table-cell office:value-type="float" office:value="0.899807269838447" calcext:value-type="float">
            <text:p>0,899807269838447</text:p>
          </table:table-cell>
          <table:table-cell office:value-type="float" office:value="0.912408253939721" calcext:value-type="float">
            <text:p>0,912408253939721</text:p>
          </table:table-cell>
        </table:table-row>
        <table:table-row table:style-name="ro1">
          <table:table-cell office:value-type="float" office:value="30.7000000000002" calcext:value-type="float">
            <text:p>30,7000000000002</text:p>
          </table:table-cell>
          <table:table-cell office:value-type="float" office:value="0.925084897332379" calcext:value-type="float">
            <text:p>0,925084897332379</text:p>
          </table:table-cell>
          <table:table-cell office:value-type="float" office:value="0.899709957439583" calcext:value-type="float">
            <text:p>0,899709957439583</text:p>
          </table:table-cell>
          <table:table-cell office:value-type="float" office:value="0.912397427385981" calcext:value-type="float">
            <text:p>0,912397427385981</text:p>
          </table:table-cell>
        </table:table-row>
        <table:table-row table:style-name="ro1">
          <table:table-cell office:value-type="float" office:value="30.8000000000002" calcext:value-type="float">
            <text:p>30,8000000000002</text:p>
          </table:table-cell>
          <table:table-cell office:value-type="float" office:value="0.925160782024283" calcext:value-type="float">
            <text:p>0,925160782024283</text:p>
          </table:table-cell>
          <table:table-cell office:value-type="float" office:value="0.899612188100738" calcext:value-type="float">
            <text:p>0,899612188100738</text:p>
          </table:table-cell>
          <table:table-cell office:value-type="float" office:value="0.91238648506251" calcext:value-type="float">
            <text:p>0,91238648506251</text:p>
          </table:table-cell>
        </table:table-row>
        <table:table-row table:style-name="ro1">
          <table:table-cell office:value-type="float" office:value="30.9000000000002" calcext:value-type="float">
            <text:p>30,9000000000002</text:p>
          </table:table-cell>
          <table:table-cell office:value-type="float" office:value="0.925236891912727" calcext:value-type="float">
            <text:p>0,925236891912727</text:p>
          </table:table-cell>
          <table:table-cell office:value-type="float" office:value="0.899513960173452" calcext:value-type="float">
            <text:p>0,899513960173452</text:p>
          </table:table-cell>
          <table:table-cell office:value-type="float" office:value="0.91237542604309" calcext:value-type="float">
            <text:p>0,91237542604309</text:p>
          </table:table-cell>
        </table:table-row>
        <table:table-row table:style-name="ro1">
          <table:table-cell office:value-type="float" office:value="31.0000000000002" calcext:value-type="float">
            <text:p>31,0000000000002</text:p>
          </table:table-cell>
          <table:table-cell office:value-type="float" office:value="0.925313226793153" calcext:value-type="float">
            <text:p>0,925313226793153</text:p>
          </table:table-cell>
          <table:table-cell office:value-type="float" office:value="0.899415271998561" calcext:value-type="float">
            <text:p>0,899415271998561</text:p>
          </table:table-cell>
          <table:table-cell office:value-type="float" office:value="0.912364249395857" calcext:value-type="float">
            <text:p>0,912364249395857</text:p>
          </table:table-cell>
        </table:table-row>
        <table:table-row table:style-name="ro1">
          <table:table-cell office:value-type="float" office:value="31.1000000000002" calcext:value-type="float">
            <text:p>31,1000000000002</text:p>
          </table:table-cell>
          <table:table-cell office:value-type="float" office:value="0.925389786460424" calcext:value-type="float">
            <text:p>0,925389786460424</text:p>
          </table:table-cell>
          <table:table-cell office:value-type="float" office:value="0.899316121906126" calcext:value-type="float">
            <text:p>0,899316121906126</text:p>
          </table:table-cell>
          <table:table-cell office:value-type="float" office:value="0.912352954183275" calcext:value-type="float">
            <text:p>0,912352954183275</text:p>
          </table:table-cell>
        </table:table-row>
        <table:table-row table:style-name="ro1">
          <table:table-cell office:value-type="float" office:value="31.2000000000002" calcext:value-type="float">
            <text:p>31,2000000000002</text:p>
          </table:table-cell>
          <table:table-cell office:value-type="float" office:value="0.925466570708829" calcext:value-type="float">
            <text:p>0,925466570708829</text:p>
          </table:table-cell>
          <table:table-cell office:value-type="float" office:value="0.899216508215362" calcext:value-type="float">
            <text:p>0,899216508215362</text:p>
          </table:table-cell>
          <table:table-cell office:value-type="float" office:value="0.912341539462095" calcext:value-type="float">
            <text:p>0,912341539462095</text:p>
          </table:table-cell>
        </table:table-row>
        <table:table-row table:style-name="ro1">
          <table:table-cell office:value-type="float" office:value="31.3000000000002" calcext:value-type="float">
            <text:p>31,3000000000002</text:p>
          </table:table-cell>
          <table:table-cell office:value-type="float" office:value="0.925543579332078" calcext:value-type="float">
            <text:p>0,925543579332078</text:p>
          </table:table-cell>
          <table:table-cell office:value-type="float" office:value="0.89911642923457" calcext:value-type="float">
            <text:p>0,89911642923457</text:p>
          </table:table-cell>
          <table:table-cell office:value-type="float" office:value="0.912330004283324" calcext:value-type="float">
            <text:p>0,912330004283324</text:p>
          </table:table-cell>
        </table:table-row>
        <table:table-row table:style-name="ro1">
          <table:table-cell office:value-type="float" office:value="31.4000000000002" calcext:value-type="float">
            <text:p>31,4000000000002</text:p>
          </table:table-cell>
          <table:table-cell office:value-type="float" office:value="0.925620812123311" calcext:value-type="float">
            <text:p>0,925620812123311</text:p>
          </table:table-cell>
          <table:table-cell office:value-type="float" office:value="0.899015883261064" calcext:value-type="float">
            <text:p>0,899015883261064</text:p>
          </table:table-cell>
          <table:table-cell office:value-type="float" office:value="0.912318347692188" calcext:value-type="float">
            <text:p>0,912318347692188</text:p>
          </table:table-cell>
        </table:table-row>
        <table:table-row table:style-name="ro1">
          <table:table-cell office:value-type="float" office:value="31.5000000000002" calcext:value-type="float">
            <text:p>31,5000000000002</text:p>
          </table:table-cell>
          <table:table-cell office:value-type="float" office:value="0.925698268875089" calcext:value-type="float">
            <text:p>0,925698268875089</text:p>
          </table:table-cell>
          <table:table-cell office:value-type="float" office:value="0.898914868581099" calcext:value-type="float">
            <text:p>0,898914868581099</text:p>
          </table:table-cell>
          <table:table-cell office:value-type="float" office:value="0.912306568728094" calcext:value-type="float">
            <text:p>0,912306568728094</text:p>
          </table:table-cell>
        </table:table-row>
        <table:table-row table:style-name="ro1">
          <table:table-cell office:value-type="float" office:value="31.6000000000002" calcext:value-type="float">
            <text:p>31,6000000000002</text:p>
          </table:table-cell>
          <table:table-cell office:value-type="float" office:value="0.925775949379402" calcext:value-type="float">
            <text:p>0,925775949379402</text:p>
          </table:table-cell>
          <table:table-cell office:value-type="float" office:value="0.898813383469798" calcext:value-type="float">
            <text:p>0,898813383469798</text:p>
          </table:table-cell>
          <table:table-cell office:value-type="float" office:value="0.9122946664246" calcext:value-type="float">
            <text:p>0,9122946664246</text:p>
          </table:table-cell>
        </table:table-row>
        <table:table-row table:style-name="ro1">
          <table:table-cell office:value-type="float" office:value="31.7000000000002" calcext:value-type="float">
            <text:p>31,7000000000002</text:p>
          </table:table-cell>
          <table:table-cell office:value-type="float" office:value="0.925853853427666" calcext:value-type="float">
            <text:p>0,925853853427666</text:p>
          </table:table-cell>
          <table:table-cell office:value-type="float" office:value="0.898711426191079" calcext:value-type="float">
            <text:p>0,898711426191079</text:p>
          </table:table-cell>
          <table:table-cell office:value-type="float" office:value="0.912282639809372" calcext:value-type="float">
            <text:p>0,912282639809372</text:p>
          </table:table-cell>
        </table:table-row>
        <table:table-row table:style-name="ro1">
          <table:table-cell office:value-type="float" office:value="31.8000000000002" calcext:value-type="float">
            <text:p>31,8000000000002</text:p>
          </table:table-cell>
          <table:table-cell office:value-type="float" office:value="0.925931980810727" calcext:value-type="float">
            <text:p>0,925931980810727</text:p>
          </table:table-cell>
          <table:table-cell office:value-type="float" office:value="0.898608994997584" calcext:value-type="float">
            <text:p>0,898608994997584</text:p>
          </table:table-cell>
          <table:table-cell office:value-type="float" office:value="0.912270487904155" calcext:value-type="float">
            <text:p>0,912270487904155</text:p>
          </table:table-cell>
        </table:table-row>
        <table:table-row table:style-name="ro1">
          <table:table-cell office:value-type="float" office:value="31.9000000000002" calcext:value-type="float">
            <text:p>31,9000000000002</text:p>
          </table:table-cell>
          <table:table-cell office:value-type="float" office:value="0.926010331318858" calcext:value-type="float">
            <text:p>0,926010331318858</text:p>
          </table:table-cell>
          <table:table-cell office:value-type="float" office:value="0.898506088130601" calcext:value-type="float">
            <text:p>0,898506088130601</text:p>
          </table:table-cell>
          <table:table-cell office:value-type="float" office:value="0.912258209724729" calcext:value-type="float">
            <text:p>0,912258209724729</text:p>
          </table:table-cell>
        </table:table-row>
        <table:table-row table:style-name="ro1">
          <table:table-cell office:value-type="float" office:value="32.0000000000002" calcext:value-type="float">
            <text:p>32,0000000000002</text:p>
          </table:table-cell>
          <table:table-cell office:value-type="float" office:value="0.926088904741761" calcext:value-type="float">
            <text:p>0,926088904741761</text:p>
          </table:table-cell>
          <table:table-cell office:value-type="float" office:value="0.898402703819992" calcext:value-type="float">
            <text:p>0,898402703819992</text:p>
          </table:table-cell>
          <table:table-cell office:value-type="float" office:value="0.912245804280876" calcext:value-type="float">
            <text:p>0,912245804280876</text:p>
          </table:table-cell>
        </table:table-row>
        <table:table-row table:style-name="ro1">
          <table:table-cell office:value-type="float" office:value="32.1000000000002" calcext:value-type="float">
            <text:p>32,1000000000002</text:p>
          </table:table-cell>
          <table:table-cell office:value-type="float" office:value="0.926167700868569" calcext:value-type="float">
            <text:p>0,926167700868569</text:p>
          </table:table-cell>
          <table:table-cell office:value-type="float" office:value="0.898298840284114" calcext:value-type="float">
            <text:p>0,898298840284114</text:p>
          </table:table-cell>
          <table:table-cell office:value-type="float" office:value="0.912233270576342" calcext:value-type="float">
            <text:p>0,912233270576342</text:p>
          </table:table-cell>
        </table:table-row>
        <table:table-row table:style-name="ro1">
          <table:table-cell office:value-type="float" office:value="32.2000000000002" calcext:value-type="float">
            <text:p>32,2000000000002</text:p>
          </table:table-cell>
          <table:table-cell office:value-type="float" office:value="0.926246719487846" calcext:value-type="float">
            <text:p>0,926246719487846</text:p>
          </table:table-cell>
          <table:table-cell office:value-type="float" office:value="0.898194495729749" calcext:value-type="float">
            <text:p>0,898194495729749</text:p>
          </table:table-cell>
          <table:table-cell office:value-type="float" office:value="0.912220607608798" calcext:value-type="float">
            <text:p>0,912220607608798</text:p>
          </table:table-cell>
        </table:table-row>
        <table:table-row table:style-name="ro1">
          <table:table-cell office:value-type="float" office:value="32.3000000000002" calcext:value-type="float">
            <text:p>32,3000000000002</text:p>
          </table:table-cell>
          <table:table-cell office:value-type="float" office:value="0.926325960387588" calcext:value-type="float">
            <text:p>0,926325960387588</text:p>
          </table:table-cell>
          <table:table-cell office:value-type="float" office:value="0.898089668352022" calcext:value-type="float">
            <text:p>0,898089668352022</text:p>
          </table:table-cell>
          <table:table-cell office:value-type="float" office:value="0.912207814369805" calcext:value-type="float">
            <text:p>0,912207814369805</text:p>
          </table:table-cell>
        </table:table-row>
        <table:table-row table:style-name="ro1">
          <table:table-cell office:value-type="float" office:value="32.4000000000002" calcext:value-type="float">
            <text:p>32,4000000000002</text:p>
          </table:table-cell>
          <table:table-cell office:value-type="float" office:value="0.92640542335522" calcext:value-type="float">
            <text:p>0,92640542335522</text:p>
          </table:table-cell>
          <table:table-cell office:value-type="float" office:value="0.897984356334322" calcext:value-type="float">
            <text:p>0,897984356334322</text:p>
          </table:table-cell>
          <table:table-cell office:value-type="float" office:value="0.912194889844771" calcext:value-type="float">
            <text:p>0,912194889844771</text:p>
          </table:table-cell>
        </table:table-row>
        <table:table-row table:style-name="ro1">
          <table:table-cell office:value-type="float" office:value="32.5000000000002" calcext:value-type="float">
            <text:p>32,5000000000002</text:p>
          </table:table-cell>
          <table:table-cell office:value-type="float" office:value="0.926485108177604" calcext:value-type="float">
            <text:p>0,926485108177604</text:p>
          </table:table-cell>
          <table:table-cell office:value-type="float" office:value="0.897878557848232" calcext:value-type="float">
            <text:p>0,897878557848232</text:p>
          </table:table-cell>
          <table:table-cell office:value-type="float" office:value="0.912181833012918" calcext:value-type="float">
            <text:p>0,912181833012918</text:p>
          </table:table-cell>
        </table:table-row>
        <table:table-row table:style-name="ro1">
          <table:table-cell office:value-type="float" office:value="32.6000000000002" calcext:value-type="float">
            <text:p>32,6000000000002</text:p>
          </table:table-cell>
          <table:table-cell office:value-type="float" office:value="0.926565014641034" calcext:value-type="float">
            <text:p>0,926565014641034</text:p>
          </table:table-cell>
          <table:table-cell office:value-type="float" office:value="0.897772271053443" calcext:value-type="float">
            <text:p>0,897772271053443</text:p>
          </table:table-cell>
          <table:table-cell office:value-type="float" office:value="0.912168642847238" calcext:value-type="float">
            <text:p>0,912168642847238</text:p>
          </table:table-cell>
        </table:table-row>
        <table:table-row table:style-name="ro1">
          <table:table-cell office:value-type="float" office:value="32.7000000000002" calcext:value-type="float">
            <text:p>32,7000000000002</text:p>
          </table:table-cell>
          <table:table-cell office:value-type="float" office:value="0.926645142531237" calcext:value-type="float">
            <text:p>0,926645142531237</text:p>
          </table:table-cell>
          <table:table-cell office:value-type="float" office:value="0.897665494097679" calcext:value-type="float">
            <text:p>0,897665494097679</text:p>
          </table:table-cell>
          <table:table-cell office:value-type="float" office:value="0.912155318314458" calcext:value-type="float">
            <text:p>0,912155318314458</text:p>
          </table:table-cell>
        </table:table-row>
        <table:table-row table:style-name="ro1">
          <table:table-cell office:value-type="float" office:value="32.8000000000002" calcext:value-type="float">
            <text:p>32,8000000000002</text:p>
          </table:table-cell>
          <table:table-cell office:value-type="float" office:value="0.926725491633377" calcext:value-type="float">
            <text:p>0,926725491633377</text:p>
          </table:table-cell>
          <table:table-cell office:value-type="float" office:value="0.897558225116614" calcext:value-type="float">
            <text:p>0,897558225116614</text:p>
          </table:table-cell>
          <table:table-cell office:value-type="float" office:value="0.912141858374996" calcext:value-type="float">
            <text:p>0,912141858374996</text:p>
          </table:table-cell>
        </table:table-row>
        <table:table-row table:style-name="ro1">
          <table:table-cell office:value-type="float" office:value="32.9000000000002" calcext:value-type="float">
            <text:p>32,9000000000002</text:p>
          </table:table-cell>
          <table:table-cell office:value-type="float" office:value="0.926806061732055" calcext:value-type="float">
            <text:p>0,926806061732055</text:p>
          </table:table-cell>
          <table:table-cell office:value-type="float" office:value="0.897450462233795" calcext:value-type="float">
            <text:p>0,897450462233795</text:p>
          </table:table-cell>
          <table:table-cell office:value-type="float" office:value="0.912128261982925" calcext:value-type="float">
            <text:p>0,912128261982925</text:p>
          </table:table-cell>
        </table:table-row>
        <table:table-row table:style-name="ro1">
          <table:table-cell office:value-type="float" office:value="33.0000000000002" calcext:value-type="float">
            <text:p>33,0000000000002</text:p>
          </table:table-cell>
          <table:table-cell office:value-type="float" office:value="0.926886852611305" calcext:value-type="float">
            <text:p>0,926886852611305</text:p>
          </table:table-cell>
          <table:table-cell office:value-type="float" office:value="0.897342203560559" calcext:value-type="float">
            <text:p>0,897342203560559</text:p>
          </table:table-cell>
          <table:table-cell office:value-type="float" office:value="0.912114528085932" calcext:value-type="float">
            <text:p>0,912114528085932</text:p>
          </table:table-cell>
        </table:table-row>
        <table:table-row table:style-name="ro1">
          <table:table-cell office:value-type="float" office:value="33.1000000000002" calcext:value-type="float">
            <text:p>33,1000000000002</text:p>
          </table:table-cell>
          <table:table-cell office:value-type="float" office:value="0.9269678640546" calcext:value-type="float">
            <text:p>0,9269678640546</text:p>
          </table:table-cell>
          <table:table-cell office:value-type="float" office:value="0.897233447195948" calcext:value-type="float">
            <text:p>0,897233447195948</text:p>
          </table:table-cell>
          <table:table-cell office:value-type="float" office:value="0.912100655625274" calcext:value-type="float">
            <text:p>0,912100655625274</text:p>
          </table:table-cell>
        </table:table-row>
        <table:table-row table:style-name="ro1">
          <table:table-cell office:value-type="float" office:value="33.2000000000002" calcext:value-type="float">
            <text:p>33,2000000000002</text:p>
          </table:table-cell>
          <table:table-cell office:value-type="float" office:value="0.927049095844852" calcext:value-type="float">
            <text:p>0,927049095844852</text:p>
          </table:table-cell>
          <table:table-cell office:value-type="float" office:value="0.897124191226635" calcext:value-type="float">
            <text:p>0,897124191226635</text:p>
          </table:table-cell>
          <table:table-cell office:value-type="float" office:value="0.912086643535743" calcext:value-type="float">
            <text:p>0,912086643535743</text:p>
          </table:table-cell>
        </table:table-row>
        <table:table-row table:style-name="ro1">
          <table:table-cell office:value-type="float" office:value="33.3000000000002" calcext:value-type="float">
            <text:p>33,3000000000002</text:p>
          </table:table-cell>
          <table:table-cell office:value-type="float" office:value="0.92713054776441" calcext:value-type="float">
            <text:p>0,92713054776441</text:p>
          </table:table-cell>
          <table:table-cell office:value-type="float" office:value="0.897014433726831" calcext:value-type="float">
            <text:p>0,897014433726831</text:p>
          </table:table-cell>
          <table:table-cell office:value-type="float" office:value="0.91207249074562" calcext:value-type="float">
            <text:p>0,91207249074562</text:p>
          </table:table-cell>
        </table:table-row>
        <table:table-row table:style-name="ro1">
          <table:table-cell office:value-type="float" office:value="33.4000000000002" calcext:value-type="float">
            <text:p>33,4000000000002</text:p>
          </table:table-cell>
          <table:table-cell office:value-type="float" office:value="0.927212219595063" calcext:value-type="float">
            <text:p>0,927212219595063</text:p>
          </table:table-cell>
          <table:table-cell office:value-type="float" office:value="0.896904172758208" calcext:value-type="float">
            <text:p>0,896904172758208</text:p>
          </table:table-cell>
          <table:table-cell office:value-type="float" office:value="0.912058196176636" calcext:value-type="float">
            <text:p>0,912058196176636</text:p>
          </table:table-cell>
        </table:table-row>
        <table:table-row table:style-name="ro1">
          <table:table-cell office:value-type="float" office:value="33.5000000000002" calcext:value-type="float">
            <text:p>33,5000000000002</text:p>
          </table:table-cell>
          <table:table-cell office:value-type="float" office:value="0.927294111118041" calcext:value-type="float">
            <text:p>0,927294111118041</text:p>
          </table:table-cell>
          <table:table-cell office:value-type="float" office:value="0.896793406369813" calcext:value-type="float">
            <text:p>0,896793406369813</text:p>
          </table:table-cell>
          <table:table-cell office:value-type="float" office:value="0.912043758743927" calcext:value-type="float">
            <text:p>0,912043758743927</text:p>
          </table:table-cell>
        </table:table-row>
        <table:table-row table:style-name="ro1">
          <table:table-cell office:value-type="float" office:value="33.6000000000002" calcext:value-type="float">
            <text:p>33,6000000000002</text:p>
          </table:table-cell>
          <table:table-cell office:value-type="float" office:value="0.927376222114014" calcext:value-type="float">
            <text:p>0,927376222114014</text:p>
          </table:table-cell>
          <table:table-cell office:value-type="float" office:value="0.896682132597981" calcext:value-type="float">
            <text:p>0,896682132597981</text:p>
          </table:table-cell>
          <table:table-cell office:value-type="float" office:value="0.912029177355998" calcext:value-type="float">
            <text:p>0,912029177355998</text:p>
          </table:table-cell>
        </table:table-row>
        <table:table-row table:style-name="ro1">
          <table:table-cell office:value-type="float" office:value="33.7000000000002" calcext:value-type="float">
            <text:p>33,7000000000002</text:p>
          </table:table-cell>
          <table:table-cell office:value-type="float" office:value="0.927458552363094" calcext:value-type="float">
            <text:p>0,927458552363094</text:p>
          </table:table-cell>
          <table:table-cell office:value-type="float" office:value="0.89657034946625" calcext:value-type="float">
            <text:p>0,89657034946625</text:p>
          </table:table-cell>
          <table:table-cell office:value-type="float" office:value="0.912014450914672" calcext:value-type="float">
            <text:p>0,912014450914672</text:p>
          </table:table-cell>
        </table:table-row>
        <table:table-row table:style-name="ro1">
          <table:table-cell office:value-type="float" office:value="33.8000000000002" calcext:value-type="float">
            <text:p>33,8000000000002</text:p>
          </table:table-cell>
          <table:table-cell office:value-type="float" office:value="0.927541101644834" calcext:value-type="float">
            <text:p>0,927541101644834</text:p>
          </table:table-cell>
          <table:table-cell office:value-type="float" office:value="0.896458054985277" calcext:value-type="float">
            <text:p>0,896458054985277</text:p>
          </table:table-cell>
          <table:table-cell office:value-type="float" office:value="0.911999578315055" calcext:value-type="float">
            <text:p>0,911999578315055</text:p>
          </table:table-cell>
        </table:table-row>
        <table:table-row table:style-name="ro1">
          <table:table-cell office:value-type="float" office:value="33.9000000000002" calcext:value-type="float">
            <text:p>33,9000000000002</text:p>
          </table:table-cell>
          <table:table-cell office:value-type="float" office:value="0.927623869738231" calcext:value-type="float">
            <text:p>0,927623869738231</text:p>
          </table:table-cell>
          <table:table-cell office:value-type="float" office:value="0.896345247152746" calcext:value-type="float">
            <text:p>0,896345247152746</text:p>
          </table:table-cell>
          <table:table-cell office:value-type="float" office:value="0.911984558445488" calcext:value-type="float">
            <text:p>0,911984558445488</text:p>
          </table:table-cell>
        </table:table-row>
        <table:table-row table:style-name="ro1">
          <table:table-cell office:value-type="float" office:value="34.0000000000002" calcext:value-type="float">
            <text:p>34,0000000000002</text:p>
          </table:table-cell>
          <table:table-cell office:value-type="float" office:value="0.927706856421727" calcext:value-type="float">
            <text:p>0,927706856421727</text:p>
          </table:table-cell>
          <table:table-cell office:value-type="float" office:value="0.896231923953284" calcext:value-type="float">
            <text:p>0,896231923953284</text:p>
          </table:table-cell>
          <table:table-cell office:value-type="float" office:value="0.911969390187505" calcext:value-type="float">
            <text:p>0,911969390187505</text:p>
          </table:table-cell>
        </table:table-row>
        <table:table-row table:style-name="ro1">
          <table:table-cell office:value-type="float" office:value="34.1000000000002" calcext:value-type="float">
            <text:p>34,1000000000002</text:p>
          </table:table-cell>
          <table:table-cell office:value-type="float" office:value="0.927790061473206" calcext:value-type="float">
            <text:p>0,927790061473206</text:p>
          </table:table-cell>
          <table:table-cell office:value-type="float" office:value="0.896118083358372" calcext:value-type="float">
            <text:p>0,896118083358372</text:p>
          </table:table-cell>
          <table:table-cell office:value-type="float" office:value="0.911954072415789" calcext:value-type="float">
            <text:p>0,911954072415789</text:p>
          </table:table-cell>
        </table:table-row>
        <table:table-row table:style-name="ro1">
          <table:table-cell office:value-type="float" office:value="34.2000000000002" calcext:value-type="float">
            <text:p>34,2000000000002</text:p>
          </table:table-cell>
          <table:table-cell office:value-type="float" office:value="0.927873484669999" calcext:value-type="float">
            <text:p>0,927873484669999</text:p>
          </table:table-cell>
          <table:table-cell office:value-type="float" office:value="0.896003723326251" calcext:value-type="float">
            <text:p>0,896003723326251</text:p>
          </table:table-cell>
          <table:table-cell office:value-type="float" office:value="0.911938603998125" calcext:value-type="float">
            <text:p>0,911938603998125</text:p>
          </table:table-cell>
        </table:table-row>
        <table:table-row table:style-name="ro1">
          <table:table-cell office:value-type="float" office:value="34.3000000000002" calcext:value-type="float">
            <text:p>34,3000000000002</text:p>
          </table:table-cell>
          <table:table-cell office:value-type="float" office:value="0.927957125788882" calcext:value-type="float">
            <text:p>0,927957125788882</text:p>
          </table:table-cell>
          <table:table-cell office:value-type="float" office:value="0.89588884180184" calcext:value-type="float">
            <text:p>0,89588884180184</text:p>
          </table:table-cell>
          <table:table-cell office:value-type="float" office:value="0.911922983795361" calcext:value-type="float">
            <text:p>0,911922983795361</text:p>
          </table:table-cell>
        </table:table-row>
        <table:table-row table:style-name="ro1">
          <table:table-cell office:value-type="float" office:value="34.4000000000002" calcext:value-type="float">
            <text:p>34,4000000000002</text:p>
          </table:table-cell>
          <table:table-cell office:value-type="float" office:value="0.928040984606078" calcext:value-type="float">
            <text:p>0,928040984606078</text:p>
          </table:table-cell>
          <table:table-cell office:value-type="float" office:value="0.895773436716639" calcext:value-type="float">
            <text:p>0,895773436716639</text:p>
          </table:table-cell>
          <table:table-cell office:value-type="float" office:value="0.911907210661359" calcext:value-type="float">
            <text:p>0,911907210661359</text:p>
          </table:table-cell>
        </table:table-row>
        <table:table-row table:style-name="ro1">
          <table:table-cell office:value-type="float" office:value="34.5000000000002" calcext:value-type="float">
            <text:p>34,5000000000002</text:p>
          </table:table-cell>
          <table:table-cell office:value-type="float" office:value="0.928125060897258" calcext:value-type="float">
            <text:p>0,928125060897258</text:p>
          </table:table-cell>
          <table:table-cell office:value-type="float" office:value="0.895657505988638" calcext:value-type="float">
            <text:p>0,895657505988638</text:p>
          </table:table-cell>
          <table:table-cell office:value-type="float" office:value="0.911891283442948" calcext:value-type="float">
            <text:p>0,911891283442948</text:p>
          </table:table-cell>
        </table:table-row>
        <table:table-row table:style-name="ro1">
          <table:table-cell office:value-type="float" office:value="34.6000000000002" calcext:value-type="float">
            <text:p>34,6000000000002</text:p>
          </table:table-cell>
          <table:table-cell office:value-type="float" office:value="0.928209354437538" calcext:value-type="float">
            <text:p>0,928209354437538</text:p>
          </table:table-cell>
          <table:table-cell office:value-type="float" office:value="0.895541047522226" calcext:value-type="float">
            <text:p>0,895541047522226</text:p>
          </table:table-cell>
          <table:table-cell office:value-type="float" office:value="0.911875200979882" calcext:value-type="float">
            <text:p>0,911875200979882</text:p>
          </table:table-cell>
        </table:table-row>
        <table:table-row table:style-name="ro1">
          <table:table-cell office:value-type="float" office:value="34.7000000000002" calcext:value-type="float">
            <text:p>34,7000000000002</text:p>
          </table:table-cell>
          <table:table-cell office:value-type="float" office:value="0.928293865001487" calcext:value-type="float">
            <text:p>0,928293865001487</text:p>
          </table:table-cell>
          <table:table-cell office:value-type="float" office:value="0.895424059208101" calcext:value-type="float">
            <text:p>0,895424059208101</text:p>
          </table:table-cell>
          <table:table-cell office:value-type="float" office:value="0.911858962104794" calcext:value-type="float">
            <text:p>0,911858962104794</text:p>
          </table:table-cell>
        </table:table-row>
        <table:table-row table:style-name="ro1">
          <table:table-cell office:value-type="float" office:value="34.8000000000002" calcext:value-type="float">
            <text:p>34,8000000000002</text:p>
          </table:table-cell>
          <table:table-cell office:value-type="float" office:value="0.928378592363121" calcext:value-type="float">
            <text:p>0,928378592363121</text:p>
          </table:table-cell>
          <table:table-cell office:value-type="float" office:value="0.895306538923169" calcext:value-type="float">
            <text:p>0,895306538923169</text:p>
          </table:table-cell>
          <table:table-cell office:value-type="float" office:value="0.911842565643145" calcext:value-type="float">
            <text:p>0,911842565643145</text:p>
          </table:table-cell>
        </table:table-row>
        <table:table-row table:style-name="ro1">
          <table:table-cell office:value-type="float" office:value="34.9000000000002" calcext:value-type="float">
            <text:p>34,9000000000002</text:p>
          </table:table-cell>
          <table:table-cell office:value-type="float" office:value="0.928463536295906" calcext:value-type="float">
            <text:p>0,928463536295906</text:p>
          </table:table-cell>
          <table:table-cell office:value-type="float" office:value="0.895188484530456" calcext:value-type="float">
            <text:p>0,895188484530456</text:p>
          </table:table-cell>
          <table:table-cell office:value-type="float" office:value="0.911826010413181" calcext:value-type="float">
            <text:p>0,911826010413181</text:p>
          </table:table-cell>
        </table:table-row>
        <table:table-row table:style-name="ro1">
          <table:table-cell office:value-type="float" office:value="35.0000000000002" calcext:value-type="float">
            <text:p>35,0000000000002</text:p>
          </table:table-cell>
          <table:table-cell office:value-type="float" office:value="0.928548696572761" calcext:value-type="float">
            <text:p>0,928548696572761</text:p>
          </table:table-cell>
          <table:table-cell office:value-type="float" office:value="0.89506989387901" calcext:value-type="float">
            <text:p>0,89506989387901</text:p>
          </table:table-cell>
          <table:table-cell office:value-type="float" office:value="0.911809295225885" calcext:value-type="float">
            <text:p>0,911809295225885</text:p>
          </table:table-cell>
        </table:table-row>
        <table:table-row table:style-name="ro1">
          <table:table-cell office:value-type="float" office:value="35.1000000000002" calcext:value-type="float">
            <text:p>35,1000000000002</text:p>
          </table:table-cell>
          <table:table-cell office:value-type="float" office:value="0.928634072966055" calcext:value-type="float">
            <text:p>0,928634072966055</text:p>
          </table:table-cell>
          <table:table-cell office:value-type="float" office:value="0.894950764803803" calcext:value-type="float">
            <text:p>0,894950764803803</text:p>
          </table:table-cell>
          <table:table-cell office:value-type="float" office:value="0.911792418884929" calcext:value-type="float">
            <text:p>0,911792418884929</text:p>
          </table:table-cell>
        </table:table-row>
        <table:table-row table:style-name="ro1">
          <table:table-cell office:value-type="float" office:value="35.2000000000002" calcext:value-type="float">
            <text:p>35,2000000000002</text:p>
          </table:table-cell>
          <table:table-cell office:value-type="float" office:value="0.928719665247608" calcext:value-type="float">
            <text:p>0,928719665247608</text:p>
          </table:table-cell>
          <table:table-cell office:value-type="float" office:value="0.894831095125641" calcext:value-type="float">
            <text:p>0,894831095125641</text:p>
          </table:table-cell>
          <table:table-cell office:value-type="float" office:value="0.911775380186624" calcext:value-type="float">
            <text:p>0,911775380186624</text:p>
          </table:table-cell>
        </table:table-row>
        <table:table-row table:style-name="ro1">
          <table:table-cell office:value-type="float" office:value="35.3000000000002" calcext:value-type="float">
            <text:p>35,3000000000002</text:p>
          </table:table-cell>
          <table:table-cell office:value-type="float" office:value="0.928805473188697" calcext:value-type="float">
            <text:p>0,928805473188697</text:p>
          </table:table-cell>
          <table:table-cell office:value-type="float" office:value="0.894710882651056" calcext:value-type="float">
            <text:p>0,894710882651056</text:p>
          </table:table-cell>
          <table:table-cell office:value-type="float" office:value="0.911758177919876" calcext:value-type="float">
            <text:p>0,911758177919876</text:p>
          </table:table-cell>
        </table:table-row>
        <table:table-row table:style-name="ro1">
          <table:table-cell office:value-type="float" office:value="35.4000000000002" calcext:value-type="float">
            <text:p>35,4000000000002</text:p>
          </table:table-cell>
          <table:table-cell office:value-type="float" office:value="0.92889149656005" calcext:value-type="float">
            <text:p>0,92889149656005</text:p>
          </table:table-cell>
          <table:table-cell office:value-type="float" office:value="0.894590125172217" calcext:value-type="float">
            <text:p>0,894590125172217</text:p>
          </table:table-cell>
          <table:table-cell office:value-type="float" office:value="0.911740810866134" calcext:value-type="float">
            <text:p>0,911740810866134</text:p>
          </table:table-cell>
        </table:table-row>
        <table:table-row table:style-name="ro1">
          <table:table-cell office:value-type="float" office:value="35.5000000000002" calcext:value-type="float">
            <text:p>35,5000000000002</text:p>
          </table:table-cell>
          <table:table-cell office:value-type="float" office:value="0.928977735131849" calcext:value-type="float">
            <text:p>0,928977735131849</text:p>
          </table:table-cell>
          <table:table-cell office:value-type="float" office:value="0.894468820466827" calcext:value-type="float">
            <text:p>0,894468820466827</text:p>
          </table:table-cell>
          <table:table-cell office:value-type="float" office:value="0.911723277799338" calcext:value-type="float">
            <text:p>0,911723277799338</text:p>
          </table:table-cell>
        </table:table-row>
        <table:table-row table:style-name="ro1">
          <table:table-cell office:value-type="float" office:value="35.6000000000002" calcext:value-type="float">
            <text:p>35,6000000000002</text:p>
          </table:table-cell>
          <table:table-cell office:value-type="float" office:value="0.929064188673734" calcext:value-type="float">
            <text:p>0,929064188673734</text:p>
          </table:table-cell>
          <table:table-cell office:value-type="float" office:value="0.894346966298023" calcext:value-type="float">
            <text:p>0,894346966298023</text:p>
          </table:table-cell>
          <table:table-cell office:value-type="float" office:value="0.911705577485878" calcext:value-type="float">
            <text:p>0,911705577485878</text:p>
          </table:table-cell>
        </table:table-row>
        <table:table-row table:style-name="ro1">
          <table:table-cell office:value-type="float" office:value="35.7000000000002" calcext:value-type="float">
            <text:p>35,7000000000002</text:p>
          </table:table-cell>
          <table:table-cell office:value-type="float" office:value="0.929150856954799" calcext:value-type="float">
            <text:p>0,929150856954799</text:p>
          </table:table-cell>
          <table:table-cell office:value-type="float" office:value="0.894224560414272" calcext:value-type="float">
            <text:p>0,894224560414272</text:p>
          </table:table-cell>
          <table:table-cell office:value-type="float" office:value="0.911687708684536" calcext:value-type="float">
            <text:p>0,911687708684536</text:p>
          </table:table-cell>
        </table:table-row>
        <table:table-row table:style-name="ro1">
          <table:table-cell office:value-type="float" office:value="35.8000000000002" calcext:value-type="float">
            <text:p>35,8000000000002</text:p>
          </table:table-cell>
          <table:table-cell office:value-type="float" office:value="0.929237739743594" calcext:value-type="float">
            <text:p>0,929237739743594</text:p>
          </table:table-cell>
          <table:table-cell office:value-type="float" office:value="0.894101600549278" calcext:value-type="float">
            <text:p>0,894101600549278</text:p>
          </table:table-cell>
          <table:table-cell office:value-type="float" office:value="0.911669670146436" calcext:value-type="float">
            <text:p>0,911669670146436</text:p>
          </table:table-cell>
        </table:table-row>
        <table:table-row table:style-name="ro1">
          <table:table-cell office:value-type="float" office:value="35.9000000000002" calcext:value-type="float">
            <text:p>35,9000000000002</text:p>
          </table:table-cell>
          <table:table-cell office:value-type="float" office:value="0.929324836808128" calcext:value-type="float">
            <text:p>0,929324836808128</text:p>
          </table:table-cell>
          <table:table-cell office:value-type="float" office:value="0.893978084421871" calcext:value-type="float">
            <text:p>0,893978084421871</text:p>
          </table:table-cell>
          <table:table-cell office:value-type="float" office:value="0.911651460614999" calcext:value-type="float">
            <text:p>0,911651460614999</text:p>
          </table:table-cell>
        </table:table-row>
        <table:table-row table:style-name="ro1">
          <table:table-cell office:value-type="float" office:value="36.0000000000002" calcext:value-type="float">
            <text:p>36,0000000000002</text:p>
          </table:table-cell>
          <table:table-cell office:value-type="float" office:value="0.929412147915869" calcext:value-type="float">
            <text:p>0,929412147915869</text:p>
          </table:table-cell>
          <table:table-cell office:value-type="float" office:value="0.893854009735907" calcext:value-type="float">
            <text:p>0,893854009735907</text:p>
          </table:table-cell>
          <table:table-cell office:value-type="float" office:value="0.911633078825888" calcext:value-type="float">
            <text:p>0,911633078825888</text:p>
          </table:table-cell>
        </table:table-row>
        <table:table-row table:style-name="ro1">
          <table:table-cell office:value-type="float" office:value="36.1000000000002" calcext:value-type="float">
            <text:p>36,1000000000002</text:p>
          </table:table-cell>
          <table:table-cell office:value-type="float" office:value="0.929499672833741" calcext:value-type="float">
            <text:p>0,929499672833741</text:p>
          </table:table-cell>
          <table:table-cell office:value-type="float" office:value="0.893729374180166" calcext:value-type="float">
            <text:p>0,893729374180166</text:p>
          </table:table-cell>
          <table:table-cell office:value-type="float" office:value="0.911614523506954" calcext:value-type="float">
            <text:p>0,911614523506954</text:p>
          </table:table-cell>
        </table:table-row>
        <table:table-row table:style-name="ro1">
          <table:table-cell office:value-type="float" office:value="36.2000000000002" calcext:value-type="float">
            <text:p>36,2000000000002</text:p>
          </table:table-cell>
          <table:table-cell office:value-type="float" office:value="0.929587411328129" calcext:value-type="float">
            <text:p>0,929587411328129</text:p>
          </table:table-cell>
          <table:table-cell office:value-type="float" office:value="0.893604175428244" calcext:value-type="float">
            <text:p>0,893604175428244</text:p>
          </table:table-cell>
          <table:table-cell office:value-type="float" office:value="0.911595793378186" calcext:value-type="float">
            <text:p>0,911595793378186</text:p>
          </table:table-cell>
        </table:table-row>
        <table:table-row table:style-name="ro1">
          <table:table-cell office:value-type="float" office:value="36.3000000000002" calcext:value-type="float">
            <text:p>36,3000000000002</text:p>
          </table:table-cell>
          <table:table-cell office:value-type="float" office:value="0.929675363164879" calcext:value-type="float">
            <text:p>0,929675363164879</text:p>
          </table:table-cell>
          <table:table-cell office:value-type="float" office:value="0.893478411138447" calcext:value-type="float">
            <text:p>0,893478411138447</text:p>
          </table:table-cell>
          <table:table-cell office:value-type="float" office:value="0.911576887151663" calcext:value-type="float">
            <text:p>0,911576887151663</text:p>
          </table:table-cell>
        </table:table-row>
        <table:table-row table:style-name="ro1">
          <table:table-cell office:value-type="float" office:value="36.4000000000002" calcext:value-type="float">
            <text:p>36,4000000000002</text:p>
          </table:table-cell>
          <table:table-cell office:value-type="float" office:value="0.929763528109298" calcext:value-type="float">
            <text:p>0,929763528109298</text:p>
          </table:table-cell>
          <table:table-cell office:value-type="float" office:value="0.893352078953687" calcext:value-type="float">
            <text:p>0,893352078953687</text:p>
          </table:table-cell>
          <table:table-cell office:value-type="float" office:value="0.911557803531492" calcext:value-type="float">
            <text:p>0,911557803531492</text:p>
          </table:table-cell>
        </table:table-row>
        <table:table-row table:style-name="ro1">
          <table:table-cell office:value-type="float" office:value="36.5000000000002" calcext:value-type="float">
            <text:p>36,5000000000002</text:p>
          </table:table-cell>
          <table:table-cell office:value-type="float" office:value="0.929851905926152" calcext:value-type="float">
            <text:p>0,929851905926152</text:p>
          </table:table-cell>
          <table:table-cell office:value-type="float" office:value="0.893225176501374" calcext:value-type="float">
            <text:p>0,893225176501374</text:p>
          </table:table-cell>
          <table:table-cell office:value-type="float" office:value="0.911538541213763" calcext:value-type="float">
            <text:p>0,911538541213763</text:p>
          </table:table-cell>
        </table:table-row>
        <table:table-row table:style-name="ro1">
          <table:table-cell office:value-type="float" office:value="36.6000000000002" calcext:value-type="float">
            <text:p>36,6000000000002</text:p>
          </table:table-cell>
          <table:table-cell office:value-type="float" office:value="0.929940496379674" calcext:value-type="float">
            <text:p>0,929940496379674</text:p>
          </table:table-cell>
          <table:table-cell office:value-type="float" office:value="0.893097701393306" calcext:value-type="float">
            <text:p>0,893097701393306</text:p>
          </table:table-cell>
          <table:table-cell office:value-type="float" office:value="0.91151909888649" calcext:value-type="float">
            <text:p>0,91151909888649</text:p>
          </table:table-cell>
        </table:table-row>
        <table:table-row table:style-name="ro1">
          <table:table-cell office:value-type="float" office:value="36.7000000000003" calcext:value-type="float">
            <text:p>36,7000000000003</text:p>
          </table:table-cell>
          <table:table-cell office:value-type="float" office:value="0.930029299233557" calcext:value-type="float">
            <text:p>0,930029299233557</text:p>
          </table:table-cell>
          <table:table-cell office:value-type="float" office:value="0.89296965122556" calcext:value-type="float">
            <text:p>0,89296965122556</text:p>
          </table:table-cell>
          <table:table-cell office:value-type="float" office:value="0.911499475229558" calcext:value-type="float">
            <text:p>0,911499475229558</text:p>
          </table:table-cell>
        </table:table-row>
        <table:table-row table:style-name="ro1">
          <table:table-cell office:value-type="float" office:value="36.8000000000003" calcext:value-type="float">
            <text:p>36,8000000000003</text:p>
          </table:table-cell>
          <table:table-cell office:value-type="float" office:value="0.930118314250958" calcext:value-type="float">
            <text:p>0,930118314250958</text:p>
          </table:table-cell>
          <table:table-cell office:value-type="float" office:value="0.892841023578384" calcext:value-type="float">
            <text:p>0,892841023578384</text:p>
          </table:table-cell>
          <table:table-cell office:value-type="float" office:value="0.911479668914671" calcext:value-type="float">
            <text:p>0,911479668914671</text:p>
          </table:table-cell>
        </table:table-row>
        <table:table-row table:style-name="ro1">
          <table:table-cell office:value-type="float" office:value="36.9000000000003" calcext:value-type="float">
            <text:p>36,9000000000003</text:p>
          </table:table-cell>
          <table:table-cell office:value-type="float" office:value="0.930207541194499" calcext:value-type="float">
            <text:p>0,930207541194499</text:p>
          </table:table-cell>
          <table:table-cell office:value-type="float" office:value="0.892711816016085" calcext:value-type="float">
            <text:p>0,892711816016085</text:p>
          </table:table-cell>
          <table:table-cell office:value-type="float" office:value="0.911459678605292" calcext:value-type="float">
            <text:p>0,911459678605292</text:p>
          </table:table-cell>
        </table:table-row>
        <table:table-row table:style-name="ro1">
          <table:table-cell office:value-type="float" office:value="37.0000000000003" calcext:value-type="float">
            <text:p>37,0000000000003</text:p>
          </table:table-cell>
          <table:table-cell office:value-type="float" office:value="0.93029697982627" calcext:value-type="float">
            <text:p>0,93029697982627</text:p>
          </table:table-cell>
          <table:table-cell office:value-type="float" office:value="0.892582026086915" calcext:value-type="float">
            <text:p>0,892582026086915</text:p>
          </table:table-cell>
          <table:table-cell office:value-type="float" office:value="0.911439502956592" calcext:value-type="float">
            <text:p>0,911439502956592</text:p>
          </table:table-cell>
        </table:table-row>
        <table:table-row table:style-name="ro1">
          <table:table-cell office:value-type="float" office:value="37.1000000000003" calcext:value-type="float">
            <text:p>37,1000000000003</text:p>
          </table:table-cell>
          <table:table-cell office:value-type="float" office:value="0.930386629907821" calcext:value-type="float">
            <text:p>0,930386629907821</text:p>
          </table:table-cell>
          <table:table-cell office:value-type="float" office:value="0.892451651322963" calcext:value-type="float">
            <text:p>0,892451651322963</text:p>
          </table:table-cell>
          <table:table-cell office:value-type="float" office:value="0.911419140615392" calcext:value-type="float">
            <text:p>0,911419140615392</text:p>
          </table:table-cell>
        </table:table-row>
        <table:table-row table:style-name="ro1">
          <table:table-cell office:value-type="float" office:value="37.2000000000003" calcext:value-type="float">
            <text:p>37,2000000000003</text:p>
          </table:table-cell>
          <table:table-cell office:value-type="float" office:value="0.930476491200175" calcext:value-type="float">
            <text:p>0,930476491200175</text:p>
          </table:table-cell>
          <table:table-cell office:value-type="float" office:value="0.892320689240037" calcext:value-type="float">
            <text:p>0,892320689240037</text:p>
          </table:table-cell>
          <table:table-cell office:value-type="float" office:value="0.911398590220106" calcext:value-type="float">
            <text:p>0,911398590220106</text:p>
          </table:table-cell>
        </table:table-row>
        <table:table-row table:style-name="ro1">
          <table:table-cell office:value-type="float" office:value="37.3000000000003" calcext:value-type="float">
            <text:p>37,3000000000003</text:p>
          </table:table-cell>
          <table:table-cell office:value-type="float" office:value="0.93056656346382" calcext:value-type="float">
            <text:p>0,93056656346382</text:p>
          </table:table-cell>
          <table:table-cell office:value-type="float" office:value="0.892189137337549" calcext:value-type="float">
            <text:p>0,892189137337549</text:p>
          </table:table-cell>
          <table:table-cell office:value-type="float" office:value="0.911377850400685" calcext:value-type="float">
            <text:p>0,911377850400685</text:p>
          </table:table-cell>
        </table:table-row>
        <table:table-row table:style-name="ro1">
          <table:table-cell office:value-type="float" office:value="37.4000000000003" calcext:value-type="float">
            <text:p>37,4000000000003</text:p>
          </table:table-cell>
          <table:table-cell office:value-type="float" office:value="0.930656846458711" calcext:value-type="float">
            <text:p>0,930656846458711</text:p>
          </table:table-cell>
          <table:table-cell office:value-type="float" office:value="0.892056993098407" calcext:value-type="float">
            <text:p>0,892056993098407</text:p>
          </table:table-cell>
          <table:table-cell office:value-type="float" office:value="0.911356919778559" calcext:value-type="float">
            <text:p>0,911356919778559</text:p>
          </table:table-cell>
        </table:table-row>
        <table:table-row table:style-name="ro1">
          <table:table-cell office:value-type="float" office:value="37.5000000000003" calcext:value-type="float">
            <text:p>37,5000000000003</text:p>
          </table:table-cell>
          <table:table-cell office:value-type="float" office:value="0.930747339944273" calcext:value-type="float">
            <text:p>0,930747339944273</text:p>
          </table:table-cell>
          <table:table-cell office:value-type="float" office:value="0.891924253988888" calcext:value-type="float">
            <text:p>0,891924253988888</text:p>
          </table:table-cell>
          <table:table-cell office:value-type="float" office:value="0.911335796966581" calcext:value-type="float">
            <text:p>0,911335796966581</text:p>
          </table:table-cell>
        </table:table-row>
        <table:table-row table:style-name="ro1">
          <table:table-cell office:value-type="float" office:value="37.6000000000003" calcext:value-type="float">
            <text:p>37,6000000000003</text:p>
          </table:table-cell>
          <table:table-cell office:value-type="float" office:value="0.930838043679401" calcext:value-type="float">
            <text:p>0,930838043679401</text:p>
          </table:table-cell>
          <table:table-cell office:value-type="float" office:value="0.891790917458531" calcext:value-type="float">
            <text:p>0,891790917458531</text:p>
          </table:table-cell>
          <table:table-cell office:value-type="float" office:value="0.911314480568966" calcext:value-type="float">
            <text:p>0,911314480568966</text:p>
          </table:table-cell>
        </table:table-row>
        <table:table-row table:style-name="ro1">
          <table:table-cell office:value-type="float" office:value="37.7000000000003" calcext:value-type="float">
            <text:p>37,7000000000003</text:p>
          </table:table-cell>
          <table:table-cell office:value-type="float" office:value="0.930928957422461" calcext:value-type="float">
            <text:p>0,930928957422461</text:p>
          </table:table-cell>
          <table:table-cell office:value-type="float" office:value="0.891656980940008" calcext:value-type="float">
            <text:p>0,891656980940008</text:p>
          </table:table-cell>
          <table:table-cell office:value-type="float" office:value="0.911292969181234" calcext:value-type="float">
            <text:p>0,911292969181234</text:p>
          </table:table-cell>
        </table:table-row>
        <table:table-row table:style-name="ro1">
          <table:table-cell office:value-type="float" office:value="37.8000000000003" calcext:value-type="float">
            <text:p>37,8000000000003</text:p>
          </table:table-cell>
          <table:table-cell office:value-type="float" office:value="0.931020080931287" calcext:value-type="float">
            <text:p>0,931020080931287</text:p>
          </table:table-cell>
          <table:table-cell office:value-type="float" office:value="0.891522441849015" calcext:value-type="float">
            <text:p>0,891522441849015</text:p>
          </table:table-cell>
          <table:table-cell office:value-type="float" office:value="0.911271261390151" calcext:value-type="float">
            <text:p>0,911271261390151</text:p>
          </table:table-cell>
        </table:table-row>
        <table:table-row table:style-name="ro1">
          <table:table-cell office:value-type="float" office:value="37.9000000000003" calcext:value-type="float">
            <text:p>37,9000000000003</text:p>
          </table:table-cell>
          <table:table-cell office:value-type="float" office:value="0.931111413963188" calcext:value-type="float">
            <text:p>0,931111413963188</text:p>
          </table:table-cell>
          <table:table-cell office:value-type="float" office:value="0.891387297584148" calcext:value-type="float">
            <text:p>0,891387297584148</text:p>
          </table:table-cell>
          <table:table-cell office:value-type="float" office:value="0.911249355773668" calcext:value-type="float">
            <text:p>0,911249355773668</text:p>
          </table:table-cell>
        </table:table-row>
        <table:table-row table:style-name="ro1">
          <table:table-cell office:value-type="float" office:value="38.0000000000003" calcext:value-type="float">
            <text:p>38,0000000000003</text:p>
          </table:table-cell>
          <table:table-cell office:value-type="float" office:value="0.931202956274944" calcext:value-type="float">
            <text:p>0,931202956274944</text:p>
          </table:table-cell>
          <table:table-cell office:value-type="float" office:value="0.891251545526778" calcext:value-type="float">
            <text:p>0,891251545526778</text:p>
          </table:table-cell>
          <table:table-cell office:value-type="float" office:value="0.911227250900861" calcext:value-type="float">
            <text:p>0,911227250900861</text:p>
          </table:table-cell>
        </table:table-row>
        <table:table-row table:style-name="ro1">
          <table:table-cell office:value-type="float" office:value="38.1000000000003" calcext:value-type="float">
            <text:p>38,1000000000003</text:p>
          </table:table-cell>
          <table:table-cell office:value-type="float" office:value="0.93129470762281" calcext:value-type="float">
            <text:p>0,93129470762281</text:p>
          </table:table-cell>
          <table:table-cell office:value-type="float" office:value="0.891115183040934" calcext:value-type="float">
            <text:p>0,891115183040934</text:p>
          </table:table-cell>
          <table:table-cell office:value-type="float" office:value="0.911204945331872" calcext:value-type="float">
            <text:p>0,911204945331872</text:p>
          </table:table-cell>
        </table:table-row>
        <table:table-row table:style-name="ro1">
          <table:table-cell office:value-type="float" office:value="38.2000000000003" calcext:value-type="float">
            <text:p>38,2000000000003</text:p>
          </table:table-cell>
          <table:table-cell office:value-type="float" office:value="0.931386667762511" calcext:value-type="float">
            <text:p>0,931386667762511</text:p>
          </table:table-cell>
          <table:table-cell office:value-type="float" office:value="0.890978207473181" calcext:value-type="float">
            <text:p>0,890978207473181</text:p>
          </table:table-cell>
          <table:table-cell office:value-type="float" office:value="0.911182437617846" calcext:value-type="float">
            <text:p>0,911182437617846</text:p>
          </table:table-cell>
        </table:table-row>
        <table:table-row table:style-name="ro1">
          <table:table-cell office:value-type="float" office:value="38.3000000000003" calcext:value-type="float">
            <text:p>38,3000000000003</text:p>
          </table:table-cell>
          <table:table-cell office:value-type="float" office:value="0.931478836449251" calcext:value-type="float">
            <text:p>0,931478836449251</text:p>
          </table:table-cell>
          <table:table-cell office:value-type="float" office:value="0.89084061615249" calcext:value-type="float">
            <text:p>0,89084061615249</text:p>
          </table:table-cell>
          <table:table-cell office:value-type="float" office:value="0.911159726300871" calcext:value-type="float">
            <text:p>0,911159726300871</text:p>
          </table:table-cell>
        </table:table-row>
        <table:table-row table:style-name="ro1">
          <table:table-cell office:value-type="float" office:value="38.4000000000003" calcext:value-type="float">
            <text:p>38,4000000000003</text:p>
          </table:table-cell>
          <table:table-cell office:value-type="float" office:value="0.931571213437707" calcext:value-type="float">
            <text:p>0,931571213437707</text:p>
          </table:table-cell>
          <table:table-cell office:value-type="float" office:value="0.890702406390118" calcext:value-type="float">
            <text:p>0,890702406390118</text:p>
          </table:table-cell>
          <table:table-cell office:value-type="float" office:value="0.911136809913912" calcext:value-type="float">
            <text:p>0,911136809913912</text:p>
          </table:table-cell>
        </table:table-row>
        <table:table-row table:style-name="ro1">
          <table:table-cell office:value-type="float" office:value="38.5000000000003" calcext:value-type="float">
            <text:p>38,5000000000003</text:p>
          </table:table-cell>
          <table:table-cell office:value-type="float" office:value="0.931663798482032" calcext:value-type="float">
            <text:p>0,931663798482032</text:p>
          </table:table-cell>
          <table:table-cell office:value-type="float" office:value="0.890563575479483" calcext:value-type="float">
            <text:p>0,890563575479483</text:p>
          </table:table-cell>
          <table:table-cell office:value-type="float" office:value="0.911113686980758" calcext:value-type="float">
            <text:p>0,911113686980758</text:p>
          </table:table-cell>
        </table:table-row>
        <table:table-row table:style-name="ro1">
          <table:table-cell office:value-type="float" office:value="38.6000000000003" calcext:value-type="float">
            <text:p>38,6000000000003</text:p>
          </table:table-cell>
          <table:table-cell office:value-type="float" office:value="0.931756591335856" calcext:value-type="float">
            <text:p>0,931756591335856</text:p>
          </table:table-cell>
          <table:table-cell office:value-type="float" office:value="0.890424120696032" calcext:value-type="float">
            <text:p>0,890424120696032</text:p>
          </table:table-cell>
          <table:table-cell office:value-type="float" office:value="0.911090356015944" calcext:value-type="float">
            <text:p>0,911090356015944</text:p>
          </table:table-cell>
        </table:table-row>
        <table:table-row table:style-name="ro1">
          <table:table-cell office:value-type="float" office:value="38.7000000000003" calcext:value-type="float">
            <text:p>38,7000000000003</text:p>
          </table:table-cell>
          <table:table-cell office:value-type="float" office:value="0.931849591752289" calcext:value-type="float">
            <text:p>0,931849591752289</text:p>
          </table:table-cell>
          <table:table-cell office:value-type="float" office:value="0.890284039297114" calcext:value-type="float">
            <text:p>0,890284039297114</text:p>
          </table:table-cell>
          <table:table-cell office:value-type="float" office:value="0.911066815524702" calcext:value-type="float">
            <text:p>0,911066815524702</text:p>
          </table:table-cell>
        </table:table-row>
        <table:table-row table:style-name="ro1">
          <table:table-cell office:value-type="float" office:value="38.8000000000003" calcext:value-type="float">
            <text:p>38,8000000000003</text:p>
          </table:table-cell>
          <table:table-cell office:value-type="float" office:value="0.931942799483915" calcext:value-type="float">
            <text:p>0,931942799483915</text:p>
          </table:table-cell>
          <table:table-cell office:value-type="float" office:value="0.890143328521859" calcext:value-type="float">
            <text:p>0,890143328521859</text:p>
          </table:table-cell>
          <table:table-cell office:value-type="float" office:value="0.911043064002887" calcext:value-type="float">
            <text:p>0,911043064002887</text:p>
          </table:table-cell>
        </table:table-row>
        <table:table-row table:style-name="ro1">
          <table:table-cell office:value-type="float" office:value="38.9000000000003" calcext:value-type="float">
            <text:p>38,9000000000003</text:p>
          </table:table-cell>
          <table:table-cell office:value-type="float" office:value="0.9320362142828" calcext:value-type="float">
            <text:p>0,9320362142828</text:p>
          </table:table-cell>
          <table:table-cell office:value-type="float" office:value="0.890001985591036" calcext:value-type="float">
            <text:p>0,890001985591036</text:p>
          </table:table-cell>
          <table:table-cell office:value-type="float" office:value="0.911019099936918" calcext:value-type="float">
            <text:p>0,911019099936918</text:p>
          </table:table-cell>
        </table:table-row>
        <table:table-row table:style-name="ro1">
          <table:table-cell office:value-type="float" office:value="39.0000000000003" calcext:value-type="float">
            <text:p>39,0000000000003</text:p>
          </table:table-cell>
          <table:table-cell office:value-type="float" office:value="0.932129835900487" calcext:value-type="float">
            <text:p>0,932129835900487</text:p>
          </table:table-cell>
          <table:table-cell office:value-type="float" office:value="0.889860007706933" calcext:value-type="float">
            <text:p>0,889860007706933</text:p>
          </table:table-cell>
          <table:table-cell office:value-type="float" office:value="0.91099492180371" calcext:value-type="float">
            <text:p>0,91099492180371</text:p>
          </table:table-cell>
        </table:table-row>
        <table:table-row table:style-name="ro1">
          <table:table-cell office:value-type="float" office:value="39.1000000000003" calcext:value-type="float">
            <text:p>39,1000000000003</text:p>
          </table:table-cell>
          <table:table-cell office:value-type="float" office:value="0.932223664088002" calcext:value-type="float">
            <text:p>0,932223664088002</text:p>
          </table:table-cell>
          <table:table-cell office:value-type="float" office:value="0.889717392053217" calcext:value-type="float">
            <text:p>0,889717392053217</text:p>
          </table:table-cell>
          <table:table-cell office:value-type="float" office:value="0.91097052807061" calcext:value-type="float">
            <text:p>0,91097052807061</text:p>
          </table:table-cell>
        </table:table-row>
        <table:table-row table:style-name="ro1">
          <table:table-cell office:value-type="float" office:value="39.2000000000003" calcext:value-type="float">
            <text:p>39,2000000000003</text:p>
          </table:table-cell>
          <table:table-cell office:value-type="float" office:value="0.932317698595851" calcext:value-type="float">
            <text:p>0,932317698595851</text:p>
          </table:table-cell>
          <table:table-cell office:value-type="float" office:value="0.889574135794804" calcext:value-type="float">
            <text:p>0,889574135794804</text:p>
          </table:table-cell>
          <table:table-cell office:value-type="float" office:value="0.910945917195327" calcext:value-type="float">
            <text:p>0,910945917195327</text:p>
          </table:table-cell>
        </table:table-row>
        <table:table-row table:style-name="ro1">
          <table:table-cell office:value-type="float" office:value="39.3000000000003" calcext:value-type="float">
            <text:p>39,3000000000003</text:p>
          </table:table-cell>
          <table:table-cell office:value-type="float" office:value="0.932411939174022" calcext:value-type="float">
            <text:p>0,932411939174022</text:p>
          </table:table-cell>
          <table:table-cell office:value-type="float" office:value="0.889430236077727" calcext:value-type="float">
            <text:p>0,889430236077727</text:p>
          </table:table-cell>
          <table:table-cell office:value-type="float" office:value="0.910921087625874" calcext:value-type="float">
            <text:p>0,910921087625874</text:p>
          </table:table-cell>
        </table:table-row>
        <table:table-row table:style-name="ro1">
          <table:table-cell office:value-type="float" office:value="39.4000000000003" calcext:value-type="float">
            <text:p>39,4000000000003</text:p>
          </table:table-cell>
          <table:table-cell office:value-type="float" office:value="0.932506385571984" calcext:value-type="float">
            <text:p>0,932506385571984</text:p>
          </table:table-cell>
          <table:table-cell office:value-type="float" office:value="0.889285690028997" calcext:value-type="float">
            <text:p>0,889285690028997</text:p>
          </table:table-cell>
          <table:table-cell office:value-type="float" office:value="0.910896037800491" calcext:value-type="float">
            <text:p>0,910896037800491</text:p>
          </table:table-cell>
        </table:table-row>
        <table:table-row table:style-name="ro1">
          <table:table-cell office:value-type="float" office:value="39.5000000000003" calcext:value-type="float">
            <text:p>39,5000000000003</text:p>
          </table:table-cell>
          <table:table-cell office:value-type="float" office:value="0.932601037538691" calcext:value-type="float">
            <text:p>0,932601037538691</text:p>
          </table:table-cell>
          <table:table-cell office:value-type="float" office:value="0.88914049475647" calcext:value-type="float">
            <text:p>0,88914049475647</text:p>
          </table:table-cell>
          <table:table-cell office:value-type="float" office:value="0.910870766147581" calcext:value-type="float">
            <text:p>0,910870766147581</text:p>
          </table:table-cell>
        </table:table-row>
        <table:table-row table:style-name="ro1">
          <table:table-cell office:value-type="float" office:value="39.6000000000003" calcext:value-type="float">
            <text:p>39,6000000000003</text:p>
          </table:table-cell>
          <table:table-cell office:value-type="float" office:value="0.932695894822581" calcext:value-type="float">
            <text:p>0,932695894822581</text:p>
          </table:table-cell>
          <table:table-cell office:value-type="float" office:value="0.888994647348708" calcext:value-type="float">
            <text:p>0,888994647348708</text:p>
          </table:table-cell>
          <table:table-cell office:value-type="float" office:value="0.910845271085644" calcext:value-type="float">
            <text:p>0,910845271085644</text:p>
          </table:table-cell>
        </table:table-row>
        <table:table-row table:style-name="ro1">
          <table:table-cell office:value-type="float" office:value="39.7000000000003" calcext:value-type="float">
            <text:p>39,7000000000003</text:p>
          </table:table-cell>
          <table:table-cell office:value-type="float" office:value="0.932790957171574" calcext:value-type="float">
            <text:p>0,932790957171574</text:p>
          </table:table-cell>
          <table:table-cell office:value-type="float" office:value="0.888848144874841" calcext:value-type="float">
            <text:p>0,888848144874841</text:p>
          </table:table-cell>
          <table:table-cell office:value-type="float" office:value="0.910819551023208" calcext:value-type="float">
            <text:p>0,910819551023208</text:p>
          </table:table-cell>
        </table:table-row>
        <table:table-row table:style-name="ro1">
          <table:table-cell office:value-type="float" office:value="39.8000000000003" calcext:value-type="float">
            <text:p>39,8000000000003</text:p>
          </table:table-cell>
          <table:table-cell office:value-type="float" office:value="0.932886224333079" calcext:value-type="float">
            <text:p>0,932886224333079</text:p>
          </table:table-cell>
          <table:table-cell office:value-type="float" office:value="0.888700984384426" calcext:value-type="float">
            <text:p>0,888700984384426</text:p>
          </table:table-cell>
          <table:table-cell office:value-type="float" office:value="0.910793604358752" calcext:value-type="float">
            <text:p>0,910793604358752</text:p>
          </table:table-cell>
        </table:table-row>
        <table:table-row table:style-name="ro1">
          <table:table-cell office:value-type="float" office:value="39.9000000000003" calcext:value-type="float">
            <text:p>39,9000000000003</text:p>
          </table:table-cell>
          <table:table-cell office:value-type="float" office:value="0.932981696053988" calcext:value-type="float">
            <text:p>0,932981696053988</text:p>
          </table:table-cell>
          <table:table-cell office:value-type="float" office:value="0.888553162907314" calcext:value-type="float">
            <text:p>0,888553162907314</text:p>
          </table:table-cell>
          <table:table-cell office:value-type="float" office:value="0.910767429480651" calcext:value-type="float">
            <text:p>0,910767429480651</text:p>
          </table:table-cell>
        </table:table-row>
        <table:table-row table:style-name="ro1">
          <table:table-cell office:value-type="float" office:value="40.0000000000003" calcext:value-type="float">
            <text:p>40,0000000000003</text:p>
          </table:table-cell>
          <table:table-cell office:value-type="float" office:value="0.933077372080681" calcext:value-type="float">
            <text:p>0,933077372080681</text:p>
          </table:table-cell>
          <table:table-cell office:value-type="float" office:value="0.888404677453495" calcext:value-type="float">
            <text:p>0,888404677453495</text:p>
          </table:table-cell>
          <table:table-cell office:value-type="float" office:value="0.910741024767088" calcext:value-type="float">
            <text:p>0,910741024767088</text:p>
          </table:table-cell>
        </table:table-row>
        <table:table-row table:style-name="ro1">
          <table:table-cell office:value-type="float" office:value="40.1000000000003" calcext:value-type="float">
            <text:p>40,1000000000003</text:p>
          </table:table-cell>
          <table:table-cell office:value-type="float" office:value="0.933173252159025" calcext:value-type="float">
            <text:p>0,933173252159025</text:p>
          </table:table-cell>
          <table:table-cell office:value-type="float" office:value="0.88825552501297" calcext:value-type="float">
            <text:p>0,88825552501297</text:p>
          </table:table-cell>
          <table:table-cell office:value-type="float" office:value="0.910714388585997" calcext:value-type="float">
            <text:p>0,910714388585997</text:p>
          </table:table-cell>
        </table:table-row>
        <table:table-row table:style-name="ro1">
          <table:table-cell office:value-type="float" office:value="40.2000000000003" calcext:value-type="float">
            <text:p>40,2000000000003</text:p>
          </table:table-cell>
          <table:table-cell office:value-type="float" office:value="0.933269336034375" calcext:value-type="float">
            <text:p>0,933269336034375</text:p>
          </table:table-cell>
          <table:table-cell office:value-type="float" office:value="0.888105702555595" calcext:value-type="float">
            <text:p>0,888105702555595</text:p>
          </table:table-cell>
          <table:table-cell office:value-type="float" office:value="0.910687519294985" calcext:value-type="float">
            <text:p>0,910687519294985</text:p>
          </table:table-cell>
        </table:table-row>
        <table:table-row table:style-name="ro1">
          <table:table-cell office:value-type="float" office:value="40.3000000000003" calcext:value-type="float">
            <text:p>40,3000000000003</text:p>
          </table:table-cell>
          <table:table-cell office:value-type="float" office:value="0.933365623451576" calcext:value-type="float">
            <text:p>0,933365623451576</text:p>
          </table:table-cell>
          <table:table-cell office:value-type="float" office:value="0.887955207030946" calcext:value-type="float">
            <text:p>0,887955207030946</text:p>
          </table:table-cell>
          <table:table-cell office:value-type="float" office:value="0.910660415241261" calcext:value-type="float">
            <text:p>0,910660415241261</text:p>
          </table:table-cell>
        </table:table-row>
        <table:table-row table:style-name="ro1">
          <table:table-cell office:value-type="float" office:value="40.4000000000003" calcext:value-type="float">
            <text:p>40,4000000000003</text:p>
          </table:table-cell>
          <table:table-cell office:value-type="float" office:value="0.933462114154962" calcext:value-type="float">
            <text:p>0,933462114154962</text:p>
          </table:table-cell>
          <table:table-cell office:value-type="float" office:value="0.887804035368165" calcext:value-type="float">
            <text:p>0,887804035368165</text:p>
          </table:table-cell>
          <table:table-cell office:value-type="float" office:value="0.910633074761564" calcext:value-type="float">
            <text:p>0,910633074761564</text:p>
          </table:table-cell>
        </table:table-row>
        <table:table-row table:style-name="ro1">
          <table:table-cell office:value-type="float" office:value="40.5000000000003" calcext:value-type="float">
            <text:p>40,5000000000003</text:p>
          </table:table-cell>
          <table:table-cell office:value-type="float" office:value="0.933558807888356" calcext:value-type="float">
            <text:p>0,933558807888356</text:p>
          </table:table-cell>
          <table:table-cell office:value-type="float" office:value="0.887652184475818" calcext:value-type="float">
            <text:p>0,887652184475818</text:p>
          </table:table-cell>
          <table:table-cell office:value-type="float" office:value="0.910605496182087" calcext:value-type="float">
            <text:p>0,910605496182087</text:p>
          </table:table-cell>
        </table:table-row>
        <table:table-row table:style-name="ro1">
          <table:table-cell office:value-type="float" office:value="40.6000000000003" calcext:value-type="float">
            <text:p>40,6000000000003</text:p>
          </table:table-cell>
          <table:table-cell office:value-type="float" office:value="0.933655704395073" calcext:value-type="float">
            <text:p>0,933655704395073</text:p>
          </table:table-cell>
          <table:table-cell office:value-type="float" office:value="0.887499651241745" calcext:value-type="float">
            <text:p>0,887499651241745</text:p>
          </table:table-cell>
          <table:table-cell office:value-type="float" office:value="0.910577677818409" calcext:value-type="float">
            <text:p>0,910577677818409</text:p>
          </table:table-cell>
        </table:table-row>
        <table:table-row table:style-name="ro1">
          <table:table-cell office:value-type="float" office:value="40.7000000000003" calcext:value-type="float">
            <text:p>40,7000000000003</text:p>
          </table:table-cell>
          <table:table-cell office:value-type="float" office:value="0.93375280341792" calcext:value-type="float">
            <text:p>0,93375280341792</text:p>
          </table:table-cell>
          <table:table-cell office:value-type="float" office:value="0.887346432532909" calcext:value-type="float">
            <text:p>0,887346432532909</text:p>
          </table:table-cell>
          <table:table-cell office:value-type="float" office:value="0.910549617975414" calcext:value-type="float">
            <text:p>0,910549617975414</text:p>
          </table:table-cell>
        </table:table-row>
        <table:table-row table:style-name="ro1">
          <table:table-cell office:value-type="float" office:value="40.8000000000003" calcext:value-type="float">
            <text:p>40,8000000000003</text:p>
          </table:table-cell>
          <table:table-cell office:value-type="float" office:value="0.933850104699195" calcext:value-type="float">
            <text:p>0,933850104699195</text:p>
          </table:table-cell>
          <table:table-cell office:value-type="float" office:value="0.887192525195251" calcext:value-type="float">
            <text:p>0,887192525195251</text:p>
          </table:table-cell>
          <table:table-cell office:value-type="float" office:value="0.910521314947223" calcext:value-type="float">
            <text:p>0,910521314947223</text:p>
          </table:table-cell>
        </table:table-row>
        <table:table-row table:style-name="ro1">
          <table:table-cell office:value-type="float" office:value="40.9000000000003" calcext:value-type="float">
            <text:p>40,9000000000003</text:p>
          </table:table-cell>
          <table:table-cell office:value-type="float" office:value="0.933947607980691" calcext:value-type="float">
            <text:p>0,933947607980691</text:p>
          </table:table-cell>
          <table:table-cell office:value-type="float" office:value="0.887037926053531" calcext:value-type="float">
            <text:p>0,887037926053531</text:p>
          </table:table-cell>
          <table:table-cell office:value-type="float" office:value="0.910492767017111" calcext:value-type="float">
            <text:p>0,910492767017111</text:p>
          </table:table-cell>
        </table:table-row>
        <table:table-row table:style-name="ro1">
          <table:table-cell office:value-type="float" office:value="41.0000000000003" calcext:value-type="float">
            <text:p>41,0000000000003</text:p>
          </table:table-cell>
          <table:table-cell office:value-type="float" office:value="0.934045313003692" calcext:value-type="float">
            <text:p>0,934045313003692</text:p>
          </table:table-cell>
          <table:table-cell office:value-type="float" office:value="0.886882631911179" calcext:value-type="float">
            <text:p>0,886882631911179</text:p>
          </table:table-cell>
          <table:table-cell office:value-type="float" office:value="0.910463972457436" calcext:value-type="float">
            <text:p>0,910463972457436</text:p>
          </table:table-cell>
        </table:table-row>
        <table:table-row table:style-name="ro1">
          <table:table-cell office:value-type="float" office:value="41.1000000000003" calcext:value-type="float">
            <text:p>41,1000000000003</text:p>
          </table:table-cell>
          <table:table-cell office:value-type="float" office:value="0.934143219508979" calcext:value-type="float">
            <text:p>0,934143219508979</text:p>
          </table:table-cell>
          <table:table-cell office:value-type="float" office:value="0.886726639550143" calcext:value-type="float">
            <text:p>0,886726639550143</text:p>
          </table:table-cell>
          <table:table-cell office:value-type="float" office:value="0.910434929529561" calcext:value-type="float">
            <text:p>0,910434929529561</text:p>
          </table:table-cell>
        </table:table-row>
        <table:table-row table:style-name="ro1">
          <table:table-cell office:value-type="float" office:value="41.2000000000003" calcext:value-type="float">
            <text:p>41,2000000000003</text:p>
          </table:table-cell>
          <table:table-cell office:value-type="float" office:value="0.934241327236826" calcext:value-type="float">
            <text:p>0,934241327236826</text:p>
          </table:table-cell>
          <table:table-cell office:value-type="float" office:value="0.88656994573073" calcext:value-type="float">
            <text:p>0,88656994573073</text:p>
          </table:table-cell>
          <table:table-cell office:value-type="float" office:value="0.910405636483778" calcext:value-type="float">
            <text:p>0,910405636483778</text:p>
          </table:table-cell>
        </table:table-row>
        <table:table-row table:style-name="ro1">
          <table:table-cell office:value-type="float" office:value="41.3000000000003" calcext:value-type="float">
            <text:p>41,3000000000003</text:p>
          </table:table-cell>
          <table:table-cell office:value-type="float" office:value="0.934339635927006" calcext:value-type="float">
            <text:p>0,934339635927006</text:p>
          </table:table-cell>
          <table:table-cell office:value-type="float" office:value="0.886412547191451" calcext:value-type="float">
            <text:p>0,886412547191451</text:p>
          </table:table-cell>
          <table:table-cell office:value-type="float" office:value="0.910376091559228" calcext:value-type="float">
            <text:p>0,910376091559228</text:p>
          </table:table-cell>
        </table:table-row>
        <table:table-row table:style-name="ro1">
          <table:table-cell office:value-type="float" office:value="41.4000000000003" calcext:value-type="float">
            <text:p>41,4000000000003</text:p>
          </table:table-cell>
          <table:table-cell office:value-type="float" office:value="0.934438145318785" calcext:value-type="float">
            <text:p>0,934438145318785</text:p>
          </table:table-cell>
          <table:table-cell office:value-type="float" office:value="0.886254440648863" calcext:value-type="float">
            <text:p>0,886254440648863</text:p>
          </table:table-cell>
          <table:table-cell office:value-type="float" office:value="0.910346292983824" calcext:value-type="float">
            <text:p>0,910346292983824</text:p>
          </table:table-cell>
        </table:table-row>
        <table:table-row table:style-name="ro1">
          <table:table-cell office:value-type="float" office:value="41.5000000000003" calcext:value-type="float">
            <text:p>41,5000000000003</text:p>
          </table:table-cell>
          <table:table-cell office:value-type="float" office:value="0.934536855150928" calcext:value-type="float">
            <text:p>0,934536855150928</text:p>
          </table:table-cell>
          <table:table-cell office:value-type="float" office:value="0.886095622797412" calcext:value-type="float">
            <text:p>0,886095622797412</text:p>
          </table:table-cell>
          <table:table-cell office:value-type="float" office:value="0.91031623897417" calcext:value-type="float">
            <text:p>0,91031623897417</text:p>
          </table:table-cell>
        </table:table-row>
        <table:table-row table:style-name="ro1">
          <table:table-cell office:value-type="float" office:value="41.6000000000003" calcext:value-type="float">
            <text:p>41,6000000000003</text:p>
          </table:table-cell>
          <table:table-cell office:value-type="float" office:value="0.934635765161698" calcext:value-type="float">
            <text:p>0,934635765161698</text:p>
          </table:table-cell>
          <table:table-cell office:value-type="float" office:value="0.885936090309273" calcext:value-type="float">
            <text:p>0,885936090309273</text:p>
          </table:table-cell>
          <table:table-cell office:value-type="float" office:value="0.910285927735485" calcext:value-type="float">
            <text:p>0,910285927735485</text:p>
          </table:table-cell>
        </table:table-row>
        <table:table-row table:style-name="ro1">
          <table:table-cell office:value-type="float" office:value="41.7000000000003" calcext:value-type="float">
            <text:p>41,7000000000003</text:p>
          </table:table-cell>
          <table:table-cell office:value-type="float" office:value="0.934734875088855" calcext:value-type="float">
            <text:p>0,934734875088855</text:p>
          </table:table-cell>
          <table:table-cell office:value-type="float" office:value="0.885775839834184" calcext:value-type="float">
            <text:p>0,885775839834184</text:p>
          </table:table-cell>
          <table:table-cell office:value-type="float" office:value="0.91025535746152" calcext:value-type="float">
            <text:p>0,91025535746152</text:p>
          </table:table-cell>
        </table:table-row>
        <table:table-row table:style-name="ro1">
          <table:table-cell office:value-type="float" office:value="41.8000000000003" calcext:value-type="float">
            <text:p>41,8000000000003</text:p>
          </table:table-cell>
          <table:table-cell office:value-type="float" office:value="0.934834184669661" calcext:value-type="float">
            <text:p>0,934834184669661</text:p>
          </table:table-cell>
          <table:table-cell office:value-type="float" office:value="0.885614867999292" calcext:value-type="float">
            <text:p>0,885614867999292</text:p>
          </table:table-cell>
          <table:table-cell office:value-type="float" office:value="0.910224526334476" calcext:value-type="float">
            <text:p>0,910224526334476</text:p>
          </table:table-cell>
        </table:table-row>
        <table:table-row table:style-name="ro1">
          <table:table-cell office:value-type="float" office:value="41.9000000000003" calcext:value-type="float">
            <text:p>41,9000000000003</text:p>
          </table:table-cell>
          <table:table-cell office:value-type="float" office:value="0.934933693640875" calcext:value-type="float">
            <text:p>0,934933693640875</text:p>
          </table:table-cell>
          <table:table-cell office:value-type="float" office:value="0.885453171408982" calcext:value-type="float">
            <text:p>0,885453171408982</text:p>
          </table:table-cell>
          <table:table-cell office:value-type="float" office:value="0.910193432524929" calcext:value-type="float">
            <text:p>0,910193432524929</text:p>
          </table:table-cell>
        </table:table-row>
        <table:table-row table:style-name="ro1">
          <table:table-cell office:value-type="float" office:value="42.0000000000003" calcext:value-type="float">
            <text:p>42,0000000000003</text:p>
          </table:table-cell>
          <table:table-cell office:value-type="float" office:value="0.93503340173876" calcext:value-type="float">
            <text:p>0,93503340173876</text:p>
          </table:table-cell>
          <table:table-cell office:value-type="float" office:value="0.885290746644716" calcext:value-type="float">
            <text:p>0,885290746644716</text:p>
          </table:table-cell>
          <table:table-cell office:value-type="float" office:value="0.910162074191738" calcext:value-type="float">
            <text:p>0,910162074191738</text:p>
          </table:table-cell>
        </table:table-row>
        <table:table-row table:style-name="ro1">
          <table:table-cell office:value-type="float" office:value="42.1000000000003" calcext:value-type="float">
            <text:p>42,1000000000003</text:p>
          </table:table-cell>
          <table:table-cell office:value-type="float" office:value="0.935133308699077" calcext:value-type="float">
            <text:p>0,935133308699077</text:p>
          </table:table-cell>
          <table:table-cell office:value-type="float" office:value="0.885127590264864" calcext:value-type="float">
            <text:p>0,885127590264864</text:p>
          </table:table-cell>
          <table:table-cell office:value-type="float" office:value="0.91013044948197" calcext:value-type="float">
            <text:p>0,91013044948197</text:p>
          </table:table-cell>
        </table:table-row>
        <table:table-row table:style-name="ro1">
          <table:table-cell office:value-type="float" office:value="42.2000000000003" calcext:value-type="float">
            <text:p>42,2000000000003</text:p>
          </table:table-cell>
          <table:table-cell office:value-type="float" office:value="0.935233414257091" calcext:value-type="float">
            <text:p>0,935233414257091</text:p>
          </table:table-cell>
          <table:table-cell office:value-type="float" office:value="0.884963698804546" calcext:value-type="float">
            <text:p>0,884963698804546</text:p>
          </table:table-cell>
          <table:table-cell office:value-type="float" office:value="0.910098556530818" calcext:value-type="float">
            <text:p>0,910098556530818</text:p>
          </table:table-cell>
        </table:table-row>
        <table:table-row table:style-name="ro1">
          <table:table-cell office:value-type="float" office:value="42.3000000000003" calcext:value-type="float">
            <text:p>42,3000000000003</text:p>
          </table:table-cell>
          <table:table-cell office:value-type="float" office:value="0.935333718147569" calcext:value-type="float">
            <text:p>0,935333718147569</text:p>
          </table:table-cell>
          <table:table-cell office:value-type="float" office:value="0.884799068775446" calcext:value-type="float">
            <text:p>0,884799068775446</text:p>
          </table:table-cell>
          <table:table-cell office:value-type="float" office:value="0.910066393461508" calcext:value-type="float">
            <text:p>0,910066393461508</text:p>
          </table:table-cell>
        </table:table-row>
        <table:table-row table:style-name="ro1">
          <table:table-cell office:value-type="float" office:value="42.4000000000003" calcext:value-type="float">
            <text:p>42,4000000000003</text:p>
          </table:table-cell>
          <table:table-cell office:value-type="float" office:value="0.935434220104784" calcext:value-type="float">
            <text:p>0,935434220104784</text:p>
          </table:table-cell>
          <table:table-cell office:value-type="float" office:value="0.884633696665662" calcext:value-type="float">
            <text:p>0,884633696665662</text:p>
          </table:table-cell>
          <table:table-cell office:value-type="float" office:value="0.910033958385223" calcext:value-type="float">
            <text:p>0,910033958385223</text:p>
          </table:table-cell>
        </table:table-row>
        <table:table-row table:style-name="ro1">
          <table:table-cell office:value-type="float" office:value="42.5000000000003" calcext:value-type="float">
            <text:p>42,5000000000003</text:p>
          </table:table-cell>
          <table:table-cell office:value-type="float" office:value="0.935534919862508" calcext:value-type="float">
            <text:p>0,935534919862508</text:p>
          </table:table-cell>
          <table:table-cell office:value-type="float" office:value="0.88446757893952" calcext:value-type="float">
            <text:p>0,88446757893952</text:p>
          </table:table-cell>
          <table:table-cell office:value-type="float" office:value="0.910001249401014" calcext:value-type="float">
            <text:p>0,910001249401014</text:p>
          </table:table-cell>
        </table:table-row>
        <table:table-row table:style-name="ro1">
          <table:table-cell office:value-type="float" office:value="42.6000000000003" calcext:value-type="float">
            <text:p>42,6000000000003</text:p>
          </table:table-cell>
          <table:table-cell office:value-type="float" office:value="0.935635817154022" calcext:value-type="float">
            <text:p>0,935635817154022</text:p>
          </table:table-cell>
          <table:table-cell office:value-type="float" office:value="0.88430071203741" calcext:value-type="float">
            <text:p>0,88430071203741</text:p>
          </table:table-cell>
          <table:table-cell office:value-type="float" office:value="0.909968264595716" calcext:value-type="float">
            <text:p>0,909968264595716</text:p>
          </table:table-cell>
        </table:table-row>
        <table:table-row table:style-name="ro1">
          <table:table-cell office:value-type="float" office:value="42.7000000000003" calcext:value-type="float">
            <text:p>42,7000000000003</text:p>
          </table:table-cell>
          <table:table-cell office:value-type="float" office:value="0.935736911712112" calcext:value-type="float">
            <text:p>0,935736911712112</text:p>
          </table:table-cell>
          <table:table-cell office:value-type="float" office:value="0.884133092375609" calcext:value-type="float">
            <text:p>0,884133092375609</text:p>
          </table:table-cell>
          <table:table-cell office:value-type="float" office:value="0.90993500204386" calcext:value-type="float">
            <text:p>0,90993500204386</text:p>
          </table:table-cell>
        </table:table-row>
        <table:table-row table:style-name="ro1">
          <table:table-cell office:value-type="float" office:value="42.8000000000003" calcext:value-type="float">
            <text:p>42,8000000000003</text:p>
          </table:table-cell>
          <table:table-cell office:value-type="float" office:value="0.935838203269069" calcext:value-type="float">
            <text:p>0,935838203269069</text:p>
          </table:table-cell>
          <table:table-cell office:value-type="float" office:value="0.883964716346108" calcext:value-type="float">
            <text:p>0,883964716346108</text:p>
          </table:table-cell>
          <table:table-cell office:value-type="float" office:value="0.909901459807588" calcext:value-type="float">
            <text:p>0,909901459807588</text:p>
          </table:table-cell>
        </table:table-row>
        <table:table-row table:style-name="ro1">
          <table:table-cell office:value-type="float" office:value="42.9000000000003" calcext:value-type="float">
            <text:p>42,9000000000003</text:p>
          </table:table-cell>
          <table:table-cell office:value-type="float" office:value="0.93593969155669" calcext:value-type="float">
            <text:p>0,93593969155669</text:p>
          </table:table-cell>
          <table:table-cell office:value-type="float" office:value="0.883795580316433" calcext:value-type="float">
            <text:p>0,883795580316433</text:p>
          </table:table-cell>
          <table:table-cell office:value-type="float" office:value="0.909867635936562" calcext:value-type="float">
            <text:p>0,909867635936562</text:p>
          </table:table-cell>
        </table:table-row>
        <table:table-row table:style-name="ro1">
          <table:table-cell office:value-type="float" office:value="43.0000000000003" calcext:value-type="float">
            <text:p>43,0000000000003</text:p>
          </table:table-cell>
          <table:table-cell office:value-type="float" office:value="0.936041376306284" calcext:value-type="float">
            <text:p>0,936041376306284</text:p>
          </table:table-cell>
          <table:table-cell office:value-type="float" office:value="0.883625680629476" calcext:value-type="float">
            <text:p>0,883625680629476</text:p>
          </table:table-cell>
          <table:table-cell office:value-type="float" office:value="0.90983352846788" calcext:value-type="float">
            <text:p>0,90983352846788</text:p>
          </table:table-cell>
        </table:table-row>
        <table:table-row table:style-name="ro1">
          <table:table-cell office:value-type="float" office:value="43.1000000000003" calcext:value-type="float">
            <text:p>43,1000000000003</text:p>
          </table:table-cell>
          <table:table-cell office:value-type="float" office:value="0.936143257248662" calcext:value-type="float">
            <text:p>0,936143257248662</text:p>
          </table:table-cell>
          <table:table-cell office:value-type="float" office:value="0.883455013603301" calcext:value-type="float">
            <text:p>0,883455013603301</text:p>
          </table:table-cell>
          <table:table-cell office:value-type="float" office:value="0.909799135425982" calcext:value-type="float">
            <text:p>0,909799135425982</text:p>
          </table:table-cell>
        </table:table-row>
        <table:table-row table:style-name="ro1">
          <table:table-cell office:value-type="float" office:value="43.2000000000003" calcext:value-type="float">
            <text:p>43,2000000000003</text:p>
          </table:table-cell>
          <table:table-cell office:value-type="float" office:value="0.936245334114149" calcext:value-type="float">
            <text:p>0,936245334114149</text:p>
          </table:table-cell>
          <table:table-cell office:value-type="float" office:value="0.883283575530983" calcext:value-type="float">
            <text:p>0,883283575530983</text:p>
          </table:table-cell>
          <table:table-cell office:value-type="float" office:value="0.909764454822566" calcext:value-type="float">
            <text:p>0,909764454822566</text:p>
          </table:table-cell>
        </table:table-row>
        <table:table-row table:style-name="ro1">
          <table:table-cell office:value-type="float" office:value="43.3000000000004" calcext:value-type="float">
            <text:p>43,3000000000004</text:p>
          </table:table-cell>
          <table:table-cell office:value-type="float" office:value="0.936347606632577" calcext:value-type="float">
            <text:p>0,936347606632577</text:p>
          </table:table-cell>
          <table:table-cell office:value-type="float" office:value="0.88311136268041" calcext:value-type="float">
            <text:p>0,88311136268041</text:p>
          </table:table-cell>
          <table:table-cell office:value-type="float" office:value="0.909729484656493" calcext:value-type="float">
            <text:p>0,909729484656493</text:p>
          </table:table-cell>
        </table:table-row>
        <table:table-row table:style-name="ro1">
          <table:table-cell office:value-type="float" office:value="43.4000000000003" calcext:value-type="float">
            <text:p>43,4000000000003</text:p>
          </table:table-cell>
          <table:table-cell office:value-type="float" office:value="0.936450074533288" calcext:value-type="float">
            <text:p>0,936450074533288</text:p>
          </table:table-cell>
          <table:table-cell office:value-type="float" office:value="0.882938371294112" calcext:value-type="float">
            <text:p>0,882938371294112</text:p>
          </table:table-cell>
          <table:table-cell office:value-type="float" office:value="0.9096942229137" calcext:value-type="float">
            <text:p>0,9096942229137</text:p>
          </table:table-cell>
        </table:table-row>
        <table:table-row table:style-name="ro1">
          <table:table-cell office:value-type="float" office:value="43.5000000000004" calcext:value-type="float">
            <text:p>43,5000000000004</text:p>
          </table:table-cell>
          <table:table-cell office:value-type="float" office:value="0.936552737545138" calcext:value-type="float">
            <text:p>0,936552737545138</text:p>
          </table:table-cell>
          <table:table-cell office:value-type="float" office:value="0.882764597589071" calcext:value-type="float">
            <text:p>0,882764597589071</text:p>
          </table:table-cell>
          <table:table-cell office:value-type="float" office:value="0.909658667567105" calcext:value-type="float">
            <text:p>0,909658667567105</text:p>
          </table:table-cell>
        </table:table-row>
        <table:table-row table:style-name="ro1">
          <table:table-cell office:value-type="float" office:value="43.6000000000004" calcext:value-type="float">
            <text:p>43,6000000000004</text:p>
          </table:table-cell>
          <table:table-cell office:value-type="float" office:value="0.936655595396492" calcext:value-type="float">
            <text:p>0,936655595396492</text:p>
          </table:table-cell>
          <table:table-cell office:value-type="float" office:value="0.882590037756539" calcext:value-type="float">
            <text:p>0,882590037756539</text:p>
          </table:table-cell>
          <table:table-cell office:value-type="float" office:value="0.909622816576515" calcext:value-type="float">
            <text:p>0,909622816576515</text:p>
          </table:table-cell>
        </table:table-row>
        <table:table-row table:style-name="ro1">
          <table:table-cell office:value-type="float" office:value="43.7000000000004" calcext:value-type="float">
            <text:p>43,7000000000004</text:p>
          </table:table-cell>
          <table:table-cell office:value-type="float" office:value="0.936758647815227" calcext:value-type="float">
            <text:p>0,936758647815227</text:p>
          </table:table-cell>
          <table:table-cell office:value-type="float" office:value="0.88241468796185" calcext:value-type="float">
            <text:p>0,88241468796185</text:p>
          </table:table-cell>
          <table:table-cell office:value-type="float" office:value="0.909586667888539" calcext:value-type="float">
            <text:p>0,909586667888539</text:p>
          </table:table-cell>
        </table:table-row>
        <table:table-row table:style-name="ro1">
          <table:table-cell office:value-type="float" office:value="43.8000000000004" calcext:value-type="float">
            <text:p>43,8000000000004</text:p>
          </table:table-cell>
          <table:table-cell office:value-type="float" office:value="0.936861894528734" calcext:value-type="float">
            <text:p>0,936861894528734</text:p>
          </table:table-cell>
          <table:table-cell office:value-type="float" office:value="0.882238544344235" calcext:value-type="float">
            <text:p>0,882238544344235</text:p>
          </table:table-cell>
          <table:table-cell office:value-type="float" office:value="0.909550219436485" calcext:value-type="float">
            <text:p>0,909550219436485</text:p>
          </table:table-cell>
        </table:table-row>
        <table:table-row table:style-name="ro1">
          <table:table-cell office:value-type="float" office:value="43.9000000000004" calcext:value-type="float">
            <text:p>43,9000000000004</text:p>
          </table:table-cell>
          <table:table-cell office:value-type="float" office:value="0.936965335263919" calcext:value-type="float">
            <text:p>0,936965335263919</text:p>
          </table:table-cell>
          <table:table-cell office:value-type="float" office:value="0.882061603016628" calcext:value-type="float">
            <text:p>0,882061603016628</text:p>
          </table:table-cell>
          <table:table-cell office:value-type="float" office:value="0.909513469140273" calcext:value-type="float">
            <text:p>0,909513469140273</text:p>
          </table:table-cell>
        </table:table-row>
        <table:table-row table:style-name="ro1">
          <table:table-cell office:value-type="float" office:value="44.0000000000004" calcext:value-type="float">
            <text:p>44,0000000000004</text:p>
          </table:table-cell>
          <table:table-cell office:value-type="float" office:value="0.937068969747199" calcext:value-type="float">
            <text:p>0,937068969747199</text:p>
          </table:table-cell>
          <table:table-cell office:value-type="float" office:value="0.88188386006548" calcext:value-type="float">
            <text:p>0,88188386006548</text:p>
          </table:table-cell>
          <table:table-cell office:value-type="float" office:value="0.90947641490634" calcext:value-type="float">
            <text:p>0,90947641490634</text:p>
          </table:table-cell>
        </table:table-row>
        <table:table-row table:style-name="ro1">
          <table:table-cell office:value-type="float" office:value="44.1000000000004" calcext:value-type="float">
            <text:p>44,1000000000004</text:p>
          </table:table-cell>
          <table:table-cell office:value-type="float" office:value="0.93717279770451" calcext:value-type="float">
            <text:p>0,93717279770451</text:p>
          </table:table-cell>
          <table:table-cell office:value-type="float" office:value="0.881705311550566" calcext:value-type="float">
            <text:p>0,881705311550566</text:p>
          </table:table-cell>
          <table:table-cell office:value-type="float" office:value="0.909439054627538" calcext:value-type="float">
            <text:p>0,909439054627538</text:p>
          </table:table-cell>
        </table:table-row>
        <table:table-row table:style-name="ro1">
          <table:table-cell office:value-type="float" office:value="44.2000000000004" calcext:value-type="float">
            <text:p>44,2000000000004</text:p>
          </table:table-cell>
          <table:table-cell office:value-type="float" office:value="0.937276818861299" calcext:value-type="float">
            <text:p>0,937276818861299</text:p>
          </table:table-cell>
          <table:table-cell office:value-type="float" office:value="0.881525953504793" calcext:value-type="float">
            <text:p>0,881525953504793</text:p>
          </table:table-cell>
          <table:table-cell office:value-type="float" office:value="0.909401386183046" calcext:value-type="float">
            <text:p>0,909401386183046</text:p>
          </table:table-cell>
        </table:table-row>
        <table:table-row table:style-name="ro1">
          <table:table-cell office:value-type="float" office:value="44.3000000000004" calcext:value-type="float">
            <text:p>44,3000000000004</text:p>
          </table:table-cell>
          <table:table-cell office:value-type="float" office:value="0.937381032942535" calcext:value-type="float">
            <text:p>0,937381032942535</text:p>
          </table:table-cell>
          <table:table-cell office:value-type="float" office:value="0.881345781934003" calcext:value-type="float">
            <text:p>0,881345781934003</text:p>
          </table:table-cell>
          <table:table-cell office:value-type="float" office:value="0.909363407438269" calcext:value-type="float">
            <text:p>0,909363407438269</text:p>
          </table:table-cell>
        </table:table-row>
        <table:table-row table:style-name="ro1">
          <table:table-cell office:value-type="float" office:value="44.4000000000004" calcext:value-type="float">
            <text:p>44,4000000000004</text:p>
          </table:table-cell>
          <table:table-cell office:value-type="float" office:value="0.937485439672699" calcext:value-type="float">
            <text:p>0,937485439672699</text:p>
          </table:table-cell>
          <table:table-cell office:value-type="float" office:value="0.88116479281678" calcext:value-type="float">
            <text:p>0,88116479281678</text:p>
          </table:table-cell>
          <table:table-cell office:value-type="float" office:value="0.909325116244739" calcext:value-type="float">
            <text:p>0,909325116244739</text:p>
          </table:table-cell>
        </table:table-row>
        <table:table-row table:style-name="ro1">
          <table:table-cell office:value-type="float" office:value="44.5000000000004" calcext:value-type="float">
            <text:p>44,5000000000004</text:p>
          </table:table-cell>
          <table:table-cell office:value-type="float" office:value="0.937590038775793" calcext:value-type="float">
            <text:p>0,937590038775793</text:p>
          </table:table-cell>
          <table:table-cell office:value-type="float" office:value="0.880982982104252" calcext:value-type="float">
            <text:p>0,880982982104252</text:p>
          </table:table-cell>
          <table:table-cell office:value-type="float" office:value="0.909286510440022" calcext:value-type="float">
            <text:p>0,909286510440022</text:p>
          </table:table-cell>
        </table:table-row>
        <table:table-row table:style-name="ro1">
          <table:table-cell office:value-type="float" office:value="44.6000000000004" calcext:value-type="float">
            <text:p>44,6000000000004</text:p>
          </table:table-cell>
          <table:table-cell office:value-type="float" office:value="0.937694829975334" calcext:value-type="float">
            <text:p>0,937694829975334</text:p>
          </table:table-cell>
          <table:table-cell office:value-type="float" office:value="0.880800345719893" calcext:value-type="float">
            <text:p>0,880800345719893</text:p>
          </table:table-cell>
          <table:table-cell office:value-type="float" office:value="0.909247587847614" calcext:value-type="float">
            <text:p>0,909247587847614</text:p>
          </table:table-cell>
        </table:table-row>
        <table:table-row table:style-name="ro1">
          <table:table-cell office:value-type="float" office:value="44.7000000000004" calcext:value-type="float">
            <text:p>44,7000000000004</text:p>
          </table:table-cell>
          <table:table-cell office:value-type="float" office:value="0.937799812994363" calcext:value-type="float">
            <text:p>0,937799812994363</text:p>
          </table:table-cell>
          <table:table-cell office:value-type="float" office:value="0.880616879559324" calcext:value-type="float">
            <text:p>0,880616879559324</text:p>
          </table:table-cell>
          <table:table-cell office:value-type="float" office:value="0.909208346276843" calcext:value-type="float">
            <text:p>0,909208346276843</text:p>
          </table:table-cell>
        </table:table-row>
        <table:table-row table:style-name="ro1">
          <table:table-cell office:value-type="float" office:value="44.8000000000004" calcext:value-type="float">
            <text:p>44,8000000000004</text:p>
          </table:table-cell>
          <table:table-cell office:value-type="float" office:value="0.937904987555436" calcext:value-type="float">
            <text:p>0,937904987555436</text:p>
          </table:table-cell>
          <table:table-cell office:value-type="float" office:value="0.88043257949011" calcext:value-type="float">
            <text:p>0,88043257949011</text:p>
          </table:table-cell>
          <table:table-cell office:value-type="float" office:value="0.909168783522773" calcext:value-type="float">
            <text:p>0,909168783522773</text:p>
          </table:table-cell>
        </table:table-row>
        <table:table-row table:style-name="ro1">
          <table:table-cell office:value-type="float" office:value="44.9000000000004" calcext:value-type="float">
            <text:p>44,9000000000004</text:p>
          </table:table-cell>
          <table:table-cell office:value-type="float" office:value="0.938010353380632" calcext:value-type="float">
            <text:p>0,938010353380632</text:p>
          </table:table-cell>
          <table:table-cell office:value-type="float" office:value="0.880247441351559" calcext:value-type="float">
            <text:p>0,880247441351559</text:p>
          </table:table-cell>
          <table:table-cell office:value-type="float" office:value="0.909128897366096" calcext:value-type="float">
            <text:p>0,909128897366096</text:p>
          </table:table-cell>
        </table:table-row>
        <table:table-row table:style-name="ro1">
          <table:table-cell office:value-type="float" office:value="45.0000000000004" calcext:value-type="float">
            <text:p>45,0000000000004</text:p>
          </table:table-cell>
          <table:table-cell office:value-type="float" office:value="0.938115910191551" calcext:value-type="float">
            <text:p>0,938115910191551</text:p>
          </table:table-cell>
          <table:table-cell office:value-type="float" office:value="0.88006146095452" calcext:value-type="float">
            <text:p>0,88006146095452</text:p>
          </table:table-cell>
          <table:table-cell office:value-type="float" office:value="0.909088685573035" calcext:value-type="float">
            <text:p>0,909088685573035</text:p>
          </table:table-cell>
        </table:table-row>
        <table:table-row table:style-name="ro1">
          <table:table-cell office:value-type="float" office:value="45.1000000000004" calcext:value-type="float">
            <text:p>45,1000000000004</text:p>
          </table:table-cell>
          <table:table-cell office:value-type="float" office:value="0.938221657709312" calcext:value-type="float">
            <text:p>0,938221657709312</text:p>
          </table:table-cell>
          <table:table-cell office:value-type="float" office:value="0.879874634081175" calcext:value-type="float">
            <text:p>0,879874634081175</text:p>
          </table:table-cell>
          <table:table-cell office:value-type="float" office:value="0.909048145895244" calcext:value-type="float">
            <text:p>0,909048145895244</text:p>
          </table:table-cell>
        </table:table-row>
        <table:table-row table:style-name="ro1">
          <table:table-cell office:value-type="float" office:value="45.2000000000004" calcext:value-type="float">
            <text:p>45,2000000000004</text:p>
          </table:table-cell>
          <table:table-cell office:value-type="float" office:value="0.93832759565456" calcext:value-type="float">
            <text:p>0,93832759565456</text:p>
          </table:table-cell>
          <table:table-cell office:value-type="float" office:value="0.879686956484836" calcext:value-type="float">
            <text:p>0,879686956484836</text:p>
          </table:table-cell>
          <table:table-cell office:value-type="float" office:value="0.909007276069698" calcext:value-type="float">
            <text:p>0,909007276069698</text:p>
          </table:table-cell>
        </table:table-row>
        <table:table-row table:style-name="ro1">
          <table:table-cell office:value-type="float" office:value="45.3000000000004" calcext:value-type="float">
            <text:p>45,3000000000004</text:p>
          </table:table-cell>
          <table:table-cell office:value-type="float" office:value="0.938433723747461" calcext:value-type="float">
            <text:p>0,938433723747461</text:p>
          </table:table-cell>
          <table:table-cell office:value-type="float" office:value="0.879498423889731" calcext:value-type="float">
            <text:p>0,879498423889731</text:p>
          </table:table-cell>
          <table:table-cell office:value-type="float" office:value="0.908966073818596" calcext:value-type="float">
            <text:p>0,908966073818596</text:p>
          </table:table-cell>
        </table:table-row>
        <table:table-row table:style-name="ro1">
          <table:table-cell office:value-type="float" office:value="45.4000000000004" calcext:value-type="float">
            <text:p>45,4000000000004</text:p>
          </table:table-cell>
          <table:table-cell office:value-type="float" office:value="0.938540041707705" calcext:value-type="float">
            <text:p>0,938540041707705</text:p>
          </table:table-cell>
          <table:table-cell office:value-type="float" office:value="0.879309031990806" calcext:value-type="float">
            <text:p>0,879309031990806</text:p>
          </table:table-cell>
          <table:table-cell office:value-type="float" office:value="0.908924536849255" calcext:value-type="float">
            <text:p>0,908924536849255</text:p>
          </table:table-cell>
        </table:table-row>
        <table:table-row table:style-name="ro1">
          <table:table-cell office:value-type="float" office:value="45.5000000000004" calcext:value-type="float">
            <text:p>45,5000000000004</text:p>
          </table:table-cell>
          <table:table-cell office:value-type="float" office:value="0.938646549254506" calcext:value-type="float">
            <text:p>0,938646549254506</text:p>
          </table:table-cell>
          <table:table-cell office:value-type="float" office:value="0.879118776453502" calcext:value-type="float">
            <text:p>0,879118776453502</text:p>
          </table:table-cell>
          <table:table-cell office:value-type="float" office:value="0.908882662854004" calcext:value-type="float">
            <text:p>0,908882662854004</text:p>
          </table:table-cell>
        </table:table-row>
        <table:table-row table:style-name="ro1">
          <table:table-cell office:value-type="float" office:value="45.6000000000004" calcext:value-type="float">
            <text:p>45,6000000000004</text:p>
          </table:table-cell>
          <table:table-cell office:value-type="float" office:value="0.938753246106604" calcext:value-type="float">
            <text:p>0,938753246106604</text:p>
          </table:table-cell>
          <table:table-cell office:value-type="float" office:value="0.878927652913552" calcext:value-type="float">
            <text:p>0,878927652913552</text:p>
          </table:table-cell>
          <table:table-cell office:value-type="float" office:value="0.908840449510078" calcext:value-type="float">
            <text:p>0,908840449510078</text:p>
          </table:table-cell>
        </table:table-row>
        <table:table-row table:style-name="ro1">
          <table:table-cell office:value-type="float" office:value="45.7000000000004" calcext:value-type="float">
            <text:p>45,7000000000004</text:p>
          </table:table-cell>
          <table:table-cell office:value-type="float" office:value="0.938860131982264" calcext:value-type="float">
            <text:p>0,938860131982264</text:p>
          </table:table-cell>
          <table:table-cell office:value-type="float" office:value="0.878735656976767" calcext:value-type="float">
            <text:p>0,878735656976767</text:p>
          </table:table-cell>
          <table:table-cell office:value-type="float" office:value="0.908797894479516" calcext:value-type="float">
            <text:p>0,908797894479516</text:p>
          </table:table-cell>
        </table:table-row>
        <table:table-row table:style-name="ro1">
          <table:table-cell office:value-type="float" office:value="45.8000000000004" calcext:value-type="float">
            <text:p>45,8000000000004</text:p>
          </table:table-cell>
          <table:table-cell office:value-type="float" office:value="0.938967206599278" calcext:value-type="float">
            <text:p>0,938967206599278</text:p>
          </table:table-cell>
          <table:table-cell office:value-type="float" office:value="0.878542784218817" calcext:value-type="float">
            <text:p>0,878542784218817</text:p>
          </table:table-cell>
          <table:table-cell office:value-type="float" office:value="0.908754995409048" calcext:value-type="float">
            <text:p>0,908754995409048</text:p>
          </table:table-cell>
        </table:table-row>
        <table:table-row table:style-name="ro1">
          <table:table-cell office:value-type="float" office:value="45.9000000000004" calcext:value-type="float">
            <text:p>45,9000000000004</text:p>
          </table:table-cell>
          <table:table-cell office:value-type="float" office:value="0.939074469674962" calcext:value-type="float">
            <text:p>0,939074469674962</text:p>
          </table:table-cell>
          <table:table-cell office:value-type="float" office:value="0.878349030185023" calcext:value-type="float">
            <text:p>0,878349030185023</text:p>
          </table:table-cell>
          <table:table-cell office:value-type="float" office:value="0.908711749929993" calcext:value-type="float">
            <text:p>0,908711749929993</text:p>
          </table:table-cell>
        </table:table-row>
        <table:table-row table:style-name="ro1">
          <table:table-cell office:value-type="float" office:value="46.0000000000004" calcext:value-type="float">
            <text:p>46,0000000000004</text:p>
          </table:table-cell>
          <table:table-cell office:value-type="float" office:value="0.939181920926165" calcext:value-type="float">
            <text:p>0,939181920926165</text:p>
          </table:table-cell>
          <table:table-cell office:value-type="float" office:value="0.878154390390129" calcext:value-type="float">
            <text:p>0,878154390390129</text:p>
          </table:table-cell>
          <table:table-cell office:value-type="float" office:value="0.908668155658147" calcext:value-type="float">
            <text:p>0,908668155658147</text:p>
          </table:table-cell>
        </table:table-row>
        <table:table-row table:style-name="ro1">
          <table:table-cell office:value-type="float" office:value="46.1000000000004" calcext:value-type="float">
            <text:p>46,1000000000004</text:p>
          </table:table-cell>
          <table:table-cell office:value-type="float" office:value="0.93928956006926" calcext:value-type="float">
            <text:p>0,93928956006926</text:p>
          </table:table-cell>
          <table:table-cell office:value-type="float" office:value="0.877958860318095" calcext:value-type="float">
            <text:p>0,877958860318095</text:p>
          </table:table-cell>
          <table:table-cell office:value-type="float" office:value="0.908624210193678" calcext:value-type="float">
            <text:p>0,908624210193678</text:p>
          </table:table-cell>
        </table:table-row>
        <table:table-row table:style-name="ro1">
          <table:table-cell office:value-type="float" office:value="46.2000000000004" calcext:value-type="float">
            <text:p>46,2000000000004</text:p>
          </table:table-cell>
          <table:table-cell office:value-type="float" office:value="0.93939738682015" calcext:value-type="float">
            <text:p>0,93939738682015</text:p>
          </table:table-cell>
          <table:table-cell office:value-type="float" office:value="0.877762435421872" calcext:value-type="float">
            <text:p>0,877762435421872</text:p>
          </table:table-cell>
          <table:table-cell office:value-type="float" office:value="0.908579911121011" calcext:value-type="float">
            <text:p>0,908579911121011</text:p>
          </table:table-cell>
        </table:table-row>
        <table:table-row table:style-name="ro1">
          <table:table-cell office:value-type="float" office:value="46.3000000000004" calcext:value-type="float">
            <text:p>46,3000000000004</text:p>
          </table:table-cell>
          <table:table-cell office:value-type="float" office:value="0.939505400894269" calcext:value-type="float">
            <text:p>0,939505400894269</text:p>
          </table:table-cell>
          <table:table-cell office:value-type="float" office:value="0.877565111123179" calcext:value-type="float">
            <text:p>0,877565111123179</text:p>
          </table:table-cell>
          <table:table-cell office:value-type="float" office:value="0.908535256008724" calcext:value-type="float">
            <text:p>0,908535256008724</text:p>
          </table:table-cell>
        </table:table-row>
        <table:table-row table:style-name="ro1">
          <table:table-cell office:value-type="float" office:value="46.4000000000004" calcext:value-type="float">
            <text:p>46,4000000000004</text:p>
          </table:table-cell>
          <table:table-cell office:value-type="float" office:value="0.939613602006578" calcext:value-type="float">
            <text:p>0,939613602006578</text:p>
          </table:table-cell>
          <table:table-cell office:value-type="float" office:value="0.877366882812285" calcext:value-type="float">
            <text:p>0,877366882812285</text:p>
          </table:table-cell>
          <table:table-cell office:value-type="float" office:value="0.908490242409431" calcext:value-type="float">
            <text:p>0,908490242409431</text:p>
          </table:table-cell>
        </table:table-row>
        <table:table-row table:style-name="ro1">
          <table:table-cell office:value-type="float" office:value="46.5000000000004" calcext:value-type="float">
            <text:p>46,5000000000004</text:p>
          </table:table-cell>
          <table:table-cell office:value-type="float" office:value="0.939721989871572" calcext:value-type="float">
            <text:p>0,939721989871572</text:p>
          </table:table-cell>
          <table:table-cell office:value-type="float" office:value="0.877167745847786" calcext:value-type="float">
            <text:p>0,877167745847786</text:p>
          </table:table-cell>
          <table:table-cell office:value-type="float" office:value="0.908444867859679" calcext:value-type="float">
            <text:p>0,908444867859679</text:p>
          </table:table-cell>
        </table:table-row>
        <table:table-row table:style-name="ro1">
          <table:table-cell office:value-type="float" office:value="46.6000000000004" calcext:value-type="float">
            <text:p>46,6000000000004</text:p>
          </table:table-cell>
          <table:table-cell office:value-type="float" office:value="0.939830564203275" calcext:value-type="float">
            <text:p>0,939830564203275</text:p>
          </table:table-cell>
          <table:table-cell office:value-type="float" office:value="0.876967695556371" calcext:value-type="float">
            <text:p>0,876967695556371</text:p>
          </table:table-cell>
          <table:table-cell office:value-type="float" office:value="0.908399129879824" calcext:value-type="float">
            <text:p>0,908399129879824</text:p>
          </table:table-cell>
        </table:table-row>
        <table:table-row table:style-name="ro1">
          <table:table-cell office:value-type="float" office:value="46.7000000000004" calcext:value-type="float">
            <text:p>46,7000000000004</text:p>
          </table:table-cell>
          <table:table-cell office:value-type="float" office:value="0.939939324715249" calcext:value-type="float">
            <text:p>0,939939324715249</text:p>
          </table:table-cell>
          <table:table-cell office:value-type="float" office:value="0.876766727232611" calcext:value-type="float">
            <text:p>0,876766727232611</text:p>
          </table:table-cell>
          <table:table-cell office:value-type="float" office:value="0.90835302597393" calcext:value-type="float">
            <text:p>0,90835302597393</text:p>
          </table:table-cell>
        </table:table-row>
        <table:table-row table:style-name="ro1">
          <table:table-cell office:value-type="float" office:value="46.8000000000004" calcext:value-type="float">
            <text:p>46,8000000000004</text:p>
          </table:table-cell>
          <table:table-cell office:value-type="float" office:value="0.940048271120579" calcext:value-type="float">
            <text:p>0,940048271120579</text:p>
          </table:table-cell>
          <table:table-cell office:value-type="float" office:value="0.876564836138717" calcext:value-type="float">
            <text:p>0,876564836138717</text:p>
          </table:table-cell>
          <table:table-cell office:value-type="float" office:value="0.908306553629648" calcext:value-type="float">
            <text:p>0,908306553629648</text:p>
          </table:table-cell>
        </table:table-row>
        <table:table-row table:style-name="ro1">
          <table:table-cell office:value-type="float" office:value="46.9000000000004" calcext:value-type="float">
            <text:p>46,9000000000004</text:p>
          </table:table-cell>
          <table:table-cell office:value-type="float" office:value="0.940157403131892" calcext:value-type="float">
            <text:p>0,940157403131892</text:p>
          </table:table-cell>
          <table:table-cell office:value-type="float" office:value="0.87636201750432" calcext:value-type="float">
            <text:p>0,87636201750432</text:p>
          </table:table-cell>
          <table:table-cell office:value-type="float" office:value="0.908259710318106" calcext:value-type="float">
            <text:p>0,908259710318106</text:p>
          </table:table-cell>
        </table:table-row>
        <table:table-row table:style-name="ro1">
          <table:table-cell office:value-type="float" office:value="47.0000000000004" calcext:value-type="float">
            <text:p>47,0000000000004</text:p>
          </table:table-cell>
          <table:table-cell office:value-type="float" office:value="0.940266720461345" calcext:value-type="float">
            <text:p>0,940266720461345</text:p>
          </table:table-cell>
          <table:table-cell office:value-type="float" office:value="0.876158266526237" calcext:value-type="float">
            <text:p>0,876158266526237</text:p>
          </table:table-cell>
          <table:table-cell office:value-type="float" office:value="0.908212493493791" calcext:value-type="float">
            <text:p>0,908212493493791</text:p>
          </table:table-cell>
        </table:table-row>
        <table:table-row table:style-name="ro1">
          <table:table-cell office:value-type="float" office:value="47.1000000000004" calcext:value-type="float">
            <text:p>47,1000000000004</text:p>
          </table:table-cell>
          <table:table-cell office:value-type="float" office:value="0.940376222820631" calcext:value-type="float">
            <text:p>0,940376222820631</text:p>
          </table:table-cell>
          <table:table-cell office:value-type="float" office:value="0.875953578368243" calcext:value-type="float">
            <text:p>0,875953578368243</text:p>
          </table:table-cell>
          <table:table-cell office:value-type="float" office:value="0.908164900594437" calcext:value-type="float">
            <text:p>0,908164900594437</text:p>
          </table:table-cell>
        </table:table-row>
        <table:table-row table:style-name="ro1">
          <table:table-cell office:value-type="float" office:value="47.2000000000004" calcext:value-type="float">
            <text:p>47,2000000000004</text:p>
          </table:table-cell>
          <table:table-cell office:value-type="float" office:value="0.940485909920978" calcext:value-type="float">
            <text:p>0,940485909920978</text:p>
          </table:table-cell>
          <table:table-cell office:value-type="float" office:value="0.875747948160834" calcext:value-type="float">
            <text:p>0,875747948160834</text:p>
          </table:table-cell>
          <table:table-cell office:value-type="float" office:value="0.908116929040906" calcext:value-type="float">
            <text:p>0,908116929040906</text:p>
          </table:table-cell>
        </table:table-row>
        <table:table-row table:style-name="ro1">
          <table:table-cell office:value-type="float" office:value="47.3000000000004" calcext:value-type="float">
            <text:p>47,3000000000004</text:p>
          </table:table-cell>
          <table:table-cell office:value-type="float" office:value="0.94059578147315" calcext:value-type="float">
            <text:p>0,94059578147315</text:p>
          </table:table-cell>
          <table:table-cell office:value-type="float" office:value="0.875541371000999" calcext:value-type="float">
            <text:p>0,875541371000999</text:p>
          </table:table-cell>
          <table:table-cell office:value-type="float" office:value="0.908068576237074" calcext:value-type="float">
            <text:p>0,908068576237074</text:p>
          </table:table-cell>
        </table:table-row>
        <table:table-row table:style-name="ro1">
          <table:table-cell office:value-type="float" office:value="47.4000000000004" calcext:value-type="float">
            <text:p>47,4000000000004</text:p>
          </table:table-cell>
          <table:table-cell office:value-type="float" office:value="0.940705837187447" calcext:value-type="float">
            <text:p>0,940705837187447</text:p>
          </table:table-cell>
          <table:table-cell office:value-type="float" office:value="0.875333841951978" calcext:value-type="float">
            <text:p>0,875333841951978</text:p>
          </table:table-cell>
          <table:table-cell office:value-type="float" office:value="0.908019839569713" calcext:value-type="float">
            <text:p>0,908019839569713</text:p>
          </table:table-cell>
        </table:table-row>
        <table:table-row table:style-name="ro1">
          <table:table-cell office:value-type="float" office:value="47.5000000000004" calcext:value-type="float">
            <text:p>47,5000000000004</text:p>
          </table:table-cell>
          <table:table-cell office:value-type="float" office:value="0.940816076773709" calcext:value-type="float">
            <text:p>0,940816076773709</text:p>
          </table:table-cell>
          <table:table-cell office:value-type="float" office:value="0.875125356043033" calcext:value-type="float">
            <text:p>0,875125356043033</text:p>
          </table:table-cell>
          <table:table-cell office:value-type="float" office:value="0.907970716408371" calcext:value-type="float">
            <text:p>0,907970716408371</text:p>
          </table:table-cell>
        </table:table-row>
        <table:table-row table:style-name="ro1">
          <table:table-cell office:value-type="float" office:value="47.6000000000004" calcext:value-type="float">
            <text:p>47,6000000000004</text:p>
          </table:table-cell>
          <table:table-cell office:value-type="float" office:value="0.94092649994131" calcext:value-type="float">
            <text:p>0,94092649994131</text:p>
          </table:table-cell>
          <table:table-cell office:value-type="float" office:value="0.874915908269205" calcext:value-type="float">
            <text:p>0,874915908269205</text:p>
          </table:table-cell>
          <table:table-cell office:value-type="float" office:value="0.907921204105258" calcext:value-type="float">
            <text:p>0,907921204105258</text:p>
          </table:table-cell>
        </table:table-row>
        <table:table-row table:style-name="ro1">
          <table:table-cell office:value-type="float" office:value="47.7000000000004" calcext:value-type="float">
            <text:p>47,7000000000004</text:p>
          </table:table-cell>
          <table:table-cell office:value-type="float" office:value="0.941037106399166" calcext:value-type="float">
            <text:p>0,941037106399166</text:p>
          </table:table-cell>
          <table:table-cell office:value-type="float" office:value="0.874705493591079" calcext:value-type="float">
            <text:p>0,874705493591079</text:p>
          </table:table-cell>
          <table:table-cell office:value-type="float" office:value="0.907871299995122" calcext:value-type="float">
            <text:p>0,907871299995122</text:p>
          </table:table-cell>
        </table:table-row>
        <table:table-row table:style-name="ro1">
          <table:table-cell office:value-type="float" office:value="47.8000000000004" calcext:value-type="float">
            <text:p>47,8000000000004</text:p>
          </table:table-cell>
          <table:table-cell office:value-type="float" office:value="0.941147895855729" calcext:value-type="float">
            <text:p>0,941147895855729</text:p>
          </table:table-cell>
          <table:table-cell office:value-type="float" office:value="0.874494106934539" calcext:value-type="float">
            <text:p>0,874494106934539</text:p>
          </table:table-cell>
          <table:table-cell office:value-type="float" office:value="0.907821001395134" calcext:value-type="float">
            <text:p>0,907821001395134</text:p>
          </table:table-cell>
        </table:table-row>
        <table:table-row table:style-name="ro1">
          <table:table-cell office:value-type="float" office:value="47.9000000000004" calcext:value-type="float">
            <text:p>47,9000000000004</text:p>
          </table:table-cell>
          <table:table-cell office:value-type="float" office:value="0.941258868018994" calcext:value-type="float">
            <text:p>0,941258868018994</text:p>
          </table:table-cell>
          <table:table-cell office:value-type="float" office:value="0.874281743190536" calcext:value-type="float">
            <text:p>0,874281743190536</text:p>
          </table:table-cell>
          <table:table-cell office:value-type="float" office:value="0.907770305604765" calcext:value-type="float">
            <text:p>0,907770305604765</text:p>
          </table:table-cell>
        </table:table-row>
        <table:table-row table:style-name="ro1">
          <table:table-cell office:value-type="float" office:value="48.0000000000004" calcext:value-type="float">
            <text:p>48,0000000000004</text:p>
          </table:table-cell>
          <table:table-cell office:value-type="float" office:value="0.941370022596495" calcext:value-type="float">
            <text:p>0,941370022596495</text:p>
          </table:table-cell>
          <table:table-cell office:value-type="float" office:value="0.874068397214835" calcext:value-type="float">
            <text:p>0,874068397214835</text:p>
          </table:table-cell>
          <table:table-cell office:value-type="float" office:value="0.907719209905665" calcext:value-type="float">
            <text:p>0,907719209905665</text:p>
          </table:table-cell>
        </table:table-row>
        <table:table-row table:style-name="ro1">
          <table:table-cell office:value-type="float" office:value="48.1000000000004" calcext:value-type="float">
            <text:p>48,1000000000004</text:p>
          </table:table-cell>
          <table:table-cell office:value-type="float" office:value="0.941481359295306" calcext:value-type="float">
            <text:p>0,941481359295306</text:p>
          </table:table-cell>
          <table:table-cell office:value-type="float" office:value="0.873854063827782" calcext:value-type="float">
            <text:p>0,873854063827782</text:p>
          </table:table-cell>
          <table:table-cell office:value-type="float" office:value="0.907667711561544" calcext:value-type="float">
            <text:p>0,907667711561544</text:p>
          </table:table-cell>
        </table:table-row>
        <table:table-row table:style-name="ro1">
          <table:table-cell office:value-type="float" office:value="48.2000000000004" calcext:value-type="float">
            <text:p>48,2000000000004</text:p>
          </table:table-cell>
          <table:table-cell office:value-type="float" office:value="0.941592877822045" calcext:value-type="float">
            <text:p>0,941592877822045</text:p>
          </table:table-cell>
          <table:table-cell office:value-type="float" office:value="0.873638737814052" calcext:value-type="float">
            <text:p>0,873638737814052</text:p>
          </table:table-cell>
          <table:table-cell office:value-type="float" office:value="0.907615807818048" calcext:value-type="float">
            <text:p>0,907615807818048</text:p>
          </table:table-cell>
        </table:table-row>
        <table:table-row table:style-name="ro1">
          <table:table-cell office:value-type="float" office:value="48.3000000000004" calcext:value-type="float">
            <text:p>48,3000000000004</text:p>
          </table:table-cell>
          <table:table-cell office:value-type="float" office:value="0.94170457788287" calcext:value-type="float">
            <text:p>0,94170457788287</text:p>
          </table:table-cell>
          <table:table-cell office:value-type="float" office:value="0.873422413922406" calcext:value-type="float">
            <text:p>0,873422413922406</text:p>
          </table:table-cell>
          <table:table-cell office:value-type="float" office:value="0.907563495902638" calcext:value-type="float">
            <text:p>0,907563495902638</text:p>
          </table:table-cell>
        </table:table-row>
        <table:table-row table:style-name="ro1">
          <table:table-cell office:value-type="float" office:value="48.4000000000004" calcext:value-type="float">
            <text:p>48,4000000000004</text:p>
          </table:table-cell>
          <table:table-cell office:value-type="float" office:value="0.941816459183483" calcext:value-type="float">
            <text:p>0,941816459183483</text:p>
          </table:table-cell>
          <table:table-cell office:value-type="float" office:value="0.873205086865446" calcext:value-type="float">
            <text:p>0,873205086865446</text:p>
          </table:table-cell>
          <table:table-cell office:value-type="float" office:value="0.907510773024465" calcext:value-type="float">
            <text:p>0,907510773024465</text:p>
          </table:table-cell>
        </table:table-row>
        <table:table-row table:style-name="ro1">
          <table:table-cell office:value-type="float" office:value="48.5000000000004" calcext:value-type="float">
            <text:p>48,5000000000004</text:p>
          </table:table-cell>
          <table:table-cell office:value-type="float" office:value="0.941928521429131" calcext:value-type="float">
            <text:p>0,941928521429131</text:p>
          </table:table-cell>
          <table:table-cell office:value-type="float" office:value="0.872986751319366" calcext:value-type="float">
            <text:p>0,872986751319366</text:p>
          </table:table-cell>
          <table:table-cell office:value-type="float" office:value="0.907457636374249" calcext:value-type="float">
            <text:p>0,907457636374249</text:p>
          </table:table-cell>
        </table:table-row>
        <table:table-row table:style-name="ro1">
          <table:table-cell office:value-type="float" office:value="48.6000000000004" calcext:value-type="float">
            <text:p>48,6000000000004</text:p>
          </table:table-cell>
          <table:table-cell office:value-type="float" office:value="0.942040764324604" calcext:value-type="float">
            <text:p>0,942040764324604</text:p>
          </table:table-cell>
          <table:table-cell office:value-type="float" office:value="0.872767401923702" calcext:value-type="float">
            <text:p>0,872767401923702</text:p>
          </table:table-cell>
          <table:table-cell office:value-type="float" office:value="0.907404083124153" calcext:value-type="float">
            <text:p>0,907404083124153</text:p>
          </table:table-cell>
        </table:table-row>
        <table:table-row table:style-name="ro1">
          <table:table-cell office:value-type="float" office:value="48.7000000000004" calcext:value-type="float">
            <text:p>48,7000000000004</text:p>
          </table:table-cell>
          <table:table-cell office:value-type="float" office:value="0.942153187574235" calcext:value-type="float">
            <text:p>0,942153187574235</text:p>
          </table:table-cell>
          <table:table-cell office:value-type="float" office:value="0.872547033281084" calcext:value-type="float">
            <text:p>0,872547033281084</text:p>
          </table:table-cell>
          <table:table-cell office:value-type="float" office:value="0.90735011042766" calcext:value-type="float">
            <text:p>0,90735011042766</text:p>
          </table:table-cell>
        </table:table-row>
        <table:table-row table:style-name="ro1">
          <table:table-cell office:value-type="float" office:value="48.8000000000004" calcext:value-type="float">
            <text:p>48,8000000000004</text:p>
          </table:table-cell>
          <table:table-cell office:value-type="float" office:value="0.942265790881904" calcext:value-type="float">
            <text:p>0,942265790881904</text:p>
          </table:table-cell>
          <table:table-cell office:value-type="float" office:value="0.872325639956988" calcext:value-type="float">
            <text:p>0,872325639956988</text:p>
          </table:table-cell>
          <table:table-cell office:value-type="float" office:value="0.907295715419446" calcext:value-type="float">
            <text:p>0,907295715419446</text:p>
          </table:table-cell>
        </table:table-row>
        <table:table-row table:style-name="ro1">
          <table:table-cell office:value-type="float" office:value="48.9000000000004" calcext:value-type="float">
            <text:p>48,9000000000004</text:p>
          </table:table-cell>
          <table:table-cell office:value-type="float" office:value="0.94237857395104" calcext:value-type="float">
            <text:p>0,94237857395104</text:p>
          </table:table-cell>
          <table:table-cell office:value-type="float" office:value="0.872103216479476" calcext:value-type="float">
            <text:p>0,872103216479476</text:p>
          </table:table-cell>
          <table:table-cell office:value-type="float" office:value="0.907240895215258" calcext:value-type="float">
            <text:p>0,907240895215258</text:p>
          </table:table-cell>
        </table:table-row>
        <table:table-row table:style-name="ro1">
          <table:table-cell office:value-type="float" office:value="49.0000000000004" calcext:value-type="float">
            <text:p>49,0000000000004</text:p>
          </table:table-cell>
          <table:table-cell office:value-type="float" office:value="0.942491536484613" calcext:value-type="float">
            <text:p>0,942491536484613</text:p>
          </table:table-cell>
          <table:table-cell office:value-type="float" office:value="0.871879757338953" calcext:value-type="float">
            <text:p>0,871879757338953</text:p>
          </table:table-cell>
          <table:table-cell office:value-type="float" office:value="0.907185646911783" calcext:value-type="float">
            <text:p>0,907185646911783</text:p>
          </table:table-cell>
        </table:table-row>
        <table:table-row table:style-name="ro1">
          <table:table-cell office:value-type="float" office:value="49.1000000000004" calcext:value-type="float">
            <text:p>49,1000000000004</text:p>
          </table:table-cell>
          <table:table-cell office:value-type="float" office:value="0.942604678185144" calcext:value-type="float">
            <text:p>0,942604678185144</text:p>
          </table:table-cell>
          <table:table-cell office:value-type="float" office:value="0.871655256987907" calcext:value-type="float">
            <text:p>0,871655256987907</text:p>
          </table:table-cell>
          <table:table-cell office:value-type="float" office:value="0.907129967586526" calcext:value-type="float">
            <text:p>0,907129967586526</text:p>
          </table:table-cell>
        </table:table-row>
        <table:table-row table:style-name="ro1">
          <table:table-cell office:value-type="float" office:value="49.2000000000004" calcext:value-type="float">
            <text:p>49,2000000000004</text:p>
          </table:table-cell>
          <table:table-cell office:value-type="float" office:value="0.942717998754702" calcext:value-type="float">
            <text:p>0,942717998754702</text:p>
          </table:table-cell>
          <table:table-cell office:value-type="float" office:value="0.871429709840657" calcext:value-type="float">
            <text:p>0,871429709840657</text:p>
          </table:table-cell>
          <table:table-cell office:value-type="float" office:value="0.90707385429768" calcext:value-type="float">
            <text:p>0,90707385429768</text:p>
          </table:table-cell>
        </table:table-row>
        <table:table-row table:style-name="ro1">
          <table:table-cell office:value-type="float" office:value="49.3000000000004" calcext:value-type="float">
            <text:p>49,3000000000004</text:p>
          </table:table-cell>
          <table:table-cell office:value-type="float" office:value="0.942831497894903" calcext:value-type="float">
            <text:p>0,942831497894903</text:p>
          </table:table-cell>
          <table:table-cell office:value-type="float" office:value="0.871203110273098" calcext:value-type="float">
            <text:p>0,871203110273098</text:p>
          </table:table-cell>
          <table:table-cell office:value-type="float" office:value="0.907017304084" calcext:value-type="float">
            <text:p>0,907017304084</text:p>
          </table:table-cell>
        </table:table-row>
        <table:table-row table:style-name="ro1">
          <table:table-cell office:value-type="float" office:value="49.4000000000004" calcext:value-type="float">
            <text:p>49,4000000000004</text:p>
          </table:table-cell>
          <table:table-cell office:value-type="float" office:value="0.942945175306912" calcext:value-type="float">
            <text:p>0,942945175306912</text:p>
          </table:table-cell>
          <table:table-cell office:value-type="float" office:value="0.870975452622444" calcext:value-type="float">
            <text:p>0,870975452622444</text:p>
          </table:table-cell>
          <table:table-cell office:value-type="float" office:value="0.906960313964678" calcext:value-type="float">
            <text:p>0,906960313964678</text:p>
          </table:table-cell>
        </table:table-row>
        <table:table-row table:style-name="ro1">
          <table:table-cell office:value-type="float" office:value="49.5000000000004" calcext:value-type="float">
            <text:p>49,5000000000004</text:p>
          </table:table-cell>
          <table:table-cell office:value-type="float" office:value="0.943059030691446" calcext:value-type="float">
            <text:p>0,943059030691446</text:p>
          </table:table-cell>
          <table:table-cell office:value-type="float" office:value="0.870746731186972" calcext:value-type="float">
            <text:p>0,870746731186972</text:p>
          </table:table-cell>
          <table:table-cell office:value-type="float" office:value="0.906902880939209" calcext:value-type="float">
            <text:p>0,906902880939209</text:p>
          </table:table-cell>
        </table:table-row>
        <table:table-row table:style-name="ro1">
          <table:table-cell office:value-type="float" office:value="49.6000000000004" calcext:value-type="float">
            <text:p>49,6000000000004</text:p>
          </table:table-cell>
          <table:table-cell office:value-type="float" office:value="0.943173063748769" calcext:value-type="float">
            <text:p>0,943173063748769</text:p>
          </table:table-cell>
          <table:table-cell office:value-type="float" office:value="0.870516940225763" calcext:value-type="float">
            <text:p>0,870516940225763</text:p>
          </table:table-cell>
          <table:table-cell office:value-type="float" office:value="0.906845001987266" calcext:value-type="float">
            <text:p>0,906845001987266</text:p>
          </table:table-cell>
        </table:table-row>
        <table:table-row table:style-name="ro1">
          <table:table-cell office:value-type="float" office:value="49.7000000000004" calcext:value-type="float">
            <text:p>49,7000000000004</text:p>
          </table:table-cell>
          <table:table-cell office:value-type="float" office:value="0.9432872741787" calcext:value-type="float">
            <text:p>0,9432872741787</text:p>
          </table:table-cell>
          <table:table-cell office:value-type="float" office:value="0.870286073958445" calcext:value-type="float">
            <text:p>0,870286073958445</text:p>
          </table:table-cell>
          <table:table-cell office:value-type="float" office:value="0.906786674068573" calcext:value-type="float">
            <text:p>0,906786674068573</text:p>
          </table:table-cell>
        </table:table-row>
        <table:table-row table:style-name="ro1">
          <table:table-cell office:value-type="float" office:value="49.8000000000004" calcext:value-type="float">
            <text:p>49,8000000000004</text:p>
          </table:table-cell>
          <table:table-cell office:value-type="float" office:value="0.943401661680606" calcext:value-type="float">
            <text:p>0,943401661680606</text:p>
          </table:table-cell>
          <table:table-cell office:value-type="float" office:value="0.870054126564933" calcext:value-type="float">
            <text:p>0,870054126564933</text:p>
          </table:table-cell>
          <table:table-cell office:value-type="float" office:value="0.90672789412277" calcext:value-type="float">
            <text:p>0,90672789412277</text:p>
          </table:table-cell>
        </table:table-row>
        <table:table-row table:style-name="ro1">
          <table:table-cell office:value-type="float" office:value="49.9000000000004" calcext:value-type="float">
            <text:p>49,9000000000004</text:p>
          </table:table-cell>
          <table:table-cell office:value-type="float" office:value="0.943516225953407" calcext:value-type="float">
            <text:p>0,943516225953407</text:p>
          </table:table-cell>
          <table:table-cell office:value-type="float" office:value="0.869821092185171" calcext:value-type="float">
            <text:p>0,869821092185171</text:p>
          </table:table-cell>
          <table:table-cell office:value-type="float" office:value="0.906668659069289" calcext:value-type="float">
            <text:p>0,906668659069289</text:p>
          </table:table-cell>
        </table:table-row>
        <table:table-row table:style-name="ro1">
          <table:table-cell office:value-type="float" office:value="50.0000000000004" calcext:value-type="float">
            <text:p>50,0000000000004</text:p>
          </table:table-cell>
          <table:table-cell office:value-type="float" office:value="0.943630966695579" calcext:value-type="float">
            <text:p>0,943630966695579</text:p>
          </table:table-cell>
          <table:table-cell office:value-type="float" office:value="0.869586964918869" calcext:value-type="float">
            <text:p>0,869586964918869</text:p>
          </table:table-cell>
          <table:table-cell office:value-type="float" office:value="0.906608965807224" calcext:value-type="float">
            <text:p>0,906608965807224</text:p>
          </table:table-cell>
        </table:table-row>
        <table:table-row table:style-name="ro1">
          <table:table-cell office:value-type="float" office:value="50.1000000000004" calcext:value-type="float">
            <text:p>50,1000000000004</text:p>
          </table:table-cell>
          <table:table-cell office:value-type="float" office:value="0.943745883605146" calcext:value-type="float">
            <text:p>0,943745883605146</text:p>
          </table:table-cell>
          <table:table-cell office:value-type="float" office:value="0.869351738825243" calcext:value-type="float">
            <text:p>0,869351738825243</text:p>
          </table:table-cell>
          <table:table-cell office:value-type="float" office:value="0.906548811215194" calcext:value-type="float">
            <text:p>0,906548811215194</text:p>
          </table:table-cell>
        </table:table-row>
        <table:table-row table:style-name="ro1">
          <table:table-cell office:value-type="float" office:value="50.2000000000004" calcext:value-type="float">
            <text:p>50,2000000000004</text:p>
          </table:table-cell>
          <table:table-cell office:value-type="float" office:value="0.94386097637969" calcext:value-type="float">
            <text:p>0,94386097637969</text:p>
          </table:table-cell>
          <table:table-cell office:value-type="float" office:value="0.869115407922754" calcext:value-type="float">
            <text:p>0,869115407922754</text:p>
          </table:table-cell>
          <table:table-cell office:value-type="float" office:value="0.906488192151222" calcext:value-type="float">
            <text:p>0,906488192151222</text:p>
          </table:table-cell>
        </table:table-row>
        <table:table-row table:style-name="ro1">
          <table:table-cell office:value-type="float" office:value="50.3000000000004" calcext:value-type="float">
            <text:p>50,3000000000004</text:p>
          </table:table-cell>
          <table:table-cell office:value-type="float" office:value="0.943976244716345" calcext:value-type="float">
            <text:p>0,943976244716345</text:p>
          </table:table-cell>
          <table:table-cell office:value-type="float" office:value="0.868877966188849" calcext:value-type="float">
            <text:p>0,868877966188849</text:p>
          </table:table-cell>
          <table:table-cell office:value-type="float" office:value="0.906427105452597" calcext:value-type="float">
            <text:p>0,906427105452597</text:p>
          </table:table-cell>
        </table:table-row>
        <table:table-row table:style-name="ro1">
          <table:table-cell office:value-type="float" office:value="50.4000000000004" calcext:value-type="float">
            <text:p>50,4000000000004</text:p>
          </table:table-cell>
          <table:table-cell office:value-type="float" office:value="0.944091688311804" calcext:value-type="float">
            <text:p>0,944091688311804</text:p>
          </table:table-cell>
          <table:table-cell office:value-type="float" office:value="0.868639407559694" calcext:value-type="float">
            <text:p>0,868639407559694</text:p>
          </table:table-cell>
          <table:table-cell office:value-type="float" office:value="0.906365547935749" calcext:value-type="float">
            <text:p>0,906365547935749</text:p>
          </table:table-cell>
        </table:table-row>
        <table:table-row table:style-name="ro1">
          <table:table-cell office:value-type="float" office:value="50.5000000000005" calcext:value-type="float">
            <text:p>50,5000000000005</text:p>
          </table:table-cell>
          <table:table-cell office:value-type="float" office:value="0.944207306862311" calcext:value-type="float">
            <text:p>0,944207306862311</text:p>
          </table:table-cell>
          <table:table-cell office:value-type="float" office:value="0.868399725929913" calcext:value-type="float">
            <text:p>0,868399725929913</text:p>
          </table:table-cell>
          <table:table-cell office:value-type="float" office:value="0.906303516396112" calcext:value-type="float">
            <text:p>0,906303516396112</text:p>
          </table:table-cell>
        </table:table-row>
        <table:table-row table:style-name="ro1">
          <table:table-cell office:value-type="float" office:value="50.6000000000005" calcext:value-type="float">
            <text:p>50,6000000000005</text:p>
          </table:table-cell>
          <table:table-cell office:value-type="float" office:value="0.944323100063669" calcext:value-type="float">
            <text:p>0,944323100063669</text:p>
          </table:table-cell>
          <table:table-cell office:value-type="float" office:value="0.868158915152324" calcext:value-type="float">
            <text:p>0,868158915152324</text:p>
          </table:table-cell>
          <table:table-cell office:value-type="float" office:value="0.906241007607996" calcext:value-type="float">
            <text:p>0,906241007607996</text:p>
          </table:table-cell>
        </table:table-row>
        <table:table-row table:style-name="ro1">
          <table:table-cell office:value-type="float" office:value="50.7000000000005" calcext:value-type="float">
            <text:p>50,7000000000005</text:p>
          </table:table-cell>
          <table:table-cell office:value-type="float" office:value="0.944439067611238" calcext:value-type="float">
            <text:p>0,944439067611238</text:p>
          </table:table-cell>
          <table:table-cell office:value-type="float" office:value="0.867916969037679" calcext:value-type="float">
            <text:p>0,867916969037679</text:p>
          </table:table-cell>
          <table:table-cell office:value-type="float" office:value="0.906178018324458" calcext:value-type="float">
            <text:p>0,906178018324458</text:p>
          </table:table-cell>
        </table:table-row>
        <table:table-row table:style-name="ro1">
          <table:table-cell office:value-type="float" office:value="50.8000000000005" calcext:value-type="float">
            <text:p>50,8000000000005</text:p>
          </table:table-cell>
          <table:table-cell office:value-type="float" office:value="0.944555209199936" calcext:value-type="float">
            <text:p>0,944555209199936</text:p>
          </table:table-cell>
          <table:table-cell office:value-type="float" office:value="0.867673881354397" calcext:value-type="float">
            <text:p>0,867673881354397</text:p>
          </table:table-cell>
          <table:table-cell office:value-type="float" office:value="0.906114545277167" calcext:value-type="float">
            <text:p>0,906114545277167</text:p>
          </table:table-cell>
        </table:table-row>
        <table:table-row table:style-name="ro1">
          <table:table-cell office:value-type="float" office:value="50.9000000000005" calcext:value-type="float">
            <text:p>50,9000000000005</text:p>
          </table:table-cell>
          <table:table-cell office:value-type="float" office:value="0.944671524524237" calcext:value-type="float">
            <text:p>0,944671524524237</text:p>
          </table:table-cell>
          <table:table-cell office:value-type="float" office:value="0.867429645828304" calcext:value-type="float">
            <text:p>0,867429645828304</text:p>
          </table:table-cell>
          <table:table-cell office:value-type="float" office:value="0.90605058517627" calcext:value-type="float">
            <text:p>0,90605058517627</text:p>
          </table:table-cell>
        </table:table-row>
        <table:table-row table:style-name="ro1">
          <table:table-cell office:value-type="float" office:value="51.0000000000005" calcext:value-type="float">
            <text:p>51,0000000000005</text:p>
          </table:table-cell>
          <table:table-cell office:value-type="float" office:value="0.944788013278175" calcext:value-type="float">
            <text:p>0,944788013278175</text:p>
          </table:table-cell>
          <table:table-cell office:value-type="float" office:value="0.867184256142363" calcext:value-type="float">
            <text:p>0,867184256142363</text:p>
          </table:table-cell>
          <table:table-cell office:value-type="float" office:value="0.905986134710269" calcext:value-type="float">
            <text:p>0,905986134710269</text:p>
          </table:table-cell>
        </table:table-row>
        <table:table-row table:style-name="ro1">
          <table:table-cell office:value-type="float" office:value="51.1000000000005" calcext:value-type="float">
            <text:p>51,1000000000005</text:p>
          </table:table-cell>
          <table:table-cell office:value-type="float" office:value="0.944904675155344" calcext:value-type="float">
            <text:p>0,944904675155344</text:p>
          </table:table-cell>
          <table:table-cell office:value-type="float" office:value="0.866937705936418" calcext:value-type="float">
            <text:p>0,866937705936418</text:p>
          </table:table-cell>
          <table:table-cell office:value-type="float" office:value="0.905921190545881" calcext:value-type="float">
            <text:p>0,905921190545881</text:p>
          </table:table-cell>
        </table:table-row>
        <table:table-row table:style-name="ro1">
          <table:table-cell office:value-type="float" office:value="51.2000000000005" calcext:value-type="float">
            <text:p>51,2000000000005</text:p>
          </table:table-cell>
          <table:table-cell office:value-type="float" office:value="0.945021509848898" calcext:value-type="float">
            <text:p>0,945021509848898</text:p>
          </table:table-cell>
          <table:table-cell office:value-type="float" office:value="0.866689988806922" calcext:value-type="float">
            <text:p>0,866689988806922</text:p>
          </table:table-cell>
          <table:table-cell office:value-type="float" office:value="0.90585574932791" calcext:value-type="float">
            <text:p>0,90585574932791</text:p>
          </table:table-cell>
        </table:table-row>
        <table:table-row table:style-name="ro1">
          <table:table-cell office:value-type="float" office:value="51.3000000000005" calcext:value-type="float">
            <text:p>51,3000000000005</text:p>
          </table:table-cell>
          <table:table-cell office:value-type="float" office:value="0.94513851705155" calcext:value-type="float">
            <text:p>0,94513851705155</text:p>
          </table:table-cell>
          <table:table-cell office:value-type="float" office:value="0.866441098306683" calcext:value-type="float">
            <text:p>0,866441098306683</text:p>
          </table:table-cell>
          <table:table-cell office:value-type="float" office:value="0.905789807679116" calcext:value-type="float">
            <text:p>0,905789807679116</text:p>
          </table:table-cell>
        </table:table-row>
        <table:table-row table:style-name="ro1">
          <table:table-cell office:value-type="float" office:value="51.4000000000005" calcext:value-type="float">
            <text:p>51,4000000000005</text:p>
          </table:table-cell>
          <table:table-cell office:value-type="float" office:value="0.945255696455574" calcext:value-type="float">
            <text:p>0,945255696455574</text:p>
          </table:table-cell>
          <table:table-cell office:value-type="float" office:value="0.86619102794459" calcext:value-type="float">
            <text:p>0,86619102794459</text:p>
          </table:table-cell>
          <table:table-cell office:value-type="float" office:value="0.905723362200082" calcext:value-type="float">
            <text:p>0,905723362200082</text:p>
          </table:table-cell>
        </table:table-row>
        <table:table-row table:style-name="ro1">
          <table:table-cell office:value-type="float" office:value="51.5000000000005" calcext:value-type="float">
            <text:p>51,5000000000005</text:p>
          </table:table-cell>
          <table:table-cell office:value-type="float" office:value="0.945373047752808" calcext:value-type="float">
            <text:p>0,945373047752808</text:p>
          </table:table-cell>
          <table:table-cell office:value-type="float" office:value="0.865939771185358" calcext:value-type="float">
            <text:p>0,865939771185358</text:p>
          </table:table-cell>
          <table:table-cell office:value-type="float" office:value="0.905656409469083" calcext:value-type="float">
            <text:p>0,905656409469083</text:p>
          </table:table-cell>
        </table:table-row>
        <table:table-row table:style-name="ro1">
          <table:table-cell office:value-type="float" office:value="51.6000000000005" calcext:value-type="float">
            <text:p>51,6000000000005</text:p>
          </table:table-cell>
          <table:table-cell office:value-type="float" office:value="0.94549057063465" calcext:value-type="float">
            <text:p>0,94549057063465</text:p>
          </table:table-cell>
          <table:table-cell office:value-type="float" office:value="0.86568732144926" calcext:value-type="float">
            <text:p>0,86568732144926</text:p>
          </table:table-cell>
          <table:table-cell office:value-type="float" office:value="0.905588946041955" calcext:value-type="float">
            <text:p>0,905588946041955</text:p>
          </table:table-cell>
        </table:table-row>
        <table:table-row table:style-name="ro1">
          <table:table-cell office:value-type="float" office:value="51.7000000000005" calcext:value-type="float">
            <text:p>51,7000000000005</text:p>
          </table:table-cell>
          <table:table-cell office:value-type="float" office:value="0.945608264792063" calcext:value-type="float">
            <text:p>0,945608264792063</text:p>
          </table:table-cell>
          <table:table-cell office:value-type="float" office:value="0.865433672111867" calcext:value-type="float">
            <text:p>0,865433672111867</text:p>
          </table:table-cell>
          <table:table-cell office:value-type="float" office:value="0.905520968451965" calcext:value-type="float">
            <text:p>0,905520968451965</text:p>
          </table:table-cell>
        </table:table-row>
        <table:table-row table:style-name="ro1">
          <table:table-cell office:value-type="float" office:value="51.8000000000005" calcext:value-type="float">
            <text:p>51,8000000000005</text:p>
          </table:table-cell>
          <table:table-cell office:value-type="float" office:value="0.94572612991557" calcext:value-type="float">
            <text:p>0,94572612991557</text:p>
          </table:table-cell>
          <table:table-cell office:value-type="float" office:value="0.865178816503784" calcext:value-type="float">
            <text:p>0,865178816503784</text:p>
          </table:table-cell>
          <table:table-cell office:value-type="float" office:value="0.905452473209677" calcext:value-type="float">
            <text:p>0,905452473209677</text:p>
          </table:table-cell>
        </table:table-row>
        <table:table-row table:style-name="ro1">
          <table:table-cell office:value-type="float" office:value="51.9000000000005" calcext:value-type="float">
            <text:p>51,9000000000005</text:p>
          </table:table-cell>
          <table:table-cell office:value-type="float" office:value="0.945844165695261" calcext:value-type="float">
            <text:p>0,945844165695261</text:p>
          </table:table-cell>
          <table:table-cell office:value-type="float" office:value="0.864922747910392" calcext:value-type="float">
            <text:p>0,864922747910392</text:p>
          </table:table-cell>
          <table:table-cell office:value-type="float" office:value="0.905383456802826" calcext:value-type="float">
            <text:p>0,905383456802826</text:p>
          </table:table-cell>
        </table:table-row>
        <table:table-row table:style-name="ro1">
          <table:table-cell office:value-type="float" office:value="52.0000000000005" calcext:value-type="float">
            <text:p>52,0000000000005</text:p>
          </table:table-cell>
          <table:table-cell office:value-type="float" office:value="0.94596237182079" calcext:value-type="float">
            <text:p>0,94596237182079</text:p>
          </table:table-cell>
          <table:table-cell office:value-type="float" office:value="0.86466545957158" calcext:value-type="float">
            <text:p>0,86466545957158</text:p>
          </table:table-cell>
          <table:table-cell office:value-type="float" office:value="0.905313915696185" calcext:value-type="float">
            <text:p>0,905313915696185</text:p>
          </table:table-cell>
        </table:table-row>
        <table:table-row table:style-name="ro1">
          <table:table-cell office:value-type="float" office:value="52.1000000000005" calcext:value-type="float">
            <text:p>52,1000000000005</text:p>
          </table:table-cell>
          <table:table-cell office:value-type="float" office:value="0.946080747981375" calcext:value-type="float">
            <text:p>0,946080747981375</text:p>
          </table:table-cell>
          <table:table-cell office:value-type="float" office:value="0.864406944681496" calcext:value-type="float">
            <text:p>0,864406944681496</text:p>
          </table:table-cell>
          <table:table-cell office:value-type="float" office:value="0.905243846331436" calcext:value-type="float">
            <text:p>0,905243846331436</text:p>
          </table:table-cell>
        </table:table-row>
        <table:table-row table:style-name="ro1">
          <table:table-cell office:value-type="float" office:value="52.2000000000005" calcext:value-type="float">
            <text:p>52,2000000000005</text:p>
          </table:table-cell>
          <table:table-cell office:value-type="float" office:value="0.946199293865802" calcext:value-type="float">
            <text:p>0,946199293865802</text:p>
          </table:table-cell>
          <table:table-cell office:value-type="float" office:value="0.864147196388273" calcext:value-type="float">
            <text:p>0,864147196388273</text:p>
          </table:table-cell>
          <table:table-cell office:value-type="float" office:value="0.905173245127037" calcext:value-type="float">
            <text:p>0,905173245127037</text:p>
          </table:table-cell>
        </table:table-row>
        <table:table-row table:style-name="ro1">
          <table:table-cell office:value-type="float" office:value="52.3000000000005" calcext:value-type="float">
            <text:p>52,3000000000005</text:p>
          </table:table-cell>
          <table:table-cell office:value-type="float" office:value="0.946318009162419" calcext:value-type="float">
            <text:p>0,946318009162419</text:p>
          </table:table-cell>
          <table:table-cell office:value-type="float" office:value="0.863886207793785" calcext:value-type="float">
            <text:p>0,863886207793785</text:p>
          </table:table-cell>
          <table:table-cell office:value-type="float" office:value="0.905102108478102" calcext:value-type="float">
            <text:p>0,905102108478102</text:p>
          </table:table-cell>
        </table:table-row>
        <table:table-row table:style-name="ro1">
          <table:table-cell office:value-type="float" office:value="52.4000000000005" calcext:value-type="float">
            <text:p>52,4000000000005</text:p>
          </table:table-cell>
          <table:table-cell office:value-type="float" office:value="0.946436893559146" calcext:value-type="float">
            <text:p>0,946436893559146</text:p>
          </table:table-cell>
          <table:table-cell office:value-type="float" office:value="0.86362397195338" calcext:value-type="float">
            <text:p>0,86362397195338</text:p>
          </table:table-cell>
          <table:table-cell office:value-type="float" office:value="0.905030432756263" calcext:value-type="float">
            <text:p>0,905030432756263</text:p>
          </table:table-cell>
        </table:table-row>
        <table:table-row table:style-name="ro1">
          <table:table-cell office:value-type="float" office:value="52.5000000000005" calcext:value-type="float">
            <text:p>52,5000000000005</text:p>
          </table:table-cell>
          <table:table-cell office:value-type="float" office:value="0.946555946743468" calcext:value-type="float">
            <text:p>0,946555946743468</text:p>
          </table:table-cell>
          <table:table-cell office:value-type="float" office:value="0.863360481875627" calcext:value-type="float">
            <text:p>0,863360481875627</text:p>
          </table:table-cell>
          <table:table-cell office:value-type="float" office:value="0.904958214309547" calcext:value-type="float">
            <text:p>0,904958214309547</text:p>
          </table:table-cell>
        </table:table-row>
        <table:table-row table:style-name="ro1">
          <table:table-cell office:value-type="float" office:value="52.6000000000005" calcext:value-type="float">
            <text:p>52,6000000000005</text:p>
          </table:table-cell>
          <table:table-cell office:value-type="float" office:value="0.946675168402436" calcext:value-type="float">
            <text:p>0,946675168402436</text:p>
          </table:table-cell>
          <table:table-cell office:value-type="float" office:value="0.863095730522061" calcext:value-type="float">
            <text:p>0,863095730522061</text:p>
          </table:table-cell>
          <table:table-cell office:value-type="float" office:value="0.904885449462248" calcext:value-type="float">
            <text:p>0,904885449462248</text:p>
          </table:table-cell>
        </table:table-row>
        <table:table-row table:style-name="ro1">
          <table:table-cell office:value-type="float" office:value="52.7000000000005" calcext:value-type="float">
            <text:p>52,7000000000005</text:p>
          </table:table-cell>
          <table:table-cell office:value-type="float" office:value="0.946794558222673" calcext:value-type="float">
            <text:p>0,946794558222673</text:p>
          </table:table-cell>
          <table:table-cell office:value-type="float" office:value="0.862829710806929" calcext:value-type="float">
            <text:p>0,862829710806929</text:p>
          </table:table-cell>
          <table:table-cell office:value-type="float" office:value="0.904812134514801" calcext:value-type="float">
            <text:p>0,904812134514801</text:p>
          </table:table-cell>
        </table:table-row>
        <table:table-row table:style-name="ro1">
          <table:table-cell office:value-type="float" office:value="52.8000000000005" calcext:value-type="float">
            <text:p>52,8000000000005</text:p>
          </table:table-cell>
          <table:table-cell office:value-type="float" office:value="0.94691411589037" calcext:value-type="float">
            <text:p>0,94691411589037</text:p>
          </table:table-cell>
          <table:table-cell office:value-type="float" office:value="0.862562415596939" calcext:value-type="float">
            <text:p>0,862562415596939</text:p>
          </table:table-cell>
          <table:table-cell office:value-type="float" office:value="0.904738265743654" calcext:value-type="float">
            <text:p>0,904738265743654</text:p>
          </table:table-cell>
        </table:table-row>
        <table:table-row table:style-name="ro1">
          <table:table-cell office:value-type="float" office:value="52.9000000000005" calcext:value-type="float">
            <text:p>52,9000000000005</text:p>
          </table:table-cell>
          <table:table-cell office:value-type="float" office:value="0.947033841091287" calcext:value-type="float">
            <text:p>0,947033841091287</text:p>
          </table:table-cell>
          <table:table-cell office:value-type="float" office:value="0.862293837711006" calcext:value-type="float">
            <text:p>0,862293837711006</text:p>
          </table:table-cell>
          <table:table-cell office:value-type="float" office:value="0.904663839401146" calcext:value-type="float">
            <text:p>0,904663839401146</text:p>
          </table:table-cell>
        </table:table-row>
        <table:table-row table:style-name="ro1">
          <table:table-cell office:value-type="float" office:value="53.0000000000005" calcext:value-type="float">
            <text:p>53,0000000000005</text:p>
          </table:table-cell>
          <table:table-cell office:value-type="float" office:value="0.947153733510754" calcext:value-type="float">
            <text:p>0,947153733510754</text:p>
          </table:table-cell>
          <table:table-cell office:value-type="float" office:value="0.862023969920006" calcext:value-type="float">
            <text:p>0,862023969920006</text:p>
          </table:table-cell>
          <table:table-cell office:value-type="float" office:value="0.90458885171538" calcext:value-type="float">
            <text:p>0,90458885171538</text:p>
          </table:table-cell>
        </table:table-row>
        <table:table-row table:style-name="ro1">
          <table:table-cell office:value-type="float" office:value="53.1000000000005" calcext:value-type="float">
            <text:p>53,1000000000005</text:p>
          </table:table-cell>
          <table:table-cell office:value-type="float" office:value="0.947273792833673" calcext:value-type="float">
            <text:p>0,947273792833673</text:p>
          </table:table-cell>
          <table:table-cell office:value-type="float" office:value="0.861752804946527" calcext:value-type="float">
            <text:p>0,861752804946527</text:p>
          </table:table-cell>
          <table:table-cell office:value-type="float" office:value="0.9045132988901" calcext:value-type="float">
            <text:p>0,9045132988901</text:p>
          </table:table-cell>
        </table:table-row>
        <table:table-row table:style-name="ro1">
          <table:table-cell office:value-type="float" office:value="53.2000000000005" calcext:value-type="float">
            <text:p>53,2000000000005</text:p>
          </table:table-cell>
          <table:table-cell office:value-type="float" office:value="0.947394018744516" calcext:value-type="float">
            <text:p>0,947394018744516</text:p>
          </table:table-cell>
          <table:table-cell office:value-type="float" office:value="0.861480335464627" calcext:value-type="float">
            <text:p>0,861480335464627</text:p>
          </table:table-cell>
          <table:table-cell office:value-type="float" office:value="0.904437177104572" calcext:value-type="float">
            <text:p>0,904437177104572</text:p>
          </table:table-cell>
        </table:table-row>
        <table:table-row table:style-name="ro1">
          <table:table-cell office:value-type="float" office:value="53.3000000000005" calcext:value-type="float">
            <text:p>53,3000000000005</text:p>
          </table:table-cell>
          <table:table-cell office:value-type="float" office:value="0.947514410927329" calcext:value-type="float">
            <text:p>0,947514410927329</text:p>
          </table:table-cell>
          <table:table-cell office:value-type="float" office:value="0.861206554099589" calcext:value-type="float">
            <text:p>0,861206554099589</text:p>
          </table:table-cell>
          <table:table-cell office:value-type="float" office:value="0.904360482513459" calcext:value-type="float">
            <text:p>0,904360482513459</text:p>
          </table:table-cell>
        </table:table-row>
        <table:table-row table:style-name="ro1">
          <table:table-cell office:value-type="float" office:value="53.4000000000005" calcext:value-type="float">
            <text:p>53,4000000000005</text:p>
          </table:table-cell>
          <table:table-cell office:value-type="float" office:value="0.947634969065728" calcext:value-type="float">
            <text:p>0,947634969065728</text:p>
          </table:table-cell>
          <table:table-cell office:value-type="float" office:value="0.860931453427677" calcext:value-type="float">
            <text:p>0,860931453427677</text:p>
          </table:table-cell>
          <table:table-cell office:value-type="float" office:value="0.904283211246702" calcext:value-type="float">
            <text:p>0,904283211246702</text:p>
          </table:table-cell>
        </table:table-row>
        <table:table-row table:style-name="ro1">
          <table:table-cell office:value-type="float" office:value="53.5000000000005" calcext:value-type="float">
            <text:p>53,5000000000005</text:p>
          </table:table-cell>
          <table:table-cell office:value-type="float" office:value="0.947755692842904" calcext:value-type="float">
            <text:p>0,947755692842904</text:p>
          </table:table-cell>
          <table:table-cell office:value-type="float" office:value="0.860655025975902" calcext:value-type="float">
            <text:p>0,860655025975902</text:p>
          </table:table-cell>
          <table:table-cell office:value-type="float" office:value="0.904205359409403" calcext:value-type="float">
            <text:p>0,904205359409403</text:p>
          </table:table-cell>
        </table:table-row>
        <table:table-row table:style-name="ro1">
          <table:table-cell office:value-type="float" office:value="53.6000000000005" calcext:value-type="float">
            <text:p>53,6000000000005</text:p>
          </table:table-cell>
          <table:table-cell office:value-type="float" office:value="0.94787658194162" calcext:value-type="float">
            <text:p>0,94787658194162</text:p>
          </table:table-cell>
          <table:table-cell office:value-type="float" office:value="0.860377264221787" calcext:value-type="float">
            <text:p>0,860377264221787</text:p>
          </table:table-cell>
          <table:table-cell office:value-type="float" office:value="0.904126923081704" calcext:value-type="float">
            <text:p>0,904126923081704</text:p>
          </table:table-cell>
        </table:table-row>
        <table:table-row table:style-name="ro1">
          <table:table-cell office:value-type="float" office:value="53.7000000000005" calcext:value-type="float">
            <text:p>53,7000000000005</text:p>
          </table:table-cell>
          <table:table-cell office:value-type="float" office:value="0.947997636044215" calcext:value-type="float">
            <text:p>0,947997636044215</text:p>
          </table:table-cell>
          <table:table-cell office:value-type="float" office:value="0.860098160593129" calcext:value-type="float">
            <text:p>0,860098160593129</text:p>
          </table:table-cell>
          <table:table-cell office:value-type="float" office:value="0.904047898318672" calcext:value-type="float">
            <text:p>0,904047898318672</text:p>
          </table:table-cell>
        </table:table-row>
        <table:table-row table:style-name="ro1">
          <table:table-cell office:value-type="float" office:value="53.8000000000005" calcext:value-type="float">
            <text:p>53,8000000000005</text:p>
          </table:table-cell>
          <table:table-cell office:value-type="float" office:value="0.9481188548326" calcext:value-type="float">
            <text:p>0,9481188548326</text:p>
          </table:table-cell>
          <table:table-cell office:value-type="float" office:value="0.859817707467774" calcext:value-type="float">
            <text:p>0,859817707467774</text:p>
          </table:table-cell>
          <table:table-cell office:value-type="float" office:value="0.903968281150187" calcext:value-type="float">
            <text:p>0,903968281150187</text:p>
          </table:table-cell>
        </table:table-row>
        <table:table-row table:style-name="ro1">
          <table:table-cell office:value-type="float" office:value="53.9000000000005" calcext:value-type="float">
            <text:p>53,9000000000005</text:p>
          </table:table-cell>
          <table:table-cell office:value-type="float" office:value="0.948240237988264" calcext:value-type="float">
            <text:p>0,948240237988264</text:p>
          </table:table-cell>
          <table:table-cell office:value-type="float" office:value="0.859535897173384" calcext:value-type="float">
            <text:p>0,859535897173384</text:p>
          </table:table-cell>
          <table:table-cell office:value-type="float" office:value="0.903888067580824" calcext:value-type="float">
            <text:p>0,903888067580824</text:p>
          </table:table-cell>
        </table:table-row>
        <table:table-row table:style-name="ro1">
          <table:table-cell office:value-type="float" office:value="54.0000000000005" calcext:value-type="float">
            <text:p>54,0000000000005</text:p>
          </table:table-cell>
          <table:table-cell office:value-type="float" office:value="0.948361785192271" calcext:value-type="float">
            <text:p>0,948361785192271</text:p>
          </table:table-cell>
          <table:table-cell office:value-type="float" office:value="0.859252721987219" calcext:value-type="float">
            <text:p>0,859252721987219</text:p>
          </table:table-cell>
          <table:table-cell office:value-type="float" office:value="0.903807253589745" calcext:value-type="float">
            <text:p>0,903807253589745</text:p>
          </table:table-cell>
        </table:table-row>
        <table:table-row table:style-name="ro1">
          <table:table-cell office:value-type="float" office:value="54.1000000000005" calcext:value-type="float">
            <text:p>54,1000000000005</text:p>
          </table:table-cell>
          <table:table-cell office:value-type="float" office:value="0.94848349612526" calcext:value-type="float">
            <text:p>0,94848349612526</text:p>
          </table:table-cell>
          <table:table-cell office:value-type="float" office:value="0.858968174135913" calcext:value-type="float">
            <text:p>0,858968174135913</text:p>
          </table:table-cell>
          <table:table-cell office:value-type="float" office:value="0.903725835130586" calcext:value-type="float">
            <text:p>0,903725835130586</text:p>
          </table:table-cell>
        </table:table-row>
        <table:table-row table:style-name="ro1">
          <table:table-cell office:value-type="float" office:value="54.2000000000005" calcext:value-type="float">
            <text:p>54,2000000000005</text:p>
          </table:table-cell>
          <table:table-cell office:value-type="float" office:value="0.948605370467447" calcext:value-type="float">
            <text:p>0,948605370467447</text:p>
          </table:table-cell>
          <table:table-cell office:value-type="float" office:value="0.858682245795258" calcext:value-type="float">
            <text:p>0,858682245795258</text:p>
          </table:table-cell>
          <table:table-cell office:value-type="float" office:value="0.903643808131352" calcext:value-type="float">
            <text:p>0,903643808131352</text:p>
          </table:table-cell>
        </table:table-row>
        <table:table-row table:style-name="ro1">
          <table:table-cell office:value-type="float" office:value="54.3000000000005" calcext:value-type="float">
            <text:p>54,3000000000005</text:p>
          </table:table-cell>
          <table:table-cell office:value-type="float" office:value="0.948727407898627" calcext:value-type="float">
            <text:p>0,948727407898627</text:p>
          </table:table-cell>
          <table:table-cell office:value-type="float" office:value="0.85839492908999" calcext:value-type="float">
            <text:p>0,85839492908999</text:p>
          </table:table-cell>
          <table:table-cell office:value-type="float" office:value="0.903561168494309" calcext:value-type="float">
            <text:p>0,903561168494309</text:p>
          </table:table-cell>
        </table:table-row>
        <table:table-row table:style-name="ro1">
          <table:table-cell office:value-type="float" office:value="54.4000000000005" calcext:value-type="float">
            <text:p>54,4000000000005</text:p>
          </table:table-cell>
          <table:table-cell office:value-type="float" office:value="0.948849608098174" calcext:value-type="float">
            <text:p>0,948849608098174</text:p>
          </table:table-cell>
          <table:table-cell office:value-type="float" office:value="0.858106216093581" calcext:value-type="float">
            <text:p>0,858106216093581</text:p>
          </table:table-cell>
          <table:table-cell office:value-type="float" office:value="0.903477912095877" calcext:value-type="float">
            <text:p>0,903477912095877</text:p>
          </table:table-cell>
        </table:table-row>
        <table:table-row table:style-name="ro1">
          <table:table-cell office:value-type="float" office:value="54.5000000000005" calcext:value-type="float">
            <text:p>54,5000000000005</text:p>
          </table:table-cell>
          <table:table-cell office:value-type="float" office:value="0.948971970745035" calcext:value-type="float">
            <text:p>0,948971970745035</text:p>
          </table:table-cell>
          <table:table-cell office:value-type="float" office:value="0.857816098828032" calcext:value-type="float">
            <text:p>0,857816098828032</text:p>
          </table:table-cell>
          <table:table-cell office:value-type="float" office:value="0.903394034786534" calcext:value-type="float">
            <text:p>0,903394034786534</text:p>
          </table:table-cell>
        </table:table-row>
        <table:table-row table:style-name="ro1">
          <table:table-cell office:value-type="float" office:value="54.6000000000005" calcext:value-type="float">
            <text:p>54,6000000000005</text:p>
          </table:table-cell>
          <table:table-cell office:value-type="float" office:value="0.949094495517742" calcext:value-type="float">
            <text:p>0,949094495517742</text:p>
          </table:table-cell>
          <table:table-cell office:value-type="float" office:value="0.857524569263677" calcext:value-type="float">
            <text:p>0,857524569263677</text:p>
          </table:table-cell>
          <table:table-cell office:value-type="float" office:value="0.903309532390709" calcext:value-type="float">
            <text:p>0,903309532390709</text:p>
          </table:table-cell>
        </table:table-row>
        <table:table-row table:style-name="ro1">
          <table:table-cell office:value-type="float" office:value="54.7000000000005" calcext:value-type="float">
            <text:p>54,7000000000005</text:p>
          </table:table-cell>
          <table:table-cell office:value-type="float" office:value="0.949217182094404" calcext:value-type="float">
            <text:p>0,949217182094404</text:p>
          </table:table-cell>
          <table:table-cell office:value-type="float" office:value="0.857231619318979" calcext:value-type="float">
            <text:p>0,857231619318979</text:p>
          </table:table-cell>
          <table:table-cell office:value-type="float" office:value="0.903224400706692" calcext:value-type="float">
            <text:p>0,903224400706692</text:p>
          </table:table-cell>
        </table:table-row>
        <table:table-row table:style-name="ro1">
          <table:table-cell office:value-type="float" office:value="54.8000000000005" calcext:value-type="float">
            <text:p>54,8000000000005</text:p>
          </table:table-cell>
          <table:table-cell office:value-type="float" office:value="0.94934003015271" calcext:value-type="float">
            <text:p>0,94934003015271</text:p>
          </table:table-cell>
          <table:table-cell office:value-type="float" office:value="0.856937240860349" calcext:value-type="float">
            <text:p>0,856937240860349</text:p>
          </table:table-cell>
          <table:table-cell office:value-type="float" office:value="0.903138635506529" calcext:value-type="float">
            <text:p>0,903138635506529</text:p>
          </table:table-cell>
        </table:table-row>
        <table:table-row table:style-name="ro1">
          <table:table-cell office:value-type="float" office:value="54.9000000000005" calcext:value-type="float">
            <text:p>54,9000000000005</text:p>
          </table:table-cell>
          <table:table-cell office:value-type="float" office:value="0.94946303936993" calcext:value-type="float">
            <text:p>0,94946303936993</text:p>
          </table:table-cell>
          <table:table-cell office:value-type="float" office:value="0.856641425701949" calcext:value-type="float">
            <text:p>0,856641425701949</text:p>
          </table:table-cell>
          <table:table-cell office:value-type="float" office:value="0.903052232535939" calcext:value-type="float">
            <text:p>0,903052232535939</text:p>
          </table:table-cell>
        </table:table-row>
        <table:table-row table:style-name="ro1">
          <table:table-cell office:value-type="float" office:value="55.0000000000005" calcext:value-type="float">
            <text:p>55,0000000000005</text:p>
          </table:table-cell>
          <table:table-cell office:value-type="float" office:value="0.949586209422914" calcext:value-type="float">
            <text:p>0,949586209422914</text:p>
          </table:table-cell>
          <table:table-cell office:value-type="float" office:value="0.85634416560552" calcext:value-type="float">
            <text:p>0,85634416560552</text:p>
          </table:table-cell>
          <table:table-cell office:value-type="float" office:value="0.902965187514217" calcext:value-type="float">
            <text:p>0,902965187514217</text:p>
          </table:table-cell>
        </table:table-row>
        <table:table-row table:style-name="ro1">
          <table:table-cell office:value-type="float" office:value="55.1000000000005" calcext:value-type="float">
            <text:p>55,1000000000005</text:p>
          </table:table-cell>
          <table:table-cell office:value-type="float" office:value="0.949709539988097" calcext:value-type="float">
            <text:p>0,949709539988097</text:p>
          </table:table-cell>
          <table:table-cell office:value-type="float" office:value="0.856045452280204" calcext:value-type="float">
            <text:p>0,856045452280204</text:p>
          </table:table-cell>
          <table:table-cell office:value-type="float" office:value="0.90287749613415" calcext:value-type="float">
            <text:p>0,90287749613415</text:p>
          </table:table-cell>
        </table:table-row>
        <table:table-row table:style-name="ro1">
          <table:table-cell office:value-type="float" office:value="55.2000000000005" calcext:value-type="float">
            <text:p>55,2000000000005</text:p>
          </table:table-cell>
          <table:table-cell office:value-type="float" office:value="0.949833030741492" calcext:value-type="float">
            <text:p>0,949833030741492</text:p>
          </table:table-cell>
          <table:table-cell office:value-type="float" office:value="0.855745277382375" calcext:value-type="float">
            <text:p>0,855745277382375</text:p>
          </table:table-cell>
          <table:table-cell office:value-type="float" office:value="0.902789154061933" calcext:value-type="float">
            <text:p>0,902789154061933</text:p>
          </table:table-cell>
        </table:table-row>
        <table:table-row table:style-name="ro1">
          <table:table-cell office:value-type="float" office:value="55.3000000000005" calcext:value-type="float">
            <text:p>55,3000000000005</text:p>
          </table:table-cell>
          <table:table-cell office:value-type="float" office:value="0.949956681358697" calcext:value-type="float">
            <text:p>0,949956681358697</text:p>
          </table:table-cell>
          <table:table-cell office:value-type="float" office:value="0.855443632515471" calcext:value-type="float">
            <text:p>0,855443632515471</text:p>
          </table:table-cell>
          <table:table-cell office:value-type="float" office:value="0.902700156937084" calcext:value-type="float">
            <text:p>0,902700156937084</text:p>
          </table:table-cell>
        </table:table-row>
        <table:table-row table:style-name="ro1">
          <table:table-cell office:value-type="float" office:value="55.4000000000005" calcext:value-type="float">
            <text:p>55,4000000000005</text:p>
          </table:table-cell>
          <table:table-cell office:value-type="float" office:value="0.950080491514894" calcext:value-type="float">
            <text:p>0,950080491514894</text:p>
          </table:table-cell>
          <table:table-cell office:value-type="float" office:value="0.855140509229846" calcext:value-type="float">
            <text:p>0,855140509229846</text:p>
          </table:table-cell>
          <table:table-cell office:value-type="float" office:value="0.90261050037237" calcext:value-type="float">
            <text:p>0,90261050037237</text:p>
          </table:table-cell>
        </table:table-row>
        <table:table-row table:style-name="ro1">
          <table:table-cell office:value-type="float" office:value="55.5000000000005" calcext:value-type="float">
            <text:p>55,5000000000005</text:p>
          </table:table-cell>
          <table:table-cell office:value-type="float" office:value="0.950204460884847" calcext:value-type="float">
            <text:p>0,950204460884847</text:p>
          </table:table-cell>
          <table:table-cell office:value-type="float" office:value="0.854835899022615" calcext:value-type="float">
            <text:p>0,854835899022615</text:p>
          </table:table-cell>
          <table:table-cell office:value-type="float" office:value="0.902520179953731" calcext:value-type="float">
            <text:p>0,902520179953731</text:p>
          </table:table-cell>
        </table:table-row>
        <table:table-row table:style-name="ro1">
          <table:table-cell office:value-type="float" office:value="55.6000000000005" calcext:value-type="float">
            <text:p>55,6000000000005</text:p>
          </table:table-cell>
          <table:table-cell office:value-type="float" office:value="0.950328589142905" calcext:value-type="float">
            <text:p>0,950328589142905</text:p>
          </table:table-cell>
          <table:table-cell office:value-type="float" office:value="0.854529793337511" calcext:value-type="float">
            <text:p>0,854529793337511</text:p>
          </table:table-cell>
          <table:table-cell office:value-type="float" office:value="0.902429191240208" calcext:value-type="float">
            <text:p>0,902429191240208</text:p>
          </table:table-cell>
        </table:table-row>
        <table:table-row table:style-name="ro1">
          <table:table-cell office:value-type="float" office:value="55.7000000000005" calcext:value-type="float">
            <text:p>55,7000000000005</text:p>
          </table:table-cell>
          <table:table-cell office:value-type="float" office:value="0.950452875963003" calcext:value-type="float">
            <text:p>0,950452875963003</text:p>
          </table:table-cell>
          <table:table-cell office:value-type="float" office:value="0.854222183564747" calcext:value-type="float">
            <text:p>0,854222183564747</text:p>
          </table:table-cell>
          <table:table-cell office:value-type="float" office:value="0.902337529763875" calcext:value-type="float">
            <text:p>0,902337529763875</text:p>
          </table:table-cell>
        </table:table-row>
        <table:table-row table:style-name="ro1">
          <table:table-cell office:value-type="float" office:value="55.8000000000005" calcext:value-type="float">
            <text:p>55,8000000000005</text:p>
          </table:table-cell>
          <table:table-cell office:value-type="float" office:value="0.950577321018658" calcext:value-type="float">
            <text:p>0,950577321018658</text:p>
          </table:table-cell>
          <table:table-cell office:value-type="float" office:value="0.853913061040894" calcext:value-type="float">
            <text:p>0,853913061040894</text:p>
          </table:table-cell>
          <table:table-cell office:value-type="float" office:value="0.902245191029776" calcext:value-type="float">
            <text:p>0,902245191029776</text:p>
          </table:table-cell>
        </table:table-row>
        <table:table-row table:style-name="ro1">
          <table:table-cell office:value-type="float" office:value="55.9000000000005" calcext:value-type="float">
            <text:p>55,9000000000005</text:p>
          </table:table-cell>
          <table:table-cell office:value-type="float" office:value="0.950701923982979" calcext:value-type="float">
            <text:p>0,950701923982979</text:p>
          </table:table-cell>
          <table:table-cell office:value-type="float" office:value="0.853602417048758" calcext:value-type="float">
            <text:p>0,853602417048758</text:p>
          </table:table-cell>
          <table:table-cell office:value-type="float" office:value="0.902152170515868" calcext:value-type="float">
            <text:p>0,902152170515868</text:p>
          </table:table-cell>
        </table:table-row>
        <table:table-row table:style-name="ro1">
          <table:table-cell office:value-type="float" office:value="56.0000000000005" calcext:value-type="float">
            <text:p>56,0000000000005</text:p>
          </table:table-cell>
          <table:table-cell office:value-type="float" office:value="0.950826684528655" calcext:value-type="float">
            <text:p>0,950826684528655</text:p>
          </table:table-cell>
          <table:table-cell office:value-type="float" office:value="0.853290242817264" calcext:value-type="float">
            <text:p>0,853290242817264</text:p>
          </table:table-cell>
          <table:table-cell office:value-type="float" office:value="0.902058463672959" calcext:value-type="float">
            <text:p>0,902058463672959</text:p>
          </table:table-cell>
        </table:table-row>
        <table:table-row table:style-name="ro1">
          <table:table-cell office:value-type="float" office:value="56.1000000000005" calcext:value-type="float">
            <text:p>56,1000000000005</text:p>
          </table:table-cell>
          <table:table-cell office:value-type="float" office:value="0.950951602327964" calcext:value-type="float">
            <text:p>0,950951602327964</text:p>
          </table:table-cell>
          <table:table-cell office:value-type="float" office:value="0.852976529521357" calcext:value-type="float">
            <text:p>0,852976529521357</text:p>
          </table:table-cell>
          <table:table-cell office:value-type="float" office:value="0.901964065924661" calcext:value-type="float">
            <text:p>0,901964065924661</text:p>
          </table:table-cell>
        </table:table-row>
        <table:table-row table:style-name="ro1">
          <table:table-cell office:value-type="float" office:value="56.2000000000005" calcext:value-type="float">
            <text:p>56,2000000000005</text:p>
          </table:table-cell>
          <table:table-cell office:value-type="float" office:value="0.951076677052773" calcext:value-type="float">
            <text:p>0,951076677052773</text:p>
          </table:table-cell>
          <table:table-cell office:value-type="float" office:value="0.852661268281909" calcext:value-type="float">
            <text:p>0,852661268281909</text:p>
          </table:table-cell>
          <table:table-cell office:value-type="float" office:value="0.901868972667341" calcext:value-type="float">
            <text:p>0,901868972667341</text:p>
          </table:table-cell>
        </table:table-row>
        <table:table-row table:style-name="ro1">
          <table:table-cell office:value-type="float" office:value="56.3000000000005" calcext:value-type="float">
            <text:p>56,3000000000005</text:p>
          </table:table-cell>
          <table:table-cell office:value-type="float" office:value="0.951201908374536" calcext:value-type="float">
            <text:p>0,951201908374536</text:p>
          </table:table-cell>
          <table:table-cell office:value-type="float" office:value="0.85234445016563" calcext:value-type="float">
            <text:p>0,85234445016563</text:p>
          </table:table-cell>
          <table:table-cell office:value-type="float" office:value="0.901773179270083" calcext:value-type="float">
            <text:p>0,901773179270083</text:p>
          </table:table-cell>
        </table:table-row>
        <table:table-row table:style-name="ro1">
          <table:table-cell office:value-type="float" office:value="56.4000000000005" calcext:value-type="float">
            <text:p>56,4000000000005</text:p>
          </table:table-cell>
          <table:table-cell office:value-type="float" office:value="0.951327295964295" calcext:value-type="float">
            <text:p>0,951327295964295</text:p>
          </table:table-cell>
          <table:table-cell office:value-type="float" office:value="0.852026066184996" calcext:value-type="float">
            <text:p>0,852026066184996</text:p>
          </table:table-cell>
          <table:table-cell office:value-type="float" office:value="0.901676681074646" calcext:value-type="float">
            <text:p>0,901676681074646</text:p>
          </table:table-cell>
        </table:table-row>
        <table:table-row table:style-name="ro1">
          <table:table-cell office:value-type="float" office:value="56.5000000000005" calcext:value-type="float">
            <text:p>56,5000000000005</text:p>
          </table:table-cell>
          <table:table-cell office:value-type="float" office:value="0.951452839492682" calcext:value-type="float">
            <text:p>0,951452839492682</text:p>
          </table:table-cell>
          <table:table-cell office:value-type="float" office:value="0.851706107298182" calcext:value-type="float">
            <text:p>0,851706107298182</text:p>
          </table:table-cell>
          <table:table-cell office:value-type="float" office:value="0.901579473395432" calcext:value-type="float">
            <text:p>0,901579473395432</text:p>
          </table:table-cell>
        </table:table-row>
        <table:table-row table:style-name="ro1">
          <table:table-cell office:value-type="float" office:value="56.6000000000005" calcext:value-type="float">
            <text:p>56,6000000000005</text:p>
          </table:table-cell>
          <table:table-cell office:value-type="float" office:value="0.951578538629916" calcext:value-type="float">
            <text:p>0,951578538629916</text:p>
          </table:table-cell>
          <table:table-cell office:value-type="float" office:value="0.851384564409007" calcext:value-type="float">
            <text:p>0,851384564409007</text:p>
          </table:table-cell>
          <table:table-cell office:value-type="float" office:value="0.901481551519462" calcext:value-type="float">
            <text:p>0,901481551519462</text:p>
          </table:table-cell>
        </table:table-row>
        <table:table-row table:style-name="ro1">
          <table:table-cell office:value-type="float" office:value="56.7000000000005" calcext:value-type="float">
            <text:p>56,7000000000005</text:p>
          </table:table-cell>
          <table:table-cell office:value-type="float" office:value="0.95170439304581" calcext:value-type="float">
            <text:p>0,95170439304581</text:p>
          </table:table-cell>
          <table:table-cell office:value-type="float" office:value="0.851061428366894" calcext:value-type="float">
            <text:p>0,851061428366894</text:p>
          </table:table-cell>
          <table:table-cell office:value-type="float" office:value="0.901382910706352" calcext:value-type="float">
            <text:p>0,901382910706352</text:p>
          </table:table-cell>
        </table:table-row>
        <table:table-row table:style-name="ro1">
          <table:table-cell office:value-type="float" office:value="56.8000000000005" calcext:value-type="float">
            <text:p>56,8000000000005</text:p>
          </table:table-cell>
          <table:table-cell office:value-type="float" office:value="0.951830402409763" calcext:value-type="float">
            <text:p>0,951830402409763</text:p>
          </table:table-cell>
          <table:table-cell office:value-type="float" office:value="0.850736689966834" calcext:value-type="float">
            <text:p>0,850736689966834</text:p>
          </table:table-cell>
          <table:table-cell office:value-type="float" office:value="0.901283546188298" calcext:value-type="float">
            <text:p>0,901283546188298</text:p>
          </table:table-cell>
        </table:table-row>
        <table:table-row table:style-name="ro1">
          <table:table-cell office:value-type="float" office:value="56.9000000000005" calcext:value-type="float">
            <text:p>56,9000000000005</text:p>
          </table:table-cell>
          <table:table-cell office:value-type="float" office:value="0.951956566390768" calcext:value-type="float">
            <text:p>0,951956566390768</text:p>
          </table:table-cell>
          <table:table-cell office:value-type="float" office:value="0.85041033994937" calcext:value-type="float">
            <text:p>0,85041033994937</text:p>
          </table:table-cell>
          <table:table-cell office:value-type="float" office:value="0.901183453170069" calcext:value-type="float">
            <text:p>0,901183453170069</text:p>
          </table:table-cell>
        </table:table-row>
        <table:table-row table:style-name="ro1">
          <table:table-cell office:value-type="float" office:value="57.0000000000005" calcext:value-type="float">
            <text:p>57,0000000000005</text:p>
          </table:table-cell>
          <table:table-cell office:value-type="float" office:value="0.95208288465741" calcext:value-type="float">
            <text:p>0,95208288465741</text:p>
          </table:table-cell>
          <table:table-cell office:value-type="float" office:value="0.850082369000584" calcext:value-type="float">
            <text:p>0,850082369000584</text:p>
          </table:table-cell>
          <table:table-cell office:value-type="float" office:value="0.901082626828997" calcext:value-type="float">
            <text:p>0,901082626828997</text:p>
          </table:table-cell>
        </table:table-row>
        <table:table-row table:style-name="ro1">
          <table:table-cell office:value-type="float" office:value="57.1000000000005" calcext:value-type="float">
            <text:p>57,1000000000005</text:p>
          </table:table-cell>
          <table:table-cell office:value-type="float" office:value="0.952209356877863" calcext:value-type="float">
            <text:p>0,952209356877863</text:p>
          </table:table-cell>
          <table:table-cell office:value-type="float" office:value="0.849752767752109" calcext:value-type="float">
            <text:p>0,849752767752109</text:p>
          </table:table-cell>
          <table:table-cell office:value-type="float" office:value="0.900981062314986" calcext:value-type="float">
            <text:p>0,900981062314986</text:p>
          </table:table-cell>
        </table:table-row>
        <table:table-row table:style-name="ro1">
          <table:table-cell office:value-type="float" office:value="57.2000000000005" calcext:value-type="float">
            <text:p>57,2000000000005</text:p>
          </table:table-cell>
          <table:table-cell office:value-type="float" office:value="0.952335982719896" calcext:value-type="float">
            <text:p>0,952335982719896</text:p>
          </table:table-cell>
          <table:table-cell office:value-type="float" office:value="0.84942152678114" calcext:value-type="float">
            <text:p>0,84942152678114</text:p>
          </table:table-cell>
          <table:table-cell office:value-type="float" office:value="0.900878754750518" calcext:value-type="float">
            <text:p>0,900878754750518</text:p>
          </table:table-cell>
        </table:table-row>
        <table:table-row table:style-name="ro1">
          <table:table-cell office:value-type="float" office:value="57.3000000000005" calcext:value-type="float">
            <text:p>57,3000000000005</text:p>
          </table:table-cell>
          <table:table-cell office:value-type="float" office:value="0.952462761850869" calcext:value-type="float">
            <text:p>0,952462761850869</text:p>
          </table:table-cell>
          <table:table-cell office:value-type="float" office:value="0.849088636610469" calcext:value-type="float">
            <text:p>0,849088636610469</text:p>
          </table:table-cell>
          <table:table-cell office:value-type="float" office:value="0.900775699230669" calcext:value-type="float">
            <text:p>0,900775699230669</text:p>
          </table:table-cell>
        </table:table-row>
        <table:table-row table:style-name="ro1">
          <table:table-cell office:value-type="float" office:value="57.4000000000005" calcext:value-type="float">
            <text:p>57,4000000000005</text:p>
          </table:table-cell>
          <table:table-cell office:value-type="float" office:value="0.952589693937737" calcext:value-type="float">
            <text:p>0,952589693937737</text:p>
          </table:table-cell>
          <table:table-cell office:value-type="float" office:value="0.848754087708537" calcext:value-type="float">
            <text:p>0,848754087708537</text:p>
          </table:table-cell>
          <table:table-cell office:value-type="float" office:value="0.900671890823137" calcext:value-type="float">
            <text:p>0,900671890823137</text:p>
          </table:table-cell>
        </table:table-row>
        <table:table-row table:style-name="ro1">
          <table:table-cell office:value-type="float" office:value="57.5000000000006" calcext:value-type="float">
            <text:p>57,5000000000006</text:p>
          </table:table-cell>
          <table:table-cell office:value-type="float" office:value="0.95271677864705" calcext:value-type="float">
            <text:p>0,95271677864705</text:p>
          </table:table-cell>
          <table:table-cell office:value-type="float" office:value="0.848417870489489" calcext:value-type="float">
            <text:p>0,848417870489489</text:p>
          </table:table-cell>
          <table:table-cell office:value-type="float" office:value="0.900567324568269" calcext:value-type="float">
            <text:p>0,900567324568269</text:p>
          </table:table-cell>
        </table:table-row>
        <table:table-row table:style-name="ro1">
          <table:table-cell office:value-type="float" office:value="57.6000000000006" calcext:value-type="float">
            <text:p>57,6000000000006</text:p>
          </table:table-cell>
          <table:table-cell office:value-type="float" office:value="0.952844015644949" calcext:value-type="float">
            <text:p>0,952844015644949</text:p>
          </table:table-cell>
          <table:table-cell office:value-type="float" office:value="0.848079975313251" calcext:value-type="float">
            <text:p>0,848079975313251</text:p>
          </table:table-cell>
          <table:table-cell office:value-type="float" office:value="0.9004619954791" calcext:value-type="float">
            <text:p>0,9004619954791</text:p>
          </table:table-cell>
        </table:table-row>
        <table:table-row table:style-name="ro1">
          <table:table-cell office:value-type="float" office:value="57.7000000000005" calcext:value-type="float">
            <text:p>57,7000000000005</text:p>
          </table:table-cell>
          <table:table-cell office:value-type="float" office:value="0.952971404597173" calcext:value-type="float">
            <text:p>0,952971404597173</text:p>
          </table:table-cell>
          <table:table-cell office:value-type="float" office:value="0.847740392485629" calcext:value-type="float">
            <text:p>0,847740392485629</text:p>
          </table:table-cell>
          <table:table-cell office:value-type="float" office:value="0.900355898541401" calcext:value-type="float">
            <text:p>0,900355898541401</text:p>
          </table:table-cell>
        </table:table-row>
        <table:table-row table:style-name="ro1">
          <table:table-cell office:value-type="float" office:value="57.8000000000006" calcext:value-type="float">
            <text:p>57,8000000000006</text:p>
          </table:table-cell>
          <table:table-cell office:value-type="float" office:value="0.953098945169055" calcext:value-type="float">
            <text:p>0,953098945169055</text:p>
          </table:table-cell>
          <table:table-cell office:value-type="float" office:value="0.847399112258414" calcext:value-type="float">
            <text:p>0,847399112258414</text:p>
          </table:table-cell>
          <table:table-cell office:value-type="float" office:value="0.900249028713734" calcext:value-type="float">
            <text:p>0,900249028713734</text:p>
          </table:table-cell>
        </table:table-row>
        <table:table-row table:style-name="ro1">
          <table:table-cell office:value-type="float" office:value="57.9000000000006" calcext:value-type="float">
            <text:p>57,9000000000006</text:p>
          </table:table-cell>
          <table:table-cell office:value-type="float" office:value="0.953226637025526" calcext:value-type="float">
            <text:p>0,953226637025526</text:p>
          </table:table-cell>
          <table:table-cell office:value-type="float" office:value="0.847056124829511" calcext:value-type="float">
            <text:p>0,847056124829511</text:p>
          </table:table-cell>
          <table:table-cell office:value-type="float" office:value="0.900141380927518" calcext:value-type="float">
            <text:p>0,900141380927518</text:p>
          </table:table-cell>
        </table:table-row>
        <table:table-row table:style-name="ro1">
          <table:table-cell office:value-type="float" office:value="58.0000000000006" calcext:value-type="float">
            <text:p>58,0000000000006</text:p>
          </table:table-cell>
          <table:table-cell office:value-type="float" office:value="0.953354479831109" calcext:value-type="float">
            <text:p>0,953354479831109</text:p>
          </table:table-cell>
          <table:table-cell office:value-type="float" office:value="0.846711420343084" calcext:value-type="float">
            <text:p>0,846711420343084</text:p>
          </table:table-cell>
          <table:table-cell office:value-type="float" office:value="0.900032950087096" calcext:value-type="float">
            <text:p>0,900032950087096</text:p>
          </table:table-cell>
        </table:table-row>
        <table:table-row table:style-name="ro1">
          <table:table-cell office:value-type="float" office:value="58.1000000000006" calcext:value-type="float">
            <text:p>58,1000000000006</text:p>
          </table:table-cell>
          <table:table-cell office:value-type="float" office:value="0.953482473249928" calcext:value-type="float">
            <text:p>0,953482473249928</text:p>
          </table:table-cell>
          <table:table-cell office:value-type="float" office:value="0.846364988889722" calcext:value-type="float">
            <text:p>0,846364988889722</text:p>
          </table:table-cell>
          <table:table-cell office:value-type="float" office:value="0.899923731069825" calcext:value-type="float">
            <text:p>0,899923731069825</text:p>
          </table:table-cell>
        </table:table-row>
        <table:table-row table:style-name="ro1">
          <table:table-cell office:value-type="float" office:value="58.2000000000006" calcext:value-type="float">
            <text:p>58,2000000000006</text:p>
          </table:table-cell>
          <table:table-cell office:value-type="float" office:value="0.953610616945704" calcext:value-type="float">
            <text:p>0,953610616945704</text:p>
          </table:table-cell>
          <table:table-cell office:value-type="float" office:value="0.846016820506619" calcext:value-type="float">
            <text:p>0,846016820506619</text:p>
          </table:table-cell>
          <table:table-cell office:value-type="float" office:value="0.899813718726162" calcext:value-type="float">
            <text:p>0,899813718726162</text:p>
          </table:table-cell>
        </table:table-row>
        <table:table-row table:style-name="ro1">
          <table:table-cell office:value-type="float" office:value="58.3000000000006" calcext:value-type="float">
            <text:p>58,3000000000006</text:p>
          </table:table-cell>
          <table:table-cell office:value-type="float" office:value="0.953738910581754" calcext:value-type="float">
            <text:p>0,953738910581754</text:p>
          </table:table-cell>
          <table:table-cell office:value-type="float" office:value="0.845666905177781" calcext:value-type="float">
            <text:p>0,845666905177781</text:p>
          </table:table-cell>
          <table:table-cell office:value-type="float" office:value="0.899702907879767" calcext:value-type="float">
            <text:p>0,899702907879767</text:p>
          </table:table-cell>
        </table:table-row>
        <table:table-row table:style-name="ro1">
          <table:table-cell office:value-type="float" office:value="58.4000000000006" calcext:value-type="float">
            <text:p>58,4000000000006</text:p>
          </table:table-cell>
          <table:table-cell office:value-type="float" office:value="0.953867353820994" calcext:value-type="float">
            <text:p>0,953867353820994</text:p>
          </table:table-cell>
          <table:table-cell office:value-type="float" office:value="0.845315232834246" calcext:value-type="float">
            <text:p>0,845315232834246</text:p>
          </table:table-cell>
          <table:table-cell office:value-type="float" office:value="0.89959129332762" calcext:value-type="float">
            <text:p>0,89959129332762</text:p>
          </table:table-cell>
        </table:table-row>
        <table:table-row table:style-name="ro1">
          <table:table-cell office:value-type="float" office:value="58.5000000000006" calcext:value-type="float">
            <text:p>58,5000000000006</text:p>
          </table:table-cell>
          <table:table-cell office:value-type="float" office:value="0.953995946325939" calcext:value-type="float">
            <text:p>0,953995946325939</text:p>
          </table:table-cell>
          <table:table-cell office:value-type="float" office:value="0.844961793354333" calcext:value-type="float">
            <text:p>0,844961793354333</text:p>
          </table:table-cell>
          <table:table-cell office:value-type="float" office:value="0.899478869840136" calcext:value-type="float">
            <text:p>0,899478869840136</text:p>
          </table:table-cell>
        </table:table-row>
        <table:table-row table:style-name="ro1">
          <table:table-cell office:value-type="float" office:value="58.6000000000006" calcext:value-type="float">
            <text:p>58,6000000000006</text:p>
          </table:table-cell>
          <table:table-cell office:value-type="float" office:value="0.954124687758704" calcext:value-type="float">
            <text:p>0,954124687758704</text:p>
          </table:table-cell>
          <table:table-cell office:value-type="float" office:value="0.844606576563911" calcext:value-type="float">
            <text:p>0,844606576563911</text:p>
          </table:table-cell>
          <table:table-cell office:value-type="float" office:value="0.899365632161307" calcext:value-type="float">
            <text:p>0,899365632161307</text:p>
          </table:table-cell>
        </table:table-row>
        <table:table-row table:style-name="ro1">
          <table:table-cell office:value-type="float" office:value="58.7000000000006" calcext:value-type="float">
            <text:p>58,7000000000006</text:p>
          </table:table-cell>
          <table:table-cell office:value-type="float" office:value="0.954253577781004" calcext:value-type="float">
            <text:p>0,954253577781004</text:p>
          </table:table-cell>
          <table:table-cell office:value-type="float" office:value="0.844249572236686" calcext:value-type="float">
            <text:p>0,844249572236686</text:p>
          </table:table-cell>
          <table:table-cell office:value-type="float" office:value="0.899251575008845" calcext:value-type="float">
            <text:p>0,899251575008845</text:p>
          </table:table-cell>
        </table:table-row>
        <table:table-row table:style-name="ro1">
          <table:table-cell office:value-type="float" office:value="58.8000000000006" calcext:value-type="float">
            <text:p>58,8000000000006</text:p>
          </table:table-cell>
          <table:table-cell office:value-type="float" office:value="0.954382616054151" calcext:value-type="float">
            <text:p>0,954382616054151</text:p>
          </table:table-cell>
          <table:table-cell office:value-type="float" office:value="0.843890770094522" calcext:value-type="float">
            <text:p>0,843890770094522</text:p>
          </table:table-cell>
          <table:table-cell office:value-type="float" office:value="0.899136693074336" calcext:value-type="float">
            <text:p>0,899136693074336</text:p>
          </table:table-cell>
        </table:table-row>
        <table:table-row table:style-name="ro1">
          <table:table-cell office:value-type="float" office:value="58.9000000000006" calcext:value-type="float">
            <text:p>58,9000000000006</text:p>
          </table:table-cell>
          <table:table-cell office:value-type="float" office:value="0.954511802239063" calcext:value-type="float">
            <text:p>0,954511802239063</text:p>
          </table:table-cell>
          <table:table-cell office:value-type="float" office:value="0.843530159807773" calcext:value-type="float">
            <text:p>0,843530159807773</text:p>
          </table:table-cell>
          <table:table-cell office:value-type="float" office:value="0.899020981023418" calcext:value-type="float">
            <text:p>0,899020981023418</text:p>
          </table:table-cell>
        </table:table-row>
        <table:table-row table:style-name="ro1">
          <table:table-cell office:value-type="float" office:value="59.0000000000006" calcext:value-type="float">
            <text:p>59,0000000000006</text:p>
          </table:table-cell>
          <table:table-cell office:value-type="float" office:value="0.954641135996256" calcext:value-type="float">
            <text:p>0,954641135996256</text:p>
          </table:table-cell>
          <table:table-cell office:value-type="float" office:value="0.84316773099566" calcext:value-type="float">
            <text:p>0,84316773099566</text:p>
          </table:table-cell>
          <table:table-cell office:value-type="float" office:value="0.898904433495958" calcext:value-type="float">
            <text:p>0,898904433495958</text:p>
          </table:table-cell>
        </table:table-row>
        <table:table-row table:style-name="ro1">
          <table:table-cell office:value-type="float" office:value="59.1000000000006" calcext:value-type="float">
            <text:p>59,1000000000006</text:p>
          </table:table-cell>
          <table:table-cell office:value-type="float" office:value="0.954770616985846" calcext:value-type="float">
            <text:p>0,954770616985846</text:p>
          </table:table-cell>
          <table:table-cell office:value-type="float" office:value="0.842803473226655" calcext:value-type="float">
            <text:p>0,842803473226655</text:p>
          </table:table-cell>
          <table:table-cell office:value-type="float" office:value="0.89878704510625" calcext:value-type="float">
            <text:p>0,89878704510625</text:p>
          </table:table-cell>
        </table:table-row>
        <table:table-row table:style-name="ro1">
          <table:table-cell office:value-type="float" office:value="59.2000000000006" calcext:value-type="float">
            <text:p>59,2000000000006</text:p>
          </table:table-cell>
          <table:table-cell office:value-type="float" office:value="0.954900244867555" calcext:value-type="float">
            <text:p>0,954900244867555</text:p>
          </table:table-cell>
          <table:table-cell office:value-type="float" office:value="0.842437376018902" calcext:value-type="float">
            <text:p>0,842437376018902</text:p>
          </table:table-cell>
          <table:table-cell office:value-type="float" office:value="0.898668810443228" calcext:value-type="float">
            <text:p>0,898668810443228</text:p>
          </table:table-cell>
        </table:table-row>
        <table:table-row table:style-name="ro1">
          <table:table-cell office:value-type="float" office:value="59.3000000000006" calcext:value-type="float">
            <text:p>59,3000000000006</text:p>
          </table:table-cell>
          <table:table-cell office:value-type="float" office:value="0.955030019300706" calcext:value-type="float">
            <text:p>0,955030019300706</text:p>
          </table:table-cell>
          <table:table-cell office:value-type="float" office:value="0.842069428840671" calcext:value-type="float">
            <text:p>0,842069428840671</text:p>
          </table:table-cell>
          <table:table-cell office:value-type="float" office:value="0.898549724070688" calcext:value-type="float">
            <text:p>0,898549724070688</text:p>
          </table:table-cell>
        </table:table-row>
        <table:table-row table:style-name="ro1">
          <table:table-cell office:value-type="float" office:value="59.4000000000006" calcext:value-type="float">
            <text:p>59,4000000000006</text:p>
          </table:table-cell>
          <table:table-cell office:value-type="float" office:value="0.955159939944224" calcext:value-type="float">
            <text:p>0,955159939944224</text:p>
          </table:table-cell>
          <table:table-cell office:value-type="float" office:value="0.84169962111083" calcext:value-type="float">
            <text:p>0,84169962111083</text:p>
          </table:table-cell>
          <table:table-cell office:value-type="float" office:value="0.898429780527527" calcext:value-type="float">
            <text:p>0,898429780527527</text:p>
          </table:table-cell>
        </table:table-row>
        <table:table-row table:style-name="ro1">
          <table:table-cell office:value-type="float" office:value="59.5000000000006" calcext:value-type="float">
            <text:p>59,5000000000006</text:p>
          </table:table-cell>
          <table:table-cell office:value-type="float" office:value="0.955290006456639" calcext:value-type="float">
            <text:p>0,955290006456639</text:p>
          </table:table-cell>
          <table:table-cell office:value-type="float" office:value="0.841327942199361" calcext:value-type="float">
            <text:p>0,841327942199361</text:p>
          </table:table-cell>
          <table:table-cell office:value-type="float" office:value="0.898308974328" calcext:value-type="float">
            <text:p>0,898308974328</text:p>
          </table:table-cell>
        </table:table-row>
        <table:table-row table:style-name="ro1">
          <table:table-cell office:value-type="float" office:value="59.6000000000006" calcext:value-type="float">
            <text:p>59,6000000000006</text:p>
          </table:table-cell>
          <table:table-cell office:value-type="float" office:value="0.955420218496085" calcext:value-type="float">
            <text:p>0,955420218496085</text:p>
          </table:table-cell>
          <table:table-cell office:value-type="float" office:value="0.840954381427893" calcext:value-type="float">
            <text:p>0,840954381427893</text:p>
          </table:table-cell>
          <table:table-cell office:value-type="float" office:value="0.898187299961989" calcext:value-type="float">
            <text:p>0,898187299961989</text:p>
          </table:table-cell>
        </table:table-row>
        <table:table-row table:style-name="ro1">
          <table:table-cell office:value-type="float" office:value="59.7000000000006" calcext:value-type="float">
            <text:p>59,7000000000006</text:p>
          </table:table-cell>
          <table:table-cell office:value-type="float" office:value="0.955550575720299" calcext:value-type="float">
            <text:p>0,955550575720299</text:p>
          </table:table-cell>
          <table:table-cell office:value-type="float" office:value="0.840578928070285" calcext:value-type="float">
            <text:p>0,840578928070285</text:p>
          </table:table-cell>
          <table:table-cell office:value-type="float" office:value="0.898064751895292" calcext:value-type="float">
            <text:p>0,898064751895292</text:p>
          </table:table-cell>
        </table:table-row>
        <table:table-row table:style-name="ro1">
          <table:table-cell office:value-type="float" office:value="59.8000000000006" calcext:value-type="float">
            <text:p>59,8000000000006</text:p>
          </table:table-cell>
          <table:table-cell office:value-type="float" office:value="0.955681077786625" calcext:value-type="float">
            <text:p>0,955681077786625</text:p>
          </table:table-cell>
          <table:table-cell office:value-type="float" office:value="0.840201571353223" calcext:value-type="float">
            <text:p>0,840201571353223</text:p>
          </table:table-cell>
          <table:table-cell office:value-type="float" office:value="0.897941324569925" calcext:value-type="float">
            <text:p>0,897941324569925</text:p>
          </table:table-cell>
        </table:table-row>
        <table:table-row table:style-name="ro1">
          <table:table-cell office:value-type="float" office:value="59.9000000000006" calcext:value-type="float">
            <text:p>59,9000000000006</text:p>
          </table:table-cell>
          <table:table-cell office:value-type="float" office:value="0.955811724352012" calcext:value-type="float">
            <text:p>0,955811724352012</text:p>
          </table:table-cell>
          <table:table-cell office:value-type="float" office:value="0.839822300456876" calcext:value-type="float">
            <text:p>0,839822300456876</text:p>
          </table:table-cell>
          <table:table-cell office:value-type="float" office:value="0.897817012404444" calcext:value-type="float">
            <text:p>0,897817012404444</text:p>
          </table:table-cell>
        </table:table-row>
        <table:table-row table:style-name="ro1">
          <table:table-cell office:value-type="float" office:value="60.0000000000006" calcext:value-type="float">
            <text:p>60,0000000000006</text:p>
          </table:table-cell>
          <table:table-cell office:value-type="float" office:value="0.955942515073011" calcext:value-type="float">
            <text:p>0,955942515073011</text:p>
          </table:table-cell>
          <table:table-cell office:value-type="float" office:value="0.83944110451556" calcext:value-type="float">
            <text:p>0,83944110451556</text:p>
          </table:table-cell>
          <table:table-cell office:value-type="float" office:value="0.897691809794286" calcext:value-type="float">
            <text:p>0,897691809794286</text:p>
          </table:table-cell>
        </table:table-row>
        <table:table-row table:style-name="ro1">
          <table:table-cell office:value-type="float" office:value="60.1000000000006" calcext:value-type="float">
            <text:p>60,1000000000006</text:p>
          </table:table-cell>
          <table:table-cell office:value-type="float" office:value="0.956073449605785" calcext:value-type="float">
            <text:p>0,956073449605785</text:p>
          </table:table-cell>
          <table:table-cell office:value-type="float" office:value="0.83905797261847" calcext:value-type="float">
            <text:p>0,83905797261847</text:p>
          </table:table-cell>
          <table:table-cell office:value-type="float" office:value="0.897565711112128" calcext:value-type="float">
            <text:p>0,897565711112128</text:p>
          </table:table-cell>
        </table:table-row>
        <table:table-row table:style-name="ro1">
          <table:table-cell office:value-type="float" office:value="60.2000000000006" calcext:value-type="float">
            <text:p>60,2000000000006</text:p>
          </table:table-cell>
          <table:table-cell office:value-type="float" office:value="0.956204527606102" calcext:value-type="float">
            <text:p>0,956204527606102</text:p>
          </table:table-cell>
          <table:table-cell office:value-type="float" office:value="0.838672893810428" calcext:value-type="float">
            <text:p>0,838672893810428</text:p>
          </table:table-cell>
          <table:table-cell office:value-type="float" office:value="0.897438710708265" calcext:value-type="float">
            <text:p>0,897438710708265</text:p>
          </table:table-cell>
        </table:table-row>
        <table:table-row table:style-name="ro1">
          <table:table-cell office:value-type="float" office:value="60.3000000000006" calcext:value-type="float">
            <text:p>60,3000000000006</text:p>
          </table:table-cell>
          <table:table-cell office:value-type="float" office:value="0.956335748729335" calcext:value-type="float">
            <text:p>0,956335748729335</text:p>
          </table:table-cell>
          <table:table-cell office:value-type="float" office:value="0.838285857092681" calcext:value-type="float">
            <text:p>0,838285857092681</text:p>
          </table:table-cell>
          <table:table-cell office:value-type="float" office:value="0.897310802911008" calcext:value-type="float">
            <text:p>0,897310802911008</text:p>
          </table:table-cell>
        </table:table-row>
        <table:table-row table:style-name="ro1">
          <table:table-cell office:value-type="float" office:value="60.4000000000006" calcext:value-type="float">
            <text:p>60,4000000000006</text:p>
          </table:table-cell>
          <table:table-cell office:value-type="float" office:value="0.956467112630467" calcext:value-type="float">
            <text:p>0,956467112630467</text:p>
          </table:table-cell>
          <table:table-cell office:value-type="float" office:value="0.83789685142374" calcext:value-type="float">
            <text:p>0,83789685142374</text:p>
          </table:table-cell>
          <table:table-cell office:value-type="float" office:value="0.897181982027103" calcext:value-type="float">
            <text:p>0,897181982027103</text:p>
          </table:table-cell>
        </table:table-row>
        <table:table-row table:style-name="ro1">
          <table:table-cell office:value-type="float" office:value="60.5000000000006" calcext:value-type="float">
            <text:p>60,5000000000006</text:p>
          </table:table-cell>
          <table:table-cell office:value-type="float" office:value="0.956598618964087" calcext:value-type="float">
            <text:p>0,956598618964087</text:p>
          </table:table-cell>
          <table:table-cell office:value-type="float" office:value="0.837505865720262" calcext:value-type="float">
            <text:p>0,837505865720262</text:p>
          </table:table-cell>
          <table:table-cell office:value-type="float" office:value="0.897052242342175" calcext:value-type="float">
            <text:p>0,897052242342175</text:p>
          </table:table-cell>
        </table:table-row>
        <table:table-row table:style-name="ro1">
          <table:table-cell office:value-type="float" office:value="60.6000000000006" calcext:value-type="float">
            <text:p>60,6000000000006</text:p>
          </table:table-cell>
          <table:table-cell office:value-type="float" office:value="0.956730267384395" calcext:value-type="float">
            <text:p>0,956730267384395</text:p>
          </table:table-cell>
          <table:table-cell office:value-type="float" office:value="0.837112888857975" calcext:value-type="float">
            <text:p>0,837112888857975</text:p>
          </table:table-cell>
          <table:table-cell office:value-type="float" office:value="0.896921578121185" calcext:value-type="float">
            <text:p>0,896921578121185</text:p>
          </table:table-cell>
        </table:table-row>
        <table:table-row table:style-name="ro1">
          <table:table-cell office:value-type="float" office:value="60.7000000000006" calcext:value-type="float">
            <text:p>60,7000000000006</text:p>
          </table:table-cell>
          <table:table-cell office:value-type="float" office:value="0.956862057545199" calcext:value-type="float">
            <text:p>0,956862057545199</text:p>
          </table:table-cell>
          <table:table-cell office:value-type="float" office:value="0.836717909672653" calcext:value-type="float">
            <text:p>0,836717909672653</text:p>
          </table:table-cell>
          <table:table-cell office:value-type="float" office:value="0.896789983608926" calcext:value-type="float">
            <text:p>0,896789983608926</text:p>
          </table:table-cell>
        </table:table-row>
        <table:table-row table:style-name="ro1">
          <table:table-cell office:value-type="float" office:value="60.8000000000006" calcext:value-type="float">
            <text:p>60,8000000000006</text:p>
          </table:table-cell>
          <table:table-cell office:value-type="float" office:value="0.956993989099916" calcext:value-type="float">
            <text:p>0,956993989099916</text:p>
          </table:table-cell>
          <table:table-cell office:value-type="float" office:value="0.836320916961134" calcext:value-type="float">
            <text:p>0,836320916961134</text:p>
          </table:table-cell>
          <table:table-cell office:value-type="float" office:value="0.896657453030525" calcext:value-type="float">
            <text:p>0,896657453030525</text:p>
          </table:table-cell>
        </table:table-row>
        <table:table-row table:style-name="ro1">
          <table:table-cell office:value-type="float" office:value="60.9000000000006" calcext:value-type="float">
            <text:p>60,9000000000006</text:p>
          </table:table-cell>
          <table:table-cell office:value-type="float" office:value="0.957126061701572" calcext:value-type="float">
            <text:p>0,957126061701572</text:p>
          </table:table-cell>
          <table:table-cell office:value-type="float" office:value="0.83592189948239" calcext:value-type="float">
            <text:p>0,83592189948239</text:p>
          </table:table-cell>
          <table:table-cell office:value-type="float" office:value="0.896523980591981" calcext:value-type="float">
            <text:p>0,896523980591981</text:p>
          </table:table-cell>
        </table:table-row>
        <table:table-row table:style-name="ro1">
          <table:table-cell office:value-type="float" office:value="61.0000000000006" calcext:value-type="float">
            <text:p>61,0000000000006</text:p>
          </table:table-cell>
          <table:table-cell office:value-type="float" office:value="0.957258275002807" calcext:value-type="float">
            <text:p>0,957258275002807</text:p>
          </table:table-cell>
          <table:table-cell office:value-type="float" office:value="0.835520845958652" calcext:value-type="float">
            <text:p>0,835520845958652</text:p>
          </table:table-cell>
          <table:table-cell office:value-type="float" office:value="0.89638956048073" calcext:value-type="float">
            <text:p>0,89638956048073</text:p>
          </table:table-cell>
        </table:table-row>
        <table:table-row table:style-name="ro1">
          <table:table-cell office:value-type="float" office:value="61.1000000000006" calcext:value-type="float">
            <text:p>61,1000000000006</text:p>
          </table:table-cell>
          <table:table-cell office:value-type="float" office:value="0.957390628655868" calcext:value-type="float">
            <text:p>0,957390628655868</text:p>
          </table:table-cell>
          <table:table-cell office:value-type="float" office:value="0.835117745076579" calcext:value-type="float">
            <text:p>0,835117745076579</text:p>
          </table:table-cell>
          <table:table-cell office:value-type="float" office:value="0.896254186866223" calcext:value-type="float">
            <text:p>0,896254186866223</text:p>
          </table:table-cell>
        </table:table-row>
        <table:table-row table:style-name="ro1">
          <table:table-cell office:value-type="float" office:value="61.2000000000006" calcext:value-type="float">
            <text:p>61,2000000000006</text:p>
          </table:table-cell>
          <table:table-cell office:value-type="float" office:value="0.957523122312615" calcext:value-type="float">
            <text:p>0,957523122312615</text:p>
          </table:table-cell>
          <table:table-cell office:value-type="float" office:value="0.834712585488489" calcext:value-type="float">
            <text:p>0,834712585488489</text:p>
          </table:table-cell>
          <table:table-cell office:value-type="float" office:value="0.896117853900552" calcext:value-type="float">
            <text:p>0,896117853900552</text:p>
          </table:table-cell>
        </table:table-row>
        <table:table-row table:style-name="ro1">
          <table:table-cell office:value-type="float" office:value="61.3000000000006" calcext:value-type="float">
            <text:p>61,3000000000006</text:p>
          </table:table-cell>
          <table:table-cell office:value-type="float" office:value="0.957655755624519" calcext:value-type="float">
            <text:p>0,957655755624519</text:p>
          </table:table-cell>
          <table:table-cell office:value-type="float" office:value="0.834305355813646" calcext:value-type="float">
            <text:p>0,834305355813646</text:p>
          </table:table-cell>
          <table:table-cell office:value-type="float" office:value="0.895980555719082" calcext:value-type="float">
            <text:p>0,895980555719082</text:p>
          </table:table-cell>
        </table:table-row>
        <table:table-row table:style-name="ro1">
          <table:table-cell office:value-type="float" office:value="61.4000000000006" calcext:value-type="float">
            <text:p>61,4000000000006</text:p>
          </table:table-cell>
          <table:table-cell office:value-type="float" office:value="0.957788528242664" calcext:value-type="float">
            <text:p>0,957788528242664</text:p>
          </table:table-cell>
          <table:table-cell office:value-type="float" office:value="0.833896044639602" calcext:value-type="float">
            <text:p>0,833896044639602</text:p>
          </table:table-cell>
          <table:table-cell office:value-type="float" office:value="0.895842286441133" calcext:value-type="float">
            <text:p>0,895842286441133</text:p>
          </table:table-cell>
        </table:table-row>
        <table:table-row table:style-name="ro1">
          <table:table-cell office:value-type="float" office:value="61.5000000000006" calcext:value-type="float">
            <text:p>61,5000000000006</text:p>
          </table:table-cell>
          <table:table-cell office:value-type="float" office:value="0.957921439817745" calcext:value-type="float">
            <text:p>0,957921439817745</text:p>
          </table:table-cell>
          <table:table-cell office:value-type="float" office:value="0.833484640523603" calcext:value-type="float">
            <text:p>0,833484640523603</text:p>
          </table:table-cell>
          <table:table-cell office:value-type="float" office:value="0.895703040170674" calcext:value-type="float">
            <text:p>0,895703040170674</text:p>
          </table:table-cell>
        </table:table-row>
        <table:table-row table:style-name="ro1">
          <table:table-cell office:value-type="float" office:value="61.6000000000006" calcext:value-type="float">
            <text:p>61,6000000000006</text:p>
          </table:table-cell>
          <table:table-cell office:value-type="float" office:value="0.958054490000072" calcext:value-type="float">
            <text:p>0,958054490000072</text:p>
          </table:table-cell>
          <table:table-cell office:value-type="float" office:value="0.833071131994054" calcext:value-type="float">
            <text:p>0,833071131994054</text:p>
          </table:table-cell>
          <table:table-cell office:value-type="float" office:value="0.895562810997063" calcext:value-type="float">
            <text:p>0,895562810997063</text:p>
          </table:table-cell>
        </table:table-row>
        <table:table-row table:style-name="ro1">
          <table:table-cell office:value-type="float" office:value="61.7000000000006" calcext:value-type="float">
            <text:p>61,7000000000006</text:p>
          </table:table-cell>
          <table:table-cell office:value-type="float" office:value="0.958187678439567" calcext:value-type="float">
            <text:p>0,958187678439567</text:p>
          </table:table-cell>
          <table:table-cell office:value-type="float" office:value="0.832655507552052" calcext:value-type="float">
            <text:p>0,832655507552052</text:p>
          </table:table-cell>
          <table:table-cell office:value-type="float" office:value="0.89542159299581" calcext:value-type="float">
            <text:p>0,89542159299581</text:p>
          </table:table-cell>
        </table:table-row>
        <table:table-row table:style-name="ro1">
          <table:table-cell office:value-type="float" office:value="61.8000000000006" calcext:value-type="float">
            <text:p>61,8000000000006</text:p>
          </table:table-cell>
          <table:table-cell office:value-type="float" office:value="0.958321004785767" calcext:value-type="float">
            <text:p>0,958321004785767</text:p>
          </table:table-cell>
          <table:table-cell office:value-type="float" office:value="0.832237755672987" calcext:value-type="float">
            <text:p>0,832237755672987</text:p>
          </table:table-cell>
          <table:table-cell office:value-type="float" office:value="0.895279380229377" calcext:value-type="float">
            <text:p>0,895279380229377</text:p>
          </table:table-cell>
        </table:table-row>
        <table:table-row table:style-name="ro1">
          <table:table-cell office:value-type="float" office:value="61.9000000000006" calcext:value-type="float">
            <text:p>61,9000000000006</text:p>
          </table:table-cell>
          <table:table-cell office:value-type="float" office:value="0.958454468687821" calcext:value-type="float">
            <text:p>0,958454468687821</text:p>
          </table:table-cell>
          <table:table-cell office:value-type="float" office:value="0.831817864808206" calcext:value-type="float">
            <text:p>0,831817864808206</text:p>
          </table:table-cell>
          <table:table-cell office:value-type="float" office:value="0.895136166748014" calcext:value-type="float">
            <text:p>0,895136166748014</text:p>
          </table:table-cell>
        </table:table-row>
        <table:table-row table:style-name="ro1">
          <table:table-cell office:value-type="float" office:value="62.0000000000006" calcext:value-type="float">
            <text:p>62,0000000000006</text:p>
          </table:table-cell>
          <table:table-cell office:value-type="float" office:value="0.958588069794496" calcext:value-type="float">
            <text:p>0,958588069794496</text:p>
          </table:table-cell>
          <table:table-cell office:value-type="float" office:value="0.831395823386756" calcext:value-type="float">
            <text:p>0,831395823386756</text:p>
          </table:table-cell>
          <table:table-cell office:value-type="float" office:value="0.894991946590626" calcext:value-type="float">
            <text:p>0,894991946590626</text:p>
          </table:table-cell>
        </table:table-row>
        <table:table-row table:style-name="ro1">
          <table:table-cell office:value-type="float" office:value="62.1000000000006" calcext:value-type="float">
            <text:p>62,1000000000006</text:p>
          </table:table-cell>
          <table:table-cell office:value-type="float" office:value="0.958721807754171" calcext:value-type="float">
            <text:p>0,958721807754171</text:p>
          </table:table-cell>
          <table:table-cell office:value-type="float" office:value="0.830971619817193" calcext:value-type="float">
            <text:p>0,830971619817193</text:p>
          </table:table-cell>
          <table:table-cell office:value-type="float" office:value="0.894846713785682" calcext:value-type="float">
            <text:p>0,894846713785682</text:p>
          </table:table-cell>
        </table:table-row>
        <table:table-row table:style-name="ro1">
          <table:table-cell office:value-type="float" office:value="62.2000000000006" calcext:value-type="float">
            <text:p>62,2000000000006</text:p>
          </table:table-cell>
          <table:table-cell office:value-type="float" office:value="0.958855682214843" calcext:value-type="float">
            <text:p>0,958855682214843</text:p>
          </table:table-cell>
          <table:table-cell office:value-type="float" office:value="0.830545242489479" calcext:value-type="float">
            <text:p>0,830545242489479</text:p>
          </table:table-cell>
          <table:table-cell office:value-type="float" office:value="0.894700462352161" calcext:value-type="float">
            <text:p>0,894700462352161</text:p>
          </table:table-cell>
        </table:table-row>
        <table:table-row table:style-name="ro1">
          <table:table-cell office:value-type="float" office:value="62.3000000000006" calcext:value-type="float">
            <text:p>62,3000000000006</text:p>
          </table:table-cell>
          <table:table-cell office:value-type="float" office:value="0.958989692824124" calcext:value-type="float">
            <text:p>0,958989692824124</text:p>
          </table:table-cell>
          <table:table-cell office:value-type="float" office:value="0.830116679776943" calcext:value-type="float">
            <text:p>0,830116679776943</text:p>
          </table:table-cell>
          <table:table-cell office:value-type="float" office:value="0.894553186300534" calcext:value-type="float">
            <text:p>0,894553186300534</text:p>
          </table:table-cell>
        </table:table-row>
        <table:table-row table:style-name="ro1">
          <table:table-cell office:value-type="float" office:value="62.4000000000006" calcext:value-type="float">
            <text:p>62,4000000000006</text:p>
          </table:table-cell>
          <table:table-cell office:value-type="float" office:value="0.959123839229242" calcext:value-type="float">
            <text:p>0,959123839229242</text:p>
          </table:table-cell>
          <table:table-cell office:value-type="float" office:value="0.829685920038338" calcext:value-type="float">
            <text:p>0,829685920038338</text:p>
          </table:table-cell>
          <table:table-cell office:value-type="float" office:value="0.89440487963379" calcext:value-type="float">
            <text:p>0,89440487963379</text:p>
          </table:table-cell>
        </table:table-row>
        <table:table-row table:style-name="ro1">
          <table:table-cell office:value-type="float" office:value="62.5000000000006" calcext:value-type="float">
            <text:p>62,5000000000006</text:p>
          </table:table-cell>
          <table:table-cell office:value-type="float" office:value="0.959258121077042" calcext:value-type="float">
            <text:p>0,959258121077042</text:p>
          </table:table-cell>
          <table:table-cell office:value-type="float" office:value="0.829252951619968" calcext:value-type="float">
            <text:p>0,829252951619968</text:p>
          </table:table-cell>
          <table:table-cell office:value-type="float" office:value="0.894255536348505" calcext:value-type="float">
            <text:p>0,894255536348505</text:p>
          </table:table-cell>
        </table:table-row>
        <table:table-row table:style-name="ro1">
          <table:table-cell office:value-type="float" office:value="62.6000000000006" calcext:value-type="float">
            <text:p>62,6000000000006</text:p>
          </table:table-cell>
          <table:table-cell office:value-type="float" office:value="0.959392538013986" calcext:value-type="float">
            <text:p>0,959392538013986</text:p>
          </table:table-cell>
          <table:table-cell office:value-type="float" office:value="0.828817762857922" calcext:value-type="float">
            <text:p>0,828817762857922</text:p>
          </table:table-cell>
          <table:table-cell office:value-type="float" office:value="0.894105150435954" calcext:value-type="float">
            <text:p>0,894105150435954</text:p>
          </table:table-cell>
        </table:table-row>
        <table:table-row table:style-name="ro1">
          <table:table-cell office:value-type="float" office:value="62.7000000000006" calcext:value-type="float">
            <text:p>62,7000000000006</text:p>
          </table:table-cell>
          <table:table-cell office:value-type="float" office:value="0.959527089686156" calcext:value-type="float">
            <text:p>0,959527089686156</text:p>
          </table:table-cell>
          <table:table-cell office:value-type="float" office:value="0.828380342080374" calcext:value-type="float">
            <text:p>0,828380342080374</text:p>
          </table:table-cell>
          <table:table-cell office:value-type="float" office:value="0.893953715883265" calcext:value-type="float">
            <text:p>0,893953715883265</text:p>
          </table:table-cell>
        </table:table-row>
        <table:table-row table:style-name="ro1">
          <table:table-cell office:value-type="float" office:value="62.8000000000006" calcext:value-type="float">
            <text:p>62,8000000000006</text:p>
          </table:table-cell>
          <table:table-cell office:value-type="float" office:value="0.959661775739249" calcext:value-type="float">
            <text:p>0,959661775739249</text:p>
          </table:table-cell>
          <table:table-cell office:value-type="float" office:value="0.827940677609998" calcext:value-type="float">
            <text:p>0,827940677609998</text:p>
          </table:table-cell>
          <table:table-cell office:value-type="float" office:value="0.893801226674623" calcext:value-type="float">
            <text:p>0,893801226674623</text:p>
          </table:table-cell>
        </table:table-row>
        <table:table-row table:style-name="ro1">
          <table:table-cell office:value-type="float" office:value="62.9000000000006" calcext:value-type="float">
            <text:p>62,9000000000006</text:p>
          </table:table-cell>
          <table:table-cell office:value-type="float" office:value="0.959796595818582" calcext:value-type="float">
            <text:p>0,959796595818582</text:p>
          </table:table-cell>
          <table:table-cell office:value-type="float" office:value="0.827498757766463" calcext:value-type="float">
            <text:p>0,827498757766463</text:p>
          </table:table-cell>
          <table:table-cell office:value-type="float" office:value="0.893647676792523" calcext:value-type="float">
            <text:p>0,893647676792523</text:p>
          </table:table-cell>
        </table:table-row>
        <table:table-row table:style-name="ro1">
          <table:table-cell office:value-type="float" office:value="63.0000000000006" calcext:value-type="float">
            <text:p>63,0000000000006</text:p>
          </table:table-cell>
          <table:table-cell office:value-type="float" office:value="0.959931549569092" calcext:value-type="float">
            <text:p>0,959931549569092</text:p>
          </table:table-cell>
          <table:table-cell office:value-type="float" office:value="0.827054570869041" calcext:value-type="float">
            <text:p>0,827054570869041</text:p>
          </table:table-cell>
          <table:table-cell office:value-type="float" office:value="0.893493060219067" calcext:value-type="float">
            <text:p>0,893493060219067</text:p>
          </table:table-cell>
        </table:table-row>
        <table:table-row table:style-name="ro1">
          <table:table-cell office:value-type="float" office:value="63.1000000000006" calcext:value-type="float">
            <text:p>63,1000000000006</text:p>
          </table:table-cell>
          <table:table-cell office:value-type="float" office:value="0.960066636635333" calcext:value-type="float">
            <text:p>0,960066636635333</text:p>
          </table:table-cell>
          <table:table-cell office:value-type="float" office:value="0.826608105239307" calcext:value-type="float">
            <text:p>0,826608105239307</text:p>
          </table:table-cell>
          <table:table-cell office:value-type="float" office:value="0.89333737093732" calcext:value-type="float">
            <text:p>0,89333737093732</text:p>
          </table:table-cell>
        </table:table-row>
        <table:table-row table:style-name="ro1">
          <table:table-cell office:value-type="float" office:value="63.2000000000006" calcext:value-type="float">
            <text:p>63,2000000000006</text:p>
          </table:table-cell>
          <table:table-cell office:value-type="float" office:value="0.96020185666148" calcext:value-type="float">
            <text:p>0,96020185666148</text:p>
          </table:table-cell>
          <table:table-cell office:value-type="float" office:value="0.826159349203951" calcext:value-type="float">
            <text:p>0,826159349203951</text:p>
          </table:table-cell>
          <table:table-cell office:value-type="float" office:value="0.893180602932715" calcext:value-type="float">
            <text:p>0,893180602932715</text:p>
          </table:table-cell>
        </table:table-row>
        <table:table-row table:style-name="ro1">
          <table:table-cell office:value-type="float" office:value="63.3000000000006" calcext:value-type="float">
            <text:p>63,3000000000006</text:p>
          </table:table-cell>
          <table:table-cell office:value-type="float" office:value="0.960337209291328" calcext:value-type="float">
            <text:p>0,960337209291328</text:p>
          </table:table-cell>
          <table:table-cell office:value-type="float" office:value="0.825708291097699" calcext:value-type="float">
            <text:p>0,825708291097699</text:p>
          </table:table-cell>
          <table:table-cell office:value-type="float" office:value="0.893022750194513" calcext:value-type="float">
            <text:p>0,893022750194513</text:p>
          </table:table-cell>
        </table:table-row>
        <table:table-row table:style-name="ro1">
          <table:table-cell office:value-type="float" office:value="63.4000000000006" calcext:value-type="float">
            <text:p>63,4000000000006</text:p>
          </table:table-cell>
          <table:table-cell office:value-type="float" office:value="0.960472694168293" calcext:value-type="float">
            <text:p>0,960472694168293</text:p>
          </table:table-cell>
          <table:table-cell office:value-type="float" office:value="0.825254919266349" calcext:value-type="float">
            <text:p>0,825254919266349</text:p>
          </table:table-cell>
          <table:table-cell office:value-type="float" office:value="0.892863806717321" calcext:value-type="float">
            <text:p>0,892863806717321</text:p>
          </table:table-cell>
        </table:table-row>
        <table:table-row table:style-name="ro1">
          <table:table-cell office:value-type="float" office:value="63.5000000000006" calcext:value-type="float">
            <text:p>63,5000000000006</text:p>
          </table:table-cell>
          <table:table-cell office:value-type="float" office:value="0.960608310935412" calcext:value-type="float">
            <text:p>0,960608310935412</text:p>
          </table:table-cell>
          <table:table-cell office:value-type="float" office:value="0.824799222069922" calcext:value-type="float">
            <text:p>0,824799222069922</text:p>
          </table:table-cell>
          <table:table-cell office:value-type="float" office:value="0.892703766502667" calcext:value-type="float">
            <text:p>0,892703766502667</text:p>
          </table:table-cell>
        </table:table-row>
        <table:table-row table:style-name="ro1">
          <table:table-cell office:value-type="float" office:value="63.6000000000006" calcext:value-type="float">
            <text:p>63,6000000000006</text:p>
          </table:table-cell>
          <table:table-cell office:value-type="float" office:value="0.960744059235343" calcext:value-type="float">
            <text:p>0,960744059235343</text:p>
          </table:table-cell>
          <table:table-cell office:value-type="float" office:value="0.824341187885932" calcext:value-type="float">
            <text:p>0,824341187885932</text:p>
          </table:table-cell>
          <table:table-cell office:value-type="float" office:value="0.892542623560637" calcext:value-type="float">
            <text:p>0,892542623560637</text:p>
          </table:table-cell>
        </table:table-row>
        <table:table-row table:style-name="ro1">
          <table:table-cell office:value-type="float" office:value="63.7000000000006" calcext:value-type="float">
            <text:p>63,7000000000006</text:p>
          </table:table-cell>
          <table:table-cell office:value-type="float" office:value="0.960879938710365" calcext:value-type="float">
            <text:p>0,960879938710365</text:p>
          </table:table-cell>
          <table:table-cell office:value-type="float" office:value="0.823880805112792" calcext:value-type="float">
            <text:p>0,823880805112792</text:p>
          </table:table-cell>
          <table:table-cell office:value-type="float" office:value="0.892380371911579" calcext:value-type="float">
            <text:p>0,892380371911579</text:p>
          </table:table-cell>
        </table:table-row>
        <table:table-row table:style-name="ro1">
          <table:table-cell office:value-type="float" office:value="63.8000000000006" calcext:value-type="float">
            <text:p>63,8000000000006</text:p>
          </table:table-cell>
          <table:table-cell office:value-type="float" office:value="0.961015949002382" calcext:value-type="float">
            <text:p>0,961015949002382</text:p>
          </table:table-cell>
          <table:table-cell office:value-type="float" office:value="0.823418062173336" calcext:value-type="float">
            <text:p>0,823418062173336</text:p>
          </table:table-cell>
          <table:table-cell office:value-type="float" office:value="0.892217005587859" calcext:value-type="float">
            <text:p>0,892217005587859</text:p>
          </table:table-cell>
        </table:table-row>
        <table:table-row table:style-name="ro1">
          <table:table-cell office:value-type="float" office:value="63.9000000000006" calcext:value-type="float">
            <text:p>63,9000000000006</text:p>
          </table:table-cell>
          <table:table-cell office:value-type="float" office:value="0.961152089752917" calcext:value-type="float">
            <text:p>0,961152089752917</text:p>
          </table:table-cell>
          <table:table-cell office:value-type="float" office:value="0.822952947518482" calcext:value-type="float">
            <text:p>0,822952947518482</text:p>
          </table:table-cell>
          <table:table-cell office:value-type="float" office:value="0.8920525186357" calcext:value-type="float">
            <text:p>0,8920525186357</text:p>
          </table:table-cell>
        </table:table-row>
        <table:table-row table:style-name="ro1">
          <table:table-cell office:value-type="float" office:value="64.0000000000006" calcext:value-type="float">
            <text:p>64,0000000000006</text:p>
          </table:table-cell>
          <table:table-cell office:value-type="float" office:value="0.96128836060312" calcext:value-type="float">
            <text:p>0,96128836060312</text:p>
          </table:table-cell>
          <table:table-cell office:value-type="float" office:value="0.822485449631039" calcext:value-type="float">
            <text:p>0,822485449631039</text:p>
          </table:table-cell>
          <table:table-cell office:value-type="float" office:value="0.891886905117079" calcext:value-type="float">
            <text:p>0,891886905117079</text:p>
          </table:table-cell>
        </table:table-row>
        <table:table-row table:style-name="ro1">
          <table:table-cell office:value-type="float" office:value="64.1000000000006" calcext:value-type="float">
            <text:p>64,1000000000006</text:p>
          </table:table-cell>
          <table:table-cell office:value-type="float" office:value="0.961424761193759" calcext:value-type="float">
            <text:p>0,961424761193759</text:p>
          </table:table-cell>
          <table:table-cell office:value-type="float" office:value="0.822015557029641" calcext:value-type="float">
            <text:p>0,822015557029641</text:p>
          </table:table-cell>
          <table:table-cell office:value-type="float" office:value="0.8917201591117" calcext:value-type="float">
            <text:p>0,8917201591117</text:p>
          </table:table-cell>
        </table:table-row>
        <table:table-row table:style-name="ro1">
          <table:table-cell office:value-type="float" office:value="64.2000000000006" calcext:value-type="float">
            <text:p>64,2000000000006</text:p>
          </table:table-cell>
          <table:table-cell office:value-type="float" office:value="0.961561291165233" calcext:value-type="float">
            <text:p>0,961561291165233</text:p>
          </table:table-cell>
          <table:table-cell office:value-type="float" office:value="0.82154325827285" calcext:value-type="float">
            <text:p>0,82154325827285</text:p>
          </table:table-cell>
          <table:table-cell office:value-type="float" office:value="0.891552274719042" calcext:value-type="float">
            <text:p>0,891552274719042</text:p>
          </table:table-cell>
        </table:table-row>
        <table:table-row table:style-name="ro1">
          <table:table-cell office:value-type="float" office:value="64.3000000000006" calcext:value-type="float">
            <text:p>64,3000000000006</text:p>
          </table:table-cell>
          <table:table-cell office:value-type="float" office:value="0.961697950157559" calcext:value-type="float">
            <text:p>0,961697950157559</text:p>
          </table:table-cell>
          <table:table-cell office:value-type="float" office:value="0.821068541963389" calcext:value-type="float">
            <text:p>0,821068541963389</text:p>
          </table:table-cell>
          <table:table-cell office:value-type="float" office:value="0.891383246060474" calcext:value-type="float">
            <text:p>0,891383246060474</text:p>
          </table:table-cell>
        </table:table-row>
        <table:table-row table:style-name="ro1">
          <table:table-cell office:value-type="float" office:value="64.4000000000006" calcext:value-type="float">
            <text:p>64,4000000000006</text:p>
          </table:table-cell>
          <table:table-cell office:value-type="float" office:value="0.961834737810382" calcext:value-type="float">
            <text:p>0,961834737810382</text:p>
          </table:table-cell>
          <table:table-cell office:value-type="float" office:value="0.820591396752553" calcext:value-type="float">
            <text:p>0,820591396752553</text:p>
          </table:table-cell>
          <table:table-cell office:value-type="float" office:value="0.891213067281467" calcext:value-type="float">
            <text:p>0,891213067281467</text:p>
          </table:table-cell>
        </table:table-row>
        <table:table-row table:style-name="ro1">
          <table:table-cell office:value-type="float" office:value="64.5000000000006" calcext:value-type="float">
            <text:p>64,5000000000006</text:p>
          </table:table-cell>
          <table:table-cell office:value-type="float" office:value="0.961971653762971" calcext:value-type="float">
            <text:p>0,961971653762971</text:p>
          </table:table-cell>
          <table:table-cell office:value-type="float" office:value="0.820111811344773" calcext:value-type="float">
            <text:p>0,820111811344773</text:p>
          </table:table-cell>
          <table:table-cell office:value-type="float" office:value="0.891041732553872" calcext:value-type="float">
            <text:p>0,891041732553872</text:p>
          </table:table-cell>
        </table:table-row>
        <table:table-row table:style-name="ro1">
          <table:table-cell office:value-type="float" office:value="64.6000000000006" calcext:value-type="float">
            <text:p>64,6000000000006</text:p>
          </table:table-cell>
          <table:table-cell office:value-type="float" office:value="0.96210869765422" calcext:value-type="float">
            <text:p>0,96210869765422</text:p>
          </table:table-cell>
          <table:table-cell office:value-type="float" office:value="0.819629774502345" calcext:value-type="float">
            <text:p>0,819629774502345</text:p>
          </table:table-cell>
          <table:table-cell office:value-type="float" office:value="0.890869236078282" calcext:value-type="float">
            <text:p>0,890869236078282</text:p>
          </table:table-cell>
        </table:table-row>
        <table:table-row table:style-name="ro1">
          <table:table-cell office:value-type="float" office:value="64.7000000000006" calcext:value-type="float">
            <text:p>64,7000000000006</text:p>
          </table:table-cell>
          <table:table-cell office:value-type="float" office:value="0.962245869122649" calcext:value-type="float">
            <text:p>0,962245869122649</text:p>
          </table:table-cell>
          <table:table-cell office:value-type="float" office:value="0.819145275050348" calcext:value-type="float">
            <text:p>0,819145275050348</text:p>
          </table:table-cell>
          <table:table-cell office:value-type="float" office:value="0.890695572086499" calcext:value-type="float">
            <text:p>0,890695572086499</text:p>
          </table:table-cell>
        </table:table-row>
        <table:table-row table:style-name="ro1">
          <table:table-cell office:value-type="float" office:value="64.8000000000006" calcext:value-type="float">
            <text:p>64,8000000000006</text:p>
          </table:table-cell>
          <table:table-cell office:value-type="float" office:value="0.962383167806406" calcext:value-type="float">
            <text:p>0,962383167806406</text:p>
          </table:table-cell>
          <table:table-cell office:value-type="float" office:value="0.818658301881723" calcext:value-type="float">
            <text:p>0,818658301881723</text:p>
          </table:table-cell>
          <table:table-cell office:value-type="float" office:value="0.890520734844065" calcext:value-type="float">
            <text:p>0,890520734844065</text:p>
          </table:table-cell>
        </table:table-row>
        <table:table-row table:style-name="ro1">
          <table:table-cell office:value-type="float" office:value="64.9000000000006" calcext:value-type="float">
            <text:p>64,9000000000006</text:p>
          </table:table-cell>
          <table:table-cell office:value-type="float" office:value="0.962520593343264" calcext:value-type="float">
            <text:p>0,962520593343264</text:p>
          </table:table-cell>
          <table:table-cell office:value-type="float" office:value="0.818168843962554" calcext:value-type="float">
            <text:p>0,818168843962554</text:p>
          </table:table-cell>
          <table:table-cell office:value-type="float" office:value="0.890344718652908" calcext:value-type="float">
            <text:p>0,890344718652908</text:p>
          </table:table-cell>
        </table:table-row>
        <table:table-row table:style-name="ro1">
          <table:table-cell office:value-type="float" office:value="65.0000000000006" calcext:value-type="float">
            <text:p>65,0000000000006</text:p>
          </table:table-cell>
          <table:table-cell office:value-type="float" office:value="0.962658145370621" calcext:value-type="float">
            <text:p>0,962658145370621</text:p>
          </table:table-cell>
          <table:table-cell office:value-type="float" office:value="0.817676890337532" calcext:value-type="float">
            <text:p>0,817676890337532</text:p>
          </table:table-cell>
          <table:table-cell office:value-type="float" office:value="0.890167517854077" calcext:value-type="float">
            <text:p>0,890167517854077</text:p>
          </table:table-cell>
        </table:table-row>
        <table:table-row table:style-name="ro1">
          <table:table-cell office:value-type="float" office:value="65.1000000000006" calcext:value-type="float">
            <text:p>65,1000000000006</text:p>
          </table:table-cell>
          <table:table-cell office:value-type="float" office:value="0.962795823525508" calcext:value-type="float">
            <text:p>0,962795823525508</text:p>
          </table:table-cell>
          <table:table-cell office:value-type="float" office:value="0.817182430135623" calcext:value-type="float">
            <text:p>0,817182430135623</text:p>
          </table:table-cell>
          <table:table-cell office:value-type="float" office:value="0.889989126830566" calcext:value-type="float">
            <text:p>0,889989126830566</text:p>
          </table:table-cell>
        </table:table-row>
        <table:table-row table:style-name="ro1">
          <table:table-cell office:value-type="float" office:value="65.2000000000006" calcext:value-type="float">
            <text:p>65,2000000000006</text:p>
          </table:table-cell>
          <table:table-cell office:value-type="float" office:value="0.962933627444578" calcext:value-type="float">
            <text:p>0,962933627444578</text:p>
          </table:table-cell>
          <table:table-cell office:value-type="float" office:value="0.816685452575937" calcext:value-type="float">
            <text:p>0,816685452575937</text:p>
          </table:table-cell>
          <table:table-cell office:value-type="float" office:value="0.889809540010258" calcext:value-type="float">
            <text:p>0,889809540010258</text:p>
          </table:table-cell>
        </table:table-row>
        <table:table-row table:style-name="ro1">
          <table:table-cell office:value-type="float" office:value="65.3000000000006" calcext:value-type="float">
            <text:p>65,3000000000006</text:p>
          </table:table-cell>
          <table:table-cell office:value-type="float" office:value="0.963071556764116" calcext:value-type="float">
            <text:p>0,963071556764116</text:p>
          </table:table-cell>
          <table:table-cell office:value-type="float" office:value="0.816185946973813" calcext:value-type="float">
            <text:p>0,816185946973813</text:p>
          </table:table-cell>
          <table:table-cell office:value-type="float" office:value="0.889628751868964" calcext:value-type="float">
            <text:p>0,889628751868964</text:p>
          </table:table-cell>
        </table:table-row>
        <table:table-row table:style-name="ro1">
          <table:table-cell office:value-type="float" office:value="65.4000000000006" calcext:value-type="float">
            <text:p>65,4000000000006</text:p>
          </table:table-cell>
          <table:table-cell office:value-type="float" office:value="0.963209611120033" calcext:value-type="float">
            <text:p>0,963209611120033</text:p>
          </table:table-cell>
          <table:table-cell office:value-type="float" office:value="0.815683902747119" calcext:value-type="float">
            <text:p>0,815683902747119</text:p>
          </table:table-cell>
          <table:table-cell office:value-type="float" office:value="0.889446756933576" calcext:value-type="float">
            <text:p>0,889446756933576</text:p>
          </table:table-cell>
        </table:table-row>
        <table:table-row table:style-name="ro1">
          <table:table-cell office:value-type="float" office:value="65.5000000000006" calcext:value-type="float">
            <text:p>65,5000000000006</text:p>
          </table:table-cell>
          <table:table-cell office:value-type="float" office:value="0.963347790147871" calcext:value-type="float">
            <text:p>0,963347790147871</text:p>
          </table:table-cell>
          <table:table-cell office:value-type="float" office:value="0.815179309422788" calcext:value-type="float">
            <text:p>0,815179309422788</text:p>
          </table:table-cell>
          <table:table-cell office:value-type="float" office:value="0.88926354978533" calcext:value-type="float">
            <text:p>0,88926354978533</text:p>
          </table:table-cell>
        </table:table-row>
        <table:table-row table:style-name="ro1">
          <table:table-cell office:value-type="float" office:value="65.6000000000006" calcext:value-type="float">
            <text:p>65,6000000000006</text:p>
          </table:table-cell>
          <table:table-cell office:value-type="float" office:value="0.9634860934828" calcext:value-type="float">
            <text:p>0,9634860934828</text:p>
          </table:table-cell>
          <table:table-cell office:value-type="float" office:value="0.814672156643572" calcext:value-type="float">
            <text:p>0,814672156643572</text:p>
          </table:table-cell>
          <table:table-cell office:value-type="float" office:value="0.889079125063186" calcext:value-type="float">
            <text:p>0,889079125063186</text:p>
          </table:table-cell>
        </table:table-row>
        <table:table-row table:style-name="ro1">
          <table:table-cell office:value-type="float" office:value="65.7000000000005" calcext:value-type="float">
            <text:p>65,7000000000005</text:p>
          </table:table-cell>
          <table:table-cell office:value-type="float" office:value="0.963624520759621" calcext:value-type="float">
            <text:p>0,963624520759621</text:p>
          </table:table-cell>
          <table:table-cell office:value-type="float" office:value="0.814162434175056" calcext:value-type="float">
            <text:p>0,814162434175056</text:p>
          </table:table-cell>
          <table:table-cell office:value-type="float" office:value="0.888893477467338" calcext:value-type="float">
            <text:p>0,888893477467338</text:p>
          </table:table-cell>
        </table:table-row>
        <table:table-row table:style-name="ro1">
          <table:table-cell office:value-type="float" office:value="65.8000000000005" calcext:value-type="float">
            <text:p>65,8000000000005</text:p>
          </table:table-cell>
          <table:table-cell office:value-type="float" office:value="0.963763071612762" calcext:value-type="float">
            <text:p>0,963763071612762</text:p>
          </table:table-cell>
          <table:table-cell office:value-type="float" office:value="0.813650131912908" calcext:value-type="float">
            <text:p>0,813650131912908</text:p>
          </table:table-cell>
          <table:table-cell office:value-type="float" office:value="0.888706601762835" calcext:value-type="float">
            <text:p>0,888706601762835</text:p>
          </table:table-cell>
        </table:table-row>
        <table:table-row table:style-name="ro1">
          <table:table-cell office:value-type="float" office:value="65.9000000000005" calcext:value-type="float">
            <text:p>65,9000000000005</text:p>
          </table:table-cell>
          <table:table-cell office:value-type="float" office:value="0.963901745676287" calcext:value-type="float">
            <text:p>0,963901745676287</text:p>
          </table:table-cell>
          <table:table-cell office:value-type="float" office:value="0.813135239890399" calcext:value-type="float">
            <text:p>0,813135239890399</text:p>
          </table:table-cell>
          <table:table-cell office:value-type="float" office:value="0.888518492783343" calcext:value-type="float">
            <text:p>0,888518492783343</text:p>
          </table:table-cell>
        </table:table-row>
        <table:table-row table:style-name="ro1">
          <table:table-cell office:value-type="float" office:value="66.0000000000005" calcext:value-type="float">
            <text:p>66,0000000000005</text:p>
          </table:table-cell>
          <table:table-cell office:value-type="float" office:value="0.964040542583886" calcext:value-type="float">
            <text:p>0,964040542583886</text:p>
          </table:table-cell>
          <table:table-cell office:value-type="float" office:value="0.812617748286178" calcext:value-type="float">
            <text:p>0,812617748286178</text:p>
          </table:table-cell>
          <table:table-cell office:value-type="float" office:value="0.888329145435032" calcext:value-type="float">
            <text:p>0,888329145435032</text:p>
          </table:table-cell>
        </table:table-row>
        <table:table-row table:style-name="ro1">
          <table:table-cell office:value-type="float" office:value="66.1000000000005" calcext:value-type="float">
            <text:p>66,1000000000005</text:p>
          </table:table-cell>
          <table:table-cell office:value-type="float" office:value="0.964179461968882" calcext:value-type="float">
            <text:p>0,964179461968882</text:p>
          </table:table-cell>
          <table:table-cell office:value-type="float" office:value="0.812097647432335" calcext:value-type="float">
            <text:p>0,812097647432335</text:p>
          </table:table-cell>
          <table:table-cell office:value-type="float" office:value="0.888138554700608" calcext:value-type="float">
            <text:p>0,888138554700608</text:p>
          </table:table-cell>
        </table:table-row>
        <table:table-row table:style-name="ro1">
          <table:table-cell office:value-type="float" office:value="66.2000000000005" calcext:value-type="float">
            <text:p>66,2000000000005</text:p>
          </table:table-cell>
          <table:table-cell office:value-type="float" office:value="0.964318503464228" calcext:value-type="float">
            <text:p>0,964318503464228</text:p>
          </table:table-cell>
          <table:table-cell office:value-type="float" office:value="0.81157492782274" calcext:value-type="float">
            <text:p>0,81157492782274</text:p>
          </table:table-cell>
          <table:table-cell office:value-type="float" office:value="0.887946715643484" calcext:value-type="float">
            <text:p>0,887946715643484</text:p>
          </table:table-cell>
        </table:table-row>
        <table:table-row table:style-name="ro1">
          <table:table-cell office:value-type="float" office:value="66.3000000000005" calcext:value-type="float">
            <text:p>66,3000000000005</text:p>
          </table:table-cell>
          <table:table-cell office:value-type="float" office:value="0.964457666702513" calcext:value-type="float">
            <text:p>0,964457666702513</text:p>
          </table:table-cell>
          <table:table-cell office:value-type="float" office:value="0.811049580121683" calcext:value-type="float">
            <text:p>0,811049580121683</text:p>
          </table:table-cell>
          <table:table-cell office:value-type="float" office:value="0.887753623412098" calcext:value-type="float">
            <text:p>0,887753623412098</text:p>
          </table:table-cell>
        </table:table-row>
        <table:table-row table:style-name="ro1">
          <table:table-cell office:value-type="float" office:value="66.4000000000005" calcext:value-type="float">
            <text:p>66,4000000000005</text:p>
          </table:table-cell>
          <table:table-cell office:value-type="float" office:value="0.964596951315956" calcext:value-type="float">
            <text:p>0,964596951315956</text:p>
          </table:table-cell>
          <table:table-cell office:value-type="float" office:value="0.810521595172816" calcext:value-type="float">
            <text:p>0,810521595172816</text:p>
          </table:table-cell>
          <table:table-cell office:value-type="float" office:value="0.887559273244386" calcext:value-type="float">
            <text:p>0,887559273244386</text:p>
          </table:table-cell>
        </table:table-row>
        <table:table-row table:style-name="ro1">
          <table:table-cell office:value-type="float" office:value="66.5000000000005" calcext:value-type="float">
            <text:p>66,5000000000005</text:p>
          </table:table-cell>
          <table:table-cell office:value-type="float" office:value="0.964736356936407" calcext:value-type="float">
            <text:p>0,964736356936407</text:p>
          </table:table-cell>
          <table:table-cell office:value-type="float" office:value="0.809990964008409" calcext:value-type="float">
            <text:p>0,809990964008409</text:p>
          </table:table-cell>
          <table:table-cell office:value-type="float" office:value="0.887363660472408" calcext:value-type="float">
            <text:p>0,887363660472408</text:p>
          </table:table-cell>
        </table:table-row>
        <table:table-row table:style-name="ro1">
          <table:table-cell office:value-type="float" office:value="66.6000000000005" calcext:value-type="float">
            <text:p>66,6000000000005</text:p>
          </table:table-cell>
          <table:table-cell office:value-type="float" office:value="0.964875883195351" calcext:value-type="float">
            <text:p>0,964875883195351</text:p>
          </table:table-cell>
          <table:table-cell office:value-type="float" office:value="0.809457677858934" calcext:value-type="float">
            <text:p>0,809457677858934</text:p>
          </table:table-cell>
          <table:table-cell office:value-type="float" office:value="0.887166780527143" calcext:value-type="float">
            <text:p>0,887166780527143</text:p>
          </table:table-cell>
        </table:table-row>
        <table:table-row table:style-name="ro1">
          <table:table-cell office:value-type="float" office:value="66.7000000000005" calcext:value-type="float">
            <text:p>66,7000000000005</text:p>
          </table:table-cell>
          <table:table-cell office:value-type="float" office:value="0.965015529723908" calcext:value-type="float">
            <text:p>0,965015529723908</text:p>
          </table:table-cell>
          <table:table-cell office:value-type="float" office:value="0.808921728162986" calcext:value-type="float">
            <text:p>0,808921728162986</text:p>
          </table:table-cell>
          <table:table-cell office:value-type="float" office:value="0.886968628943447" calcext:value-type="float">
            <text:p>0,886968628943447</text:p>
          </table:table-cell>
        </table:table-row>
        <table:table-row table:style-name="ro1">
          <table:table-cell office:value-type="float" office:value="66.8000000000005" calcext:value-type="float">
            <text:p>66,8000000000005</text:p>
          </table:table-cell>
          <table:table-cell office:value-type="float" office:value="0.965155296152827" calcext:value-type="float">
            <text:p>0,965155296152827</text:p>
          </table:table-cell>
          <table:table-cell office:value-type="float" office:value="0.808383106577545" calcext:value-type="float">
            <text:p>0,808383106577545</text:p>
          </table:table-cell>
          <table:table-cell office:value-type="float" office:value="0.886769201365186" calcext:value-type="float">
            <text:p>0,886769201365186</text:p>
          </table:table-cell>
        </table:table-row>
        <table:table-row table:style-name="ro1">
          <table:table-cell office:value-type="float" office:value="66.9000000000005" calcext:value-type="float">
            <text:p>66,9000000000005</text:p>
          </table:table-cell>
          <table:table-cell office:value-type="float" office:value="0.965295182112497" calcext:value-type="float">
            <text:p>0,965295182112497</text:p>
          </table:table-cell>
          <table:table-cell office:value-type="float" office:value="0.807841804988606" calcext:value-type="float">
            <text:p>0,807841804988606</text:p>
          </table:table-cell>
          <table:table-cell office:value-type="float" office:value="0.886568493550552" calcext:value-type="float">
            <text:p>0,886568493550552</text:p>
          </table:table-cell>
        </table:table-row>
        <table:table-row table:style-name="ro1">
          <table:table-cell office:value-type="float" office:value="67.0000000000005" calcext:value-type="float">
            <text:p>67,0000000000005</text:p>
          </table:table-cell>
          <table:table-cell office:value-type="float" office:value="0.965435187232939" calcext:value-type="float">
            <text:p>0,965435187232939</text:p>
          </table:table-cell>
          <table:table-cell office:value-type="float" office:value="0.807297815522175" calcext:value-type="float">
            <text:p>0,807297815522175</text:p>
          </table:table-cell>
          <table:table-cell office:value-type="float" office:value="0.886366501377557" calcext:value-type="float">
            <text:p>0,886366501377557</text:p>
          </table:table-cell>
        </table:table-row>
        <table:table-row table:style-name="ro1">
          <table:table-cell office:value-type="float" office:value="67.1000000000005" calcext:value-type="float">
            <text:p>67,1000000000005</text:p>
          </table:table-cell>
          <table:table-cell office:value-type="float" office:value="0.965575311143808" calcext:value-type="float">
            <text:p>0,965575311143808</text:p>
          </table:table-cell>
          <table:table-cell office:value-type="float" office:value="0.806751130555648" calcext:value-type="float">
            <text:p>0,806751130555648</text:p>
          </table:table-cell>
          <table:table-cell office:value-type="float" office:value="0.886163220849728" calcext:value-type="float">
            <text:p>0,886163220849728</text:p>
          </table:table-cell>
        </table:table-row>
        <table:table-row table:style-name="ro1">
          <table:table-cell office:value-type="float" office:value="67.2000000000005" calcext:value-type="float">
            <text:p>67,2000000000005</text:p>
          </table:table-cell>
          <table:table-cell office:value-type="float" office:value="0.965715553474396" calcext:value-type="float">
            <text:p>0,965715553474396</text:p>
          </table:table-cell>
          <table:table-cell office:value-type="float" office:value="0.806201742729596" calcext:value-type="float">
            <text:p>0,806201742729596</text:p>
          </table:table-cell>
          <table:table-cell office:value-type="float" office:value="0.885958648101996" calcext:value-type="float">
            <text:p>0,885958648101996</text:p>
          </table:table-cell>
        </table:table-row>
        <table:table-row table:style-name="ro1">
          <table:table-cell office:value-type="float" office:value="67.3000000000005" calcext:value-type="float">
            <text:p>67,3000000000005</text:p>
          </table:table-cell>
          <table:table-cell office:value-type="float" office:value="0.965855913853629" calcext:value-type="float">
            <text:p>0,965855913853629</text:p>
          </table:table-cell>
          <table:table-cell office:value-type="float" office:value="0.805649644959941" calcext:value-type="float">
            <text:p>0,805649644959941</text:p>
          </table:table-cell>
          <table:table-cell office:value-type="float" office:value="0.885752779406785" calcext:value-type="float">
            <text:p>0,885752779406785</text:p>
          </table:table-cell>
        </table:table-row>
        <table:table-row table:style-name="ro1">
          <table:table-cell office:value-type="float" office:value="67.4000000000004" calcext:value-type="float">
            <text:p>67,4000000000004</text:p>
          </table:table-cell>
          <table:table-cell office:value-type="float" office:value="0.965996391910071" calcext:value-type="float">
            <text:p>0,965996391910071</text:p>
          </table:table-cell>
          <table:table-cell office:value-type="float" office:value="0.805094830450578" calcext:value-type="float">
            <text:p>0,805094830450578</text:p>
          </table:table-cell>
          <table:table-cell office:value-type="float" office:value="0.885545611180325" calcext:value-type="float">
            <text:p>0,885545611180325</text:p>
          </table:table-cell>
        </table:table-row>
        <table:table-row table:style-name="ro1">
          <table:table-cell office:value-type="float" office:value="67.5000000000004" calcext:value-type="float">
            <text:p>67,5000000000004</text:p>
          </table:table-cell>
          <table:table-cell office:value-type="float" office:value="0.966136987271922" calcext:value-type="float">
            <text:p>0,966136987271922</text:p>
          </table:table-cell>
          <table:table-cell office:value-type="float" office:value="0.804537292706418" calcext:value-type="float">
            <text:p>0,804537292706418</text:p>
          </table:table-cell>
          <table:table-cell office:value-type="float" office:value="0.88533713998917" calcext:value-type="float">
            <text:p>0,88533713998917</text:p>
          </table:table-cell>
        </table:table-row>
        <table:table-row table:style-name="ro1">
          <table:table-cell office:value-type="float" office:value="67.6000000000004" calcext:value-type="float">
            <text:p>67,6000000000004</text:p>
          </table:table-cell>
          <table:table-cell office:value-type="float" office:value="0.966277699567018" calcext:value-type="float">
            <text:p>0,966277699567018</text:p>
          </table:table-cell>
          <table:table-cell office:value-type="float" office:value="0.803977025546891" calcext:value-type="float">
            <text:p>0,803977025546891</text:p>
          </table:table-cell>
          <table:table-cell office:value-type="float" office:value="0.885127362556954" calcext:value-type="float">
            <text:p>0,885127362556954</text:p>
          </table:table-cell>
        </table:table-row>
        <table:table-row table:style-name="ro1">
          <table:table-cell office:value-type="float" office:value="67.7000000000004" calcext:value-type="float">
            <text:p>67,7000000000004</text:p>
          </table:table-cell>
          <table:table-cell office:value-type="float" office:value="0.966418528422832" calcext:value-type="float">
            <text:p>0,966418528422832</text:p>
          </table:table-cell>
          <table:table-cell office:value-type="float" office:value="0.803414023119916" calcext:value-type="float">
            <text:p>0,803414023119916</text:p>
          </table:table-cell>
          <table:table-cell office:value-type="float" office:value="0.884916275771374" calcext:value-type="float">
            <text:p>0,884916275771374</text:p>
          </table:table-cell>
        </table:table-row>
        <table:table-row table:style-name="ro1">
          <table:table-cell office:value-type="float" office:value="67.8000000000004" calcext:value-type="float">
            <text:p>67,8000000000004</text:p>
          </table:table-cell>
          <table:table-cell office:value-type="float" office:value="0.966559473466475" calcext:value-type="float">
            <text:p>0,966559473466475</text:p>
          </table:table-cell>
          <table:table-cell office:value-type="float" office:value="0.802848279916355" calcext:value-type="float">
            <text:p>0,802848279916355</text:p>
          </table:table-cell>
          <table:table-cell office:value-type="float" office:value="0.884703876691415" calcext:value-type="float">
            <text:p>0,884703876691415</text:p>
          </table:table-cell>
        </table:table-row>
        <table:table-row table:style-name="ro1">
          <table:table-cell office:value-type="float" office:value="67.9000000000004" calcext:value-type="float">
            <text:p>67,9000000000004</text:p>
          </table:table-cell>
          <table:table-cell office:value-type="float" office:value="0.966700534324698" calcext:value-type="float">
            <text:p>0,966700534324698</text:p>
          </table:table-cell>
          <table:table-cell office:value-type="float" office:value="0.80227979078496" calcext:value-type="float">
            <text:p>0,80227979078496</text:p>
          </table:table-cell>
          <table:table-cell office:value-type="float" office:value="0.884490162554829" calcext:value-type="float">
            <text:p>0,884490162554829</text:p>
          </table:table-cell>
        </table:table-row>
        <table:table-row table:style-name="ro1">
          <table:table-cell office:value-type="float" office:value="68.0000000000004" calcext:value-type="float">
            <text:p>68,0000000000004</text:p>
          </table:table-cell>
          <table:table-cell office:value-type="float" office:value="0.966841710623886" calcext:value-type="float">
            <text:p>0,966841710623886</text:p>
          </table:table-cell>
          <table:table-cell office:value-type="float" office:value="0.80170855094785" calcext:value-type="float">
            <text:p>0,80170855094785</text:p>
          </table:table-cell>
          <table:table-cell office:value-type="float" office:value="0.884275130785868" calcext:value-type="float">
            <text:p>0,884275130785868</text:p>
          </table:table-cell>
        </table:table-row>
        <table:table-row table:style-name="ro1">
          <table:table-cell office:value-type="float" office:value="68.1000000000004" calcext:value-type="float">
            <text:p>68,1000000000004</text:p>
          </table:table-cell>
          <table:table-cell office:value-type="float" office:value="0.966983001990066" calcext:value-type="float">
            <text:p>0,966983001990066</text:p>
          </table:table-cell>
          <table:table-cell office:value-type="float" office:value="0.801134556016507" calcext:value-type="float">
            <text:p>0,801134556016507</text:p>
          </table:table-cell>
          <table:table-cell office:value-type="float" office:value="0.884058779003287" calcext:value-type="float">
            <text:p>0,884058779003287</text:p>
          </table:table-cell>
        </table:table-row>
        <table:table-row table:style-name="ro1">
          <table:table-cell office:value-type="float" office:value="68.2000000000004" calcext:value-type="float">
            <text:p>68,2000000000004</text:p>
          </table:table-cell>
          <table:table-cell office:value-type="float" office:value="0.967124408048903" calcext:value-type="float">
            <text:p>0,967124408048903</text:p>
          </table:table-cell>
          <table:table-cell office:value-type="float" office:value="0.800557802008334" calcext:value-type="float">
            <text:p>0,800557802008334</text:p>
          </table:table-cell>
          <table:table-cell office:value-type="float" office:value="0.883841105028619" calcext:value-type="float">
            <text:p>0,883841105028619</text:p>
          </table:table-cell>
        </table:table-row>
        <table:table-row table:style-name="ro1">
          <table:table-cell office:value-type="float" office:value="68.3000000000004" calcext:value-type="float">
            <text:p>68,3000000000004</text:p>
          </table:table-cell>
          <table:table-cell office:value-type="float" office:value="0.967265928425701" calcext:value-type="float">
            <text:p>0,967265928425701</text:p>
          </table:table-cell>
          <table:table-cell office:value-type="float" office:value="0.799978285363781" calcext:value-type="float">
            <text:p>0,799978285363781</text:p>
          </table:table-cell>
          <table:table-cell office:value-type="float" office:value="0.883622106894741" calcext:value-type="float">
            <text:p>0,883622106894741</text:p>
          </table:table-cell>
        </table:table-row>
        <table:table-row table:style-name="ro1">
          <table:table-cell office:value-type="float" office:value="68.4000000000004" calcext:value-type="float">
            <text:p>68,4000000000004</text:p>
          </table:table-cell>
          <table:table-cell office:value-type="float" office:value="0.967407562745403" calcext:value-type="float">
            <text:p>0,967407562745403</text:p>
          </table:table-cell>
          <table:table-cell office:value-type="float" office:value="0.799396002964053" calcext:value-type="float">
            <text:p>0,799396002964053</text:p>
          </table:table-cell>
          <table:table-cell office:value-type="float" office:value="0.883401782854728" calcext:value-type="float">
            <text:p>0,883401782854728</text:p>
          </table:table-cell>
        </table:table-row>
        <table:table-row table:style-name="ro1">
          <table:table-cell office:value-type="float" office:value="68.5000000000004" calcext:value-type="float">
            <text:p>68,5000000000004</text:p>
          </table:table-cell>
          <table:table-cell office:value-type="float" office:value="0.967549310632594" calcext:value-type="float">
            <text:p>0,967549310632594</text:p>
          </table:table-cell>
          <table:table-cell office:value-type="float" office:value="0.798810952149443" calcext:value-type="float">
            <text:p>0,798810952149443</text:p>
          </table:table-cell>
          <table:table-cell office:value-type="float" office:value="0.883180131391019" calcext:value-type="float">
            <text:p>0,883180131391019</text:p>
          </table:table-cell>
        </table:table-row>
        <table:table-row table:style-name="ro1">
          <table:table-cell office:value-type="float" office:value="68.6000000000004" calcext:value-type="float">
            <text:p>68,6000000000004</text:p>
          </table:table-cell>
          <table:table-cell office:value-type="float" office:value="0.967691171711497" calcext:value-type="float">
            <text:p>0,967691171711497</text:p>
          </table:table-cell>
          <table:table-cell office:value-type="float" office:value="0.798223130738277" calcext:value-type="float">
            <text:p>0,798223130738277</text:p>
          </table:table-cell>
          <table:table-cell office:value-type="float" office:value="0.882957151224887" calcext:value-type="float">
            <text:p>0,882957151224887</text:p>
          </table:table-cell>
        </table:table-row>
        <table:table-row table:style-name="ro1">
          <table:table-cell office:value-type="float" office:value="68.7000000000004" calcext:value-type="float">
            <text:p>68,7000000000004</text:p>
          </table:table-cell>
          <table:table-cell office:value-type="float" office:value="0.96783314560598" calcext:value-type="float">
            <text:p>0,96783314560598</text:p>
          </table:table-cell>
          <table:table-cell office:value-type="float" office:value="0.797632537046523" calcext:value-type="float">
            <text:p>0,797632537046523</text:p>
          </table:table-cell>
          <table:table-cell office:value-type="float" office:value="0.882732841326251" calcext:value-type="float">
            <text:p>0,882732841326251</text:p>
          </table:table-cell>
        </table:table-row>
        <table:table-row table:style-name="ro1">
          <table:table-cell office:value-type="float" office:value="68.8000000000004" calcext:value-type="float">
            <text:p>68,8000000000004</text:p>
          </table:table-cell>
          <table:table-cell office:value-type="float" office:value="0.967975231939546" calcext:value-type="float">
            <text:p>0,967975231939546</text:p>
          </table:table-cell>
          <table:table-cell office:value-type="float" office:value="0.797039169908066" calcext:value-type="float">
            <text:p>0,797039169908066</text:p>
          </table:table-cell>
          <table:table-cell office:value-type="float" office:value="0.882507200923806" calcext:value-type="float">
            <text:p>0,882507200923806</text:p>
          </table:table-cell>
        </table:table-row>
        <table:table-row table:style-name="ro1">
          <table:table-cell office:value-type="float" office:value="68.9000000000004" calcext:value-type="float">
            <text:p>68,9000000000004</text:p>
          </table:table-cell>
          <table:table-cell office:value-type="float" office:value="0.968117430335344" calcext:value-type="float">
            <text:p>0,968117430335344</text:p>
          </table:table-cell>
          <table:table-cell office:value-type="float" office:value="0.796443028695682" calcext:value-type="float">
            <text:p>0,796443028695682</text:p>
          </table:table-cell>
          <table:table-cell office:value-type="float" office:value="0.882280229515513" calcext:value-type="float">
            <text:p>0,882280229515513</text:p>
          </table:table-cell>
        </table:table-row>
        <table:table-row table:style-name="ro1">
          <table:table-cell office:value-type="float" office:value="69.0000000000004" calcext:value-type="float">
            <text:p>69,0000000000004</text:p>
          </table:table-cell>
          <table:table-cell office:value-type="float" office:value="0.968259740416163" calcext:value-type="float">
            <text:p>0,968259740416163</text:p>
          </table:table-cell>
          <table:table-cell office:value-type="float" office:value="0.795844113342733" calcext:value-type="float">
            <text:p>0,795844113342733</text:p>
          </table:table-cell>
          <table:table-cell office:value-type="float" office:value="0.882051926879448" calcext:value-type="float">
            <text:p>0,882051926879448</text:p>
          </table:table-cell>
        </table:table-row>
        <table:table-row table:style-name="ro1">
          <table:table-cell office:value-type="float" office:value="69.1000000000004" calcext:value-type="float">
            <text:p>69,1000000000004</text:p>
          </table:table-cell>
          <table:table-cell office:value-type="float" office:value="0.968402161804436" calcext:value-type="float">
            <text:p>0,968402161804436</text:p>
          </table:table-cell>
          <table:table-cell office:value-type="float" office:value="0.795242424365593" calcext:value-type="float">
            <text:p>0,795242424365593</text:p>
          </table:table-cell>
          <table:table-cell office:value-type="float" office:value="0.881822293085014" calcext:value-type="float">
            <text:p>0,881822293085014</text:p>
          </table:table-cell>
        </table:table-row>
        <table:table-row table:style-name="ro1">
          <table:table-cell office:value-type="float" office:value="69.2000000000003" calcext:value-type="float">
            <text:p>69,2000000000003</text:p>
          </table:table-cell>
          <table:table-cell office:value-type="float" office:value="0.968544694122235" calcext:value-type="float">
            <text:p>0,968544694122235</text:p>
          </table:table-cell>
          <table:table-cell office:value-type="float" office:value="0.794637962886858" calcext:value-type="float">
            <text:p>0,794637962886858</text:p>
          </table:table-cell>
          <table:table-cell office:value-type="float" office:value="0.881591328504547" calcext:value-type="float">
            <text:p>0,881591328504547</text:p>
          </table:table-cell>
        </table:table-row>
        <table:table-row table:style-name="ro1">
          <table:table-cell office:value-type="float" office:value="69.3000000000003" calcext:value-type="float">
            <text:p>69,3000000000003</text:p>
          </table:table-cell>
          <table:table-cell office:value-type="float" office:value="0.968687336991278" calcext:value-type="float">
            <text:p>0,968687336991278</text:p>
          </table:table-cell>
          <table:table-cell office:value-type="float" office:value="0.794030730659345" calcext:value-type="float">
            <text:p>0,794030730659345</text:p>
          </table:table-cell>
          <table:table-cell office:value-type="float" office:value="0.881359033825312" calcext:value-type="float">
            <text:p>0,881359033825312</text:p>
          </table:table-cell>
        </table:table-row>
        <table:table-row table:style-name="ro1">
          <table:table-cell office:value-type="float" office:value="69.4000000000003" calcext:value-type="float">
            <text:p>69,4000000000003</text:p>
          </table:table-cell>
          <table:table-cell office:value-type="float" office:value="0.968830090032925" calcext:value-type="float">
            <text:p>0,968830090032925</text:p>
          </table:table-cell>
          <table:table-cell office:value-type="float" office:value="0.793420730090902" calcext:value-type="float">
            <text:p>0,793420730090902</text:p>
          </table:table-cell>
          <table:table-cell office:value-type="float" office:value="0.881125410061914" calcext:value-type="float">
            <text:p>0,881125410061914</text:p>
          </table:table-cell>
        </table:table-row>
        <table:table-row table:style-name="ro1">
          <table:table-cell office:value-type="float" office:value="69.5000000000003" calcext:value-type="float">
            <text:p>69,5000000000003</text:p>
          </table:table-cell>
          <table:table-cell office:value-type="float" office:value="0.96897295286818" calcext:value-type="float">
            <text:p>0,96897295286818</text:p>
          </table:table-cell>
          <table:table-cell office:value-type="float" office:value="0.79280796427008" calcext:value-type="float">
            <text:p>0,79280796427008</text:p>
          </table:table-cell>
          <table:table-cell office:value-type="float" office:value="0.88089045856913" calcext:value-type="float">
            <text:p>0,88089045856913</text:p>
          </table:table-cell>
        </table:table-row>
        <table:table-row table:style-name="ro1">
          <table:table-cell office:value-type="float" office:value="69.6000000000003" calcext:value-type="float">
            <text:p>69,6000000000003</text:p>
          </table:table-cell>
          <table:table-cell office:value-type="float" office:value="0.969115925117691" calcext:value-type="float">
            <text:p>0,969115925117691</text:p>
          </table:table-cell>
          <table:table-cell office:value-type="float" office:value="0.792192436992673" calcext:value-type="float">
            <text:p>0,792192436992673</text:p>
          </table:table-cell>
          <table:table-cell office:value-type="float" office:value="0.880654181055182" calcext:value-type="float">
            <text:p>0,880654181055182</text:p>
          </table:table-cell>
        </table:table-row>
        <table:table-row table:style-name="ro1">
          <table:table-cell office:value-type="float" office:value="69.7000000000003" calcext:value-type="float">
            <text:p>69,7000000000003</text:p>
          </table:table-cell>
          <table:table-cell office:value-type="float" office:value="0.969259006401749" calcext:value-type="float">
            <text:p>0,969259006401749</text:p>
          </table:table-cell>
          <table:table-cell office:value-type="float" office:value="0.791574152789173" calcext:value-type="float">
            <text:p>0,791574152789173</text:p>
          </table:table-cell>
          <table:table-cell office:value-type="float" office:value="0.880416579595461" calcext:value-type="float">
            <text:p>0,880416579595461</text:p>
          </table:table-cell>
        </table:table-row>
        <table:table-row table:style-name="ro1">
          <table:table-cell office:value-type="float" office:value="69.8000000000003" calcext:value-type="float">
            <text:p>69,8000000000003</text:p>
          </table:table-cell>
          <table:table-cell office:value-type="float" office:value="0.96940219634029" calcext:value-type="float">
            <text:p>0,96940219634029</text:p>
          </table:table-cell>
          <table:table-cell office:value-type="float" office:value="0.790953116953148" calcext:value-type="float">
            <text:p>0,790953116953148</text:p>
          </table:table-cell>
          <table:table-cell office:value-type="float" office:value="0.880177656646719" calcext:value-type="float">
            <text:p>0,880177656646719</text:p>
          </table:table-cell>
        </table:table-row>
        <table:table-row table:style-name="ro1">
          <table:table-cell office:value-type="float" office:value="69.9000000000003" calcext:value-type="float">
            <text:p>69,9000000000003</text:p>
          </table:table-cell>
          <table:table-cell office:value-type="float" office:value="0.969545494552897" calcext:value-type="float">
            <text:p>0,969545494552897</text:p>
          </table:table-cell>
          <table:table-cell office:value-type="float" office:value="0.790329335570605" calcext:value-type="float">
            <text:p>0,790329335570605</text:p>
          </table:table-cell>
          <table:table-cell office:value-type="float" office:value="0.879937415061751" calcext:value-type="float">
            <text:p>0,879937415061751</text:p>
          </table:table-cell>
        </table:table-row>
        <table:table-row table:style-name="ro1">
          <table:table-cell office:value-type="float" office:value="70.0000000000003" calcext:value-type="float">
            <text:p>70,0000000000003</text:p>
          </table:table-cell>
          <table:table-cell office:value-type="float" office:value="0.969688900658796" calcext:value-type="float">
            <text:p>0,969688900658796</text:p>
          </table:table-cell>
          <table:table-cell office:value-type="float" office:value="0.789702815550342" calcext:value-type="float">
            <text:p>0,789702815550342</text:p>
          </table:table-cell>
          <table:table-cell office:value-type="float" office:value="0.879695858104569" calcext:value-type="float">
            <text:p>0,879695858104569</text:p>
          </table:table-cell>
        </table:table-row>
        <table:table-row table:style-name="ro1">
          <table:table-cell office:value-type="float" office:value="70.1000000000003" calcext:value-type="float">
            <text:p>70,1000000000003</text:p>
          </table:table-cell>
          <table:table-cell office:value-type="float" office:value="0.969832414276858" calcext:value-type="float">
            <text:p>0,969832414276858</text:p>
          </table:table-cell>
          <table:table-cell office:value-type="float" office:value="0.789073564655341" calcext:value-type="float">
            <text:p>0,789073564655341</text:p>
          </table:table-cell>
          <table:table-cell office:value-type="float" office:value="0.8794529894661" calcext:value-type="float">
            <text:p>0,8794529894661</text:p>
          </table:table-cell>
        </table:table-row>
        <table:table-row table:style-name="ro1">
          <table:table-cell office:value-type="float" office:value="70.2000000000003" calcext:value-type="float">
            <text:p>70,2000000000003</text:p>
          </table:table-cell>
          <table:table-cell office:value-type="float" office:value="0.969976035025603" calcext:value-type="float">
            <text:p>0,969976035025603</text:p>
          </table:table-cell>
          <table:table-cell office:value-type="float" office:value="0.788441591535229" calcext:value-type="float">
            <text:p>0,788441591535229</text:p>
          </table:table-cell>
          <table:table-cell office:value-type="float" office:value="0.879208813280416" calcext:value-type="float">
            <text:p>0,879208813280416</text:p>
          </table:table-cell>
        </table:table-row>
        <table:table-row table:style-name="ro1">
          <table:table-cell office:value-type="float" office:value="70.3000000000003" calcext:value-type="float">
            <text:p>70,3000000000003</text:p>
          </table:table-cell>
          <table:table-cell office:value-type="float" office:value="0.970119762523195" calcext:value-type="float">
            <text:p>0,970119762523195</text:p>
          </table:table-cell>
          <table:table-cell office:value-type="float" office:value="0.787806905759843" calcext:value-type="float">
            <text:p>0,787806905759843</text:p>
          </table:table-cell>
          <table:table-cell office:value-type="float" office:value="0.878963334141519" calcext:value-type="float">
            <text:p>0,878963334141519</text:p>
          </table:table-cell>
        </table:table-row>
        <table:table-row table:style-name="ro1">
          <table:table-cell office:value-type="float" office:value="70.4000000000003" calcext:value-type="float">
            <text:p>70,4000000000003</text:p>
          </table:table-cell>
          <table:table-cell office:value-type="float" office:value="0.970263596387444" calcext:value-type="float">
            <text:p>0,970263596387444</text:p>
          </table:table-cell>
          <table:table-cell office:value-type="float" office:value="0.787169517853943" calcext:value-type="float">
            <text:p>0,787169517853943</text:p>
          </table:table-cell>
          <table:table-cell office:value-type="float" office:value="0.878716557120694" calcext:value-type="float">
            <text:p>0,878716557120694</text:p>
          </table:table-cell>
        </table:table-row>
        <table:table-row table:style-name="ro1">
          <table:table-cell office:value-type="float" office:value="70.5000000000003" calcext:value-type="float">
            <text:p>70,5000000000003</text:p>
          </table:table-cell>
          <table:table-cell office:value-type="float" office:value="0.97040753623581" calcext:value-type="float">
            <text:p>0,97040753623581</text:p>
          </table:table-cell>
          <table:table-cell office:value-type="float" office:value="0.786529439333097" calcext:value-type="float">
            <text:p>0,786529439333097</text:p>
          </table:table-cell>
          <table:table-cell office:value-type="float" office:value="0.878468487784453" calcext:value-type="float">
            <text:p>0,878468487784453</text:p>
          </table:table-cell>
        </table:table-row>
        <table:table-row table:style-name="ro1">
          <table:table-cell office:value-type="float" office:value="70.6000000000003" calcext:value-type="float">
            <text:p>70,6000000000003</text:p>
          </table:table-cell>
          <table:table-cell office:value-type="float" office:value="0.970551581685397" calcext:value-type="float">
            <text:p>0,970551581685397</text:p>
          </table:table-cell>
          <table:table-cell office:value-type="float" office:value="0.7858866827408" calcext:value-type="float">
            <text:p>0,7858866827408</text:p>
          </table:table-cell>
          <table:table-cell office:value-type="float" office:value="0.878219132213099" calcext:value-type="float">
            <text:p>0,878219132213099</text:p>
          </table:table-cell>
        </table:table-row>
        <table:table-row table:style-name="ro1">
          <table:table-cell office:value-type="float" office:value="70.7000000000003" calcext:value-type="float">
            <text:p>70,7000000000003</text:p>
          </table:table-cell>
          <table:table-cell office:value-type="float" office:value="0.970695732352959" calcext:value-type="float">
            <text:p>0,970695732352959</text:p>
          </table:table-cell>
          <table:table-cell office:value-type="float" office:value="0.785241261686846" calcext:value-type="float">
            <text:p>0,785241261686846</text:p>
          </table:table-cell>
          <table:table-cell office:value-type="float" office:value="0.877968497019902" calcext:value-type="float">
            <text:p>0,877968497019902</text:p>
          </table:table-cell>
        </table:table-row>
        <table:table-row table:style-name="ro1">
          <table:table-cell office:value-type="float" office:value="70.8000000000003" calcext:value-type="float">
            <text:p>70,8000000000003</text:p>
          </table:table-cell>
          <table:table-cell office:value-type="float" office:value="0.970839987854896" calcext:value-type="float">
            <text:p>0,970839987854896</text:p>
          </table:table-cell>
          <table:table-cell office:value-type="float" office:value="0.784593190887003" calcext:value-type="float">
            <text:p>0,784593190887003</text:p>
          </table:table-cell>
          <table:table-cell office:value-type="float" office:value="0.877716589370949" calcext:value-type="float">
            <text:p>0,877716589370949</text:p>
          </table:table-cell>
        </table:table-row>
        <table:table-row table:style-name="ro1">
          <table:table-cell office:value-type="float" office:value="70.9000000000003" calcext:value-type="float">
            <text:p>70,9000000000003</text:p>
          </table:table-cell>
          <table:table-cell office:value-type="float" office:value="0.970984347807259" calcext:value-type="float">
            <text:p>0,970984347807259</text:p>
          </table:table-cell>
          <table:table-cell office:value-type="float" office:value="0.783942486204044" calcext:value-type="float">
            <text:p>0,783942486204044</text:p>
          </table:table-cell>
          <table:table-cell office:value-type="float" office:value="0.877463417005652" calcext:value-type="float">
            <text:p>0,877463417005652</text:p>
          </table:table-cell>
        </table:table-row>
        <table:table-row table:style-name="ro1">
          <table:table-cell office:value-type="float" office:value="71.0000000000002" calcext:value-type="float">
            <text:p>71,0000000000002</text:p>
          </table:table-cell>
          <table:table-cell office:value-type="float" office:value="0.971128811825746" calcext:value-type="float">
            <text:p>0,971128811825746</text:p>
          </table:table-cell>
          <table:table-cell office:value-type="float" office:value="0.783289164690169" calcext:value-type="float">
            <text:p>0,783289164690169</text:p>
          </table:table-cell>
          <table:table-cell office:value-type="float" office:value="0.877208988257957" calcext:value-type="float">
            <text:p>0,877208988257957</text:p>
          </table:table-cell>
        </table:table-row>
        <table:table-row table:style-name="ro1">
          <table:table-cell office:value-type="float" office:value="71.1000000000002" calcext:value-type="float">
            <text:p>71,1000000000002</text:p>
          </table:table-cell>
          <table:table-cell office:value-type="float" office:value="0.971273379525702" calcext:value-type="float">
            <text:p>0,971273379525702</text:p>
          </table:table-cell>
          <table:table-cell office:value-type="float" office:value="0.782633244630861" calcext:value-type="float">
            <text:p>0,782633244630861</text:p>
          </table:table-cell>
          <table:table-cell office:value-type="float" office:value="0.876953312078281" calcext:value-type="float">
            <text:p>0,876953312078281</text:p>
          </table:table-cell>
        </table:table-row>
        <table:table-row table:style-name="ro1">
          <table:table-cell office:value-type="float" office:value="71.2000000000002" calcext:value-type="float">
            <text:p>71,2000000000002</text:p>
          </table:table-cell>
          <table:table-cell office:value-type="float" office:value="0.971418050522125" calcext:value-type="float">
            <text:p>0,971418050522125</text:p>
          </table:table-cell>
          <table:table-cell office:value-type="float" office:value="0.781974745590242" calcext:value-type="float">
            <text:p>0,781974745590242</text:p>
          </table:table-cell>
          <table:table-cell office:value-type="float" office:value="0.876696398056183" calcext:value-type="float">
            <text:p>0,876696398056183</text:p>
          </table:table-cell>
        </table:table-row>
        <table:table-row table:style-name="ro1">
          <table:table-cell office:value-type="float" office:value="71.3000000000002" calcext:value-type="float">
            <text:p>71,3000000000002</text:p>
          </table:table-cell>
          <table:table-cell office:value-type="float" office:value="0.971562824429662" calcext:value-type="float">
            <text:p>0,971562824429662</text:p>
          </table:table-cell>
          <table:table-cell office:value-type="float" office:value="0.781313688457957" calcext:value-type="float">
            <text:p>0,781313688457957</text:p>
          </table:table-cell>
          <table:table-cell office:value-type="float" office:value="0.87643825644381" calcext:value-type="float">
            <text:p>0,87643825644381</text:p>
          </table:table-cell>
        </table:table-row>
        <table:table-row table:style-name="ro1">
          <table:table-cell office:value-type="float" office:value="71.4000000000002" calcext:value-type="float">
            <text:p>71,4000000000002</text:p>
          </table:table-cell>
          <table:table-cell office:value-type="float" office:value="0.971707700862608" calcext:value-type="float">
            <text:p>0,971707700862608</text:p>
          </table:table-cell>
          <table:table-cell office:value-type="float" office:value="0.780650095497657" calcext:value-type="float">
            <text:p>0,780650095497657</text:p>
          </table:table-cell>
          <table:table-cell office:value-type="float" office:value="0.876178898180132" calcext:value-type="float">
            <text:p>0,876178898180132</text:p>
          </table:table-cell>
        </table:table-row>
        <table:table-row table:style-name="ro1">
          <table:table-cell office:value-type="float" office:value="71.5000000000002" calcext:value-type="float">
            <text:p>71,5000000000002</text:p>
          </table:table-cell>
          <table:table-cell office:value-type="float" office:value="0.971852679434909" calcext:value-type="float">
            <text:p>0,971852679434909</text:p>
          </table:table-cell>
          <table:table-cell office:value-type="float" office:value="0.779983990397116" calcext:value-type="float">
            <text:p>0,779983990397116</text:p>
          </table:table-cell>
          <table:table-cell office:value-type="float" office:value="0.875918334916013" calcext:value-type="float">
            <text:p>0,875918334916013</text:p>
          </table:table-cell>
        </table:table-row>
        <table:table-row table:style-name="ro1">
          <table:table-cell office:value-type="float" office:value="71.6000000000002" calcext:value-type="float">
            <text:p>71,6000000000002</text:p>
          </table:table-cell>
          <table:table-cell office:value-type="float" office:value="0.971997759760164" calcext:value-type="float">
            <text:p>0,971997759760164</text:p>
          </table:table-cell>
          <table:table-cell office:value-type="float" office:value="0.779315398320056" calcext:value-type="float">
            <text:p>0,779315398320056</text:p>
          </table:table-cell>
          <table:table-cell office:value-type="float" office:value="0.87565657904011" calcext:value-type="float">
            <text:p>0,87565657904011</text:p>
          </table:table-cell>
        </table:table-row>
        <table:table-row table:style-name="ro1">
          <table:table-cell office:value-type="float" office:value="71.7000000000002" calcext:value-type="float">
            <text:p>71,7000000000002</text:p>
          </table:table-cell>
          <table:table-cell office:value-type="float" office:value="0.97214294145162" calcext:value-type="float">
            <text:p>0,97214294145162</text:p>
          </table:table-cell>
          <table:table-cell office:value-type="float" office:value="0.778644345959721" calcext:value-type="float">
            <text:p>0,778644345959721</text:p>
          </table:table-cell>
          <table:table-cell office:value-type="float" office:value="0.87539364370567" calcext:value-type="float">
            <text:p>0,87539364370567</text:p>
          </table:table-cell>
        </table:table-row>
        <table:table-row table:style-name="ro1">
          <table:table-cell office:value-type="float" office:value="71.8000000000002" calcext:value-type="float">
            <text:p>71,8000000000002</text:p>
          </table:table-cell>
          <table:table-cell office:value-type="float" office:value="0.972288224122175" calcext:value-type="float">
            <text:p>0,972288224122175</text:p>
          </table:table-cell>
          <table:table-cell office:value-type="float" office:value="0.777970861594266" calcext:value-type="float">
            <text:p>0,777970861594266</text:p>
          </table:table-cell>
          <table:table-cell office:value-type="float" office:value="0.87512954285822" calcext:value-type="float">
            <text:p>0,87512954285822</text:p>
          </table:table-cell>
        </table:table-row>
        <table:table-row table:style-name="ro1">
          <table:table-cell office:value-type="float" office:value="71.9000000000002" calcext:value-type="float">
            <text:p>71,9000000000002</text:p>
          </table:table-cell>
          <table:table-cell office:value-type="float" office:value="0.972433607384383" calcext:value-type="float">
            <text:p>0,972433607384383</text:p>
          </table:table-cell>
          <table:table-cell office:value-type="float" office:value="0.777294975144019" calcext:value-type="float">
            <text:p>0,777294975144019</text:p>
          </table:table-cell>
          <table:table-cell office:value-type="float" office:value="0.874864291264201" calcext:value-type="float">
            <text:p>0,874864291264201</text:p>
          </table:table-cell>
        </table:table-row>
        <table:table-row table:style-name="ro1">
          <table:table-cell office:value-type="float" office:value="72.0000000000002" calcext:value-type="float">
            <text:p>72,0000000000002</text:p>
          </table:table-cell>
          <table:table-cell office:value-type="float" office:value="0.972579090850446" calcext:value-type="float">
            <text:p>0,972579090850446</text:p>
          </table:table-cell>
          <table:table-cell office:value-type="float" office:value="0.776616718230687" calcext:value-type="float">
            <text:p>0,776616718230687</text:p>
          </table:table-cell>
          <table:table-cell office:value-type="float" office:value="0.874597904540566" calcext:value-type="float">
            <text:p>0,874597904540566</text:p>
          </table:table-cell>
        </table:table-row>
        <table:table-row table:style-name="ro1">
          <table:table-cell office:value-type="float" office:value="72.1000000000002" calcext:value-type="float">
            <text:p>72,1000000000002</text:p>
          </table:table-cell>
          <table:table-cell office:value-type="float" office:value="0.972724674132218" calcext:value-type="float">
            <text:p>0,972724674132218</text:p>
          </table:table-cell>
          <table:table-cell office:value-type="float" office:value="0.775936124238546" calcext:value-type="float">
            <text:p>0,775936124238546</text:p>
          </table:table-cell>
          <table:table-cell office:value-type="float" office:value="0.874330399185382" calcext:value-type="float">
            <text:p>0,874330399185382</text:p>
          </table:table-cell>
        </table:table-row>
        <table:table-row table:style-name="ro1">
          <table:table-cell office:value-type="float" office:value="72.2000000000002" calcext:value-type="float">
            <text:p>72,2000000000002</text:p>
          </table:table-cell>
          <table:table-cell office:value-type="float" office:value="0.97287035684121" calcext:value-type="float">
            <text:p>0,97287035684121</text:p>
          </table:table-cell>
          <table:table-cell office:value-type="float" office:value="0.77525322837772" calcext:value-type="float">
            <text:p>0,77525322837772</text:p>
          </table:table-cell>
          <table:table-cell office:value-type="float" office:value="0.874061792609465" calcext:value-type="float">
            <text:p>0,874061792609465</text:p>
          </table:table-cell>
        </table:table-row>
        <table:table-row table:style-name="ro1">
          <table:table-cell office:value-type="float" office:value="72.3000000000002" calcext:value-type="float">
            <text:p>72,3000000000002</text:p>
          </table:table-cell>
          <table:table-cell office:value-type="float" office:value="0.973016138588582" calcext:value-type="float">
            <text:p>0,973016138588582</text:p>
          </table:table-cell>
          <table:table-cell office:value-type="float" office:value="0.774568067749578" calcext:value-type="float">
            <text:p>0,774568067749578</text:p>
          </table:table-cell>
          <table:table-cell office:value-type="float" office:value="0.87379210316908" calcext:value-type="float">
            <text:p>0,87379210316908</text:p>
          </table:table-cell>
        </table:table-row>
        <table:table-row table:style-name="ro1">
          <table:table-cell office:value-type="float" office:value="72.4000000000002" calcext:value-type="float">
            <text:p>72,4000000000002</text:p>
          </table:table-cell>
          <table:table-cell office:value-type="float" office:value="0.973162018985147" calcext:value-type="float">
            <text:p>0,973162018985147</text:p>
          </table:table-cell>
          <table:table-cell office:value-type="float" office:value="0.773880681414349" calcext:value-type="float">
            <text:p>0,773880681414349</text:p>
          </table:table-cell>
          <table:table-cell office:value-type="float" office:value="0.873521350199748" calcext:value-type="float">
            <text:p>0,873521350199748</text:p>
          </table:table-cell>
        </table:table-row>
        <table:table-row table:style-name="ro1">
          <table:table-cell office:value-type="float" office:value="72.5000000000002" calcext:value-type="float">
            <text:p>72,5000000000002</text:p>
          </table:table-cell>
          <table:table-cell office:value-type="float" office:value="0.973307997641376" calcext:value-type="float">
            <text:p>0,973307997641376</text:p>
          </table:table-cell>
          <table:table-cell office:value-type="float" office:value="0.773191110461012" calcext:value-type="float">
            <text:p>0,773191110461012</text:p>
          </table:table-cell>
          <table:table-cell office:value-type="float" office:value="0.873249554051194" calcext:value-type="float">
            <text:p>0,873249554051194</text:p>
          </table:table-cell>
        </table:table-row>
        <table:table-row table:style-name="ro1">
          <table:table-cell office:value-type="float" office:value="72.6000000000002" calcext:value-type="float">
            <text:p>72,6000000000002</text:p>
          </table:table-cell>
          <table:table-cell office:value-type="float" office:value="0.973454074167388" calcext:value-type="float">
            <text:p>0,973454074167388</text:p>
          </table:table-cell>
          <table:table-cell office:value-type="float" office:value="0.772499398079539" calcext:value-type="float">
            <text:p>0,772499398079539</text:p>
          </table:table-cell>
          <table:table-cell office:value-type="float" office:value="0.872976736123463" calcext:value-type="float">
            <text:p>0,872976736123463</text:p>
          </table:table-cell>
        </table:table-row>
        <table:table-row table:style-name="ro1">
          <table:table-cell office:value-type="float" office:value="72.7000000000002" calcext:value-type="float">
            <text:p>72,7000000000002</text:p>
          </table:table-cell>
          <table:table-cell office:value-type="float" office:value="0.973600248172962" calcext:value-type="float">
            <text:p>0,973600248172962</text:p>
          </table:table-cell>
          <table:table-cell office:value-type="float" office:value="0.771805589635575" calcext:value-type="float">
            <text:p>0,771805589635575</text:p>
          </table:table-cell>
          <table:table-cell office:value-type="float" office:value="0.872702918904268" calcext:value-type="float">
            <text:p>0,872702918904268</text:p>
          </table:table-cell>
        </table:table-row>
        <table:table-row table:style-name="ro1">
          <table:table-cell office:value-type="float" office:value="72.8000000000001" calcext:value-type="float">
            <text:p>72,8000000000001</text:p>
          </table:table-cell>
          <table:table-cell office:value-type="float" office:value="0.973746519267528" calcext:value-type="float">
            <text:p>0,973746519267528</text:p>
          </table:table-cell>
          <table:table-cell office:value-type="float" office:value="0.771109732747631" calcext:value-type="float">
            <text:p>0,771109732747631</text:p>
          </table:table-cell>
          <table:table-cell office:value-type="float" office:value="0.872428126007579" calcext:value-type="float">
            <text:p>0,872428126007579</text:p>
          </table:table-cell>
        </table:table-row>
        <table:table-row table:style-name="ro1">
          <table:table-cell office:value-type="float" office:value="72.9000000000001" calcext:value-type="float">
            <text:p>72,9000000000001</text:p>
          </table:table-cell>
          <table:table-cell office:value-type="float" office:value="0.973892887060172" calcext:value-type="float">
            <text:p>0,973892887060172</text:p>
          </table:table-cell>
          <table:table-cell office:value-type="float" office:value="0.770411877366865" calcext:value-type="float">
            <text:p>0,770411877366865</text:p>
          </table:table-cell>
          <table:table-cell office:value-type="float" office:value="0.872152382213519" calcext:value-type="float">
            <text:p>0,872152382213519</text:p>
          </table:table-cell>
        </table:table-row>
        <table:table-row table:style-name="ro1">
          <table:table-cell office:value-type="float" office:value="73.0000000000001" calcext:value-type="float">
            <text:p>73,0000000000001</text:p>
          </table:table-cell>
          <table:table-cell office:value-type="float" office:value="0.974039351159634" calcext:value-type="float">
            <text:p>0,974039351159634</text:p>
          </table:table-cell>
          <table:table-cell office:value-type="float" office:value="0.769712075859554" calcext:value-type="float">
            <text:p>0,769712075859554</text:p>
          </table:table-cell>
          <table:table-cell office:value-type="float" office:value="0.871875713509594" calcext:value-type="float">
            <text:p>0,871875713509594</text:p>
          </table:table-cell>
        </table:table-row>
        <table:table-row table:style-name="ro1">
          <table:table-cell office:value-type="float" office:value="73.1000000000001" calcext:value-type="float">
            <text:p>73,1000000000001</text:p>
          </table:table-cell>
          <table:table-cell office:value-type="float" office:value="0.974185911174314" calcext:value-type="float">
            <text:p>0,974185911174314</text:p>
          </table:table-cell>
          <table:table-cell office:value-type="float" office:value="0.76901038309232" calcext:value-type="float">
            <text:p>0,76901038309232</text:p>
          </table:table-cell>
          <table:table-cell office:value-type="float" office:value="0.871598147133317" calcext:value-type="float">
            <text:p>0,871598147133317</text:p>
          </table:table-cell>
        </table:table-row>
        <table:table-row table:style-name="ro1">
          <table:table-cell office:value-type="float" office:value="73.2000000000001" calcext:value-type="float">
            <text:p>73,2000000000001</text:p>
          </table:table-cell>
          <table:table-cell office:value-type="float" office:value="0.974332566712262" calcext:value-type="float">
            <text:p>0,974332566712262</text:p>
          </table:table-cell>
          <table:table-cell office:value-type="float" office:value="0.768306856520229" calcext:value-type="float">
            <text:p>0,768306856520229</text:p>
          </table:table-cell>
          <table:table-cell office:value-type="float" office:value="0.871319711616245" calcext:value-type="float">
            <text:p>0,871319711616245</text:p>
          </table:table-cell>
        </table:table-row>
        <table:table-row table:style-name="ro1">
          <table:table-cell office:value-type="float" office:value="73.3000000000001" calcext:value-type="float">
            <text:p>73,3000000000001</text:p>
          </table:table-cell>
          <table:table-cell office:value-type="float" office:value="0.974479317381188" calcext:value-type="float">
            <text:p>0,974479317381188</text:p>
          </table:table-cell>
          <table:table-cell office:value-type="float" office:value="0.767601556277826" calcext:value-type="float">
            <text:p>0,767601556277826</text:p>
          </table:table-cell>
          <table:table-cell office:value-type="float" office:value="0.871040436829507" calcext:value-type="float">
            <text:p>0,871040436829507</text:p>
          </table:table-cell>
        </table:table-row>
        <table:table-row table:style-name="ro1">
          <table:table-cell office:value-type="float" office:value="73.4000000000001" calcext:value-type="float">
            <text:p>73,4000000000001</text:p>
          </table:table-cell>
          <table:table-cell office:value-type="float" office:value="0.974626162788459" calcext:value-type="float">
            <text:p>0,974626162788459</text:p>
          </table:table-cell>
          <table:table-cell office:value-type="float" office:value="0.766894545273231" calcext:value-type="float">
            <text:p>0,766894545273231</text:p>
          </table:table-cell>
          <table:table-cell office:value-type="float" office:value="0.870760354030845" calcext:value-type="float">
            <text:p>0,870760354030845</text:p>
          </table:table-cell>
        </table:table-row>
        <table:table-row table:style-name="ro1">
          <table:table-cell office:value-type="float" office:value="73.5000000000001" calcext:value-type="float">
            <text:p>73,5000000000001</text:p>
          </table:table-cell>
          <table:table-cell office:value-type="float" office:value="0.974773102541096" calcext:value-type="float">
            <text:p>0,974773102541096</text:p>
          </table:table-cell>
          <table:table-cell office:value-type="float" office:value="0.766185889285363" calcext:value-type="float">
            <text:p>0,766185889285363</text:p>
          </table:table-cell>
          <table:table-cell office:value-type="float" office:value="0.870479495913229" calcext:value-type="float">
            <text:p>0,870479495913229</text:p>
          </table:table-cell>
        </table:table-row>
        <table:table-row table:style-name="ro1">
          <table:table-cell office:value-type="float" office:value="73.6000000000001" calcext:value-type="float">
            <text:p>73,6000000000001</text:p>
          </table:table-cell>
          <table:table-cell office:value-type="float" office:value="0.974920136245779" calcext:value-type="float">
            <text:p>0,974920136245779</text:p>
          </table:table-cell>
          <table:table-cell office:value-type="float" office:value="0.765475657064428" calcext:value-type="float">
            <text:p>0,765475657064428</text:p>
          </table:table-cell>
          <table:table-cell office:value-type="float" office:value="0.870197896655104" calcext:value-type="float">
            <text:p>0,870197896655104</text:p>
          </table:table-cell>
        </table:table-row>
        <table:table-row table:style-name="ro1">
          <table:table-cell office:value-type="float" office:value="73.7000000000001" calcext:value-type="float">
            <text:p>73,7000000000001</text:p>
          </table:table-cell>
          <table:table-cell office:value-type="float" office:value="0.975067263508845" calcext:value-type="float">
            <text:p>0,975067263508845</text:p>
          </table:table-cell>
          <table:table-cell office:value-type="float" office:value="0.764763920435743" calcext:value-type="float">
            <text:p>0,764763920435743</text:p>
          </table:table-cell>
          <table:table-cell office:value-type="float" office:value="0.869915591972294" calcext:value-type="float">
            <text:p>0,869915591972294</text:p>
          </table:table-cell>
        </table:table-row>
        <table:table-row table:style-name="ro1">
          <table:table-cell office:value-type="float" office:value="73.8000000000001" calcext:value-type="float">
            <text:p>73,8000000000001</text:p>
          </table:table-cell>
          <table:table-cell office:value-type="float" office:value="0.975214483936292" calcext:value-type="float">
            <text:p>0,975214483936292</text:p>
          </table:table-cell>
          <table:table-cell office:value-type="float" office:value="0.764050754407025" calcext:value-type="float">
            <text:p>0,764050754407025</text:p>
          </table:table-cell>
          <table:table-cell office:value-type="float" office:value="0.869632619171658" calcext:value-type="float">
            <text:p>0,869632619171658</text:p>
          </table:table-cell>
        </table:table-row>
        <table:table-row table:style-name="ro1">
          <table:table-cell office:value-type="float" office:value="73.9000000000001" calcext:value-type="float">
            <text:p>73,9000000000001</text:p>
          </table:table-cell>
          <table:table-cell office:value-type="float" office:value="0.97536179713377" calcext:value-type="float">
            <text:p>0,97536179713377</text:p>
          </table:table-cell>
          <table:table-cell office:value-type="float" office:value="0.763336237279247" calcext:value-type="float">
            <text:p>0,763336237279247</text:p>
          </table:table-cell>
          <table:table-cell office:value-type="float" office:value="0.869349017206509" calcext:value-type="float">
            <text:p>0,869349017206509</text:p>
          </table:table-cell>
        </table:table-row>
        <table:table-row table:style-name="ro1">
          <table:table-cell office:value-type="float" office:value="74.0000000000001" calcext:value-type="float">
            <text:p>74,0000000000001</text:p>
          </table:table-cell>
          <table:table-cell office:value-type="float" office:value="0.975509202706593" calcext:value-type="float">
            <text:p>0,975509202706593</text:p>
          </table:table-cell>
          <table:table-cell office:value-type="float" office:value="0.762620450761175" calcext:value-type="float">
            <text:p>0,762620450761175</text:p>
          </table:table-cell>
          <table:table-cell office:value-type="float" office:value="0.869064826733884" calcext:value-type="float">
            <text:p>0,869064826733884</text:p>
          </table:table-cell>
        </table:table-row>
        <table:table-row table:style-name="ro1">
          <table:table-cell office:value-type="float" office:value="74.1000000000001" calcext:value-type="float">
            <text:p>74,1000000000001</text:p>
          </table:table-cell>
          <table:table-cell office:value-type="float" office:value="0.975656700259731" calcext:value-type="float">
            <text:p>0,975656700259731</text:p>
          </table:table-cell>
          <table:table-cell office:value-type="float" office:value="0.761903480087696" calcext:value-type="float">
            <text:p>0,761903480087696</text:p>
          </table:table-cell>
          <table:table-cell office:value-type="float" office:value="0.868780090173714" calcext:value-type="float">
            <text:p>0,868780090173714</text:p>
          </table:table-cell>
        </table:table-row>
        <table:table-row table:style-name="ro1">
          <table:table-cell office:value-type="float" office:value="74.2000000000001" calcext:value-type="float">
            <text:p>74,2000000000001</text:p>
          </table:table-cell>
          <table:table-cell office:value-type="float" office:value="0.975804289397815" calcext:value-type="float">
            <text:p>0,975804289397815</text:p>
          </table:table-cell>
          <table:table-cell office:value-type="float" office:value="0.761185414142078" calcext:value-type="float">
            <text:p>0,761185414142078</text:p>
          </table:table-cell>
          <table:table-cell office:value-type="float" office:value="0.868494851769946" calcext:value-type="float">
            <text:p>0,868494851769946</text:p>
          </table:table-cell>
        </table:table-row>
        <table:table-row table:style-name="ro1">
          <table:table-cell office:value-type="float" office:value="74.3000000000001" calcext:value-type="float">
            <text:p>74,3000000000001</text:p>
          </table:table-cell>
          <table:table-cell office:value-type="float" office:value="0.975951969725133" calcext:value-type="float">
            <text:p>0,975951969725133</text:p>
          </table:table-cell>
          <table:table-cell office:value-type="float" office:value="0.760466345582252" calcext:value-type="float">
            <text:p>0,760466345582252</text:p>
          </table:table-cell>
          <table:table-cell office:value-type="float" office:value="0.868209157653692" calcext:value-type="float">
            <text:p>0,868209157653692</text:p>
          </table:table-cell>
        </table:table-row>
        <table:table-row table:style-name="ro1">
          <table:table-cell office:value-type="float" office:value="74.4000000000001" calcext:value-type="float">
            <text:p>74,4000000000001</text:p>
          </table:table-cell>
          <table:table-cell office:value-type="float" office:value="0.976099740845637" calcext:value-type="float">
            <text:p>0,976099740845637</text:p>
          </table:table-cell>
          <table:table-cell office:value-type="float" office:value="0.759746370971276" calcext:value-type="float">
            <text:p>0,759746370971276</text:p>
          </table:table-cell>
          <table:table-cell office:value-type="float" office:value="0.867923055908456" calcext:value-type="float">
            <text:p>0,867923055908456</text:p>
          </table:table-cell>
        </table:table-row>
        <table:table-row table:style-name="ro1">
          <table:table-cell office:value-type="float" office:value="74.5" calcext:value-type="float">
            <text:p>74,5</text:p>
          </table:table-cell>
          <table:table-cell office:value-type="float" office:value="0.976247602362934" calcext:value-type="float">
            <text:p>0,976247602362934</text:p>
          </table:table-cell>
          <table:table-cell office:value-type="float" office:value="0.75902559091208" calcext:value-type="float">
            <text:p>0,75902559091208</text:p>
          </table:table-cell>
          <table:table-cell office:value-type="float" office:value="0.867636596637507" calcext:value-type="float">
            <text:p>0,867636596637507</text:p>
          </table:table-cell>
        </table:table-row>
        <table:table-row table:style-name="ro1">
          <table:table-cell office:value-type="float" office:value="74.6" calcext:value-type="float">
            <text:p>74,6</text:p>
          </table:table-cell>
          <table:table-cell office:value-type="float" office:value="0.976395553880294" calcext:value-type="float">
            <text:p>0,976395553880294</text:p>
          </table:table-cell>
          <table:table-cell office:value-type="float" office:value="0.758304110186651" calcext:value-type="float">
            <text:p>0,758304110186651</text:p>
          </table:table-cell>
          <table:table-cell office:value-type="float" office:value="0.867349832033473" calcext:value-type="float">
            <text:p>0,867349832033473</text:p>
          </table:table-cell>
        </table:table-row>
        <table:table-row table:style-name="ro1">
          <table:table-cell office:value-type="float" office:value="74.7" calcext:value-type="float">
            <text:p>74,7</text:p>
          </table:table-cell>
          <table:table-cell office:value-type="float" office:value="0.97654359500065" calcext:value-type="float">
            <text:p>0,97654359500065</text:p>
          </table:table-cell>
          <table:table-cell office:value-type="float" office:value="0.757582037899772" calcext:value-type="float">
            <text:p>0,757582037899772</text:p>
          </table:table-cell>
          <table:table-cell office:value-type="float" office:value="0.867062816450211" calcext:value-type="float">
            <text:p>0,867062816450211</text:p>
          </table:table-cell>
        </table:table-row>
        <table:table-row table:style-name="ro1">
          <table:table-cell office:value-type="float" office:value="74.8" calcext:value-type="float">
            <text:p>74,8</text:p>
          </table:table-cell>
          <table:table-cell office:value-type="float" office:value="0.976691725326591" calcext:value-type="float">
            <text:p>0,976691725326591</text:p>
          </table:table-cell>
          <table:table-cell office:value-type="float" office:value="0.756859487627467" calcext:value-type="float">
            <text:p>0,756859487627467</text:p>
          </table:table-cell>
          <table:table-cell office:value-type="float" office:value="0.866775606477029" calcext:value-type="float">
            <text:p>0,866775606477029</text:p>
          </table:table-cell>
        </table:table-row>
        <table:table-row table:style-name="ro1">
          <table:table-cell office:value-type="float" office:value="74.9" calcext:value-type="float">
            <text:p>74,9</text:p>
          </table:table-cell>
          <table:table-cell office:value-type="float" office:value="0.976839944460373" calcext:value-type="float">
            <text:p>0,976839944460373</text:p>
          </table:table-cell>
          <table:table-cell office:value-type="float" office:value="0.756136577570292" calcext:value-type="float">
            <text:p>0,756136577570292</text:p>
          </table:table-cell>
          <table:table-cell office:value-type="float" office:value="0.866488261015332" calcext:value-type="float">
            <text:p>0,8664882610153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76988252003909" calcext:value-type="float">
            <text:p>0,976988252003909</text:p>
          </table:table-cell>
          <table:table-cell office:value-type="float" office:value="0.755413430711615" calcext:value-type="float">
            <text:p>0,755413430711615</text:p>
          </table:table-cell>
          <table:table-cell office:value-type="float" office:value="0.866200841357762" calcext:value-type="float">
            <text:p>0,866200841357762</text:p>
          </table:table-cell>
        </table:table-row>
        <table:table-row table:style-name="ro1">
          <table:table-cell office:value-type="float" office:value="75.1" calcext:value-type="float">
            <text:p>75,1</text:p>
          </table:table-cell>
          <table:table-cell office:value-type="float" office:value="0.977136647558777" calcext:value-type="float">
            <text:p>0,977136647558777</text:p>
          </table:table-cell>
          <table:table-cell office:value-type="float" office:value="0.754690174981033" calcext:value-type="float">
            <text:p>0,754690174981033</text:p>
          </table:table-cell>
          <table:table-cell office:value-type="float" office:value="0.865913411269905" calcext:value-type="float">
            <text:p>0,865913411269905</text:p>
          </table:table-cell>
        </table:table-row>
        <table:table-row table:style-name="ro1">
          <table:table-cell office:value-type="float" office:value="75.2" calcext:value-type="float">
            <text:p>75,2</text:p>
          </table:table-cell>
          <table:table-cell office:value-type="float" office:value="0.977285130726217" calcext:value-type="float">
            <text:p>0,977285130726217</text:p>
          </table:table-cell>
          <table:table-cell office:value-type="float" office:value="0.753966943423085" calcext:value-type="float">
            <text:p>0,753966943423085</text:p>
          </table:table-cell>
          <table:table-cell office:value-type="float" office:value="0.865626037074651" calcext:value-type="float">
            <text:p>0,865626037074651</text:p>
          </table:table-cell>
        </table:table-row>
        <table:table-row table:style-name="ro1">
          <table:table-cell office:value-type="float" office:value="75.3" calcext:value-type="float">
            <text:p>75,3</text:p>
          </table:table-cell>
          <table:table-cell office:value-type="float" office:value="0.97743370110713" calcext:value-type="float">
            <text:p>0,97743370110713</text:p>
          </table:table-cell>
          <table:table-cell office:value-type="float" office:value="0.75324387437141" calcext:value-type="float">
            <text:p>0,75324387437141</text:p>
          </table:table-cell>
          <table:table-cell office:value-type="float" office:value="0.86533878773927" calcext:value-type="float">
            <text:p>0,86533878773927</text:p>
          </table:table-cell>
        </table:table-row>
        <table:table-row table:style-name="ro1">
          <table:table-cell office:value-type="float" office:value="75.4" calcext:value-type="float">
            <text:p>75,4</text:p>
          </table:table-cell>
          <table:table-cell office:value-type="float" office:value="0.977582358302083" calcext:value-type="float">
            <text:p>0,977582358302083</text:p>
          </table:table-cell>
          <table:table-cell office:value-type="float" office:value="0.752521111628508" calcext:value-type="float">
            <text:p>0,752521111628508</text:p>
          </table:table-cell>
          <table:table-cell office:value-type="float" office:value="0.865051734965295" calcext:value-type="float">
            <text:p>0,865051734965295</text:p>
          </table:table-cell>
        </table:table-row>
        <table:table-row table:style-name="ro1">
          <table:table-cell office:value-type="float" office:value="75.5" calcext:value-type="float">
            <text:p>75,5</text:p>
          </table:table-cell>
          <table:table-cell office:value-type="float" office:value="0.977731101911302" calcext:value-type="float">
            <text:p>0,977731101911302</text:p>
          </table:table-cell>
          <table:table-cell office:value-type="float" office:value="0.75179880465127" calcext:value-type="float">
            <text:p>0,75179880465127</text:p>
          </table:table-cell>
          <table:table-cell office:value-type="float" office:value="0.864764953281286" calcext:value-type="float">
            <text:p>0,864764953281286</text:p>
          </table:table-cell>
        </table:table-row>
        <table:table-row table:style-name="ro1">
          <table:table-cell office:value-type="float" office:value="75.6" calcext:value-type="float">
            <text:p>75,6</text:p>
          </table:table-cell>
          <table:table-cell office:value-type="float" office:value="0.977879931534682" calcext:value-type="float">
            <text:p>0,977879931534682</text:p>
          </table:table-cell>
          <table:table-cell office:value-type="float" office:value="0.751077108742441" calcext:value-type="float">
            <text:p>0,751077108742441</text:p>
          </table:table-cell>
          <table:table-cell office:value-type="float" office:value="0.864478520138562" calcext:value-type="float">
            <text:p>0,864478520138562</text:p>
          </table:table-cell>
        </table:table-row>
        <table:table-row table:style-name="ro1">
          <table:table-cell office:value-type="float" office:value="75.7" calcext:value-type="float">
            <text:p>75,7</text:p>
          </table:table-cell>
          <table:table-cell office:value-type="float" office:value="0.978028846771778" calcext:value-type="float">
            <text:p>0,978028846771778</text:p>
          </table:table-cell>
          <table:table-cell office:value-type="float" office:value="0.750356185248176" calcext:value-type="float">
            <text:p>0,750356185248176</text:p>
          </table:table-cell>
          <table:table-cell office:value-type="float" office:value="0.864192516009977" calcext:value-type="float">
            <text:p>0,864192516009977</text:p>
          </table:table-cell>
        </table:table-row>
        <table:table-row table:style-name="ro1">
          <table:table-cell office:value-type="float" office:value="75.8" calcext:value-type="float">
            <text:p>75,8</text:p>
          </table:table-cell>
          <table:table-cell office:value-type="float" office:value="0.978177847221811" calcext:value-type="float">
            <text:p>0,978177847221811</text:p>
          </table:table-cell>
          <table:table-cell office:value-type="float" office:value="0.749636201761874" calcext:value-type="float">
            <text:p>0,749636201761874</text:p>
          </table:table-cell>
          <table:table-cell office:value-type="float" office:value="0.863907024491842" calcext:value-type="float">
            <text:p>0,863907024491842</text:p>
          </table:table-cell>
        </table:table-row>
        <table:table-row table:style-name="ro1">
          <table:table-cell office:value-type="float" office:value="75.9" calcext:value-type="float">
            <text:p>75,9</text:p>
          </table:table-cell>
          <table:table-cell office:value-type="float" office:value="0.978326932483665" calcext:value-type="float">
            <text:p>0,978326932483665</text:p>
          </table:table-cell>
          <table:table-cell office:value-type="float" office:value="0.748917332334443" calcext:value-type="float">
            <text:p>0,748917332334443</text:p>
          </table:table-cell>
          <table:table-cell office:value-type="float" office:value="0.863622132409054" calcext:value-type="float">
            <text:p>0,8636221324090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78476102155892" calcext:value-type="float">
            <text:p>0,978476102155892</text:p>
          </table:table-cell>
          <table:table-cell office:value-type="float" office:value="0.748199757691195" calcext:value-type="float">
            <text:p>0,748199757691195</text:p>
          </table:table-cell>
          <table:table-cell office:value-type="float" office:value="0.863337929923544" calcext:value-type="float">
            <text:p>0,863337929923544</text:p>
          </table:table-cell>
        </table:table-row>
        <table:table-row table:style-name="ro1">
          <table:table-cell office:value-type="float" office:value="76.1" calcext:value-type="float">
            <text:p>76,1</text:p>
          </table:table-cell>
          <table:table-cell office:value-type="float" office:value="0.978625355836707" calcext:value-type="float">
            <text:p>0,978625355836707</text:p>
          </table:table-cell>
          <table:table-cell office:value-type="float" office:value="0.747483665455523" calcext:value-type="float">
            <text:p>0,747483665455523</text:p>
          </table:table-cell>
          <table:table-cell office:value-type="float" office:value="0.863054510646115" calcext:value-type="float">
            <text:p>0,863054510646115</text:p>
          </table:table-cell>
        </table:table-row>
        <table:table-row table:style-name="ro1">
          <table:table-cell office:value-type="float" office:value="76.2" calcext:value-type="float">
            <text:p>76,2</text:p>
          </table:table-cell>
          <table:table-cell office:value-type="float" office:value="0.978774693123991" calcext:value-type="float">
            <text:p>0,978774693123991</text:p>
          </table:table-cell>
          <table:table-cell office:value-type="float" office:value="0.746769250379558" calcext:value-type="float">
            <text:p>0,746769250379558</text:p>
          </table:table-cell>
          <table:table-cell office:value-type="float" office:value="0.862771971751775" calcext:value-type="float">
            <text:p>0,862771971751775</text:p>
          </table:table-cell>
        </table:table-row>
        <table:table-row table:style-name="ro1">
          <table:table-cell office:value-type="float" office:value="76.2999999999999" calcext:value-type="float">
            <text:p>76,2999999999999</text:p>
          </table:table-cell>
          <table:table-cell office:value-type="float" office:value="0.97892411361529" calcext:value-type="float">
            <text:p>0,97892411361529</text:p>
          </table:table-cell>
          <table:table-cell office:value-type="float" office:value="0.746056714581987" calcext:value-type="float">
            <text:p>0,746056714581987</text:p>
          </table:table-cell>
          <table:table-cell office:value-type="float" office:value="0.862490414098639" calcext:value-type="float">
            <text:p>0,862490414098639</text:p>
          </table:table-cell>
        </table:table-row>
        <table:table-row table:style-name="ro1">
          <table:table-cell office:value-type="float" office:value="76.3999999999999" calcext:value-type="float">
            <text:p>76,3999999999999</text:p>
          </table:table-cell>
          <table:table-cell office:value-type="float" office:value="0.979073616907819" calcext:value-type="float">
            <text:p>0,979073616907819</text:p>
          </table:table-cell>
          <table:table-cell office:value-type="float" office:value="0.745346267793201" calcext:value-type="float">
            <text:p>0,745346267793201</text:p>
          </table:table-cell>
          <table:table-cell office:value-type="float" office:value="0.86220994235051" calcext:value-type="float">
            <text:p>0,86220994235051</text:p>
          </table:table-cell>
        </table:table-row>
        <table:table-row table:style-name="ro1">
          <table:table-cell office:value-type="float" office:value="76.4999999999999" calcext:value-type="float">
            <text:p>76,4999999999999</text:p>
          </table:table-cell>
          <table:table-cell office:value-type="float" office:value="0.979223202598456" calcext:value-type="float">
            <text:p>0,979223202598456</text:p>
          </table:table-cell>
          <table:table-cell office:value-type="float" office:value="0.74463812760797" calcext:value-type="float">
            <text:p>0,74463812760797</text:p>
          </table:table-cell>
          <table:table-cell office:value-type="float" office:value="0.861930665103213" calcext:value-type="float">
            <text:p>0,861930665103213</text:p>
          </table:table-cell>
        </table:table-row>
        <table:table-row table:style-name="ro1">
          <table:table-cell office:value-type="float" office:value="76.5999999999999" calcext:value-type="float">
            <text:p>76,5999999999999</text:p>
          </table:table-cell>
          <table:table-cell office:value-type="float" office:value="0.97937287028375" calcext:value-type="float">
            <text:p>0,97937287028375</text:p>
          </table:table-cell>
          <table:table-cell office:value-type="float" office:value="0.743932519745826" calcext:value-type="float">
            <text:p>0,743932519745826</text:p>
          </table:table-cell>
          <table:table-cell office:value-type="float" office:value="0.861652695014788" calcext:value-type="float">
            <text:p>0,861652695014788</text:p>
          </table:table-cell>
        </table:table-row>
        <table:table-row table:style-name="ro1">
          <table:table-cell office:value-type="float" office:value="76.6999999999999" calcext:value-type="float">
            <text:p>76,6999999999999</text:p>
          </table:table-cell>
          <table:table-cell office:value-type="float" office:value="0.979522619559913" calcext:value-type="float">
            <text:p>0,979522619559913</text:p>
          </table:table-cell>
          <table:table-cell office:value-type="float" office:value="0.743229678319341" calcext:value-type="float">
            <text:p>0,743229678319341</text:p>
          </table:table-cell>
          <table:table-cell office:value-type="float" office:value="0.861376148939627" calcext:value-type="float">
            <text:p>0,861376148939627</text:p>
          </table:table-cell>
        </table:table-row>
        <table:table-row table:style-name="ro1">
          <table:table-cell office:value-type="float" office:value="76.7999999999999" calcext:value-type="float">
            <text:p>76,7999999999999</text:p>
          </table:table-cell>
          <table:table-cell office:value-type="float" office:value="0.979672450022828" calcext:value-type="float">
            <text:p>0,979672450022828</text:p>
          </table:table-cell>
          <table:table-cell office:value-type="float" office:value="0.742529846110481" calcext:value-type="float">
            <text:p>0,742529846110481</text:p>
          </table:table-cell>
          <table:table-cell office:value-type="float" office:value="0.861101148066655" calcext:value-type="float">
            <text:p>0,861101148066655</text:p>
          </table:table-cell>
        </table:table-row>
        <table:table-row table:style-name="ro1">
          <table:table-cell office:value-type="float" office:value="76.8999999999999" calcext:value-type="float">
            <text:p>76,8999999999999</text:p>
          </table:table-cell>
          <table:table-cell office:value-type="float" office:value="0.979822361268043" calcext:value-type="float">
            <text:p>0,979822361268043</text:p>
          </table:table-cell>
          <table:table-cell office:value-type="float" office:value="0.741833274855232" calcext:value-type="float">
            <text:p>0,741833274855232</text:p>
          </table:table-cell>
          <table:table-cell office:value-type="float" office:value="0.860827818061637" calcext:value-type="float">
            <text:p>0,860827818061637</text:p>
          </table:table-cell>
        </table:table-row>
        <table:table-row table:style-name="ro1">
          <table:table-cell office:value-type="float" office:value="76.9999999999999" calcext:value-type="float">
            <text:p>76,9999999999999</text:p>
          </table:table-cell>
          <table:table-cell office:value-type="float" office:value="0.979972352890776" calcext:value-type="float">
            <text:p>0,979972352890776</text:p>
          </table:table-cell>
          <table:table-cell office:value-type="float" office:value="0.741140225536663" calcext:value-type="float">
            <text:p>0,741140225536663</text:p>
          </table:table-cell>
          <table:table-cell office:value-type="float" office:value="0.860556289213719" calcext:value-type="float">
            <text:p>0,860556289213719</text:p>
          </table:table-cell>
        </table:table-row>
        <table:table-row table:style-name="ro1">
          <table:table-cell office:value-type="float" office:value="77.0999999999999" calcext:value-type="float">
            <text:p>77,0999999999999</text:p>
          </table:table-cell>
          <table:table-cell office:value-type="float" office:value="0.980122424485912" calcext:value-type="float">
            <text:p>0,980122424485912</text:p>
          </table:table-cell>
          <table:table-cell office:value-type="float" office:value="0.740450968686632" calcext:value-type="float">
            <text:p>0,740450968686632</text:p>
          </table:table-cell>
          <table:table-cell office:value-type="float" office:value="0.860286696586272" calcext:value-type="float">
            <text:p>0,860286696586272</text:p>
          </table:table-cell>
        </table:table-row>
        <table:table-row table:style-name="ro1">
          <table:table-cell office:value-type="float" office:value="77.1999999999999" calcext:value-type="float">
            <text:p>77,1999999999999</text:p>
          </table:table-cell>
          <table:table-cell office:value-type="float" office:value="0.980272575648008" calcext:value-type="float">
            <text:p>0,980272575648008</text:p>
          </table:table-cell>
          <table:table-cell office:value-type="float" office:value="0.739765784696302" calcext:value-type="float">
            <text:p>0,739765784696302</text:p>
          </table:table-cell>
          <table:table-cell office:value-type="float" office:value="0.860019180172155" calcext:value-type="float">
            <text:p>0,860019180172155</text:p>
          </table:table-cell>
        </table:table-row>
        <table:table-row table:style-name="ro1">
          <table:table-cell office:value-type="float" office:value="77.2999999999999" calcext:value-type="float">
            <text:p>77,2999999999999</text:p>
          </table:table-cell>
          <table:table-cell office:value-type="float" office:value="0.980422805971286" calcext:value-type="float">
            <text:p>0,980422805971286</text:p>
          </table:table-cell>
          <table:table-cell office:value-type="float" office:value="0.739084964135646" calcext:value-type="float">
            <text:p>0,739084964135646</text:p>
          </table:table-cell>
          <table:table-cell office:value-type="float" office:value="0.859753885053466" calcext:value-type="float">
            <text:p>0,859753885053466</text:p>
          </table:table-cell>
        </table:table-row>
        <table:table-row table:style-name="ro1">
          <table:table-cell office:value-type="float" office:value="77.3999999999999" calcext:value-type="float">
            <text:p>77,3999999999999</text:p>
          </table:table-cell>
          <table:table-cell office:value-type="float" office:value="0.98057311504964" calcext:value-type="float">
            <text:p>0,98057311504964</text:p>
          </table:table-cell>
          <table:table-cell office:value-type="float" office:value="0.738408808082112" calcext:value-type="float">
            <text:p>0,738408808082112</text:p>
          </table:table-cell>
          <table:table-cell office:value-type="float" office:value="0.859490961565876" calcext:value-type="float">
            <text:p>0,859490961565876</text:p>
          </table:table-cell>
        </table:table-row>
        <table:table-row table:style-name="ro1">
          <table:table-cell office:value-type="float" office:value="77.4999999999999" calcext:value-type="float">
            <text:p>77,4999999999999</text:p>
          </table:table-cell>
          <table:table-cell office:value-type="float" office:value="0.980723502476634" calcext:value-type="float">
            <text:p>0,980723502476634</text:p>
          </table:table-cell>
          <table:table-cell office:value-type="float" office:value="0.737737628458638" calcext:value-type="float">
            <text:p>0,737737628458638</text:p>
          </table:table-cell>
          <table:table-cell office:value-type="float" office:value="0.859230565467636" calcext:value-type="float">
            <text:p>0,859230565467636</text:p>
          </table:table-cell>
        </table:table-row>
        <table:table-row table:style-name="ro1">
          <table:table-cell office:value-type="float" office:value="77.5999999999999" calcext:value-type="float">
            <text:p>77,5999999999999</text:p>
          </table:table-cell>
          <table:table-cell office:value-type="float" office:value="0.980873967845501" calcext:value-type="float">
            <text:p>0,980873967845501</text:p>
          </table:table-cell>
          <table:table-cell office:value-type="float" office:value="0.737071748381146" calcext:value-type="float">
            <text:p>0,737071748381146</text:p>
          </table:table-cell>
          <table:table-cell office:value-type="float" office:value="0.858972858113323" calcext:value-type="float">
            <text:p>0,858972858113323</text:p>
          </table:table-cell>
        </table:table-row>
        <table:table-row table:style-name="ro1">
          <table:table-cell office:value-type="float" office:value="77.6999999999999" calcext:value-type="float">
            <text:p>77,6999999999999</text:p>
          </table:table-cell>
          <table:table-cell office:value-type="float" office:value="0.981024510749144" calcext:value-type="float">
            <text:p>0,981024510749144</text:p>
          </table:table-cell>
          <table:table-cell office:value-type="float" office:value="0.736411502515709" calcext:value-type="float">
            <text:p>0,736411502515709</text:p>
          </table:table-cell>
          <table:table-cell office:value-type="float" office:value="0.858718006632427" calcext:value-type="float">
            <text:p>0,858718006632427</text:p>
          </table:table-cell>
        </table:table-row>
        <table:table-row table:style-name="ro1">
          <table:table-cell office:value-type="float" office:value="77.7999999999999" calcext:value-type="float">
            <text:p>77,7999999999999</text:p>
          </table:table-cell>
          <table:table-cell office:value-type="float" office:value="0.981175130780138" calcext:value-type="float">
            <text:p>0,981175130780138</text:p>
          </table:table-cell>
          <table:table-cell office:value-type="float" office:value="0.735757237445523" calcext:value-type="float">
            <text:p>0,735757237445523</text:p>
          </table:table-cell>
          <table:table-cell office:value-type="float" office:value="0.858466184112831" calcext:value-type="float">
            <text:p>0,858466184112831</text:p>
          </table:table-cell>
        </table:table-row>
        <table:table-row table:style-name="ro1">
          <table:table-cell office:value-type="float" office:value="77.8999999999999" calcext:value-type="float">
            <text:p>77,8999999999999</text:p>
          </table:table-cell>
          <table:table-cell office:value-type="float" office:value="0.981325827530728" calcext:value-type="float">
            <text:p>0,981325827530728</text:p>
          </table:table-cell>
          <table:table-cell office:value-type="float" office:value="0.73510931204782" calcext:value-type="float">
            <text:p>0,73510931204782</text:p>
          </table:table-cell>
          <table:table-cell office:value-type="float" office:value="0.858217569789274" calcext:value-type="float">
            <text:p>0,858217569789274</text:p>
          </table:table-cell>
        </table:table-row>
        <table:table-row table:style-name="ro1">
          <table:table-cell office:value-type="float" office:value="77.9999999999999" calcext:value-type="float">
            <text:p>77,9999999999999</text:p>
          </table:table-cell>
          <table:table-cell office:value-type="float" office:value="0.981476600592833" calcext:value-type="float">
            <text:p>0,981476600592833</text:p>
          </table:table-cell>
          <table:table-cell office:value-type="float" office:value="0.734468097880871" calcext:value-type="float">
            <text:p>0,734468097880871</text:p>
          </table:table-cell>
          <table:table-cell office:value-type="float" office:value="0.857972349236852" calcext:value-type="float">
            <text:p>0,857972349236852</text:p>
          </table:table-cell>
        </table:table-row>
        <table:table-row table:style-name="ro1">
          <table:table-cell office:value-type="float" office:value="78.0999999999998" calcext:value-type="float">
            <text:p>78,0999999999998</text:p>
          </table:table-cell>
          <table:table-cell office:value-type="float" office:value="0.981627449558039" calcext:value-type="float">
            <text:p>0,981627449558039</text:p>
          </table:table-cell>
          <table:table-cell office:value-type="float" office:value="0.733833979581196" calcext:value-type="float">
            <text:p>0,733833979581196</text:p>
          </table:table-cell>
          <table:table-cell office:value-type="float" office:value="0.857730714569617" calcext:value-type="float">
            <text:p>0,857730714569617</text:p>
          </table:table-cell>
        </table:table-row>
        <table:table-row table:style-name="ro1">
          <table:table-cell office:value-type="float" office:value="78.1999999999998" calcext:value-type="float">
            <text:p>78,1999999999998</text:p>
          </table:table-cell>
          <table:table-cell office:value-type="float" office:value="0.981778374017609" calcext:value-type="float">
            <text:p>0,981778374017609</text:p>
          </table:table-cell>
          <table:table-cell office:value-type="float" office:value="0.733207355271071" calcext:value-type="float">
            <text:p>0,733207355271071</text:p>
          </table:table-cell>
          <table:table-cell office:value-type="float" office:value="0.85749286464434" calcext:value-type="float">
            <text:p>0,85749286464434</text:p>
          </table:table-cell>
        </table:table-row>
        <table:table-row table:style-name="ro1">
          <table:table-cell office:value-type="float" office:value="78.2999999999998" calcext:value-type="float">
            <text:p>78,2999999999998</text:p>
          </table:table-cell>
          <table:table-cell office:value-type="float" office:value="0.981929373562475" calcext:value-type="float">
            <text:p>0,981929373562475</text:p>
          </table:table-cell>
          <table:table-cell office:value-type="float" office:value="0.732588636976455" calcext:value-type="float">
            <text:p>0,732588636976455</text:p>
          </table:table-cell>
          <table:table-cell office:value-type="float" office:value="0.857259005269465" calcext:value-type="float">
            <text:p>0,857259005269465</text:p>
          </table:table-cell>
        </table:table-row>
        <table:table-row table:style-name="ro1">
          <table:table-cell office:value-type="float" office:value="78.3999999999998" calcext:value-type="float">
            <text:p>78,3999999999998</text:p>
          </table:table-cell>
          <table:table-cell office:value-type="float" office:value="0.982080447783242" calcext:value-type="float">
            <text:p>0,982080447783242</text:p>
          </table:table-cell>
          <table:table-cell office:value-type="float" office:value="0.731978251055389" calcext:value-type="float">
            <text:p>0,731978251055389</text:p>
          </table:table-cell>
          <table:table-cell office:value-type="float" office:value="0.857029349419316" calcext:value-type="float">
            <text:p>0,857029349419316</text:p>
          </table:table-cell>
        </table:table-row>
        <table:table-row table:style-name="ro1">
          <table:table-cell office:value-type="float" office:value="78.4999999999998" calcext:value-type="float">
            <text:p>78,4999999999998</text:p>
          </table:table-cell>
          <table:table-cell office:value-type="float" office:value="0.982231596270192" calcext:value-type="float">
            <text:p>0,982231596270192</text:p>
          </table:table-cell>
          <table:table-cell office:value-type="float" office:value="0.731376638636936" calcext:value-type="float">
            <text:p>0,731376638636936</text:p>
          </table:table-cell>
          <table:table-cell office:value-type="float" office:value="0.856804117453564" calcext:value-type="float">
            <text:p>0,856804117453564</text:p>
          </table:table-cell>
        </table:table-row>
        <table:table-row table:style-name="ro1">
          <table:table-cell office:value-type="float" office:value="78.5999999999998" calcext:value-type="float">
            <text:p>78,5999999999998</text:p>
          </table:table-cell>
          <table:table-cell office:value-type="float" office:value="0.982382818613274" calcext:value-type="float">
            <text:p>0,982382818613274</text:p>
          </table:table-cell>
          <table:table-cell office:value-type="float" office:value="0.730784256070706" calcext:value-type="float">
            <text:p>0,730784256070706</text:p>
          </table:table-cell>
          <table:table-cell office:value-type="float" office:value="0.85658353734199" calcext:value-type="float">
            <text:p>0,85658353734199</text:p>
          </table:table-cell>
        </table:table-row>
        <table:table-row table:style-name="ro1">
          <table:table-cell office:value-type="float" office:value="78.6999999999998" calcext:value-type="float">
            <text:p>78,6999999999998</text:p>
          </table:table-cell>
          <table:table-cell office:value-type="float" office:value="0.982534114402115" calcext:value-type="float">
            <text:p>0,982534114402115</text:p>
          </table:table-cell>
          <table:table-cell office:value-type="float" office:value="0.730201575386979" calcext:value-type="float">
            <text:p>0,730201575386979</text:p>
          </table:table-cell>
          <table:table-cell office:value-type="float" office:value="0.856367844894547" calcext:value-type="float">
            <text:p>0,856367844894547</text:p>
          </table:table-cell>
        </table:table-row>
        <table:table-row table:style-name="ro1">
          <table:table-cell office:value-type="float" office:value="78.7999999999998" calcext:value-type="float">
            <text:p>78,7999999999998</text:p>
          </table:table-cell>
          <table:table-cell office:value-type="float" office:value="0.982685483226017" calcext:value-type="float">
            <text:p>0,982685483226017</text:p>
          </table:table-cell>
          <table:table-cell office:value-type="float" office:value="0.729629084767407" calcext:value-type="float">
            <text:p>0,729629084767407</text:p>
          </table:table-cell>
          <table:table-cell office:value-type="float" office:value="0.856157283996712" calcext:value-type="float">
            <text:p>0,856157283996712</text:p>
          </table:table-cell>
        </table:table-row>
        <table:table-row table:style-name="ro1">
          <table:table-cell office:value-type="float" office:value="78.8999999999998" calcext:value-type="float">
            <text:p>78,8999999999998</text:p>
          </table:table-cell>
          <table:table-cell office:value-type="float" office:value="0.982836924673951" calcext:value-type="float">
            <text:p>0,982836924673951</text:p>
          </table:table-cell>
          <table:table-cell office:value-type="float" office:value="0.729067289026284" calcext:value-type="float">
            <text:p>0,729067289026284</text:p>
          </table:table-cell>
          <table:table-cell office:value-type="float" office:value="0.855952106850118" calcext:value-type="float">
            <text:p>0,855952106850118</text:p>
          </table:table-cell>
        </table:table-row>
        <table:table-row table:style-name="ro1">
          <table:table-cell office:value-type="float" office:value="78.9999999999998" calcext:value-type="float">
            <text:p>78,9999999999998</text:p>
          </table:table-cell>
          <table:table-cell office:value-type="float" office:value="0.982988438334569" calcext:value-type="float">
            <text:p>0,982988438334569</text:p>
          </table:table-cell>
          <table:table-cell office:value-type="float" office:value="0.728516710102291" calcext:value-type="float">
            <text:p>0,728516710102291</text:p>
          </table:table-cell>
          <table:table-cell office:value-type="float" office:value="0.85575257421843" calcext:value-type="float">
            <text:p>0,85575257421843</text:p>
          </table:table-cell>
        </table:table-row>
        <table:table-row table:style-name="ro1">
          <table:table-cell office:value-type="float" office:value="79.0999999999998" calcext:value-type="float">
            <text:p>79,0999999999998</text:p>
          </table:table-cell>
          <table:table-cell office:value-type="float" office:value="0.983140023796193" calcext:value-type="float">
            <text:p>0,983140023796193</text:p>
          </table:table-cell>
          <table:table-cell office:value-type="float" office:value="0.72797788756064" calcext:value-type="float">
            <text:p>0,72797788756064</text:p>
          </table:table-cell>
          <table:table-cell office:value-type="float" office:value="0.855558955678417" calcext:value-type="float">
            <text:p>0,855558955678417</text:p>
          </table:table-cell>
        </table:table-row>
        <table:table-row table:style-name="ro1">
          <table:table-cell office:value-type="float" office:value="79.1999999999998" calcext:value-type="float">
            <text:p>79,1999999999998</text:p>
          </table:table-cell>
          <table:table-cell office:value-type="float" office:value="0.983291680646823" calcext:value-type="float">
            <text:p>0,983291680646823</text:p>
          </table:table-cell>
          <table:table-cell office:value-type="float" office:value="0.727451379105475" calcext:value-type="float">
            <text:p>0,727451379105475</text:p>
          </table:table-cell>
          <table:table-cell office:value-type="float" office:value="0.855371529876149" calcext:value-type="float">
            <text:p>0,855371529876149</text:p>
          </table:table-cell>
        </table:table-row>
        <table:table-row table:style-name="ro1">
          <table:table-cell office:value-type="float" office:value="79.2999999999998" calcext:value-type="float">
            <text:p>79,2999999999998</text:p>
          </table:table-cell>
          <table:table-cell office:value-type="float" office:value="0.983443408474134" calcext:value-type="float">
            <text:p>0,983443408474134</text:p>
          </table:table-cell>
          <table:table-cell office:value-type="float" office:value="0.726937761102348" calcext:value-type="float">
            <text:p>0,726937761102348</text:p>
          </table:table-cell>
          <table:table-cell office:value-type="float" office:value="0.855190584788241" calcext:value-type="float">
            <text:p>0,855190584788241</text:p>
          </table:table-cell>
        </table:table-row>
        <table:table-row table:style-name="ro1">
          <table:table-cell office:value-type="float" office:value="79.3999999999998" calcext:value-type="float">
            <text:p>79,3999999999998</text:p>
          </table:table-cell>
          <table:table-cell office:value-type="float" office:value="0.983595206865477" calcext:value-type="float">
            <text:p>0,983595206865477</text:p>
          </table:table-cell>
          <table:table-cell office:value-type="float" office:value="0.726437629110567" calcext:value-type="float">
            <text:p>0,726437629110567</text:p>
          </table:table-cell>
          <table:table-cell office:value-type="float" office:value="0.855016417988022" calcext:value-type="float">
            <text:p>0,855016417988022</text:p>
          </table:table-cell>
        </table:table-row>
        <table:table-row table:style-name="ro1">
          <table:table-cell office:value-type="float" office:value="79.4999999999998" calcext:value-type="float">
            <text:p>79,4999999999998</text:p>
          </table:table-cell>
          <table:table-cell office:value-type="float" office:value="0.983747075407879" calcext:value-type="float">
            <text:p>0,983747075407879</text:p>
          </table:table-cell>
          <table:table-cell office:value-type="float" office:value="0.72595159842515" calcext:value-type="float">
            <text:p>0,72595159842515</text:p>
          </table:table-cell>
          <table:table-cell office:value-type="float" office:value="0.854849336916514" calcext:value-type="float">
            <text:p>0,854849336916514</text:p>
          </table:table-cell>
        </table:table-row>
        <table:table-row table:style-name="ro1">
          <table:table-cell office:value-type="float" office:value="79.5999999999998" calcext:value-type="float">
            <text:p>79,5999999999998</text:p>
          </table:table-cell>
          <table:table-cell office:value-type="float" office:value="0.983899013688045" calcext:value-type="float">
            <text:p>0,983899013688045</text:p>
          </table:table-cell>
          <table:table-cell office:value-type="float" office:value="0.725480304628058" calcext:value-type="float">
            <text:p>0,725480304628058</text:p>
          </table:table-cell>
          <table:table-cell office:value-type="float" office:value="0.854689659158052" calcext:value-type="float">
            <text:p>0,854689659158052</text:p>
          </table:table-cell>
        </table:table-row>
        <table:table-row table:style-name="ro1">
          <table:table-cell office:value-type="float" office:value="79.6999999999998" calcext:value-type="float">
            <text:p>79,6999999999998</text:p>
          </table:table-cell>
          <table:table-cell office:value-type="float" office:value="0.984051021292355" calcext:value-type="float">
            <text:p>0,984051021292355</text:p>
          </table:table-cell>
          <table:table-cell office:value-type="float" office:value="0.725024404148363" calcext:value-type="float">
            <text:p>0,725024404148363</text:p>
          </table:table-cell>
          <table:table-cell office:value-type="float" office:value="0.854537712720359" calcext:value-type="float">
            <text:p>0,854537712720359</text:p>
          </table:table-cell>
        </table:table-row>
        <table:table-row table:style-name="ro1">
          <table:table-cell office:value-type="float" office:value="79.7999999999997" calcext:value-type="float">
            <text:p>79,7999999999997</text:p>
          </table:table-cell>
          <table:table-cell office:value-type="float" office:value="0.984203097806867" calcext:value-type="float">
            <text:p>0,984203097806867</text:p>
          </table:table-cell>
          <table:table-cell office:value-type="float" office:value="0.724584574830886" calcext:value-type="float">
            <text:p>0,724584574830886</text:p>
          </table:table-cell>
          <table:table-cell office:value-type="float" office:value="0.854393836318877" calcext:value-type="float">
            <text:p>0,854393836318877</text:p>
          </table:table-cell>
        </table:table-row>
        <table:table-row table:style-name="ro1">
          <table:table-cell office:value-type="float" office:value="79.8999999999997" calcext:value-type="float">
            <text:p>79,8999999999997</text:p>
          </table:table-cell>
          <table:table-cell office:value-type="float" office:value="0.984355242817319" calcext:value-type="float">
            <text:p>0,984355242817319</text:p>
          </table:table-cell>
          <table:table-cell office:value-type="float" office:value="0.724161516512858" calcext:value-type="float">
            <text:p>0,724161516512858</text:p>
          </table:table-cell>
          <table:table-cell office:value-type="float" office:value="0.854258379665088" calcext:value-type="float">
            <text:p>0,854258379665088</text:p>
          </table:table-cell>
        </table:table-row>
        <table:table-row table:style-name="ro1">
          <table:table-cell office:value-type="float" office:value="79.9999999999997" calcext:value-type="float">
            <text:p>79,9999999999997</text:p>
          </table:table-cell>
          <table:table-cell office:value-type="float" office:value="0.984507455909121" calcext:value-type="float">
            <text:p>0,984507455909121</text:p>
          </table:table-cell>
          <table:table-cell office:value-type="float" office:value="0.72375595160799" calcext:value-type="float">
            <text:p>0,72375595160799</text:p>
          </table:table-cell>
          <table:table-cell office:value-type="float" office:value="0.854131703758556" calcext:value-type="float">
            <text:p>0,854131703758556</text:p>
          </table:table-cell>
        </table:table-row>
        <table:table-row table:style-name="ro1">
          <table:table-cell office:value-type="float" office:value="80.0999999999997" calcext:value-type="float">
            <text:p>80,0999999999997</text:p>
          </table:table-cell>
          <table:table-cell office:value-type="float" office:value="0.98465973666737" calcext:value-type="float">
            <text:p>0,98465973666737</text:p>
          </table:table-cell>
          <table:table-cell office:value-type="float" office:value="0.723368625697361" calcext:value-type="float">
            <text:p>0,723368625697361</text:p>
          </table:table-cell>
          <table:table-cell office:value-type="float" office:value="0.854014181182365" calcext:value-type="float">
            <text:p>0,854014181182365</text:p>
          </table:table-cell>
        </table:table-row>
        <table:table-row table:style-name="ro1">
          <table:table-cell office:value-type="float" office:value="80.1999999999997" calcext:value-type="float">
            <text:p>80,1999999999997</text:p>
          </table:table-cell>
          <table:table-cell office:value-type="float" office:value="0.984812084676833" calcext:value-type="float">
            <text:p>0,984812084676833</text:p>
          </table:table-cell>
          <table:table-cell office:value-type="float" office:value="0.723000308126365" calcext:value-type="float">
            <text:p>0,723000308126365</text:p>
          </table:table-cell>
          <table:table-cell office:value-type="float" office:value="0.853906196401599" calcext:value-type="float">
            <text:p>0,853906196401599</text:p>
          </table:table-cell>
        </table:table-row>
        <table:table-row table:style-name="ro1">
          <table:table-cell office:value-type="float" office:value="80.2999999999997" calcext:value-type="float">
            <text:p>80,2999999999997</text:p>
          </table:table-cell>
          <table:table-cell office:value-type="float" office:value="0.984964499521963" calcext:value-type="float">
            <text:p>0,984964499521963</text:p>
          </table:table-cell>
          <table:table-cell office:value-type="float" office:value="0.722651792606942" calcext:value-type="float">
            <text:p>0,722651792606942</text:p>
          </table:table-cell>
          <table:table-cell office:value-type="float" office:value="0.853808146064452" calcext:value-type="float">
            <text:p>0,853808146064452</text:p>
          </table:table-cell>
        </table:table-row>
        <table:table-row table:style-name="ro1">
          <table:table-cell office:value-type="float" office:value="80.3999999999997" calcext:value-type="float">
            <text:p>80,3999999999997</text:p>
          </table:table-cell>
          <table:table-cell office:value-type="float" office:value="0.985116980786887" calcext:value-type="float">
            <text:p>0,985116980786887</text:p>
          </table:table-cell>
          <table:table-cell office:value-type="float" office:value="0.722323897824171" calcext:value-type="float">
            <text:p>0,722323897824171</text:p>
          </table:table-cell>
          <table:table-cell office:value-type="float" office:value="0.853720439305529" calcext:value-type="float">
            <text:p>0,853720439305529</text:p>
          </table:table-cell>
        </table:table-row>
        <table:table-row table:style-name="ro1">
          <table:table-cell office:value-type="float" office:value="80.4999999999997" calcext:value-type="float">
            <text:p>80,4999999999997</text:p>
          </table:table-cell>
          <table:table-cell office:value-type="float" office:value="0.985269528055414" calcext:value-type="float">
            <text:p>0,985269528055414</text:p>
          </table:table-cell>
          <table:table-cell office:value-type="float" office:value="0.722017468046236" calcext:value-type="float">
            <text:p>0,722017468046236</text:p>
          </table:table-cell>
          <table:table-cell office:value-type="float" office:value="0.853643498050825" calcext:value-type="float">
            <text:p>0,853643498050825</text:p>
          </table:table-cell>
        </table:table-row>
        <table:table-row table:style-name="ro1">
          <table:table-cell office:value-type="float" office:value="80.5999999999997" calcext:value-type="float">
            <text:p>80,5999999999997</text:p>
          </table:table-cell>
          <table:table-cell office:value-type="float" office:value="0.985422140911034" calcext:value-type="float">
            <text:p>0,985422140911034</text:p>
          </table:table-cell>
          <table:table-cell office:value-type="float" office:value="0.721733373736663" calcext:value-type="float">
            <text:p>0,721733373736663</text:p>
          </table:table-cell>
          <table:table-cell office:value-type="float" office:value="0.853577757323849" calcext:value-type="float">
            <text:p>0,853577757323849</text:p>
          </table:table-cell>
        </table:table-row>
        <table:table-row table:style-name="ro1">
          <table:table-cell office:value-type="float" office:value="80.6999999999997" calcext:value-type="float">
            <text:p>80,6999999999997</text:p>
          </table:table-cell>
          <table:table-cell office:value-type="float" office:value="0.985574818936916" calcext:value-type="float">
            <text:p>0,985574818936916</text:p>
          </table:table-cell>
          <table:table-cell office:value-type="float" office:value="0.721472512167586" calcext:value-type="float">
            <text:p>0,721472512167586</text:p>
          </table:table-cell>
          <table:table-cell office:value-type="float" office:value="0.853523665552251" calcext:value-type="float">
            <text:p>0,853523665552251</text:p>
          </table:table-cell>
        </table:table-row>
        <table:table-row table:style-name="ro1">
          <table:table-cell office:value-type="float" office:value="80.7999999999997" calcext:value-type="float">
            <text:p>80,7999999999997</text:p>
          </table:table-cell>
          <table:table-cell office:value-type="float" office:value="0.98572756171591" calcext:value-type="float">
            <text:p>0,98572756171591</text:p>
          </table:table-cell>
          <table:table-cell office:value-type="float" office:value="0.721235808032722" calcext:value-type="float">
            <text:p>0,721235808032722</text:p>
          </table:table-cell>
          <table:table-cell office:value-type="float" office:value="0.853481684874316" calcext:value-type="float">
            <text:p>0,853481684874316</text:p>
          </table:table-cell>
        </table:table-row>
        <table:table-row table:style-name="ro1">
          <table:table-cell office:value-type="float" office:value="80.8999999999997" calcext:value-type="float">
            <text:p>80,8999999999997</text:p>
          </table:table-cell>
          <table:table-cell office:value-type="float" office:value="0.985880368830546" calcext:value-type="float">
            <text:p>0,985880368830546</text:p>
          </table:table-cell>
          <table:table-cell office:value-type="float" office:value="0.721024214058567" calcext:value-type="float">
            <text:p>0,721024214058567</text:p>
          </table:table-cell>
          <table:table-cell office:value-type="float" office:value="0.853452291444557" calcext:value-type="float">
            <text:p>0,853452291444557</text:p>
          </table:table-cell>
        </table:table-row>
        <table:table-row table:style-name="ro1">
          <table:table-cell office:value-type="float" office:value="80.9999999999997" calcext:value-type="float">
            <text:p>80,9999999999997</text:p>
          </table:table-cell>
          <table:table-cell office:value-type="float" office:value="0.986033239863038" calcext:value-type="float">
            <text:p>0,986033239863038</text:p>
          </table:table-cell>
          <table:table-cell office:value-type="float" office:value="0.720838711612204" calcext:value-type="float">
            <text:p>0,720838711612204</text:p>
          </table:table-cell>
          <table:table-cell office:value-type="float" office:value="0.853435975737621" calcext:value-type="float">
            <text:p>0,853435975737621</text:p>
          </table:table-cell>
        </table:table-row>
        <table:table-row table:style-name="ro1">
          <table:table-cell office:value-type="float" office:value="81.0999999999997" calcext:value-type="float">
            <text:p>81,0999999999997</text:p>
          </table:table-cell>
          <table:table-cell office:value-type="float" office:value="0.986186174395279" calcext:value-type="float">
            <text:p>0,986186174395279</text:p>
          </table:table-cell>
          <table:table-cell office:value-type="float" office:value="0.720680311303957" calcext:value-type="float">
            <text:p>0,720680311303957</text:p>
          </table:table-cell>
          <table:table-cell office:value-type="float" office:value="0.853433242849618" calcext:value-type="float">
            <text:p>0,853433242849618</text:p>
          </table:table-cell>
        </table:table-row>
        <table:table-row table:style-name="ro1">
          <table:table-cell office:value-type="float" office:value="81.1999999999997" calcext:value-type="float">
            <text:p>81,1999999999997</text:p>
          </table:table-cell>
          <table:table-cell office:value-type="float" office:value="0.986339172008846" calcext:value-type="float">
            <text:p>0,986339172008846</text:p>
          </table:table-cell>
          <table:table-cell office:value-type="float" office:value="0.720550053582981" calcext:value-type="float">
            <text:p>0,720550053582981</text:p>
          </table:table-cell>
          <table:table-cell office:value-type="float" office:value="0.853444612795913" calcext:value-type="float">
            <text:p>0,853444612795913</text:p>
          </table:table-cell>
        </table:table-row>
        <table:table-row table:style-name="ro1">
          <table:table-cell office:value-type="float" office:value="81.2999999999997" calcext:value-type="float">
            <text:p>81,2999999999997</text:p>
          </table:table-cell>
          <table:table-cell office:value-type="float" office:value="0.986492232284996" calcext:value-type="float">
            <text:p>0,986492232284996</text:p>
          </table:table-cell>
          <table:table-cell office:value-type="float" office:value="0.720449009323707" calcext:value-type="float">
            <text:p>0,720449009323707</text:p>
          </table:table-cell>
          <table:table-cell office:value-type="float" office:value="0.853470620804351" calcext:value-type="float">
            <text:p>0,853470620804351</text:p>
          </table:table-cell>
        </table:table-row>
        <table:table-row table:style-name="ro1">
          <table:table-cell office:value-type="float" office:value="81.3999999999997" calcext:value-type="float">
            <text:p>81,3999999999997</text:p>
          </table:table-cell>
          <table:table-cell office:value-type="float" office:value="0.986645354804671" calcext:value-type="float">
            <text:p>0,986645354804671</text:p>
          </table:table-cell>
          <table:table-cell office:value-type="float" office:value="0.720378280400869" calcext:value-type="float">
            <text:p>0,720378280400869</text:p>
          </table:table-cell>
          <table:table-cell office:value-type="float" office:value="0.85351181760277" calcext:value-type="float">
            <text:p>0,85351181760277</text:p>
          </table:table-cell>
        </table:table-row>
        <table:table-row table:style-name="ro1">
          <table:table-cell office:value-type="float" office:value="81.4999999999997" calcext:value-type="float">
            <text:p>81,4999999999997</text:p>
          </table:table-cell>
          <table:table-cell office:value-type="float" office:value="0.986798539148496" calcext:value-type="float">
            <text:p>0,986798539148496</text:p>
          </table:table-cell>
          <table:table-cell office:value-type="float" office:value="0.720339000250689" calcext:value-type="float">
            <text:p>0,720339000250689</text:p>
          </table:table-cell>
          <table:table-cell office:value-type="float" office:value="0.853568769699593" calcext:value-type="float">
            <text:p>0,853568769699593</text:p>
          </table:table-cell>
        </table:table-row>
        <table:table-row table:style-name="ro1">
          <table:table-cell office:value-type="float" office:value="81.5999999999996" calcext:value-type="float">
            <text:p>81,5999999999996</text:p>
          </table:table-cell>
          <table:table-cell office:value-type="float" office:value="0.986951784896779" calcext:value-type="float">
            <text:p>0,986951784896779</text:p>
          </table:table-cell>
          <table:table-cell office:value-type="float" office:value="0.720332334415563" calcext:value-type="float">
            <text:p>0,720332334415563</text:p>
          </table:table-cell>
          <table:table-cell office:value-type="float" office:value="0.853642059656171" calcext:value-type="float">
            <text:p>0,853642059656171</text:p>
          </table:table-cell>
        </table:table-row>
        <table:table-row table:style-name="ro1">
          <table:table-cell office:value-type="float" office:value="81.6999999999996" calcext:value-type="float">
            <text:p>81,6999999999996</text:p>
          </table:table-cell>
          <table:table-cell office:value-type="float" office:value="0.987105091629511" calcext:value-type="float">
            <text:p>0,987105091629511</text:p>
          </table:table-cell>
          <table:table-cell office:value-type="float" office:value="0.720359481069416" calcext:value-type="float">
            <text:p>0,720359481069416</text:p>
          </table:table-cell>
          <table:table-cell office:value-type="float" office:value="0.853732286349463" calcext:value-type="float">
            <text:p>0,853732286349463</text:p>
          </table:table-cell>
        </table:table-row>
        <table:table-row table:style-name="ro1">
          <table:table-cell office:value-type="float" office:value="81.7999999999996" calcext:value-type="float">
            <text:p>81,7999999999996</text:p>
          </table:table-cell>
          <table:table-cell office:value-type="float" office:value="0.987258458926367" calcext:value-type="float">
            <text:p>0,987258458926367</text:p>
          </table:table-cell>
          <table:table-cell office:value-type="float" office:value="0.720421671520664" calcext:value-type="float">
            <text:p>0,720421671520664</text:p>
          </table:table-cell>
          <table:table-cell office:value-type="float" office:value="0.853840065223516" calcext:value-type="float">
            <text:p>0,853840065223516</text:p>
          </table:table-cell>
        </table:table-row>
        <table:table-row table:style-name="ro1">
          <table:table-cell office:value-type="float" office:value="81.8999999999996" calcext:value-type="float">
            <text:p>81,8999999999996</text:p>
          </table:table-cell>
          <table:table-cell office:value-type="float" office:value="0.987411886366708" calcext:value-type="float">
            <text:p>0,987411886366708</text:p>
          </table:table-cell>
          <table:table-cell office:value-type="float" office:value="0.720520170689485" calcext:value-type="float">
            <text:p>0,720520170689485</text:p>
          </table:table-cell>
          <table:table-cell office:value-type="float" office:value="0.853966028528096" calcext:value-type="float">
            <text:p>0,853966028528096</text:p>
          </table:table-cell>
        </table:table-row>
        <table:table-row table:style-name="ro1">
          <table:table-cell office:value-type="float" office:value="81.9999999999996" calcext:value-type="float">
            <text:p>81,9999999999996</text:p>
          </table:table-cell>
          <table:table-cell office:value-type="float" office:value="0.98756537352958" calcext:value-type="float">
            <text:p>0,98756537352958</text:p>
          </table:table-cell>
          <table:table-cell office:value-type="float" office:value="0.720656277555892" calcext:value-type="float">
            <text:p>0,720656277555892</text:p>
          </table:table-cell>
          <table:table-cell office:value-type="float" office:value="0.854110825542736" calcext:value-type="float">
            <text:p>0,854110825542736</text:p>
          </table:table-cell>
        </table:table-row>
        <table:table-row table:style-name="ro1">
          <table:table-cell office:value-type="float" office:value="82.0999999999996" calcext:value-type="float">
            <text:p>82,0999999999996</text:p>
          </table:table-cell>
          <table:table-cell office:value-type="float" office:value="0.987718919993712" calcext:value-type="float">
            <text:p>0,987718919993712</text:p>
          </table:table-cell>
          <table:table-cell office:value-type="float" office:value="0.720831325574826" calcext:value-type="float">
            <text:p>0,720831325574826</text:p>
          </table:table-cell>
          <table:table-cell office:value-type="float" office:value="0.854275122784269" calcext:value-type="float">
            <text:p>0,854275122784269</text:p>
          </table:table-cell>
        </table:table-row>
        <table:table-row table:style-name="ro1">
          <table:table-cell office:value-type="float" office:value="82.1999999999996" calcext:value-type="float">
            <text:p>82,1999999999996</text:p>
          </table:table-cell>
          <table:table-cell office:value-type="float" office:value="0.98787252533752" calcext:value-type="float">
            <text:p>0,98787252533752</text:p>
          </table:table-cell>
          <table:table-cell office:value-type="float" office:value="0.721046683054249" calcext:value-type="float">
            <text:p>0,721046683054249</text:p>
          </table:table-cell>
          <table:table-cell office:value-type="float" office:value="0.854459604195884" calcext:value-type="float">
            <text:p>0,854459604195884</text:p>
          </table:table-cell>
        </table:table-row>
        <table:table-row table:style-name="ro1">
          <table:table-cell office:value-type="float" office:value="82.2999999999996" calcext:value-type="float">
            <text:p>82,2999999999996</text:p>
          </table:table-cell>
          <table:table-cell office:value-type="float" office:value="0.988026189139106" calcext:value-type="float">
            <text:p>0,988026189139106</text:p>
          </table:table-cell>
          <table:table-cell office:value-type="float" office:value="0.721303753491926" calcext:value-type="float">
            <text:p>0,721303753491926</text:p>
          </table:table-cell>
          <table:table-cell office:value-type="float" office:value="0.854664971315516" calcext:value-type="float">
            <text:p>0,854664971315516</text:p>
          </table:table-cell>
        </table:table-row>
        <table:table-row table:style-name="ro1">
          <table:table-cell office:value-type="float" office:value="82.3999999999996" calcext:value-type="float">
            <text:p>82,3999999999996</text:p>
          </table:table-cell>
          <table:table-cell office:value-type="float" office:value="0.988179910976257" calcext:value-type="float">
            <text:p>0,988179910976257</text:p>
          </table:table-cell>
          <table:table-cell office:value-type="float" office:value="0.721603975866345" calcext:value-type="float">
            <text:p>0,721603975866345</text:p>
          </table:table-cell>
          <table:table-cell office:value-type="float" office:value="0.854891943421301" calcext:value-type="float">
            <text:p>0,854891943421301</text:p>
          </table:table-cell>
        </table:table-row>
        <table:table-row table:style-name="ro1">
          <table:table-cell office:value-type="float" office:value="82.4999999999996" calcext:value-type="float">
            <text:p>82,4999999999996</text:p>
          </table:table-cell>
          <table:table-cell office:value-type="float" office:value="0.98833369042645" calcext:value-type="float">
            <text:p>0,98833369042645</text:p>
          </table:table-cell>
          <table:table-cell office:value-type="float" office:value="0.721948824876909" calcext:value-type="float">
            <text:p>0,721948824876909</text:p>
          </table:table-cell>
          <table:table-cell office:value-type="float" office:value="0.855141257651679" calcext:value-type="float">
            <text:p>0,855141257651679</text:p>
          </table:table-cell>
        </table:table-row>
        <table:table-row table:style-name="ro1">
          <table:table-cell office:value-type="float" office:value="82.5999999999996" calcext:value-type="float">
            <text:p>82,5999999999996</text:p>
          </table:table-cell>
          <table:table-cell office:value-type="float" office:value="0.988487527066843" calcext:value-type="float">
            <text:p>0,988487527066843</text:p>
          </table:table-cell>
          <table:table-cell office:value-type="float" office:value="0.72233981112823" calcext:value-type="float">
            <text:p>0,72233981112823</text:p>
          </table:table-cell>
          <table:table-cell office:value-type="float" office:value="0.855413669097537" calcext:value-type="float">
            <text:p>0,855413669097537</text:p>
          </table:table-cell>
        </table:table-row>
        <table:table-row table:style-name="ro1">
          <table:table-cell office:value-type="float" office:value="82.6999999999996" calcext:value-type="float">
            <text:p>82,6999999999996</text:p>
          </table:table-cell>
          <table:table-cell office:value-type="float" office:value="0.988641420474288" calcext:value-type="float">
            <text:p>0,988641420474288</text:p>
          </table:table-cell>
          <table:table-cell office:value-type="float" office:value="0.722778481253096" calcext:value-type="float">
            <text:p>0,722778481253096</text:p>
          </table:table-cell>
          <table:table-cell office:value-type="float" office:value="0.855709950863692" calcext:value-type="float">
            <text:p>0,855709950863692</text:p>
          </table:table-cell>
        </table:table-row>
        <table:table-row table:style-name="ro1">
          <table:table-cell office:value-type="float" office:value="82.7999999999996" calcext:value-type="float">
            <text:p>82,7999999999996</text:p>
          </table:table-cell>
          <table:table-cell office:value-type="float" office:value="0.98879537022532" calcext:value-type="float">
            <text:p>0,98879537022532</text:p>
          </table:table-cell>
          <table:table-cell office:value-type="float" office:value="0.723266417968331" calcext:value-type="float">
            <text:p>0,723266417968331</text:p>
          </table:table-cell>
          <table:table-cell office:value-type="float" office:value="0.856030894096825" calcext:value-type="float">
            <text:p>0,856030894096825</text:p>
          </table:table-cell>
        </table:table-row>
        <table:table-row table:style-name="ro1">
          <table:table-cell office:value-type="float" office:value="82.8999999999996" calcext:value-type="float">
            <text:p>82,8999999999996</text:p>
          </table:table-cell>
          <table:table-cell office:value-type="float" office:value="0.988949375896164" calcext:value-type="float">
            <text:p>0,988949375896164</text:p>
          </table:table-cell>
          <table:table-cell office:value-type="float" office:value="0.72380524005746" calcext:value-type="float">
            <text:p>0,72380524005746</text:p>
          </table:table-cell>
          <table:table-cell office:value-type="float" office:value="0.856377307976812" calcext:value-type="float">
            <text:p>0,856377307976812</text:p>
          </table:table-cell>
        </table:table-row>
        <table:table-row table:style-name="ro1">
          <table:table-cell office:value-type="float" office:value="82.9999999999996" calcext:value-type="float">
            <text:p>82,9999999999996</text:p>
          </table:table-cell>
          <table:table-cell office:value-type="float" office:value="0.989103437062732" calcext:value-type="float">
            <text:p>0,989103437062732</text:p>
          </table:table-cell>
          <table:table-cell office:value-type="float" office:value="0.724396602273802" calcext:value-type="float">
            <text:p>0,724396602273802</text:p>
          </table:table-cell>
          <table:table-cell office:value-type="float" office:value="0.856750019668267" calcext:value-type="float">
            <text:p>0,856750019668267</text:p>
          </table:table-cell>
        </table:table-row>
        <table:table-row table:style-name="ro1">
          <table:table-cell office:value-type="float" office:value="83.0999999999996" calcext:value-type="float">
            <text:p>83,0999999999996</text:p>
          </table:table-cell>
          <table:table-cell office:value-type="float" office:value="0.989257553300627" calcext:value-type="float">
            <text:p>0,989257553300627</text:p>
          </table:table-cell>
          <table:table-cell office:value-type="float" office:value="0.725042195157242" calcext:value-type="float">
            <text:p>0,725042195157242</text:p>
          </table:table-cell>
          <table:table-cell office:value-type="float" office:value="0.857149874228935" calcext:value-type="float">
            <text:p>0,857149874228935</text:p>
          </table:table-cell>
        </table:table-row>
        <table:table-row table:style-name="ro1">
          <table:table-cell office:value-type="float" office:value="83.1999999999995" calcext:value-type="float">
            <text:p>83,1999999999995</text:p>
          </table:table-cell>
          <table:table-cell office:value-type="float" office:value="0.98941172418514" calcext:value-type="float">
            <text:p>0,98941172418514</text:p>
          </table:table-cell>
          <table:table-cell office:value-type="float" office:value="0.725743744757654" calcext:value-type="float">
            <text:p>0,725743744757654</text:p>
          </table:table-cell>
          <table:table-cell office:value-type="float" office:value="0.857577734471397" calcext:value-type="float">
            <text:p>0,857577734471397</text:p>
          </table:table-cell>
        </table:table-row>
        <table:table-row table:style-name="ro1">
          <table:table-cell office:value-type="float" office:value="83.2999999999995" calcext:value-type="float">
            <text:p>83,2999999999995</text:p>
          </table:table-cell>
          <table:table-cell office:value-type="float" office:value="0.98956594929125" calcext:value-type="float">
            <text:p>0,98956594929125</text:p>
          </table:table-cell>
          <table:table-cell office:value-type="float" office:value="0.726503012257598" calcext:value-type="float">
            <text:p>0,726503012257598</text:p>
          </table:table-cell>
          <table:table-cell office:value-type="float" office:value="0.858034480774424" calcext:value-type="float">
            <text:p>0,858034480774424</text:p>
          </table:table-cell>
        </table:table-row>
        <table:table-row table:style-name="ro1">
          <table:table-cell office:value-type="float" office:value="83.3999999999995" calcext:value-type="float">
            <text:p>83,3999999999995</text:p>
          </table:table-cell>
          <table:table-cell office:value-type="float" office:value="0.989720228193628" calcext:value-type="float">
            <text:p>0,989720228193628</text:p>
          </table:table-cell>
          <table:table-cell office:value-type="float" office:value="0.727321793486598" calcext:value-type="float">
            <text:p>0,727321793486598</text:p>
          </table:table-cell>
          <table:table-cell office:value-type="float" office:value="0.858521010840113" calcext:value-type="float">
            <text:p>0,858521010840113</text:p>
          </table:table-cell>
        </table:table-row>
        <table:table-row table:style-name="ro1">
          <table:table-cell office:value-type="float" office:value="83.4999999999995" calcext:value-type="float">
            <text:p>83,4999999999995</text:p>
          </table:table-cell>
          <table:table-cell office:value-type="float" office:value="0.989874560466635" calcext:value-type="float">
            <text:p>0,989874560466635</text:p>
          </table:table-cell>
          <table:table-cell office:value-type="float" office:value="0.728201918319006" calcext:value-type="float">
            <text:p>0,728201918319006</text:p>
          </table:table-cell>
          <table:table-cell office:value-type="float" office:value="0.85903823939282" calcext:value-type="float">
            <text:p>0,85903823939282</text:p>
          </table:table-cell>
        </table:table-row>
        <table:table-row table:style-name="ro1">
          <table:table-cell office:value-type="float" office:value="83.5999999999995" calcext:value-type="float">
            <text:p>83,5999999999995</text:p>
          </table:table-cell>
          <table:table-cell office:value-type="float" office:value="0.990028945684322" calcext:value-type="float">
            <text:p>0,990028945684322</text:p>
          </table:table-cell>
          <table:table-cell office:value-type="float" office:value="0.729145249947137" calcext:value-type="float">
            <text:p>0,729145249947137</text:p>
          </table:table-cell>
          <table:table-cell office:value-type="float" office:value="0.859587097815729" calcext:value-type="float">
            <text:p>0,859587097815729</text:p>
          </table:table-cell>
        </table:table-row>
        <table:table-row table:style-name="ro1">
          <table:table-cell office:value-type="float" office:value="83.6999999999995" calcext:value-type="float">
            <text:p>83,6999999999995</text:p>
          </table:table-cell>
          <table:table-cell office:value-type="float" office:value="0.99018338342043" calcext:value-type="float">
            <text:p>0,99018338342043</text:p>
          </table:table-cell>
          <table:table-cell office:value-type="float" office:value="0.730153684021075" calcext:value-type="float">
            <text:p>0,730153684021075</text:p>
          </table:table-cell>
          <table:table-cell office:value-type="float" office:value="0.860168533720752" calcext:value-type="float">
            <text:p>0,860168533720752</text:p>
          </table:table-cell>
        </table:table-row>
        <table:table-row table:style-name="ro1">
          <table:table-cell office:value-type="float" office:value="83.7999999999995" calcext:value-type="float">
            <text:p>83,7999999999995</text:p>
          </table:table-cell>
          <table:table-cell office:value-type="float" office:value="0.990337873248393" calcext:value-type="float">
            <text:p>0,990337873248393</text:p>
          </table:table-cell>
          <table:table-cell office:value-type="float" office:value="0.731229147646273" calcext:value-type="float">
            <text:p>0,731229147646273</text:p>
          </table:table-cell>
          <table:table-cell office:value-type="float" office:value="0.860783510447333" calcext:value-type="float">
            <text:p>0,860783510447333</text:p>
          </table:table-cell>
        </table:table-row>
        <table:table-row table:style-name="ro1">
          <table:table-cell office:value-type="float" office:value="83.8999999999995" calcext:value-type="float">
            <text:p>83,8999999999995</text:p>
          </table:table-cell>
          <table:table-cell office:value-type="float" office:value="0.990492414741336" calcext:value-type="float">
            <text:p>0,990492414741336</text:p>
          </table:table-cell>
          <table:table-cell office:value-type="float" office:value="0.732373598229804" calcext:value-type="float">
            <text:p>0,732373598229804</text:p>
          </table:table-cell>
          <table:table-cell office:value-type="float" office:value="0.86143300648557" calcext:value-type="float">
            <text:p>0,86143300648557</text:p>
          </table:table-cell>
        </table:table-row>
        <table:table-row table:style-name="ro1">
          <table:table-cell office:value-type="float" office:value="83.9999999999995" calcext:value-type="float">
            <text:p>83,9999999999995</text:p>
          </table:table-cell>
          <table:table-cell office:value-type="float" office:value="0.990647007472076" calcext:value-type="float">
            <text:p>0,990647007472076</text:p>
          </table:table-cell>
          <table:table-cell office:value-type="float" office:value="0.733589022165901" calcext:value-type="float">
            <text:p>0,733589022165901</text:p>
          </table:table-cell>
          <table:table-cell office:value-type="float" office:value="0.862118014818988" calcext:value-type="float">
            <text:p>0,862118014818988</text:p>
          </table:table-cell>
        </table:table-row>
        <table:table-row table:style-name="ro1">
          <table:table-cell office:value-type="float" office:value="84.0999999999995" calcext:value-type="float">
            <text:p>84,0999999999995</text:p>
          </table:table-cell>
          <table:table-cell office:value-type="float" office:value="0.990801651013123" calcext:value-type="float">
            <text:p>0,990801651013123</text:p>
          </table:table-cell>
          <table:table-cell office:value-type="float" office:value="0.734877433351199" calcext:value-type="float">
            <text:p>0,734877433351199</text:p>
          </table:table-cell>
          <table:table-cell office:value-type="float" office:value="0.862839542182161" calcext:value-type="float">
            <text:p>0,862839542182161</text:p>
          </table:table-cell>
        </table:table-row>
        <table:table-row table:style-name="ro1">
          <table:table-cell office:value-type="float" office:value="84.1999999999995" calcext:value-type="float">
            <text:p>84,1999999999995</text:p>
          </table:table-cell>
          <table:table-cell office:value-type="float" office:value="0.99095634493668" calcext:value-type="float">
            <text:p>0,99095634493668</text:p>
          </table:table-cell>
          <table:table-cell office:value-type="float" office:value="0.73624087151995" calcext:value-type="float">
            <text:p>0,73624087151995</text:p>
          </table:table-cell>
          <table:table-cell office:value-type="float" office:value="0.863598608228315" calcext:value-type="float">
            <text:p>0,863598608228315</text:p>
          </table:table-cell>
        </table:table-row>
        <table:table-row table:style-name="ro1">
          <table:table-cell office:value-type="float" office:value="84.2999999999995" calcext:value-type="float">
            <text:p>84,2999999999995</text:p>
          </table:table-cell>
          <table:table-cell office:value-type="float" office:value="0.991111088814641" calcext:value-type="float">
            <text:p>0,991111088814641</text:p>
          </table:table-cell>
          <table:table-cell office:value-type="float" office:value="0.737681400389319" calcext:value-type="float">
            <text:p>0,737681400389319</text:p>
          </table:table-cell>
          <table:table-cell office:value-type="float" office:value="0.86439624460198" calcext:value-type="float">
            <text:p>0,86439624460198</text:p>
          </table:table-cell>
        </table:table-row>
        <table:table-row table:style-name="ro1">
          <table:table-cell office:value-type="float" office:value="84.3999999999995" calcext:value-type="float">
            <text:p>84,3999999999995</text:p>
          </table:table-cell>
          <table:table-cell office:value-type="float" office:value="0.991265882218597" calcext:value-type="float">
            <text:p>0,991265882218597</text:p>
          </table:table-cell>
          <table:table-cell office:value-type="float" office:value="0.739201105604813" calcext:value-type="float">
            <text:p>0,739201105604813</text:p>
          </table:table-cell>
          <table:table-cell office:value-type="float" office:value="0.865233493911705" calcext:value-type="float">
            <text:p>0,865233493911705</text:p>
          </table:table-cell>
        </table:table-row>
        <table:table-row table:style-name="ro1">
          <table:table-cell office:value-type="float" office:value="84.4999999999995" calcext:value-type="float">
            <text:p>84,4999999999995</text:p>
          </table:table-cell>
          <table:table-cell office:value-type="float" office:value="0.991420724719831" calcext:value-type="float">
            <text:p>0,991420724719831</text:p>
          </table:table-cell>
          <table:table-cell office:value-type="float" office:value="0.74080209247583" calcext:value-type="float">
            <text:p>0,74080209247583</text:p>
          </table:table-cell>
          <table:table-cell office:value-type="float" office:value="0.866111408597831" calcext:value-type="float">
            <text:p>0,866111408597831</text:p>
          </table:table-cell>
        </table:table-row>
        <table:table-row table:style-name="ro1">
          <table:table-cell office:value-type="float" office:value="84.5999999999995" calcext:value-type="float">
            <text:p>84,5999999999995</text:p>
          </table:table-cell>
          <table:table-cell office:value-type="float" office:value="0.99157561588932" calcext:value-type="float">
            <text:p>0,99157561588932</text:p>
          </table:table-cell>
          <table:table-cell office:value-type="float" office:value="0.7424864834914" calcext:value-type="float">
            <text:p>0,7424864834914</text:p>
          </table:table-cell>
          <table:table-cell office:value-type="float" office:value="0.86703104969036" calcext:value-type="float">
            <text:p>0,86703104969036</text:p>
          </table:table-cell>
        </table:table-row>
        <table:table-row table:style-name="ro1">
          <table:table-cell office:value-type="float" office:value="84.6999999999995" calcext:value-type="float">
            <text:p>84,6999999999995</text:p>
          </table:table-cell>
          <table:table-cell office:value-type="float" office:value="0.991730555297737" calcext:value-type="float">
            <text:p>0,991730555297737</text:p>
          </table:table-cell>
          <table:table-cell office:value-type="float" office:value="0.744256415606204" calcext:value-type="float">
            <text:p>0,744256415606204</text:p>
          </table:table-cell>
          <table:table-cell office:value-type="float" office:value="0.86799348545197" calcext:value-type="float">
            <text:p>0,86799348545197</text:p>
          </table:table-cell>
        </table:table-row>
        <table:table-row table:style-name="ro1">
          <table:table-cell office:value-type="float" office:value="84.7999999999995" calcext:value-type="float">
            <text:p>84,7999999999995</text:p>
          </table:table-cell>
          <table:table-cell office:value-type="float" office:value="0.991885542515449" calcext:value-type="float">
            <text:p>0,991885542515449</text:p>
          </table:table-cell>
          <table:table-cell office:value-type="float" office:value="0.746114037287198" calcext:value-type="float">
            <text:p>0,746114037287198</text:p>
          </table:table-cell>
          <table:table-cell office:value-type="float" office:value="0.868999789901323" calcext:value-type="float">
            <text:p>0,868999789901323</text:p>
          </table:table-cell>
        </table:table-row>
        <table:table-row table:style-name="ro1">
          <table:table-cell office:value-type="float" office:value="84.8999999999995" calcext:value-type="float">
            <text:p>84,8999999999995</text:p>
          </table:table-cell>
          <table:table-cell office:value-type="float" office:value="0.992040577112519" calcext:value-type="float">
            <text:p>0,992040577112519</text:p>
          </table:table-cell>
          <table:table-cell office:value-type="float" office:value="0.748061505311392" calcext:value-type="float">
            <text:p>0,748061505311392</text:p>
          </table:table-cell>
          <table:table-cell office:value-type="float" office:value="0.870051041211955" calcext:value-type="float">
            <text:p>0,870051041211955</text:p>
          </table:table-cell>
        </table:table-row>
        <table:table-row table:style-name="ro1">
          <table:table-cell office:value-type="float" office:value="84.9999999999995" calcext:value-type="float">
            <text:p>84,9999999999995</text:p>
          </table:table-cell>
          <table:table-cell office:value-type="float" office:value="0.992195658658707" calcext:value-type="float">
            <text:p>0,992195658658707</text:p>
          </table:table-cell>
          <table:table-cell office:value-type="float" office:value="0.750100981305642" calcext:value-type="float">
            <text:p>0,750100981305642</text:p>
          </table:table-cell>
          <table:table-cell office:value-type="float" office:value="0.871148319982175" calcext:value-type="float">
            <text:p>0,871148319982175</text:p>
          </table:table-cell>
        </table:table-row>
        <table:table-row table:style-name="ro1">
          <table:table-cell office:value-type="float" office:value="85.0999999999995" calcext:value-type="float">
            <text:p>85,0999999999995</text:p>
          </table:table-cell>
          <table:table-cell office:value-type="float" office:value="0.992350786723467" calcext:value-type="float">
            <text:p>0,992350786723467</text:p>
          </table:table-cell>
          <table:table-cell office:value-type="float" office:value="0.752234628019844" calcext:value-type="float">
            <text:p>0,752234628019844</text:p>
          </table:table-cell>
          <table:table-cell office:value-type="float" office:value="0.872292707371656" calcext:value-type="float">
            <text:p>0,872292707371656</text:p>
          </table:table-cell>
        </table:table-row>
        <table:table-row table:style-name="ro1">
          <table:table-cell office:value-type="float" office:value="85.1999999999994" calcext:value-type="float">
            <text:p>85,1999999999994</text:p>
          </table:table-cell>
          <table:table-cell office:value-type="float" office:value="0.992505960875953" calcext:value-type="float">
            <text:p>0,992505960875953</text:p>
          </table:table-cell>
          <table:table-cell office:value-type="float" office:value="0.754464605325343" calcext:value-type="float">
            <text:p>0,754464605325343</text:p>
          </table:table-cell>
          <table:table-cell office:value-type="float" office:value="0.873485283100648" calcext:value-type="float">
            <text:p>0,873485283100648</text:p>
          </table:table-cell>
        </table:table-row>
        <table:table-row table:style-name="ro1">
          <table:table-cell office:value-type="float" office:value="85.2999999999994" calcext:value-type="float">
            <text:p>85,2999999999994</text:p>
          </table:table-cell>
          <table:table-cell office:value-type="float" office:value="0.992661180685011" calcext:value-type="float">
            <text:p>0,992661180685011</text:p>
          </table:table-cell>
          <table:table-cell office:value-type="float" office:value="0.756793065931181" calcext:value-type="float">
            <text:p>0,756793065931181</text:p>
          </table:table-cell>
          <table:table-cell office:value-type="float" office:value="0.874727123308096" calcext:value-type="float">
            <text:p>0,874727123308096</text:p>
          </table:table-cell>
        </table:table-row>
        <table:table-row table:style-name="ro1">
          <table:table-cell office:value-type="float" office:value="85.3999999999994" calcext:value-type="float">
            <text:p>85,3999999999994</text:p>
          </table:table-cell>
          <table:table-cell office:value-type="float" office:value="0.99281644571919" calcext:value-type="float">
            <text:p>0,99281644571919</text:p>
          </table:table-cell>
          <table:table-cell office:value-type="float" office:value="0.759222150811452" calcext:value-type="float">
            <text:p>0,759222150811452</text:p>
          </table:table-cell>
          <table:table-cell office:value-type="float" office:value="0.876019298265321" calcext:value-type="float">
            <text:p>0,876019298265321</text:p>
          </table:table-cell>
        </table:table-row>
        <table:table-row table:style-name="ro1">
          <table:table-cell office:value-type="float" office:value="85.4999999999994" calcext:value-type="float">
            <text:p>85,4999999999994</text:p>
          </table:table-cell>
          <table:table-cell office:value-type="float" office:value="0.992971755546734" calcext:value-type="float">
            <text:p>0,992971755546734</text:p>
          </table:table-cell>
          <table:table-cell office:value-type="float" office:value="0.761753984338093" calcext:value-type="float">
            <text:p>0,761753984338093</text:p>
          </table:table-cell>
          <table:table-cell office:value-type="float" office:value="0.877362869942413" calcext:value-type="float">
            <text:p>0,877362869942413</text:p>
          </table:table-cell>
        </table:table-row>
        <table:table-row table:style-name="ro1">
          <table:table-cell office:value-type="float" office:value="85.5999999999994" calcext:value-type="float">
            <text:p>85,5999999999994</text:p>
          </table:table-cell>
          <table:table-cell office:value-type="float" office:value="0.993127109735585" calcext:value-type="float">
            <text:p>0,993127109735585</text:p>
          </table:table-cell>
          <table:table-cell office:value-type="float" office:value="0.764390669114398" calcext:value-type="float">
            <text:p>0,764390669114398</text:p>
          </table:table-cell>
          <table:table-cell office:value-type="float" office:value="0.878758889424991" calcext:value-type="float">
            <text:p>0,878758889424991</text:p>
          </table:table-cell>
        </table:table-row>
        <table:table-row table:style-name="ro1">
          <table:table-cell office:value-type="float" office:value="85.6999999999994" calcext:value-type="float">
            <text:p>85,6999999999994</text:p>
          </table:table-cell>
          <table:table-cell office:value-type="float" office:value="0.993282507853384" calcext:value-type="float">
            <text:p>0,993282507853384</text:p>
          </table:table-cell>
          <table:table-cell office:value-type="float" office:value="0.767134280505847" calcext:value-type="float">
            <text:p>0,767134280505847</text:p>
          </table:table-cell>
          <table:table-cell office:value-type="float" office:value="0.880208394179615" calcext:value-type="float">
            <text:p>0,880208394179615</text:p>
          </table:table-cell>
        </table:table-row>
        <table:table-row table:style-name="ro1">
          <table:table-cell office:value-type="float" office:value="85.7999999999994" calcext:value-type="float">
            <text:p>85,7999999999994</text:p>
          </table:table-cell>
          <table:table-cell office:value-type="float" office:value="0.993437949467473" calcext:value-type="float">
            <text:p>0,993437949467473</text:p>
          </table:table-cell>
          <table:table-cell office:value-type="float" office:value="0.769986860866156" calcext:value-type="float">
            <text:p>0,769986860866156</text:p>
          </table:table-cell>
          <table:table-cell office:value-type="float" office:value="0.881712405166815" calcext:value-type="float">
            <text:p>0,881712405166815</text:p>
          </table:table-cell>
        </table:table-row>
        <table:table-row table:style-name="ro1">
          <table:table-cell office:value-type="float" office:value="85.8999999999994" calcext:value-type="float">
            <text:p>85,8999999999994</text:p>
          </table:table-cell>
          <table:table-cell office:value-type="float" office:value="0.993593434144891" calcext:value-type="float">
            <text:p>0,993593434144891</text:p>
          </table:table-cell>
          <table:table-cell office:value-type="float" office:value="0.772950413458034" calcext:value-type="float">
            <text:p>0,772950413458034</text:p>
          </table:table-cell>
          <table:table-cell office:value-type="float" office:value="0.883271923801463" calcext:value-type="float">
            <text:p>0,883271923801463</text:p>
          </table:table-cell>
        </table:table-row>
        <table:table-row table:style-name="ro1">
          <table:table-cell office:value-type="float" office:value="85.9999999999994" calcext:value-type="float">
            <text:p>85,9999999999994</text:p>
          </table:table-cell>
          <table:table-cell office:value-type="float" office:value="0.993748961452378" calcext:value-type="float">
            <text:p>0,993748961452378</text:p>
          </table:table-cell>
          <table:table-cell office:value-type="float" office:value="0.776026896069831" calcext:value-type="float">
            <text:p>0,776026896069831</text:p>
          </table:table-cell>
          <table:table-cell office:value-type="float" office:value="0.884887928761104" calcext:value-type="float">
            <text:p>0,884887928761104</text:p>
          </table:table-cell>
        </table:table-row>
        <table:table-row table:style-name="ro1">
          <table:table-cell office:value-type="float" office:value="86.0999999999994" calcext:value-type="float">
            <text:p>86,0999999999994</text:p>
          </table:table-cell>
          <table:table-cell office:value-type="float" office:value="0.993904530956374" calcext:value-type="float">
            <text:p>0,993904530956374</text:p>
          </table:table-cell>
          <table:table-cell office:value-type="float" office:value="0.779218214331131" calcext:value-type="float">
            <text:p>0,779218214331131</text:p>
          </table:table-cell>
          <table:table-cell office:value-type="float" office:value="0.886561372643752" calcext:value-type="float">
            <text:p>0,886561372643752</text:p>
          </table:table-cell>
        </table:table-row>
        <table:table-row table:style-name="ro1">
          <table:table-cell office:value-type="float" office:value="86.1999999999994" calcext:value-type="float">
            <text:p>86,1999999999994</text:p>
          </table:table-cell>
          <table:table-cell office:value-type="float" office:value="0.99406014222302" calcext:value-type="float">
            <text:p>0,99406014222302</text:p>
          </table:table-cell>
          <table:table-cell office:value-type="float" office:value="0.782526214732468" calcext:value-type="float">
            <text:p>0,782526214732468</text:p>
          </table:table-cell>
          <table:table-cell office:value-type="float" office:value="0.888293178477744" calcext:value-type="float">
            <text:p>0,888293178477744</text:p>
          </table:table-cell>
        </table:table-row>
        <table:table-row table:style-name="ro1">
          <table:table-cell office:value-type="float" office:value="86.2999999999994" calcext:value-type="float">
            <text:p>86,2999999999994</text:p>
          </table:table-cell>
          <table:table-cell office:value-type="float" office:value="0.994215794818157" calcext:value-type="float">
            <text:p>0,994215794818157</text:p>
          </table:table-cell>
          <table:table-cell office:value-type="float" office:value="0.785952677356441" calcext:value-type="float">
            <text:p>0,785952677356441</text:p>
          </table:table-cell>
          <table:table-cell office:value-type="float" office:value="0.890084236087299" calcext:value-type="float">
            <text:p>0,890084236087299</text:p>
          </table:table-cell>
        </table:table-row>
        <table:table-row table:style-name="ro1">
          <table:table-cell office:value-type="float" office:value="86.3999999999994" calcext:value-type="float">
            <text:p>86,3999999999994</text:p>
          </table:table-cell>
          <table:table-cell office:value-type="float" office:value="0.99437148830733" calcext:value-type="float">
            <text:p>0,99437148830733</text:p>
          </table:table-cell>
          <table:table-cell office:value-type="float" office:value="0.78949930833016" calcext:value-type="float">
            <text:p>0,78949930833016</text:p>
          </table:table-cell>
          <table:table-cell office:value-type="float" office:value="0.891935398318745" calcext:value-type="float">
            <text:p>0,891935398318745</text:p>
          </table:table-cell>
        </table:table-row>
        <table:table-row table:style-name="ro1">
          <table:table-cell office:value-type="float" office:value="86.4999999999994" calcext:value-type="float">
            <text:p>86,4999999999994</text:p>
          </table:table-cell>
          <table:table-cell office:value-type="float" office:value="0.994527222255784" calcext:value-type="float">
            <text:p>0,994527222255784</text:p>
          </table:table-cell>
          <table:table-cell office:value-type="float" office:value="0.793167732011232" calcext:value-type="float">
            <text:p>0,793167732011232</text:p>
          </table:table-cell>
          <table:table-cell office:value-type="float" office:value="0.893847477133508" calcext:value-type="float">
            <text:p>0,893847477133508</text:p>
          </table:table-cell>
        </table:table-row>
        <table:table-row table:style-name="ro1">
          <table:table-cell office:value-type="float" office:value="86.5999999999994" calcext:value-type="float">
            <text:p>86,5999999999994</text:p>
          </table:table-cell>
          <table:table-cell office:value-type="float" office:value="0.994682996228466" calcext:value-type="float">
            <text:p>0,994682996228466</text:p>
          </table:table-cell>
          <table:table-cell office:value-type="float" office:value="0.796959482922606" calcext:value-type="float">
            <text:p>0,796959482922606</text:p>
          </table:table-cell>
          <table:table-cell office:value-type="float" office:value="0.895821239575536" calcext:value-type="float">
            <text:p>0,895821239575536</text:p>
          </table:table-cell>
        </table:table-row>
        <table:table-row table:style-name="ro1">
          <table:table-cell office:value-type="float" office:value="86.6999999999993" calcext:value-type="float">
            <text:p>86,6999999999993</text:p>
          </table:table-cell>
          <table:table-cell office:value-type="float" office:value="0.994838809790027" calcext:value-type="float">
            <text:p>0,994838809790027</text:p>
          </table:table-cell>
          <table:table-cell office:value-type="float" office:value="0.80087599745417" calcext:value-type="float">
            <text:p>0,80087599745417</text:p>
          </table:table-cell>
          <table:table-cell office:value-type="float" office:value="0.897857403622098" calcext:value-type="float">
            <text:p>0,897857403622098</text:p>
          </table:table-cell>
        </table:table-row>
        <table:table-row table:style-name="ro1">
          <table:table-cell office:value-type="float" office:value="86.7999999999993" calcext:value-type="float">
            <text:p>86,7999999999993</text:p>
          </table:table-cell>
          <table:table-cell office:value-type="float" office:value="0.99499466250482" calcext:value-type="float">
            <text:p>0,99499466250482</text:p>
          </table:table-cell>
          <table:table-cell office:value-type="float" office:value="0.8049186053524" calcext:value-type="float">
            <text:p>0,8049186053524</text:p>
          </table:table-cell>
          <table:table-cell office:value-type="float" office:value="0.89995663392861" calcext:value-type="float">
            <text:p>0,89995663392861</text:p>
          </table:table-cell>
        </table:table-row>
        <table:table-row table:style-name="ro1">
          <table:table-cell office:value-type="float" office:value="86.8999999999993" calcext:value-type="float">
            <text:p>86,8999999999993</text:p>
          </table:table-cell>
          <table:table-cell office:value-type="float" office:value="0.995150553936905" calcext:value-type="float">
            <text:p>0,995150553936905</text:p>
          </table:table-cell>
          <table:table-cell office:value-type="float" office:value="0.809088521022241" calcext:value-type="float">
            <text:p>0,809088521022241</text:p>
          </table:table-cell>
          <table:table-cell office:value-type="float" office:value="0.902119537479573" calcext:value-type="float">
            <text:p>0,902119537479573</text:p>
          </table:table-cell>
        </table:table-row>
        <table:table-row table:style-name="ro1">
          <table:table-cell office:value-type="float" office:value="86.9999999999993" calcext:value-type="float">
            <text:p>86,9999999999993</text:p>
          </table:table-cell>
          <table:table-cell office:value-type="float" office:value="0.99530648365004" calcext:value-type="float">
            <text:p>0,99530648365004</text:p>
          </table:table-cell>
          <table:table-cell office:value-type="float" office:value="0.813386834668982" calcext:value-type="float">
            <text:p>0,813386834668982</text:p>
          </table:table-cell>
          <table:table-cell office:value-type="float" office:value="0.904346659159511" calcext:value-type="float">
            <text:p>0,904346659159511</text:p>
          </table:table-cell>
        </table:table-row>
        <table:table-row table:style-name="ro1">
          <table:table-cell office:value-type="float" office:value="87.0999999999993" calcext:value-type="float">
            <text:p>87,0999999999993</text:p>
          </table:table-cell>
          <table:table-cell office:value-type="float" office:value="0.995462451207694" calcext:value-type="float">
            <text:p>0,995462451207694</text:p>
          </table:table-cell>
          <table:table-cell office:value-type="float" office:value="0.817814503311221" calcext:value-type="float">
            <text:p>0,817814503311221</text:p>
          </table:table-cell>
          <table:table-cell office:value-type="float" office:value="0.906638477259457" calcext:value-type="float">
            <text:p>0,906638477259457</text:p>
          </table:table-cell>
        </table:table-row>
        <table:table-row table:style-name="ro1">
          <table:table-cell office:value-type="float" office:value="87.1999999999993" calcext:value-type="float">
            <text:p>87,1999999999993</text:p>
          </table:table-cell>
          <table:table-cell office:value-type="float" office:value="0.995618456173034" calcext:value-type="float">
            <text:p>0,995618456173034</text:p>
          </table:table-cell>
          <table:table-cell office:value-type="float" office:value="0.822372341699363" calcext:value-type="float">
            <text:p>0,822372341699363</text:p>
          </table:table-cell>
          <table:table-cell office:value-type="float" office:value="0.908995398936198" calcext:value-type="float">
            <text:p>0,908995398936198</text:p>
          </table:table-cell>
        </table:table-row>
        <table:table-row table:style-name="ro1">
          <table:table-cell office:value-type="float" office:value="87.2999999999993" calcext:value-type="float">
            <text:p>87,2999999999993</text:p>
          </table:table-cell>
          <table:table-cell office:value-type="float" office:value="0.99577449810894" calcext:value-type="float">
            <text:p>0,99577449810894</text:p>
          </table:table-cell>
          <table:table-cell office:value-type="float" office:value="0.827061013177875" calcext:value-type="float">
            <text:p>0,827061013177875</text:p>
          </table:table-cell>
          <table:table-cell office:value-type="float" office:value="0.911417755643408" calcext:value-type="float">
            <text:p>0,911417755643408</text:p>
          </table:table-cell>
        </table:table-row>
        <table:table-row table:style-name="ro1">
          <table:table-cell office:value-type="float" office:value="87.3999999999993" calcext:value-type="float">
            <text:p>87,3999999999993</text:p>
          </table:table-cell>
          <table:table-cell office:value-type="float" office:value="0.995930576577991" calcext:value-type="float">
            <text:p>0,995930576577991</text:p>
          </table:table-cell>
          <table:table-cell office:value-type="float" office:value="0.831881020532824" calcext:value-type="float">
            <text:p>0,831881020532824</text:p>
          </table:table-cell>
          <table:table-cell office:value-type="float" office:value="0.913905798555407" calcext:value-type="float">
            <text:p>0,913905798555407</text:p>
          </table:table-cell>
        </table:table-row>
        <table:table-row table:style-name="ro1">
          <table:table-cell office:value-type="float" office:value="87.4999999999993" calcext:value-type="float">
            <text:p>87,4999999999993</text:p>
          </table:table-cell>
          <table:table-cell office:value-type="float" office:value="0.996086691142477" calcext:value-type="float">
            <text:p>0,996086691142477</text:p>
          </table:table-cell>
          <table:table-cell office:value-type="float" office:value="0.836832696869912" calcext:value-type="float">
            <text:p>0,836832696869912</text:p>
          </table:table-cell>
          <table:table-cell office:value-type="float" office:value="0.916459694006194" calcext:value-type="float">
            <text:p>0,916459694006194</text:p>
          </table:table-cell>
        </table:table-row>
        <table:table-row table:style-name="ro1">
          <table:table-cell office:value-type="float" office:value="87.5999999999993" calcext:value-type="float">
            <text:p>87,5999999999993</text:p>
          </table:table-cell>
          <table:table-cell office:value-type="float" office:value="0.996242841364391" calcext:value-type="float">
            <text:p>0,996242841364391</text:p>
          </table:table-cell>
          <table:table-cell office:value-type="float" office:value="0.841916196571479" calcext:value-type="float">
            <text:p>0,841916196571479</text:p>
          </table:table-cell>
          <table:table-cell office:value-type="float" office:value="0.919079518967935" calcext:value-type="float">
            <text:p>0,919079518967935</text:p>
          </table:table-cell>
        </table:table-row>
        <table:table-row table:style-name="ro1">
          <table:table-cell office:value-type="float" office:value="87.6999999999993" calcext:value-type="float">
            <text:p>87,6999999999993</text:p>
          </table:table-cell>
          <table:table-cell office:value-type="float" office:value="0.996399026805435" calcext:value-type="float">
            <text:p>0,996399026805435</text:p>
          </table:table-cell>
          <table:table-cell office:value-type="float" office:value="0.847131486384385" calcext:value-type="float">
            <text:p>0,847131486384385</text:p>
          </table:table-cell>
          <table:table-cell office:value-type="float" office:value="0.92176525659491" calcext:value-type="float">
            <text:p>0,92176525659491</text:p>
          </table:table-cell>
        </table:table-row>
        <table:table-row table:style-name="ro1">
          <table:table-cell office:value-type="float" office:value="87.7999999999993" calcext:value-type="float">
            <text:p>87,7999999999993</text:p>
          </table:table-cell>
          <table:table-cell office:value-type="float" office:value="0.996555247027019" calcext:value-type="float">
            <text:p>0,996555247027019</text:p>
          </table:table-cell>
          <table:table-cell office:value-type="float" office:value="0.852478336693743" calcext:value-type="float">
            <text:p>0,852478336693743</text:p>
          </table:table-cell>
          <table:table-cell office:value-type="float" office:value="0.924516791860381" calcext:value-type="float">
            <text:p>0,924516791860381</text:p>
          </table:table-cell>
        </table:table-row>
        <table:table-row table:style-name="ro1">
          <table:table-cell office:value-type="float" office:value="87.8999999999993" calcext:value-type="float">
            <text:p>87,8999999999993</text:p>
          </table:table-cell>
          <table:table-cell office:value-type="float" office:value="0.99671150159026" calcext:value-type="float">
            <text:p>0,99671150159026</text:p>
          </table:table-cell>
          <table:table-cell office:value-type="float" office:value="0.85795631304052" calcext:value-type="float">
            <text:p>0,85795631304052</text:p>
          </table:table-cell>
          <table:table-cell office:value-type="float" office:value="0.92733390731539" calcext:value-type="float">
            <text:p>0,92733390731539</text:p>
          </table:table-cell>
        </table:table-row>
        <table:table-row table:style-name="ro1">
          <table:table-cell office:value-type="float" office:value="87.9999999999993" calcext:value-type="float">
            <text:p>87,9999999999993</text:p>
          </table:table-cell>
          <table:table-cell office:value-type="float" office:value="0.996867790055983" calcext:value-type="float">
            <text:p>0,996867790055983</text:p>
          </table:table-cell>
          <table:table-cell office:value-type="float" office:value="0.863564767943514" calcext:value-type="float">
            <text:p>0,863564767943514</text:p>
          </table:table-cell>
          <table:table-cell office:value-type="float" office:value="0.930216278999749" calcext:value-type="float">
            <text:p>0,930216278999749</text:p>
          </table:table-cell>
        </table:table-row>
        <table:table-row table:style-name="ro1">
          <table:table-cell office:value-type="float" office:value="88.0999999999993" calcext:value-type="float">
            <text:p>88,0999999999993</text:p>
          </table:table-cell>
          <table:table-cell office:value-type="float" office:value="0.997024111984723" calcext:value-type="float">
            <text:p>0,997024111984723</text:p>
          </table:table-cell>
          <table:table-cell office:value-type="float" office:value="0.869302833088629" calcext:value-type="float">
            <text:p>0,869302833088629</text:p>
          </table:table-cell>
          <table:table-cell office:value-type="float" office:value="0.933163472536676" calcext:value-type="float">
            <text:p>0,933163472536676</text:p>
          </table:table-cell>
        </table:table-row>
        <table:table-row table:style-name="ro1">
          <table:table-cell office:value-type="float" office:value="88.1999999999993" calcext:value-type="float">
            <text:p>88,1999999999993</text:p>
          </table:table-cell>
          <table:table-cell office:value-type="float" office:value="0.997180466936723" calcext:value-type="float">
            <text:p>0,997180466936723</text:p>
          </table:table-cell>
          <table:table-cell office:value-type="float" office:value="0.875169411950415" calcext:value-type="float">
            <text:p>0,875169411950415</text:p>
          </table:table-cell>
          <table:table-cell office:value-type="float" office:value="0.936174939443569" calcext:value-type="float">
            <text:p>0,936174939443569</text:p>
          </table:table-cell>
        </table:table-row>
        <table:table-row table:style-name="ro1">
          <table:table-cell office:value-type="float" office:value="88.2999999999993" calcext:value-type="float">
            <text:p>88,2999999999993</text:p>
          </table:table-cell>
          <table:table-cell office:value-type="float" office:value="0.997336854471936" calcext:value-type="float">
            <text:p>0,997336854471936</text:p>
          </table:table-cell>
          <table:table-cell office:value-type="float" office:value="0.881163172912088" calcext:value-type="float">
            <text:p>0,881163172912088</text:p>
          </table:table-cell>
          <table:table-cell office:value-type="float" office:value="0.939250013692012" calcext:value-type="float">
            <text:p>0,939250013692012</text:p>
          </table:table-cell>
        </table:table-row>
        <table:table-row table:style-name="ro1">
          <table:table-cell office:value-type="float" office:value="88.3999999999993" calcext:value-type="float">
            <text:p>88,3999999999993</text:p>
          </table:table-cell>
          <table:table-cell office:value-type="float" office:value="0.997493274150026" calcext:value-type="float">
            <text:p>0,997493274150026</text:p>
          </table:table-cell>
          <table:table-cell office:value-type="float" office:value="0.887282542951473" calcext:value-type="float">
            <text:p>0,887282542951473</text:p>
          </table:table-cell>
          <table:table-cell office:value-type="float" office:value="0.94238790855075" calcext:value-type="float">
            <text:p>0,94238790855075</text:p>
          </table:table-cell>
        </table:table-row>
        <table:table-row table:style-name="ro1">
          <table:table-cell office:value-type="float" office:value="88.4999999999993" calcext:value-type="float">
            <text:p>88,4999999999993</text:p>
          </table:table-cell>
          <table:table-cell office:value-type="float" office:value="0.997649725530368" calcext:value-type="float">
            <text:p>0,997649725530368</text:p>
          </table:table-cell>
          <table:table-cell office:value-type="float" office:value="0.893525701960677" calcext:value-type="float">
            <text:p>0,893525701960677</text:p>
          </table:table-cell>
          <table:table-cell office:value-type="float" office:value="0.945587713745522" calcext:value-type="float">
            <text:p>0,945587713745522</text:p>
          </table:table-cell>
        </table:table-row>
        <table:table-row table:style-name="ro1">
          <table:table-cell office:value-type="float" office:value="88.5999999999993" calcext:value-type="float">
            <text:p>88,5999999999993</text:p>
          </table:table-cell>
          <table:table-cell office:value-type="float" office:value="0.997806208172047" calcext:value-type="float">
            <text:p>0,997806208172047</text:p>
          </table:table-cell>
          <table:table-cell office:value-type="float" office:value="0.899890577767105" calcext:value-type="float">
            <text:p>0,899890577767105</text:p>
          </table:table-cell>
          <table:table-cell office:value-type="float" office:value="0.948848392969576" calcext:value-type="float">
            <text:p>0,948848392969576</text:p>
          </table:table-cell>
        </table:table-row>
        <table:table-row table:style-name="ro1">
          <table:table-cell office:value-type="float" office:value="88.6999999999992" calcext:value-type="float">
            <text:p>88,6999999999992</text:p>
          </table:table-cell>
          <table:table-cell office:value-type="float" office:value="0.997962721633858" calcext:value-type="float">
            <text:p>0,997962721633858</text:p>
          </table:table-cell>
          <table:table-cell office:value-type="float" office:value="0.906374841922592" calcext:value-type="float">
            <text:p>0,906374841922592</text:p>
          </table:table-cell>
          <table:table-cell office:value-type="float" office:value="0.952168781778225" calcext:value-type="float">
            <text:p>0,952168781778225</text:p>
          </table:table-cell>
        </table:table-row>
        <table:table-row table:style-name="ro1">
          <table:table-cell office:value-type="float" office:value="88.7999999999992" calcext:value-type="float">
            <text:p>88,7999999999992</text:p>
          </table:table-cell>
          <table:table-cell office:value-type="float" office:value="0.998119265474312" calcext:value-type="float">
            <text:p>0,998119265474312</text:p>
          </table:table-cell>
          <table:table-cell office:value-type="float" office:value="0.912975906325974" calcext:value-type="float">
            <text:p>0,912975906325974</text:p>
          </table:table-cell>
          <table:table-cell office:value-type="float" office:value="0.955547585900143" calcext:value-type="float">
            <text:p>0,955547585900143</text:p>
          </table:table-cell>
        </table:table-row>
        <table:table-row table:style-name="ro1">
          <table:table-cell office:value-type="float" office:value="88.8999999999992" calcext:value-type="float">
            <text:p>88,8999999999992</text:p>
          </table:table-cell>
          <table:table-cell office:value-type="float" office:value="0.99827583925163" calcext:value-type="float">
            <text:p>0,99827583925163</text:p>
          </table:table-cell>
          <table:table-cell office:value-type="float" office:value="0.919690920742214" calcext:value-type="float">
            <text:p>0,919690920742214</text:p>
          </table:table-cell>
          <table:table-cell office:value-type="float" office:value="0.958983379996922" calcext:value-type="float">
            <text:p>0,958983379996922</text:p>
          </table:table-cell>
        </table:table-row>
        <table:table-row table:style-name="ro1">
          <table:table-cell office:value-type="float" office:value="88.9999999999992" calcext:value-type="float">
            <text:p>88,9999999999992</text:p>
          </table:table-cell>
          <table:table-cell office:value-type="float" office:value="0.998432442523745" calcext:value-type="float">
            <text:p>0,998432442523745</text:p>
          </table:table-cell>
          <table:table-cell office:value-type="float" office:value="0.926516771277817" calcext:value-type="float">
            <text:p>0,926516771277817</text:p>
          </table:table-cell>
          <table:table-cell office:value-type="float" office:value="0.962474606900781" calcext:value-type="float">
            <text:p>0,962474606900781</text:p>
          </table:table-cell>
        </table:table-row>
        <table:table-row table:style-name="ro1">
          <table:table-cell office:value-type="float" office:value="89.0999999999992" calcext:value-type="float">
            <text:p>89,0999999999992</text:p>
          </table:table-cell>
          <table:table-cell office:value-type="float" office:value="0.998589074848305" calcext:value-type="float">
            <text:p>0,998589074848305</text:p>
          </table:table-cell>
          <table:table-cell office:value-type="float" office:value="0.933450079868976" calcext:value-type="float">
            <text:p>0,933450079868976</text:p>
          </table:table-cell>
          <table:table-cell office:value-type="float" office:value="0.966019577358641" calcext:value-type="float">
            <text:p>0,966019577358641</text:p>
          </table:table-cell>
        </table:table-row>
        <table:table-row table:style-name="ro1">
          <table:table-cell office:value-type="float" office:value="89.1999999999992" calcext:value-type="float">
            <text:p>89,1999999999992</text:p>
          </table:table-cell>
          <table:table-cell office:value-type="float" office:value="0.998745735782672" calcext:value-type="float">
            <text:p>0,998745735782672</text:p>
          </table:table-cell>
          <table:table-cell office:value-type="float" office:value="0.940487204833923" calcext:value-type="float">
            <text:p>0,940487204833923</text:p>
          </table:table-cell>
          <table:table-cell office:value-type="float" office:value="0.969616470308297" calcext:value-type="float">
            <text:p>0,969616470308297</text:p>
          </table:table-cell>
        </table:table-row>
        <table:table-row table:style-name="ro1">
          <table:table-cell office:value-type="float" office:value="89.2999999999992" calcext:value-type="float">
            <text:p>89,2999999999992</text:p>
          </table:table-cell>
          <table:table-cell office:value-type="float" office:value="0.998902424883923" calcext:value-type="float">
            <text:p>0,998902424883923</text:p>
          </table:table-cell>
          <table:table-cell office:value-type="float" office:value="0.947624242535441" calcext:value-type="float">
            <text:p>0,947624242535441</text:p>
          </table:table-cell>
          <table:table-cell office:value-type="float" office:value="0.973263333709682" calcext:value-type="float">
            <text:p>0,973263333709682</text:p>
          </table:table-cell>
        </table:table-row>
        <table:table-row table:style-name="ro1">
          <table:table-cell office:value-type="float" office:value="89.3999999999992" calcext:value-type="float">
            <text:p>89,3999999999992</text:p>
          </table:table-cell>
          <table:table-cell office:value-type="float" office:value="0.999059141708846" calcext:value-type="float">
            <text:p>0,999059141708846</text:p>
          </table:table-cell>
          <table:table-cell office:value-type="float" office:value="0.954857030193645" calcext:value-type="float">
            <text:p>0,954857030193645</text:p>
          </table:table-cell>
          <table:table-cell office:value-type="float" office:value="0.976958085951246" calcext:value-type="float">
            <text:p>0,976958085951246</text:p>
          </table:table-cell>
        </table:table-row>
        <table:table-row table:style-name="ro1">
          <table:table-cell office:value-type="float" office:value="89.4999999999992" calcext:value-type="float">
            <text:p>89,4999999999992</text:p>
          </table:table-cell>
          <table:table-cell office:value-type="float" office:value="0.999215885813949" calcext:value-type="float">
            <text:p>0,999215885813949</text:p>
          </table:table-cell>
          <table:table-cell office:value-type="float" office:value="0.962181149882108" calcext:value-type="float">
            <text:p>0,962181149882108</text:p>
          </table:table-cell>
          <table:table-cell office:value-type="float" office:value="0.980698517848029" calcext:value-type="float">
            <text:p>0,980698517848029</text:p>
          </table:table-cell>
        </table:table-row>
        <table:table-row table:style-name="ro1">
          <table:table-cell office:value-type="float" office:value="89.5999999999992" calcext:value-type="float">
            <text:p>89,5999999999992</text:p>
          </table:table-cell>
          <table:table-cell office:value-type="float" office:value="0.999372656755454" calcext:value-type="float">
            <text:p>0,999372656755454</text:p>
          </table:table-cell>
          <table:table-cell office:value-type="float" office:value="0.969591933732335" calcext:value-type="float">
            <text:p>0,969591933732335</text:p>
          </table:table-cell>
          <table:table-cell office:value-type="float" office:value="0.984482295243894" calcext:value-type="float">
            <text:p>0,984482295243894</text:p>
          </table:table-cell>
        </table:table-row>
        <table:table-row table:style-name="ro1">
          <table:table-cell office:value-type="float" office:value="89.6999999999992" calcext:value-type="float">
            <text:p>89,6999999999992</text:p>
          </table:table-cell>
          <table:table-cell office:value-type="float" office:value="0.999529454089297" calcext:value-type="float">
            <text:p>0,999529454089297</text:p>
          </table:table-cell>
          <table:table-cell office:value-type="float" office:value="0.977084470363611" calcext:value-type="float">
            <text:p>0,977084470363611</text:p>
          </table:table-cell>
          <table:table-cell office:value-type="float" office:value="0.988306962226454" calcext:value-type="float">
            <text:p>0,988306962226454</text:p>
          </table:table-cell>
        </table:table-row>
        <table:table-row table:style-name="ro1">
          <table:table-cell office:value-type="float" office:value="89.7999999999992" calcext:value-type="float">
            <text:p>89,7999999999992</text:p>
          </table:table-cell>
          <table:table-cell office:value-type="float" office:value="0.999686277371134" calcext:value-type="float">
            <text:p>0,999686277371134</text:p>
          </table:table-cell>
          <table:table-cell office:value-type="float" office:value="0.984653612546542" calcext:value-type="float">
            <text:p>0,984653612546542</text:p>
          </table:table-cell>
          <table:table-cell office:value-type="float" office:value="0.992169944958838" calcext:value-type="float">
            <text:p>0,992169944958838</text:p>
          </table:table-cell>
        </table:table-row>
        <table:table-row table:style-name="ro1">
          <table:table-cell office:value-type="float" office:value="89.8999999999992" calcext:value-type="float">
            <text:p>89,8999999999992</text:p>
          </table:table-cell>
          <table:table-cell office:value-type="float" office:value="0.99984312615634" calcext:value-type="float">
            <text:p>0,99984312615634</text:p>
          </table:table-cell>
          <table:table-cell office:value-type="float" office:value="0.992293986098729" calcext:value-type="float">
            <text:p>0,992293986098729</text:p>
          </table:table-cell>
          <table:table-cell office:value-type="float" office:value="0.996068556127534" calcext:value-type="float">
            <text:p>0,996068556127534</text:p>
          </table:table-cell>
        </table:table-row>
        <table:table-row table:style-name="ro1">
          <table:table-cell office:value-type="float" office:value="89.9999999999992" calcext:value-type="float">
            <text:p>89,9999999999992</text:p>
          </table:table-cell>
          <table:table-cell table:number-columns-repeated="3" office:value-type="float" office:value="1" calcext:value-type="float">
            <text:p>1</text:p>
          </table:table-cell>
        </table:table-row>
        <table:named-expressions>
          <table:named-range table:name="HTML_1" table:base-cell-address="$Лист1.$A$1" table:cell-range-address="$Лист1.$A$1:.$D$902"/>
          <table:named-range table:name="HTML_all" table:base-cell-address="$Лист1.$A$1" table:cell-range-address="$Лист1.$A$1:.$D$902"/>
          <table:named-range table:name="HTML_tables" table:base-cell-address="$Лист1.$A$1" table:cell-range-address="$Лист1.$A$1: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08" meta:object-count="0"/>
    <meta:generator>LibreOffice/6.0.6.2$Linux_X86_64 LibreOffice_project/00m0$Build-2</meta:generator>
    <meta:user-defined meta:name=""/>
    <meta:user-defined meta:name="ProgId">Excel.Sheet</meta:user-defined>
  </office:meta>
</office:document-meta>
</file>